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3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3.3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initial_benchmarking_pass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<text:s/>Month</text:p>
          </table:table-cell>
          <table:table-cell office:value-type="string" calcext:value-type="string">
            <text:p><text:s/>No. Solutions</text:p>
          </table:table-cell>
          <table:table-cell office:value-type="string" calcext:value-type="string">
            <text:p><text:s/>No. Unique Solutions</text:p>
          </table:table-cell>
          <table:table-cell office:value-type="string" calcext:value-type="string">
            <text:p><text:s/>Seconds to Solv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n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0.527168631" calcext:value-type="float">
            <text:p>0.527168631</text:p>
          </table:table-cell>
          <table:table-cell/>
          <table:table-cell office:value-type="string" calcext:value-type="string">
            <text:p>Average time</text:p>
          </table:table-cell>
          <table:table-cell table:style-name="ce1" table:formula="of:=AVERAGE([.E2:.E373])" office:value-type="float" office:value="0.580434359481183" calcext:value-type="float">
            <text:p>0.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n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office:value-type="float" office:value="0.63186429" calcext:value-type="float">
            <text:p>0.6318642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n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0.390009019" calcext:value-type="float">
            <text:p>0.390009019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n</text:p>
          </table:table-cell>
          <table:table-cell office:value-type="float" office:value="123" calcext:value-type="float">
            <text:p>123</text:p>
          </table:table-cell>
          <table:table-cell office:value-type="float" office:value="103" calcext:value-type="float">
            <text:p>103</text:p>
          </table:table-cell>
          <table:table-cell office:value-type="float" office:value="0.534923476" calcext:value-type="float">
            <text:p>0.534923476</text:p>
          </table:table-cell>
          <table:table-cell/>
          <table:table-cell office:value-type="string" calcext:value-type="string">
            <text:p>Max solutions found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n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0.458376325" calcext:value-type="float">
            <text:p>0.458376325</text:p>
          </table:table-cell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no. Solution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n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0.281113405" calcext:value-type="float">
            <text:p>0.281113405</text:p>
          </table:table-cell>
          <table:table-cell/>
          <table:table-cell table:formula="of:=INDEX([.A2:.A373];MATCH([.I7];[.D2:.D373];))" office:value-type="float" office:value="25" calcext:value-type="float">
            <text:p>25</text:p>
          </table:table-cell>
          <table:table-cell table:formula="of:=INDEX([.B2:.B373];MATCH([.I7];[.D2:.D373];0))" office:value-type="string" office:string-value="Jan" calcext:value-type="string">
            <text:p>Jan</text:p>
          </table:table-cell>
          <table:table-cell table:formula="of:=MAX([.D2:.D373]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n</text:p>
          </table:table-cell>
          <table:table-cell office:value-type="float" office:value="233" calcext:value-type="float">
            <text:p>233</text:p>
          </table:table-cell>
          <table:table-cell office:value-type="float" office:value="188" calcext:value-type="float">
            <text:p>188</text:p>
          </table:table-cell>
          <table:table-cell office:value-type="float" office:value="1.23968218" calcext:value-type="float">
            <text:p>1.2396821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an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0.453546012" calcext:value-type="float">
            <text:p>0.45354601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an</text:p>
          </table:table-cell>
          <table:table-cell office:value-type="float" office:value="151" calcext:value-type="float">
            <text:p>151</text:p>
          </table:table-cell>
          <table:table-cell office:value-type="float" office:value="127" calcext:value-type="float">
            <text:p>127</text:p>
          </table:table-cell>
          <table:table-cell office:value-type="float" office:value="0.678137887" calcext:value-type="float">
            <text:p>0.678137887</text:p>
          </table:table-cell>
          <table:table-cell/>
          <table:table-cell office:value-type="string" calcext:value-type="string">
            <text:p>Min solutions foun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n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0.566820541" calcext:value-type="float">
            <text:p>0.566820541</text:p>
          </table:table-cell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no. Solution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n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0.598562174" calcext:value-type="float">
            <text:p>0.598562174</text:p>
          </table:table-cell>
          <table:table-cell/>
          <table:table-cell table:formula="of:=INDEX([.A2:.A373];MATCH([.I12];[.D2:.D373]; 0))" office:value-type="float" office:value="6" calcext:value-type="float">
            <text:p>6</text:p>
          </table:table-cell>
          <table:table-cell table:formula="of:=INDEX([.B2:.B373];MATCH([.I12];[.D2:.D378]; 0))" office:value-type="string" office:string-value="Oct" calcext:value-type="string">
            <text:p>Oct</text:p>
          </table:table-cell>
          <table:table-cell table:formula="of:=MIN([.D2:.D373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an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0.552721452" calcext:value-type="float">
            <text:p>0.55272145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an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float" office:value="0.879128098" calcext:value-type="float">
            <text:p>0.87912809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an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0.572768535" calcext:value-type="float">
            <text:p>0.57276853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an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0.733416855" calcext:value-type="float">
            <text:p>0.733416855</text:p>
          </table:table-cell>
          <table:table-cell/>
          <table:table-cell office:value-type="string" calcext:value-type="string">
            <text:p>Max tim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an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0.786077801" calcext:value-type="float">
            <text:p>0.786077801</text:p>
          </table:table-cell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an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0.854836963" calcext:value-type="float">
            <text:p>0.854836963</text:p>
          </table:table-cell>
          <table:table-cell/>
          <table:table-cell table:formula="of:=INDEX([.A2:.A373];MATCH([.I18];[.E2:.E373];))" office:value-type="float" office:value="29" calcext:value-type="float">
            <text:p>29</text:p>
          </table:table-cell>
          <table:table-cell table:formula="of:=INDEX([.B2:.B373];MATCH([.I18];[.E2:.E373];0))" office:value-type="string" office:string-value="Jan" calcext:value-type="string">
            <text:p>Jan</text:p>
          </table:table-cell>
          <table:table-cell table:formula="of:=MAX([.E2:.E373])" office:value-type="float" office:value="1.440728984" calcext:value-type="float">
            <text:p>1.4407289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an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0.852839107" calcext:value-type="float">
            <text:p>0.85283910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an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0.935814548" calcext:value-type="float">
            <text:p>0.93581454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an</text:p>
          </table:table-cell>
          <table:table-cell office:value-type="float" office:value="213" calcext:value-type="float">
            <text:p>213</text:p>
          </table:table-cell>
          <table:table-cell office:value-type="float" office:value="195" calcext:value-type="float">
            <text:p>195</text:p>
          </table:table-cell>
          <table:table-cell office:value-type="float" office:value="1.112655236" calcext:value-type="float">
            <text:p>1.112655236</text:p>
          </table:table-cell>
          <table:table-cell/>
          <table:table-cell office:value-type="string" calcext:value-type="string">
            <text:p>Min tim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an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0.781765737" calcext:value-type="float">
            <text:p>0.781765737</text:p>
          </table:table-cell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an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1.03263715" calcext:value-type="float">
            <text:p>1.03263715</text:p>
          </table:table-cell>
          <table:table-cell/>
          <table:table-cell table:formula="of:=INDEX([.A2:.A373];MATCH([.I23];[.E2:.E373]; 0))" office:value-type="float" office:value="6" calcext:value-type="float">
            <text:p>6</text:p>
          </table:table-cell>
          <table:table-cell table:formula="of:=INDEX([.B2:.B373];MATCH([.I23];[.E2:.E378]; 0))" office:value-type="string" office:string-value="Apr" calcext:value-type="string">
            <text:p>Apr</text:p>
          </table:table-cell>
          <table:table-cell table:formula="of:=MIN([.E2:.E373])" office:value-type="float" office:value="0.124421512" calcext:value-type="float">
            <text:p>0.1244215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an</text:p>
          </table:table-cell>
          <table:table-cell office:value-type="float" office:value="204" calcext:value-type="float">
            <text:p>204</text:p>
          </table:table-cell>
          <table:table-cell office:value-type="float" office:value="188" calcext:value-type="float">
            <text:p>188</text:p>
          </table:table-cell>
          <table:table-cell office:value-type="float" office:value="1.220638434" calcext:value-type="float">
            <text:p>1.22063843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an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1.109129407" calcext:value-type="float">
            <text:p>1.10912940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an</text:p>
          </table:table-cell>
          <table:table-cell office:value-type="float" office:value="253" calcext:value-type="float">
            <text:p>253</text:p>
          </table:table-cell>
          <table:table-cell office:value-type="float" office:value="216" calcext:value-type="float">
            <text:p>216</text:p>
          </table:table-cell>
          <table:table-cell office:value-type="float" office:value="1.252712734" calcext:value-type="float">
            <text:p>1.25271273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an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1.1879767" calcext:value-type="float">
            <text:p>1.1879767</text:p>
          </table:table-cell>
          <table:table-cell/>
          <table:table-cell table:formula="of:=SUM([.E2:.E373])" office:value-type="float" office:value="215.921581727" calcext:value-type="float">
            <text:p>215.921581727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an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1.155030183" calcext:value-type="float">
            <text:p>1.155030183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an</text:p>
          </table:table-cell>
          <table:table-cell office:value-type="float" office:value="162" calcext:value-type="float">
            <text:p>162</text:p>
          </table:table-cell>
          <table:table-cell office:value-type="float" office:value="145" calcext:value-type="float">
            <text:p>145</text:p>
          </table:table-cell>
          <table:table-cell office:value-type="float" office:value="1.253776324" calcext:value-type="float">
            <text:p>1.253776324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n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1.440728984" calcext:value-type="float">
            <text:p>1.440728984</text:p>
          </table:table-cell>
          <table:table-cell/>
          <table:table-cell table:formula="of:=QUOTIENT([.G27];60^2)" office:value-type="float" office:value="0" calcext:value-type="float">
            <text:p>0</text:p>
          </table:table-cell>
          <table:table-cell table:formula="of:=QUOTIENT(MOD([.G27];60^2); 60)" office:value-type="float" office:value="3" calcext:value-type="float">
            <text:p>3</text:p>
          </table:table-cell>
          <table:table-cell table:formula="of:=MOD(MOD([.G27];60^2); 60)" office:value-type="float" office:value="35.921581727" calcext:value-type="float">
            <text:p>35.9215817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an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1.303848533" calcext:value-type="float">
            <text:p>1.303848533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an</text:p>
          </table:table-cell>
          <table:table-cell office:value-type="float" office:value="183" calcext:value-type="float">
            <text:p>183</text:p>
          </table:table-cell>
          <table:table-cell office:value-type="float" office:value="170" calcext:value-type="float">
            <text:p>170</text:p>
          </table:table-cell>
          <table:table-cell office:value-type="float" office:value="1.432665368" calcext:value-type="float">
            <text:p>1.43266536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b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0.454154334" calcext:value-type="float">
            <text:p>0.45415433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b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0.352951052" calcext:value-type="float">
            <text:p>0.35295105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b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0.257299763" calcext:value-type="float">
            <text:p>0.25729976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b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0.288645215" calcext:value-type="float">
            <text:p>0.28864521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eb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0.303157684" calcext:value-type="float">
            <text:p>0.30315768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b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178622235" calcext:value-type="float">
            <text:p>0.17862223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b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0.762454898" calcext:value-type="float">
            <text:p>0.76245489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eb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0.30494302" calcext:value-type="float">
            <text:p>0.3049430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b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.324018712" calcext:value-type="float">
            <text:p>0.32401871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eb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0.357811153" calcext:value-type="float">
            <text:p>0.35781115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.321574839" calcext:value-type="float">
            <text:p>0.32157483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b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0.317967728" calcext:value-type="float">
            <text:p>0.31796772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eb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0.496501655" calcext:value-type="float">
            <text:p>0.49650165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.301750242" calcext:value-type="float">
            <text:p>0.30175024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eb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.403975912" calcext:value-type="float">
            <text:p>0.40397591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eb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0.473319765" calcext:value-type="float">
            <text:p>0.47331976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eb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0.440789743" calcext:value-type="float">
            <text:p>0.44078974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eb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0.499554006" calcext:value-type="float">
            <text:p>0.49955400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.52088204" calcext:value-type="float">
            <text:p>0.5208820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eb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0.598604802" calcext:value-type="float">
            <text:p>0.59860480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.430238296" calcext:value-type="float">
            <text:p>0.43023829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eb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0.514664404" calcext:value-type="float">
            <text:p>0.51466440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eb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0.684152538" calcext:value-type="float">
            <text:p>0.68415253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eb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0.588870392" calcext:value-type="float">
            <text:p>0.58887039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eb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0.701563835" calcext:value-type="float">
            <text:p>0.70156383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b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0.687700419" calcext:value-type="float">
            <text:p>0.687700419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eb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0.633324324" calcext:value-type="float">
            <text:p>0.633324324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eb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0.732816122" calcext:value-type="float">
            <text:p>0.732816122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eb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0.772582897" calcext:value-type="float">
            <text:p>0.77258289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eb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0.660894998" calcext:value-type="float">
            <text:p>0.66089499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eb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0.823465085" calcext:value-type="float">
            <text:p>0.82346508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0.216302725" calcext:value-type="float">
            <text:p>0.21630272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0.246946931" calcext:value-type="float">
            <text:p>0.24694693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0.265518607" calcext:value-type="float">
            <text:p>0.26551860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0.306279684" calcext:value-type="float">
            <text:p>0.30627968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0.218557543" calcext:value-type="float">
            <text:p>0.21855754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180317036" calcext:value-type="float">
            <text:p>0.18031703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0.739091295" calcext:value-type="float">
            <text:p>0.73909129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0.388825161" calcext:value-type="float">
            <text:p>0.38882516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0.441811506" calcext:value-type="float">
            <text:p>0.44181150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0.233027279" calcext:value-type="float">
            <text:p>0.23302727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r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305105511" calcext:value-type="float">
            <text:p>0.3051055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r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297605176" calcext:value-type="float">
            <text:p>0.29760517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0.464223747" calcext:value-type="float">
            <text:p>0.46422374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283055213" calcext:value-type="float">
            <text:p>0.28305521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0.430208107" calcext:value-type="float">
            <text:p>0.43020810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0.452194157" calcext:value-type="float">
            <text:p>0.45219415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0.423842235" calcext:value-type="float">
            <text:p>0.42384223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0.418730921" calcext:value-type="float">
            <text:p>0.41873092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r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.479761257" calcext:value-type="float">
            <text:p>0.47976125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r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0.551420849" calcext:value-type="float">
            <text:p>0.55142084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r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0.390293352" calcext:value-type="float">
            <text:p>0.39029335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r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.478812044" calcext:value-type="float">
            <text:p>0.47881204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r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0.628935769" calcext:value-type="float">
            <text:p>0.62893576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r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0.578725813" calcext:value-type="float">
            <text:p>0.578725813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r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0.632294579" calcext:value-type="float">
            <text:p>0.63229457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r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0.620388048" calcext:value-type="float">
            <text:p>0.62038804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r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0.587930553" calcext:value-type="float">
            <text:p>0.587930553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r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0.641211521" calcext:value-type="float">
            <text:p>0.64121152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r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0.682983647" calcext:value-type="float">
            <text:p>0.68298364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0.635793096" calcext:value-type="float">
            <text:p>0.63579309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r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0.778501278" calcext:value-type="float">
            <text:p>0.77850127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r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0.363988122" calcext:value-type="float">
            <text:p>0.36398812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r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0.334393912" calcext:value-type="float">
            <text:p>0.33439391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pr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0.354790829" calcext:value-type="float">
            <text:p>0.35479082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pr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0.331277112" calcext:value-type="float">
            <text:p>0.33127711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pr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0.310126676" calcext:value-type="float">
            <text:p>0.31012667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p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124421512" calcext:value-type="float">
            <text:p>0.12442151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float" office:value="127" calcext:value-type="float">
            <text:p>127</text:p>
          </table:table-cell>
          <table:table-cell office:value-type="float" office:value="104" calcext:value-type="float">
            <text:p>104</text:p>
          </table:table-cell>
          <table:table-cell office:value-type="float" office:value="0.754414443" calcext:value-type="float">
            <text:p>0.75441444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pr</text:p>
          </table:table-cell>
          <table:table-cell office:value-type="float" office:value="132" calcext:value-type="float">
            <text:p>132</text:p>
          </table:table-cell>
          <table:table-cell office:value-type="float" office:value="111" calcext:value-type="float">
            <text:p>111</text:p>
          </table:table-cell>
          <table:table-cell office:value-type="float" office:value="0.487227778" calcext:value-type="float">
            <text:p>0.48722777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pr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0.394279522" calcext:value-type="float">
            <text:p>0.39427952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pr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0.347547742" calcext:value-type="float">
            <text:p>0.34754774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pr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0.346231831" calcext:value-type="float">
            <text:p>0.34623183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pr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0.363510012" calcext:value-type="float">
            <text:p>0.3635100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pr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0.554738751" calcext:value-type="float">
            <text:p>0.55473875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pr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0.397997281" calcext:value-type="float">
            <text:p>0.39799728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pr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0.416841176" calcext:value-type="float">
            <text:p>0.41684117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pr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0.530847903" calcext:value-type="float">
            <text:p>0.53084790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pr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0.468655404" calcext:value-type="float">
            <text:p>0.46865540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pr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0.526320574" calcext:value-type="float">
            <text:p>0.52632057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pr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0.567044416" calcext:value-type="float">
            <text:p>0.56704441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pr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0.700268387" calcext:value-type="float">
            <text:p>0.70026838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pr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0.498690104" calcext:value-type="float">
            <text:p>0.49869010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pr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0.566347429" calcext:value-type="float">
            <text:p>0.56634742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pr</text:p>
          </table:table-cell>
          <table:table-cell office:value-type="float" office:value="162" calcext:value-type="float">
            <text:p>162</text:p>
          </table:table-cell>
          <table:table-cell office:value-type="float" office:value="145" calcext:value-type="float">
            <text:p>145</text:p>
          </table:table-cell>
          <table:table-cell office:value-type="float" office:value="0.729052703" calcext:value-type="float">
            <text:p>0.72905270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pr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0.650668146" calcext:value-type="float">
            <text:p>0.65066814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pr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0.777200885" calcext:value-type="float">
            <text:p>0.77720088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pr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0.747148351" calcext:value-type="float">
            <text:p>0.74714835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pr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0.732567424" calcext:value-type="float">
            <text:p>0.732567424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pr</text:p>
          </table:table-cell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office:value-type="float" office:value="0.774370038" calcext:value-type="float">
            <text:p>0.77437003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pr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0.826123023" calcext:value-type="float">
            <text:p>0.826123023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pr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0.730982998" calcext:value-type="float">
            <text:p>0.73098299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pr</text:p>
          </table:table-cell>
          <table:table-cell office:value-type="float" office:value="202" calcext:value-type="float">
            <text:p>202</text:p>
          </table:table-cell>
          <table:table-cell office:value-type="float" office:value="183" calcext:value-type="float">
            <text:p>183</text:p>
          </table:table-cell>
          <table:table-cell office:value-type="float" office:value="0.923452916" calcext:value-type="float">
            <text:p>0.92345291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y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0.363840164" calcext:value-type="float">
            <text:p>0.36384016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y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0.303690196" calcext:value-type="float">
            <text:p>0.30369019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y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0.268983277" calcext:value-type="float">
            <text:p>0.26898327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y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0.352917027" calcext:value-type="float">
            <text:p>0.35291702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0.341204288" calcext:value-type="float">
            <text:p>0.34120428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y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.246553339" calcext:value-type="float">
            <text:p>0.24655333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y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0.758806266" calcext:value-type="float">
            <text:p>0.75880626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y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0.437952866" calcext:value-type="float">
            <text:p>0.43795286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y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0.378874462" calcext:value-type="float">
            <text:p>0.37887446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y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0.355603129" calcext:value-type="float">
            <text:p>0.35560312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y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0.383368504" calcext:value-type="float">
            <text:p>0.38336850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y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0.306074148" calcext:value-type="float">
            <text:p>0.30607414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y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0.51537313" calcext:value-type="float">
            <text:p>0.515373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y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0.351480255" calcext:value-type="float">
            <text:p>0.35148025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y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0.444350573" calcext:value-type="float">
            <text:p>0.44435057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y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0.53342416" calcext:value-type="float">
            <text:p>0.533424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y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0.506750883" calcext:value-type="float">
            <text:p>0.50675088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y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0.5081874" calcext:value-type="float">
            <text:p>0.508187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y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.554048198" calcext:value-type="float">
            <text:p>0.55404819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y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0.640494916" calcext:value-type="float">
            <text:p>0.64049491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y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.448228032" calcext:value-type="float">
            <text:p>0.44822803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y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59409766" calcext:value-type="float">
            <text:p>0.5940976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y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0.744366176" calcext:value-type="float">
            <text:p>0.74436617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y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.660934632" calcext:value-type="float">
            <text:p>0.66093463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y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0.757010111" calcext:value-type="float">
            <text:p>0.75701011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y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0.733111416" calcext:value-type="float">
            <text:p>0.73311141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y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0.671743701" calcext:value-type="float">
            <text:p>0.67174370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y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0.784885074" calcext:value-type="float">
            <text:p>0.78488507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y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0.813652796" calcext:value-type="float">
            <text:p>0.81365279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y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0.742785326" calcext:value-type="float">
            <text:p>0.74278532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y</text:p>
          </table:table-cell>
          <table:table-cell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  <table:table-cell office:value-type="float" office:value="0.916041594" calcext:value-type="float">
            <text:p>0.91604159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n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0.466534046" calcext:value-type="float">
            <text:p>0.46653404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n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410275626" calcext:value-type="float">
            <text:p>0.41027562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n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0.46793222" calcext:value-type="float">
            <text:p>0.4679322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n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0.404290744" calcext:value-type="float">
            <text:p>0.40429074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n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0.488302452" calcext:value-type="float">
            <text:p>0.48830245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n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.273908547" calcext:value-type="float">
            <text:p>0.27390854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n</text:p>
          </table:table-cell>
          <table:table-cell office:value-type="float" office:value="208" calcext:value-type="float">
            <text:p>208</text:p>
          </table:table-cell>
          <table:table-cell office:value-type="float" office:value="191" calcext:value-type="float">
            <text:p>191</text:p>
          </table:table-cell>
          <table:table-cell office:value-type="float" office:value="1.332778095" calcext:value-type="float">
            <text:p>1.33277809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n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0.642408077" calcext:value-type="float">
            <text:p>0.64240807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n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0.577723533" calcext:value-type="float">
            <text:p>0.57772353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un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0.478090049" calcext:value-type="float">
            <text:p>0.47809004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n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0.513850625" calcext:value-type="float">
            <text:p>0.51385062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un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0.52046239" calcext:value-type="float">
            <text:p>0.5204623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un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663307735" calcext:value-type="float">
            <text:p>0.66330773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un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0.485843756" calcext:value-type="float">
            <text:p>0.48584375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un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0.658951833" calcext:value-type="float">
            <text:p>0.65895183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un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0.789402049" calcext:value-type="float">
            <text:p>0.78940204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un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0.712535789" calcext:value-type="float">
            <text:p>0.71253578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un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0.769555881" calcext:value-type="float">
            <text:p>0.76955588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un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0.784036037" calcext:value-type="float">
            <text:p>0.78403603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n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office:value-type="float" office:value="0.842660059" calcext:value-type="float">
            <text:p>0.84266005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un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0.519107765" calcext:value-type="float">
            <text:p>0.51910776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un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0.836818254" calcext:value-type="float">
            <text:p>0.83681825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un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office:value-type="float" office:value="1.060087994" calcext:value-type="float">
            <text:p>1.06008799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un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0.974890375" calcext:value-type="float">
            <text:p>0.97489037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un</text:p>
          </table:table-cell>
          <table:table-cell office:value-type="float" office:value="174" calcext:value-type="float">
            <text:p>174</text:p>
          </table:table-cell>
          <table:table-cell office:value-type="float" office:value="150" calcext:value-type="float">
            <text:p>150</text:p>
          </table:table-cell>
          <table:table-cell office:value-type="float" office:value="1.095691852" calcext:value-type="float">
            <text:p>1.09569185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un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0.976091385" calcext:value-type="float">
            <text:p>0.97609138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un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0.849646165" calcext:value-type="float">
            <text:p>0.84964616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n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office:value-type="float" office:value="0.994556838" calcext:value-type="float">
            <text:p>0.99455683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un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1.13264174" calcext:value-type="float">
            <text:p>1.1326417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un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1.077368413" calcext:value-type="float">
            <text:p>1.077368413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un</text:p>
          </table:table-cell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office:value-type="float" office:value="1.292870103" calcext:value-type="float">
            <text:p>1.29287010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l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0.611001479" calcext:value-type="float">
            <text:p>0.61100147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l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.141702669" calcext:value-type="float">
            <text:p>0.14170266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l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247912964" calcext:value-type="float">
            <text:p>0.2479129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l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0.327413907" calcext:value-type="float">
            <text:p>0.32741390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l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0.241308432" calcext:value-type="float">
            <text:p>0.24130843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16741953" calcext:value-type="float">
            <text:p>0.1674195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l</text:p>
          </table:table-cell>
          <table:table-cell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  <table:table-cell office:value-type="float" office:value="0.756050606" calcext:value-type="float">
            <text:p>0.75605060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l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0.439046307" calcext:value-type="float">
            <text:p>0.43904630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l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0.474703973" calcext:value-type="float">
            <text:p>0.47470397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.327979428" calcext:value-type="float">
            <text:p>0.32797942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l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0.316340879" calcext:value-type="float">
            <text:p>0.31634087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ul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0.342400958" calcext:value-type="float">
            <text:p>0.34240095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ul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0.501719237" calcext:value-type="float">
            <text:p>0.50171923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.326650241" calcext:value-type="float">
            <text:p>0.32665024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.318713812" calcext:value-type="float">
            <text:p>0.31871381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ul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.459240037" calcext:value-type="float">
            <text:p>0.45924003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ul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0.497227025" calcext:value-type="float">
            <text:p>0.49722702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ul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0.50826825" calcext:value-type="float">
            <text:p>0.5082682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ul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0.529217274" calcext:value-type="float">
            <text:p>0.52921727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l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0.629791098" calcext:value-type="float">
            <text:p>0.62979109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ul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0.445180786" calcext:value-type="float">
            <text:p>0.44518078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ul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0.549232073" calcext:value-type="float">
            <text:p>0.54923207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ul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0.666474624" calcext:value-type="float">
            <text:p>0.6664746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ul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0.605203502" calcext:value-type="float">
            <text:p>0.60520350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ul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0.727505567" calcext:value-type="float">
            <text:p>0.72750556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.691745317" calcext:value-type="float">
            <text:p>0.69174531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ul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0.679050174" calcext:value-type="float">
            <text:p>0.679050174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l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0.749367582" calcext:value-type="float">
            <text:p>0.749367582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.765523606" calcext:value-type="float">
            <text:p>0.76552360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ul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0.682730319" calcext:value-type="float">
            <text:p>0.682730319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ul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0.837582058" calcext:value-type="float">
            <text:p>0.83758205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g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0.383922238" calcext:value-type="float">
            <text:p>0.38392223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.562834492" calcext:value-type="float">
            <text:p>0.56283449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g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.338485325" calcext:value-type="float">
            <text:p>0.33848532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g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0.464436787" calcext:value-type="float">
            <text:p>0.46443678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g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0.434051496" calcext:value-type="float">
            <text:p>0.43405149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269300027" calcext:value-type="float">
            <text:p>0.26930002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g</text:p>
          </table:table-cell>
          <table:table-cell office:value-type="float" office:value="190" calcext:value-type="float">
            <text:p>190</text:p>
          </table:table-cell>
          <table:table-cell office:value-type="float" office:value="172" calcext:value-type="float">
            <text:p>172</text:p>
          </table:table-cell>
          <table:table-cell office:value-type="float" office:value="1.146662406" calcext:value-type="float">
            <text:p>1.14666240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g</text:p>
          </table:table-cell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office:value-type="float" office:value="0.720369942" calcext:value-type="float">
            <text:p>0.72036994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g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0.583192761" calcext:value-type="float">
            <text:p>0.58319276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g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0.498359491" calcext:value-type="float">
            <text:p>0.49835949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.503114222" calcext:value-type="float">
            <text:p>0.50311422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g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0.512910072" calcext:value-type="float">
            <text:p>0.51291007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g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0.75255529" calcext:value-type="float">
            <text:p>0.7525552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0.502845958" calcext:value-type="float">
            <text:p>0.50284595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g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0.59783844" calcext:value-type="float">
            <text:p>0.5978384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g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0.696005682" calcext:value-type="float">
            <text:p>0.69600568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g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0.704349286" calcext:value-type="float">
            <text:p>0.70434928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g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0.738400616" calcext:value-type="float">
            <text:p>0.73840061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ug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0.789380947" calcext:value-type="float">
            <text:p>0.78938094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ug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0.922394206" calcext:value-type="float">
            <text:p>0.92239420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ug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0.662083516" calcext:value-type="float">
            <text:p>0.66208351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ug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0.784951393" calcext:value-type="float">
            <text:p>0.78495139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ug</text:p>
          </table:table-cell>
          <table:table-cell office:value-type="float" office:value="138" calcext:value-type="float">
            <text:p>138</text:p>
          </table:table-cell>
          <table:table-cell office:value-type="float" office:value="129" calcext:value-type="float">
            <text:p>129</text:p>
          </table:table-cell>
          <table:table-cell office:value-type="float" office:value="1.017314776" calcext:value-type="float">
            <text:p>1.01731477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ug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0.896166128" calcext:value-type="float">
            <text:p>0.89616612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ug</text:p>
          </table:table-cell>
          <table:table-cell office:value-type="float" office:value="174" calcext:value-type="float">
            <text:p>174</text:p>
          </table:table-cell>
          <table:table-cell office:value-type="float" office:value="161" calcext:value-type="float">
            <text:p>161</text:p>
          </table:table-cell>
          <table:table-cell office:value-type="float" office:value="1.069701713" calcext:value-type="float">
            <text:p>1.06970171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ug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1.007850168" calcext:value-type="float">
            <text:p>1.00785016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g</text:p>
          </table:table-cell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office:value-type="float" office:value="0.970712686" calcext:value-type="float">
            <text:p>0.97071268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ug</text:p>
          </table:table-cell>
          <table:table-cell office:value-type="float" office:value="198" calcext:value-type="float">
            <text:p>198</text:p>
          </table:table-cell>
          <table:table-cell office:value-type="float" office:value="189" calcext:value-type="float">
            <text:p>189</text:p>
          </table:table-cell>
          <table:table-cell office:value-type="float" office:value="1.095175144" calcext:value-type="float">
            <text:p>1.09517514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ug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1.129482076" calcext:value-type="float">
            <text:p>1.12948207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ug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1.045099857" calcext:value-type="float">
            <text:p>1.045099857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g</text:p>
          </table:table-cell>
          <table:table-cell office:value-type="float" office:value="173" calcext:value-type="float">
            <text:p>173</text:p>
          </table:table-cell>
          <table:table-cell office:value-type="float" office:value="151" calcext:value-type="float">
            <text:p>151</text:p>
          </table:table-cell>
          <table:table-cell office:value-type="float" office:value="1.274899129" calcext:value-type="float">
            <text:p>1.27489912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p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0.26759833" calcext:value-type="float">
            <text:p>0.2675983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p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.175516404" calcext:value-type="float">
            <text:p>0.17551640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p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382983723" calcext:value-type="float">
            <text:p>0.38298372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p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0.244478761" calcext:value-type="float">
            <text:p>0.24447876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p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0.2151167" calcext:value-type="float">
            <text:p>0.215116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p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183760066" calcext:value-type="float">
            <text:p>0.18376006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p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0.681598513" calcext:value-type="float">
            <text:p>0.68159851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p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0.426392884" calcext:value-type="float">
            <text:p>0.42639288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p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0.3587238" calcext:value-type="float">
            <text:p>0.358723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.300760287" calcext:value-type="float">
            <text:p>0.30076028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p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0.318744951" calcext:value-type="float">
            <text:p>0.31874495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p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.292466689" calcext:value-type="float">
            <text:p>0.29246668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p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0.45251199" calcext:value-type="float">
            <text:p>0.4525119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.288399543" calcext:value-type="float">
            <text:p>0.28839954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p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0.404896393" calcext:value-type="float">
            <text:p>0.40489639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p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0.453148656" calcext:value-type="float">
            <text:p>0.45314865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p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0.370881936" calcext:value-type="float">
            <text:p>0.37088193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.436612335" calcext:value-type="float">
            <text:p>0.43661233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p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0.485938006" calcext:value-type="float">
            <text:p>0.48593800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p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.545353214" calcext:value-type="float">
            <text:p>0.545353214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.403776042" calcext:value-type="float">
            <text:p>0.40377604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ep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.465579832" calcext:value-type="float">
            <text:p>0.46557983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p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0.642784452" calcext:value-type="float">
            <text:p>0.64278445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p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0.550772252" calcext:value-type="float">
            <text:p>0.55077225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p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0.675942049" calcext:value-type="float">
            <text:p>0.67594204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p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0.625847499" calcext:value-type="float">
            <text:p>0.625847499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p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0.571527366" calcext:value-type="float">
            <text:p>0.57152736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p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0.668938872" calcext:value-type="float">
            <text:p>0.668938872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p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.702264185" calcext:value-type="float">
            <text:p>0.70226418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p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0.674020999" calcext:value-type="float">
            <text:p>0.674020999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p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0.926208046" calcext:value-type="float">
            <text:p>0.92620804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0.372038692" calcext:value-type="float">
            <text:p>0.37203869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ct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0.271148546" calcext:value-type="float">
            <text:p>0.27114854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ct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0.245877203" calcext:value-type="float">
            <text:p>0.24587720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ct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0.414145517" calcext:value-type="float">
            <text:p>0.41414551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ct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.162577363" calcext:value-type="float">
            <text:p>0.16257736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141017166" calcext:value-type="float">
            <text:p>0.14101716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0.705999762" calcext:value-type="float">
            <text:p>0.70599976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0.393691539" calcext:value-type="float">
            <text:p>0.39369153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0.361546652" calcext:value-type="float">
            <text:p>0.36154665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0.315295926" calcext:value-type="float">
            <text:p>0.31529592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0.330906079" calcext:value-type="float">
            <text:p>0.33090607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.325000609" calcext:value-type="float">
            <text:p>0.32500060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.449616381" calcext:value-type="float">
            <text:p>0.44961638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0.272548379" calcext:value-type="float">
            <text:p>0.27254837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.371670249" calcext:value-type="float">
            <text:p>0.37167024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.442018028" calcext:value-type="float">
            <text:p>0.44201802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ct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.416082142" calcext:value-type="float">
            <text:p>0.41608214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t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0.405499804" calcext:value-type="float">
            <text:p>0.40549980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t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0.473249731" calcext:value-type="float">
            <text:p>0.47324973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ct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0.531968813" calcext:value-type="float">
            <text:p>0.53196881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37671227" calcext:value-type="float">
            <text:p>0.3767122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ct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478689365" calcext:value-type="float">
            <text:p>0.47868936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ct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0.617628988" calcext:value-type="float">
            <text:p>0.61762898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ct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0.543570966" calcext:value-type="float">
            <text:p>0.54357096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ct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0.627534827" calcext:value-type="float">
            <text:p>0.62753482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ct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0.612230597" calcext:value-type="float">
            <text:p>0.61223059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ct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0.575295701" calcext:value-type="float">
            <text:p>0.57529570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0.655387004" calcext:value-type="float">
            <text:p>0.65538700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ct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0.681505896" calcext:value-type="float">
            <text:p>0.68150589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ct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.603486993" calcext:value-type="float">
            <text:p>0.603486993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ct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0.769063022" calcext:value-type="float">
            <text:p>0.76906302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v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0.470217036" calcext:value-type="float">
            <text:p>0.47021703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v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0.402940265" calcext:value-type="float">
            <text:p>0.40294026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v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0.399828613" calcext:value-type="float">
            <text:p>0.39982861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v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0.378720639" calcext:value-type="float">
            <text:p>0.37872063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v</text:p>
          </table:table-cell>
          <table:table-cell office:value-type="float" office:value="186" calcext:value-type="float">
            <text:p>186</text:p>
          </table:table-cell>
          <table:table-cell office:value-type="float" office:value="178" calcext:value-type="float">
            <text:p>178</text:p>
          </table:table-cell>
          <table:table-cell office:value-type="float" office:value="0.725668736" calcext:value-type="float">
            <text:p>0.72566873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v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.203139049" calcext:value-type="float">
            <text:p>0.20313904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v</text:p>
          </table:table-cell>
          <table:table-cell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  <table:table-cell office:value-type="float" office:value="1.138035543" calcext:value-type="float">
            <text:p>1.13803554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v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office:value-type="float" office:value="0.605237516" calcext:value-type="float">
            <text:p>0.60523751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v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0.520898802" calcext:value-type="float">
            <text:p>0.52089880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v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0.441187039" calcext:value-type="float">
            <text:p>0.44118703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v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0.502113185" calcext:value-type="float">
            <text:p>0.50211318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v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office:value-type="float" office:value="0.489419312" calcext:value-type="float">
            <text:p>0.4894193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v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0.733827135" calcext:value-type="float">
            <text:p>0.73382713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v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0.486258261" calcext:value-type="float">
            <text:p>0.48625826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v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0.604848443" calcext:value-type="float">
            <text:p>0.60484844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v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0.694353361" calcext:value-type="float">
            <text:p>0.69435336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v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0.647579987" calcext:value-type="float">
            <text:p>0.64757998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v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0.702054899" calcext:value-type="float">
            <text:p>0.70205489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v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0.722605133" calcext:value-type="float">
            <text:p>0.72260513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v</text:p>
          </table:table-cell>
          <table:table-cell office:value-type="float" office:value="172" calcext:value-type="float">
            <text:p>172</text:p>
          </table:table-cell>
          <table:table-cell office:value-type="float" office:value="164" calcext:value-type="float">
            <text:p>164</text:p>
          </table:table-cell>
          <table:table-cell office:value-type="float" office:value="0.951195729" calcext:value-type="float">
            <text:p>0.95119572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v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0.687347816" calcext:value-type="float">
            <text:p>0.68734781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ov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0.784949772" calcext:value-type="float">
            <text:p>0.78494977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ov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0.999869512" calcext:value-type="float">
            <text:p>0.99986951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0.869702444" calcext:value-type="float">
            <text:p>0.86970244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ov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office:value-type="float" office:value="0.9968397" calcext:value-type="float">
            <text:p>0.996839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0.935259758" calcext:value-type="float">
            <text:p>0.93525975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0.935015011" calcext:value-type="float">
            <text:p>0.93501501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v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.03463886" calcext:value-type="float">
            <text:p>1.0346388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ov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1.07306565" calcext:value-type="float">
            <text:p>1.0730656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0.969189055" calcext:value-type="float">
            <text:p>0.96918905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ov</text:p>
          </table:table-cell>
          <table:table-cell office:value-type="float" office:value="137" calcext:value-type="float">
            <text:p>137</text:p>
          </table:table-cell>
          <table:table-cell office:value-type="float" office:value="119" calcext:value-type="float">
            <text:p>119</text:p>
          </table:table-cell>
          <table:table-cell office:value-type="float" office:value="1.23098989" calcext:value-type="float">
            <text:p>1.2309898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0.313176566" calcext:value-type="float">
            <text:p>0.31317656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0.240832026" calcext:value-type="float">
            <text:p>0.24083202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c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0.328137929" calcext:value-type="float">
            <text:p>0.32813792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0.27345009" calcext:value-type="float">
            <text:p>0.2734500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c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0.197897053" calcext:value-type="float">
            <text:p>0.19789705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.330735166" calcext:value-type="float">
            <text:p>0.33073516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c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0.720980039" calcext:value-type="float">
            <text:p>0.72098003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0.410877626" calcext:value-type="float">
            <text:p>0.41087762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c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0.359059082" calcext:value-type="float">
            <text:p>0.35905908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c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0.274827954" calcext:value-type="float">
            <text:p>0.27482795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c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0.330057985" calcext:value-type="float">
            <text:p>0.33005798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c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0.361218856" calcext:value-type="float">
            <text:p>0.36121885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.564994901" calcext:value-type="float">
            <text:p>0.56499490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.299486278" calcext:value-type="float">
            <text:p>0.29948627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c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0.41035188" calcext:value-type="float">
            <text:p>0.4103518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c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0.449555306" calcext:value-type="float">
            <text:p>0.44955530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c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0.423252997" calcext:value-type="float">
            <text:p>0.42325299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.474384399" calcext:value-type="float">
            <text:p>0.47438439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c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0.49647959" calcext:value-type="float">
            <text:p>0.4964795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c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0.535876467" calcext:value-type="float">
            <text:p>0.53587646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42747148" calcext:value-type="float">
            <text:p>0.4274714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c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0.482807585" calcext:value-type="float">
            <text:p>0.48280758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c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office:value-type="float" office:value="0.649860744" calcext:value-type="float">
            <text:p>0.64986074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c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0.57750795" calcext:value-type="float">
            <text:p>0.5775079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c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0.668520978" calcext:value-type="float">
            <text:p>0.66852097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c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0.630294878" calcext:value-type="float">
            <text:p>0.63029487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ec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0.589326765" calcext:value-type="float">
            <text:p>0.58932676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c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0.685373332" calcext:value-type="float">
            <text:p>0.685373332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c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0.719683826" calcext:value-type="float">
            <text:p>0.71968382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c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0.639727999" calcext:value-type="float">
            <text:p>0.639727999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c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0.800978517" calcext:value-type="float">
            <text:p>0.800978517</text:p>
          </table:table-cell>
          <table:table-cell table:number-columns-repeated="4"/>
        </table:table-row>
      </table:table>
      <table:table table:name="initial_benchmarking_passed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<text:s/>Month</text:p>
          </table:table-cell>
          <table:table-cell office:value-type="string" calcext:value-type="string">
            <text:p><text:s/>No. Solutions</text:p>
          </table:table-cell>
          <table:table-cell office:value-type="string" calcext:value-type="string">
            <text:p><text:s/>No. Unique Solutions</text:p>
          </table:table-cell>
          <table:table-cell office:value-type="string" calcext:value-type="string">
            <text:p><text:s/>Seconds to Solv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n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0.489568244" calcext:value-type="float">
            <text:p>0.489568244</text:p>
          </table:table-cell>
          <table:table-cell/>
          <table:table-cell office:value-type="string" calcext:value-type="string">
            <text:p>Average time</text:p>
          </table:table-cell>
          <table:table-cell table:style-name="ce1" table:formula="of:=AVERAGE([.E2:.E373])" office:value-type="float" office:value="0.573119609465054" calcext:value-type="float">
            <text:p>0.5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n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office:value-type="float" office:value="0.572338013" calcext:value-type="float">
            <text:p>0.57233801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n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0.353099975" calcext:value-type="float">
            <text:p>0.353099975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n</text:p>
          </table:table-cell>
          <table:table-cell office:value-type="float" office:value="123" calcext:value-type="float">
            <text:p>123</text:p>
          </table:table-cell>
          <table:table-cell office:value-type="float" office:value="103" calcext:value-type="float">
            <text:p>103</text:p>
          </table:table-cell>
          <table:table-cell office:value-type="float" office:value="0.483048672" calcext:value-type="float">
            <text:p>0.483048672</text:p>
          </table:table-cell>
          <table:table-cell/>
          <table:table-cell office:value-type="string" calcext:value-type="string">
            <text:p>Max solutions found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n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0.420802775" calcext:value-type="float">
            <text:p>0.420802775</text:p>
          </table:table-cell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no. Solution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n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0.252609359" calcext:value-type="float">
            <text:p>0.252609359</text:p>
          </table:table-cell>
          <table:table-cell/>
          <table:table-cell table:formula="of:=INDEX([.A2:.A373];MATCH([.I7];[.D2:.D373];))" office:value-type="float" office:value="25" calcext:value-type="float">
            <text:p>25</text:p>
          </table:table-cell>
          <table:table-cell table:formula="of:=INDEX([.B2:.B373];MATCH([.I7];[.D2:.D373];0))" office:value-type="string" office:string-value="Jan" calcext:value-type="string">
            <text:p>Jan</text:p>
          </table:table-cell>
          <table:table-cell table:formula="of:=MAX([.D2:.D373]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n</text:p>
          </table:table-cell>
          <table:table-cell office:value-type="float" office:value="233" calcext:value-type="float">
            <text:p>233</text:p>
          </table:table-cell>
          <table:table-cell office:value-type="float" office:value="188" calcext:value-type="float">
            <text:p>188</text:p>
          </table:table-cell>
          <table:table-cell office:value-type="float" office:value="1.120043092" calcext:value-type="float">
            <text:p>1.12004309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an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0.416459282" calcext:value-type="float">
            <text:p>0.41645928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an</text:p>
          </table:table-cell>
          <table:table-cell office:value-type="float" office:value="151" calcext:value-type="float">
            <text:p>151</text:p>
          </table:table-cell>
          <table:table-cell office:value-type="float" office:value="127" calcext:value-type="float">
            <text:p>127</text:p>
          </table:table-cell>
          <table:table-cell office:value-type="float" office:value="0.61543616" calcext:value-type="float">
            <text:p>0.61543616</text:p>
          </table:table-cell>
          <table:table-cell/>
          <table:table-cell office:value-type="string" calcext:value-type="string">
            <text:p>Min solutions foun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n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0.509579033" calcext:value-type="float">
            <text:p>0.509579033</text:p>
          </table:table-cell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no. Solution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n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0.54453777" calcext:value-type="float">
            <text:p>0.54453777</text:p>
          </table:table-cell>
          <table:table-cell/>
          <table:table-cell table:formula="of:=INDEX([.A2:.A373];MATCH([.I12];[.D2:.D373]; 0))" office:value-type="float" office:value="6" calcext:value-type="float">
            <text:p>6</text:p>
          </table:table-cell>
          <table:table-cell table:formula="of:=INDEX([.B2:.B373];MATCH([.I12];[.D2:.D378]; 0))" office:value-type="string" office:string-value="Oct" calcext:value-type="string">
            <text:p>Oct</text:p>
          </table:table-cell>
          <table:table-cell table:formula="of:=MIN([.D2:.D373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an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0.500922885" calcext:value-type="float">
            <text:p>0.50092288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an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float" office:value="0.796891424" calcext:value-type="float">
            <text:p>0.79689142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an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0.52222483" calcext:value-type="float">
            <text:p>0.5222248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an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0.666333189" calcext:value-type="float">
            <text:p>0.666333189</text:p>
          </table:table-cell>
          <table:table-cell/>
          <table:table-cell office:value-type="string" calcext:value-type="string">
            <text:p>Max tim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an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0.713984267" calcext:value-type="float">
            <text:p>0.713984267</text:p>
          </table:table-cell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an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0.772304324" calcext:value-type="float">
            <text:p>0.772304324</text:p>
          </table:table-cell>
          <table:table-cell/>
          <table:table-cell table:formula="of:=INDEX([.A2:.A373];MATCH([.I18];[.E2:.E373];))" office:value-type="float" office:value="31" calcext:value-type="float">
            <text:p>31</text:p>
          </table:table-cell>
          <table:table-cell table:formula="of:=INDEX([.B2:.B373];MATCH([.I18];[.E2:.E373];0))" office:value-type="string" office:string-value="Jan" calcext:value-type="string">
            <text:p>Jan</text:p>
          </table:table-cell>
          <table:table-cell table:formula="of:=MAX([.E2:.E373])" office:value-type="float" office:value="1.45025505" calcext:value-type="float">
            <text:p>1.450255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an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0.770665353" calcext:value-type="float">
            <text:p>0.77066535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an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0.855053229" calcext:value-type="float">
            <text:p>0.85505322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an</text:p>
          </table:table-cell>
          <table:table-cell office:value-type="float" office:value="213" calcext:value-type="float">
            <text:p>213</text:p>
          </table:table-cell>
          <table:table-cell office:value-type="float" office:value="195" calcext:value-type="float">
            <text:p>195</text:p>
          </table:table-cell>
          <table:table-cell office:value-type="float" office:value="1.024642341" calcext:value-type="float">
            <text:p>1.024642341</text:p>
          </table:table-cell>
          <table:table-cell/>
          <table:table-cell office:value-type="string" calcext:value-type="string">
            <text:p>Min tim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an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0.711212834" calcext:value-type="float">
            <text:p>0.711212834</text:p>
          </table:table-cell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an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0.952128939" calcext:value-type="float">
            <text:p>0.952128939</text:p>
          </table:table-cell>
          <table:table-cell/>
          <table:table-cell table:formula="of:=INDEX([.A2:.A373];MATCH([.I23];[.E2:.E373]; 0))" office:value-type="float" office:value="6" calcext:value-type="float">
            <text:p>6</text:p>
          </table:table-cell>
          <table:table-cell table:formula="of:=INDEX([.B2:.B373];MATCH([.I23];[.E2:.E378]; 0))" office:value-type="string" office:string-value="Apr" calcext:value-type="string">
            <text:p>Apr</text:p>
          </table:table-cell>
          <table:table-cell table:formula="of:=MIN([.E2:.E373])" office:value-type="float" office:value="0.126307439" calcext:value-type="float">
            <text:p>0.12630743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an</text:p>
          </table:table-cell>
          <table:table-cell office:value-type="float" office:value="204" calcext:value-type="float">
            <text:p>204</text:p>
          </table:table-cell>
          <table:table-cell office:value-type="float" office:value="188" calcext:value-type="float">
            <text:p>188</text:p>
          </table:table-cell>
          <table:table-cell office:value-type="float" office:value="1.196908089" calcext:value-type="float">
            <text:p>1.19690808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an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1.105543521" calcext:value-type="float">
            <text:p>1.10554352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an</text:p>
          </table:table-cell>
          <table:table-cell office:value-type="float" office:value="253" calcext:value-type="float">
            <text:p>253</text:p>
          </table:table-cell>
          <table:table-cell office:value-type="float" office:value="216" calcext:value-type="float">
            <text:p>216</text:p>
          </table:table-cell>
          <table:table-cell office:value-type="float" office:value="1.191875644" calcext:value-type="float">
            <text:p>1.19187564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an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1.079790211" calcext:value-type="float">
            <text:p>1.079790211</text:p>
          </table:table-cell>
          <table:table-cell/>
          <table:table-cell table:formula="of:=SUM([.E2:.E373])" office:value-type="float" office:value="213.200494721" calcext:value-type="float">
            <text:p>213.200494721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an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1.04338522" calcext:value-type="float">
            <text:p>1.04338522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an</text:p>
          </table:table-cell>
          <table:table-cell office:value-type="float" office:value="162" calcext:value-type="float">
            <text:p>162</text:p>
          </table:table-cell>
          <table:table-cell office:value-type="float" office:value="145" calcext:value-type="float">
            <text:p>145</text:p>
          </table:table-cell>
          <table:table-cell office:value-type="float" office:value="1.226460219" calcext:value-type="float">
            <text:p>1.226460219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n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1.311525565" calcext:value-type="float">
            <text:p>1.311525565</text:p>
          </table:table-cell>
          <table:table-cell/>
          <table:table-cell table:formula="of:=QUOTIENT([.G27];60^2)" office:value-type="float" office:value="0" calcext:value-type="float">
            <text:p>0</text:p>
          </table:table-cell>
          <table:table-cell table:formula="of:=QUOTIENT(MOD([.G27];60^2); 60)" office:value-type="float" office:value="3" calcext:value-type="float">
            <text:p>3</text:p>
          </table:table-cell>
          <table:table-cell table:formula="of:=MOD(MOD([.G27];60^2); 60)" office:value-type="float" office:value="33.200494721" calcext:value-type="float">
            <text:p>33.2004947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an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1.261885421" calcext:value-type="float">
            <text:p>1.26188542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an</text:p>
          </table:table-cell>
          <table:table-cell office:value-type="float" office:value="183" calcext:value-type="float">
            <text:p>183</text:p>
          </table:table-cell>
          <table:table-cell office:value-type="float" office:value="170" calcext:value-type="float">
            <text:p>170</text:p>
          </table:table-cell>
          <table:table-cell office:value-type="float" office:value="1.45025505" calcext:value-type="float">
            <text:p>1.4502550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b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0.452152095" calcext:value-type="float">
            <text:p>0.45215209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b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0.349241165" calcext:value-type="float">
            <text:p>0.34924116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b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0.258548418" calcext:value-type="float">
            <text:p>0.25854841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b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0.29608527" calcext:value-type="float">
            <text:p>0.2960852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eb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0.309402091" calcext:value-type="float">
            <text:p>0.30940209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b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182836808" calcext:value-type="float">
            <text:p>0.18283680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b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0.782376009" calcext:value-type="float">
            <text:p>0.78237600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eb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0.304841168" calcext:value-type="float">
            <text:p>0.30484116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b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.320533078" calcext:value-type="float">
            <text:p>0.32053307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eb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0.352190813" calcext:value-type="float">
            <text:p>0.35219081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.322150411" calcext:value-type="float">
            <text:p>0.3221504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b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0.32459424" calcext:value-type="float">
            <text:p>0.3245942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eb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0.501970337" calcext:value-type="float">
            <text:p>0.50197033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.304962927" calcext:value-type="float">
            <text:p>0.30496292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eb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.407077341" calcext:value-type="float">
            <text:p>0.40707734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eb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0.472150431" calcext:value-type="float">
            <text:p>0.47215043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eb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0.436376658" calcext:value-type="float">
            <text:p>0.43637665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eb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0.500769461" calcext:value-type="float">
            <text:p>0.50076946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.526846265" calcext:value-type="float">
            <text:p>0.52684626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eb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0.610253599" calcext:value-type="float">
            <text:p>0.61025359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.434573978" calcext:value-type="float">
            <text:p>0.43457397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eb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0.527778567" calcext:value-type="float">
            <text:p>0.52777856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eb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0.682750373" calcext:value-type="float">
            <text:p>0.68275037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eb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0.592832389" calcext:value-type="float">
            <text:p>0.59283238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eb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0.706762305" calcext:value-type="float">
            <text:p>0.70676230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b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0.681433602" calcext:value-type="float">
            <text:p>0.681433602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eb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0.643396157" calcext:value-type="float">
            <text:p>0.64339615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eb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0.723921775" calcext:value-type="float">
            <text:p>0.72392177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eb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0.765796797" calcext:value-type="float">
            <text:p>0.76579679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eb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0.665126627" calcext:value-type="float">
            <text:p>0.665126627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eb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0.818611071" calcext:value-type="float">
            <text:p>0.81861107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0.21564153" calcext:value-type="float">
            <text:p>0.2156415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0.246986582" calcext:value-type="float">
            <text:p>0.24698658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0.268456848" calcext:value-type="float">
            <text:p>0.26845684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0.312932257" calcext:value-type="float">
            <text:p>0.31293225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0.224010259" calcext:value-type="float">
            <text:p>0.22401025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187136924" calcext:value-type="float">
            <text:p>0.18713692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0.761943663" calcext:value-type="float">
            <text:p>0.76194366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0.387689594" calcext:value-type="float">
            <text:p>0.38768959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0.449104908" calcext:value-type="float">
            <text:p>0.44910490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0.234668343" calcext:value-type="float">
            <text:p>0.23466834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r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306234657" calcext:value-type="float">
            <text:p>0.30623465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r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297761402" calcext:value-type="float">
            <text:p>0.29776140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0.461766869" calcext:value-type="float">
            <text:p>0.46176686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277624427" calcext:value-type="float">
            <text:p>0.27762442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0.431009518" calcext:value-type="float">
            <text:p>0.43100951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0.454394093" calcext:value-type="float">
            <text:p>0.45439409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0.421244528" calcext:value-type="float">
            <text:p>0.42124452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0.416597013" calcext:value-type="float">
            <text:p>0.41659701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r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.472322557" calcext:value-type="float">
            <text:p>0.47232255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r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0.553376233" calcext:value-type="float">
            <text:p>0.55337623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r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0.393773389" calcext:value-type="float">
            <text:p>0.393773389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r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.479589025" calcext:value-type="float">
            <text:p>0.47958902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r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0.629116946" calcext:value-type="float">
            <text:p>0.62911694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r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0.566102294" calcext:value-type="float">
            <text:p>0.56610229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r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0.631142578" calcext:value-type="float">
            <text:p>0.63114257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r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0.6286828" calcext:value-type="float">
            <text:p>0.628682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r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0.603518793" calcext:value-type="float">
            <text:p>0.603518793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r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0.65770774" calcext:value-type="float">
            <text:p>0.6577077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r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0.687953201" calcext:value-type="float">
            <text:p>0.68795320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0.632322211" calcext:value-type="float">
            <text:p>0.63232221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r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0.768983115" calcext:value-type="float">
            <text:p>0.76898311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r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0.361085599" calcext:value-type="float">
            <text:p>0.36108559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r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0.330571309" calcext:value-type="float">
            <text:p>0.33057130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pr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0.352623591" calcext:value-type="float">
            <text:p>0.35262359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pr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0.337473223" calcext:value-type="float">
            <text:p>0.33747322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pr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0.314910543" calcext:value-type="float">
            <text:p>0.31491054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p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126307439" calcext:value-type="float">
            <text:p>0.12630743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float" office:value="127" calcext:value-type="float">
            <text:p>127</text:p>
          </table:table-cell>
          <table:table-cell office:value-type="float" office:value="104" calcext:value-type="float">
            <text:p>104</text:p>
          </table:table-cell>
          <table:table-cell office:value-type="float" office:value="0.768108734" calcext:value-type="float">
            <text:p>0.76810873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pr</text:p>
          </table:table-cell>
          <table:table-cell office:value-type="float" office:value="132" calcext:value-type="float">
            <text:p>132</text:p>
          </table:table-cell>
          <table:table-cell office:value-type="float" office:value="111" calcext:value-type="float">
            <text:p>111</text:p>
          </table:table-cell>
          <table:table-cell office:value-type="float" office:value="0.49092832" calcext:value-type="float">
            <text:p>0.4909283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pr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0.39264506" calcext:value-type="float">
            <text:p>0.3926450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pr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0.34687227" calcext:value-type="float">
            <text:p>0.3468722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pr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0.325788733" calcext:value-type="float">
            <text:p>0.32578873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pr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0.364598122" calcext:value-type="float">
            <text:p>0.36459812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pr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0.546239842" calcext:value-type="float">
            <text:p>0.54623984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pr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0.398520212" calcext:value-type="float">
            <text:p>0.39852021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pr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0.432933214" calcext:value-type="float">
            <text:p>0.43293321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pr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0.536718542" calcext:value-type="float">
            <text:p>0.53671854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pr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0.468696102" calcext:value-type="float">
            <text:p>0.46869610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pr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0.528162291" calcext:value-type="float">
            <text:p>0.52816229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pr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0.56975284" calcext:value-type="float">
            <text:p>0.5697528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pr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0.696839176" calcext:value-type="float">
            <text:p>0.69683917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pr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0.503075282" calcext:value-type="float">
            <text:p>0.50307528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pr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0.565340204" calcext:value-type="float">
            <text:p>0.56534020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pr</text:p>
          </table:table-cell>
          <table:table-cell office:value-type="float" office:value="162" calcext:value-type="float">
            <text:p>162</text:p>
          </table:table-cell>
          <table:table-cell office:value-type="float" office:value="145" calcext:value-type="float">
            <text:p>145</text:p>
          </table:table-cell>
          <table:table-cell office:value-type="float" office:value="0.733351934" calcext:value-type="float">
            <text:p>0.73335193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pr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0.651162942" calcext:value-type="float">
            <text:p>0.65116294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pr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0.770682726" calcext:value-type="float">
            <text:p>0.7706827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pr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0.745082166" calcext:value-type="float">
            <text:p>0.74508216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pr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0.711600827" calcext:value-type="float">
            <text:p>0.7116008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pr</text:p>
          </table:table-cell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office:value-type="float" office:value="0.771138215" calcext:value-type="float">
            <text:p>0.77113821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pr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0.814505741" calcext:value-type="float">
            <text:p>0.81450574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pr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0.735752758" calcext:value-type="float">
            <text:p>0.73575275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pr</text:p>
          </table:table-cell>
          <table:table-cell office:value-type="float" office:value="202" calcext:value-type="float">
            <text:p>202</text:p>
          </table:table-cell>
          <table:table-cell office:value-type="float" office:value="183" calcext:value-type="float">
            <text:p>183</text:p>
          </table:table-cell>
          <table:table-cell office:value-type="float" office:value="0.912636893" calcext:value-type="float">
            <text:p>0.91263689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y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0.359570609" calcext:value-type="float">
            <text:p>0.35957060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y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0.299757117" calcext:value-type="float">
            <text:p>0.29975711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y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0.266947216" calcext:value-type="float">
            <text:p>0.26694721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y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0.352319014" calcext:value-type="float">
            <text:p>0.35231901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0.350472907" calcext:value-type="float">
            <text:p>0.35047290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y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.25671071" calcext:value-type="float">
            <text:p>0.2567107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y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0.760980788" calcext:value-type="float">
            <text:p>0.76098078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y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0.441463923" calcext:value-type="float">
            <text:p>0.44146392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y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0.382322683" calcext:value-type="float">
            <text:p>0.38232268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y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0.358711618" calcext:value-type="float">
            <text:p>0.35871161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y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0.381074994" calcext:value-type="float">
            <text:p>0.38107499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y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0.30915751" calcext:value-type="float">
            <text:p>0.3091575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y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0.523854812" calcext:value-type="float">
            <text:p>0.52385481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y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0.352367609" calcext:value-type="float">
            <text:p>0.35236760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y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0.443441663" calcext:value-type="float">
            <text:p>0.44344166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y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0.532332817" calcext:value-type="float">
            <text:p>0.5323328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y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0.508602632" calcext:value-type="float">
            <text:p>0.50860263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y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0.501651829" calcext:value-type="float">
            <text:p>0.50165182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y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.545208029" calcext:value-type="float">
            <text:p>0.54520802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y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0.644558712" calcext:value-type="float">
            <text:p>0.64455871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y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.450249629" calcext:value-type="float">
            <text:p>0.450249629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y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577964037" calcext:value-type="float">
            <text:p>0.57796403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y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0.741868099" calcext:value-type="float">
            <text:p>0.74186809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y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.651442916" calcext:value-type="float">
            <text:p>0.65144291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y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0.740793716" calcext:value-type="float">
            <text:p>0.74079371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y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0.725410974" calcext:value-type="float">
            <text:p>0.72541097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y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0.674785941" calcext:value-type="float">
            <text:p>0.67478594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y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0.787871127" calcext:value-type="float">
            <text:p>0.78787112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y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0.808043171" calcext:value-type="float">
            <text:p>0.80804317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y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0.736109194" calcext:value-type="float">
            <text:p>0.736109194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y</text:p>
          </table:table-cell>
          <table:table-cell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  <table:table-cell office:value-type="float" office:value="0.907538227" calcext:value-type="float">
            <text:p>0.90753822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n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0.461913369" calcext:value-type="float">
            <text:p>0.46191336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n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405277376" calcext:value-type="float">
            <text:p>0.40527737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n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0.456698122" calcext:value-type="float">
            <text:p>0.45669812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n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0.398906174" calcext:value-type="float">
            <text:p>0.39890617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n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0.470241554" calcext:value-type="float">
            <text:p>0.47024155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n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.270064699" calcext:value-type="float">
            <text:p>0.27006469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n</text:p>
          </table:table-cell>
          <table:table-cell office:value-type="float" office:value="208" calcext:value-type="float">
            <text:p>208</text:p>
          </table:table-cell>
          <table:table-cell office:value-type="float" office:value="191" calcext:value-type="float">
            <text:p>191</text:p>
          </table:table-cell>
          <table:table-cell office:value-type="float" office:value="1.331736402" calcext:value-type="float">
            <text:p>1.33173640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n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0.627456451" calcext:value-type="float">
            <text:p>0.62745645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n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0.577089775" calcext:value-type="float">
            <text:p>0.57708977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un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0.474438717" calcext:value-type="float">
            <text:p>0.47443871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n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0.509023176" calcext:value-type="float">
            <text:p>0.50902317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un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0.514652357" calcext:value-type="float">
            <text:p>0.51465235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un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669868934" calcext:value-type="float">
            <text:p>0.66986893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un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0.485396719" calcext:value-type="float">
            <text:p>0.48539671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un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0.660580302" calcext:value-type="float">
            <text:p>0.66058030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un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0.799194031" calcext:value-type="float">
            <text:p>0.79919403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un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0.712988803" calcext:value-type="float">
            <text:p>0.71298880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un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0.779104529" calcext:value-type="float">
            <text:p>0.77910452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un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0.785961772" calcext:value-type="float">
            <text:p>0.78596177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n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office:value-type="float" office:value="0.841778599" calcext:value-type="float">
            <text:p>0.84177859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un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0.522853889" calcext:value-type="float">
            <text:p>0.522853889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un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0.841697949" calcext:value-type="float">
            <text:p>0.84169794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un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office:value-type="float" office:value="1.066848991" calcext:value-type="float">
            <text:p>1.06684899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un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0.971055824" calcext:value-type="float">
            <text:p>0.9710558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un</text:p>
          </table:table-cell>
          <table:table-cell office:value-type="float" office:value="174" calcext:value-type="float">
            <text:p>174</text:p>
          </table:table-cell>
          <table:table-cell office:value-type="float" office:value="150" calcext:value-type="float">
            <text:p>150</text:p>
          </table:table-cell>
          <table:table-cell office:value-type="float" office:value="1.101212308" calcext:value-type="float">
            <text:p>1.10121230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un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0.977923179" calcext:value-type="float">
            <text:p>0.977923179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un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0.865386363" calcext:value-type="float">
            <text:p>0.865386363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n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office:value-type="float" office:value="0.993477634" calcext:value-type="float">
            <text:p>0.99347763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un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1.142048839" calcext:value-type="float">
            <text:p>1.14204883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un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1.0768774" calcext:value-type="float">
            <text:p>1.0768774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un</text:p>
          </table:table-cell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office:value-type="float" office:value="1.292165167" calcext:value-type="float">
            <text:p>1.29216516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l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0.610748546" calcext:value-type="float">
            <text:p>0.61074854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l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.143363341" calcext:value-type="float">
            <text:p>0.14336334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l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251991894" calcext:value-type="float">
            <text:p>0.25199189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l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0.331150088" calcext:value-type="float">
            <text:p>0.33115008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l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0.246876773" calcext:value-type="float">
            <text:p>0.24687677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170489821" calcext:value-type="float">
            <text:p>0.17048982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l</text:p>
          </table:table-cell>
          <table:table-cell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  <table:table-cell office:value-type="float" office:value="0.757142823" calcext:value-type="float">
            <text:p>0.75714282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l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0.427845786" calcext:value-type="float">
            <text:p>0.42784578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l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0.473195344" calcext:value-type="float">
            <text:p>0.47319534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.332246543" calcext:value-type="float">
            <text:p>0.33224654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l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0.319618501" calcext:value-type="float">
            <text:p>0.31961850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ul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0.345267139" calcext:value-type="float">
            <text:p>0.34526713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ul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0.495630344" calcext:value-type="float">
            <text:p>0.49563034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.327770497" calcext:value-type="float">
            <text:p>0.32777049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.321744417" calcext:value-type="float">
            <text:p>0.3217444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ul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.461298886" calcext:value-type="float">
            <text:p>0.46129888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ul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0.494353212" calcext:value-type="float">
            <text:p>0.49435321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ul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0.510412342" calcext:value-type="float">
            <text:p>0.51041234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ul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0.532158773" calcext:value-type="float">
            <text:p>0.53215877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l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0.640035232" calcext:value-type="float">
            <text:p>0.64003523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ul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0.453872539" calcext:value-type="float">
            <text:p>0.453872539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ul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0.543188275" calcext:value-type="float">
            <text:p>0.54318827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ul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0.667810504" calcext:value-type="float">
            <text:p>0.66781050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ul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0.606064356" calcext:value-type="float">
            <text:p>0.60606435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ul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0.731697868" calcext:value-type="float">
            <text:p>0.73169786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.705895924" calcext:value-type="float">
            <text:p>0.70589592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ul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0.667699177" calcext:value-type="float">
            <text:p>0.66769917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l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0.748228772" calcext:value-type="float">
            <text:p>0.748228772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.763791939" calcext:value-type="float">
            <text:p>0.76379193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ul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0.686031928" calcext:value-type="float">
            <text:p>0.68603192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ul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0.841097383" calcext:value-type="float">
            <text:p>0.84109738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g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0.384579982" calcext:value-type="float">
            <text:p>0.38457998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.589851241" calcext:value-type="float">
            <text:p>0.58985124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g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.336885598" calcext:value-type="float">
            <text:p>0.33688559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g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0.466856254" calcext:value-type="float">
            <text:p>0.46685625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g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0.440533257" calcext:value-type="float">
            <text:p>0.44053325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26301399" calcext:value-type="float">
            <text:p>0.2630139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g</text:p>
          </table:table-cell>
          <table:table-cell office:value-type="float" office:value="190" calcext:value-type="float">
            <text:p>190</text:p>
          </table:table-cell>
          <table:table-cell office:value-type="float" office:value="172" calcext:value-type="float">
            <text:p>172</text:p>
          </table:table-cell>
          <table:table-cell office:value-type="float" office:value="1.152340698" calcext:value-type="float">
            <text:p>1.15234069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g</text:p>
          </table:table-cell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office:value-type="float" office:value="0.716753047" calcext:value-type="float">
            <text:p>0.71675304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g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0.588333809" calcext:value-type="float">
            <text:p>0.58833380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g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0.499767971" calcext:value-type="float">
            <text:p>0.49976797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.509648695" calcext:value-type="float">
            <text:p>0.50964869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g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0.508069323" calcext:value-type="float">
            <text:p>0.50806932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g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0.75164565" calcext:value-type="float">
            <text:p>0.7516456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0.508570851" calcext:value-type="float">
            <text:p>0.50857085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g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0.597341735" calcext:value-type="float">
            <text:p>0.59734173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g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0.694223839" calcext:value-type="float">
            <text:p>0.69422383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g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0.699085286" calcext:value-type="float">
            <text:p>0.69908528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g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0.737556316" calcext:value-type="float">
            <text:p>0.73755631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ug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0.787615968" calcext:value-type="float">
            <text:p>0.78761596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ug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0.918092453" calcext:value-type="float">
            <text:p>0.91809245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ug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0.655320588" calcext:value-type="float">
            <text:p>0.65532058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ug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0.793292115" calcext:value-type="float">
            <text:p>0.79329211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ug</text:p>
          </table:table-cell>
          <table:table-cell office:value-type="float" office:value="138" calcext:value-type="float">
            <text:p>138</text:p>
          </table:table-cell>
          <table:table-cell office:value-type="float" office:value="129" calcext:value-type="float">
            <text:p>129</text:p>
          </table:table-cell>
          <table:table-cell office:value-type="float" office:value="1.026870329" calcext:value-type="float">
            <text:p>1.02687032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ug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0.90315204" calcext:value-type="float">
            <text:p>0.9031520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ug</text:p>
          </table:table-cell>
          <table:table-cell office:value-type="float" office:value="174" calcext:value-type="float">
            <text:p>174</text:p>
          </table:table-cell>
          <table:table-cell office:value-type="float" office:value="161" calcext:value-type="float">
            <text:p>161</text:p>
          </table:table-cell>
          <table:table-cell office:value-type="float" office:value="1.070446664" calcext:value-type="float">
            <text:p>1.07044666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ug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0.995259666" calcext:value-type="float">
            <text:p>0.99525966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g</text:p>
          </table:table-cell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office:value-type="float" office:value="0.962288599" calcext:value-type="float">
            <text:p>0.962288599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ug</text:p>
          </table:table-cell>
          <table:table-cell office:value-type="float" office:value="198" calcext:value-type="float">
            <text:p>198</text:p>
          </table:table-cell>
          <table:table-cell office:value-type="float" office:value="189" calcext:value-type="float">
            <text:p>189</text:p>
          </table:table-cell>
          <table:table-cell office:value-type="float" office:value="1.098459442" calcext:value-type="float">
            <text:p>1.098459442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ug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1.125787934" calcext:value-type="float">
            <text:p>1.12578793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ug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1.04462032" calcext:value-type="float">
            <text:p>1.04462032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g</text:p>
          </table:table-cell>
          <table:table-cell office:value-type="float" office:value="173" calcext:value-type="float">
            <text:p>173</text:p>
          </table:table-cell>
          <table:table-cell office:value-type="float" office:value="151" calcext:value-type="float">
            <text:p>151</text:p>
          </table:table-cell>
          <table:table-cell office:value-type="float" office:value="1.268374878" calcext:value-type="float">
            <text:p>1.26837487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p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0.268661828" calcext:value-type="float">
            <text:p>0.26866182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p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.176982342" calcext:value-type="float">
            <text:p>0.17698234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p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376149311" calcext:value-type="float">
            <text:p>0.37614931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p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0.239313594" calcext:value-type="float">
            <text:p>0.23931359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p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0.217215263" calcext:value-type="float">
            <text:p>0.21721526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p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188069067" calcext:value-type="float">
            <text:p>0.18806906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p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0.67693739" calcext:value-type="float">
            <text:p>0.6769373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p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0.41446354" calcext:value-type="float">
            <text:p>0.4144635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p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0.351109823" calcext:value-type="float">
            <text:p>0.35110982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.298712787" calcext:value-type="float">
            <text:p>0.29871278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p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0.31421063" calcext:value-type="float">
            <text:p>0.3142106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p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.283584253" calcext:value-type="float">
            <text:p>0.28358425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p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0.448407943" calcext:value-type="float">
            <text:p>0.44840794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.291773187" calcext:value-type="float">
            <text:p>0.29177318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p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0.397652785" calcext:value-type="float">
            <text:p>0.39765278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p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0.448700605" calcext:value-type="float">
            <text:p>0.44870060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p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0.376805084" calcext:value-type="float">
            <text:p>0.37680508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.439221808" calcext:value-type="float">
            <text:p>0.43922180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p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0.479407306" calcext:value-type="float">
            <text:p>0.47940730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p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.54353361" calcext:value-type="float">
            <text:p>0.5435336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.395973492" calcext:value-type="float">
            <text:p>0.39597349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ep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.458297067" calcext:value-type="float">
            <text:p>0.45829706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p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0.612785817" calcext:value-type="float">
            <text:p>0.61278581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p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0.547712227" calcext:value-type="float">
            <text:p>0.54771222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p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0.631539853" calcext:value-type="float">
            <text:p>0.63153985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p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0.60760812" calcext:value-type="float">
            <text:p>0.60760812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p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0.57371571" calcext:value-type="float">
            <text:p>0.5737157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p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0.651475138" calcext:value-type="float">
            <text:p>0.65147513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p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.688180552" calcext:value-type="float">
            <text:p>0.68818055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p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0.616444379" calcext:value-type="float">
            <text:p>0.616444379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p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0.760722395" calcext:value-type="float">
            <text:p>0.76072239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0.363318706" calcext:value-type="float">
            <text:p>0.36331870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ct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0.260232044" calcext:value-type="float">
            <text:p>0.26023204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ct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0.221519603" calcext:value-type="float">
            <text:p>0.22151960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ct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0.374015405" calcext:value-type="float">
            <text:p>0.3740154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ct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.160243685" calcext:value-type="float">
            <text:p>0.16024368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13911684" calcext:value-type="float">
            <text:p>0.1391168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0.704358731" calcext:value-type="float">
            <text:p>0.70435873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0.382333183" calcext:value-type="float">
            <text:p>0.38233318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0.344511093" calcext:value-type="float">
            <text:p>0.34451109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0.305143305" calcext:value-type="float">
            <text:p>0.30514330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0.310720754" calcext:value-type="float">
            <text:p>0.31072075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.324152715" calcext:value-type="float">
            <text:p>0.32415271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.44869238" calcext:value-type="float">
            <text:p>0.4486923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0.268047447" calcext:value-type="float">
            <text:p>0.26804744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.371004445" calcext:value-type="float">
            <text:p>0.37100444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.443799701" calcext:value-type="float">
            <text:p>0.44379970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ct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.411676362" calcext:value-type="float">
            <text:p>0.41167636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t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0.404993672" calcext:value-type="float">
            <text:p>0.40499367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t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0.472563457" calcext:value-type="float">
            <text:p>0.47256345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ct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0.531152622" calcext:value-type="float">
            <text:p>0.53115262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384926246" calcext:value-type="float">
            <text:p>0.38492624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ct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475478282" calcext:value-type="float">
            <text:p>0.47547828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ct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0.615971433" calcext:value-type="float">
            <text:p>0.61597143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ct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0.535267496" calcext:value-type="float">
            <text:p>0.53526749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ct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0.630187574" calcext:value-type="float">
            <text:p>0.63018757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ct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0.59711003" calcext:value-type="float">
            <text:p>0.5971100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ct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0.572178694" calcext:value-type="float">
            <text:p>0.572178694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0.654286517" calcext:value-type="float">
            <text:p>0.65428651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ct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0.683496628" calcext:value-type="float">
            <text:p>0.683496628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ct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.603439798" calcext:value-type="float">
            <text:p>0.60343979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ct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0.748378224" calcext:value-type="float">
            <text:p>0.74837822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v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0.473584836" calcext:value-type="float">
            <text:p>0.47358483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v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0.404066317" calcext:value-type="float">
            <text:p>0.40406631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v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0.400449606" calcext:value-type="float">
            <text:p>0.40044960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v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0.382379808" calcext:value-type="float">
            <text:p>0.38237980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v</text:p>
          </table:table-cell>
          <table:table-cell office:value-type="float" office:value="186" calcext:value-type="float">
            <text:p>186</text:p>
          </table:table-cell>
          <table:table-cell office:value-type="float" office:value="178" calcext:value-type="float">
            <text:p>178</text:p>
          </table:table-cell>
          <table:table-cell office:value-type="float" office:value="0.704351703" calcext:value-type="float">
            <text:p>0.70435170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v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.199235433" calcext:value-type="float">
            <text:p>0.19923543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v</text:p>
          </table:table-cell>
          <table:table-cell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  <table:table-cell office:value-type="float" office:value="1.14217925" calcext:value-type="float">
            <text:p>1.1421792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v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office:value-type="float" office:value="0.602770418" calcext:value-type="float">
            <text:p>0.60277041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v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0.519585918" calcext:value-type="float">
            <text:p>0.51958591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v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0.44098166" calcext:value-type="float">
            <text:p>0.4409816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v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0.50690794" calcext:value-type="float">
            <text:p>0.5069079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v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office:value-type="float" office:value="0.484389542" calcext:value-type="float">
            <text:p>0.48438954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v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0.725153813" calcext:value-type="float">
            <text:p>0.7251538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v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0.478596664" calcext:value-type="float">
            <text:p>0.47859666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v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0.583500374" calcext:value-type="float">
            <text:p>0.58350037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v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0.680987867" calcext:value-type="float">
            <text:p>0.68098786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v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0.64675998" calcext:value-type="float">
            <text:p>0.6467599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v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0.689006313" calcext:value-type="float">
            <text:p>0.68900631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v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0.704079036" calcext:value-type="float">
            <text:p>0.70407903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v</text:p>
          </table:table-cell>
          <table:table-cell office:value-type="float" office:value="172" calcext:value-type="float">
            <text:p>172</text:p>
          </table:table-cell>
          <table:table-cell office:value-type="float" office:value="164" calcext:value-type="float">
            <text:p>164</text:p>
          </table:table-cell>
          <table:table-cell office:value-type="float" office:value="0.927094083" calcext:value-type="float">
            <text:p>0.92709408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v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0.667564457" calcext:value-type="float">
            <text:p>0.66756445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ov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0.762067485" calcext:value-type="float">
            <text:p>0.76206748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ov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0.982469348" calcext:value-type="float">
            <text:p>0.98246934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0.843705798" calcext:value-type="float">
            <text:p>0.84370579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ov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office:value-type="float" office:value="1.000593335" calcext:value-type="float">
            <text:p>1.00059333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0.939640927" calcext:value-type="float">
            <text:p>0.9396409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0.931234079" calcext:value-type="float">
            <text:p>0.931234079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v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.04453351" calcext:value-type="float">
            <text:p>1.0445335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ov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1.077423702" calcext:value-type="float">
            <text:p>1.07742370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0.964117979" calcext:value-type="float">
            <text:p>0.964117979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ov</text:p>
          </table:table-cell>
          <table:table-cell office:value-type="float" office:value="137" calcext:value-type="float">
            <text:p>137</text:p>
          </table:table-cell>
          <table:table-cell office:value-type="float" office:value="119" calcext:value-type="float">
            <text:p>119</text:p>
          </table:table-cell>
          <table:table-cell office:value-type="float" office:value="1.20480625" calcext:value-type="float">
            <text:p>1.204806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0.315335261" calcext:value-type="float">
            <text:p>0.31533526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0.234423139" calcext:value-type="float">
            <text:p>0.23442313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c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0.323043703" calcext:value-type="float">
            <text:p>0.32304370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0.265239941" calcext:value-type="float">
            <text:p>0.26523994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c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0.195079762" calcext:value-type="float">
            <text:p>0.19507976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.322762899" calcext:value-type="float">
            <text:p>0.32276289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c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0.722360671" calcext:value-type="float">
            <text:p>0.72236067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0.412560776" calcext:value-type="float">
            <text:p>0.41256077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c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0.36235709" calcext:value-type="float">
            <text:p>0.3623570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c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0.277134104" calcext:value-type="float">
            <text:p>0.27713410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c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0.332048055" calcext:value-type="float">
            <text:p>0.33204805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c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0.360110066" calcext:value-type="float">
            <text:p>0.36011006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.529519232" calcext:value-type="float">
            <text:p>0.52951923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.296370393" calcext:value-type="float">
            <text:p>0.29637039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c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0.407292222" calcext:value-type="float">
            <text:p>0.40729222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c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0.449865991" calcext:value-type="float">
            <text:p>0.44986599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c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0.426712128" calcext:value-type="float">
            <text:p>0.42671212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.45673927" calcext:value-type="float">
            <text:p>0.4567392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c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0.481396278" calcext:value-type="float">
            <text:p>0.48139627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c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0.533697851" calcext:value-type="float">
            <text:p>0.53369785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432071361" calcext:value-type="float">
            <text:p>0.43207136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c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0.486179459" calcext:value-type="float">
            <text:p>0.48617945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c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office:value-type="float" office:value="0.65686233" calcext:value-type="float">
            <text:p>0.6568623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c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0.59102189" calcext:value-type="float">
            <text:p>0.5910218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c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0.667512157" calcext:value-type="float">
            <text:p>0.66751215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c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0.606022004" calcext:value-type="float">
            <text:p>0.60602200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ec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0.587530897" calcext:value-type="float">
            <text:p>0.58753089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c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0.676219449" calcext:value-type="float">
            <text:p>0.67621944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c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0.715304367" calcext:value-type="float">
            <text:p>0.71530436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c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0.637677043" calcext:value-type="float">
            <text:p>0.637677043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c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0.793526088" calcext:value-type="float">
            <text:p>0.793526088</text:p>
          </table:table-cell>
          <table:table-cell table:number-columns-repeated="4"/>
        </table:table-row>
      </table:table>
      <table:table table:name="Comparison" table:style-name="ta1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ython</text:p>
          </table:table-cell>
          <table:table-cell table:number-columns-repeated="5"/>
          <table:table-cell office:value-type="string" calcext:value-type="string">
            <text:p>Rust</text:p>
          </table:table-cell>
          <table:table-cell table:number-columns-repeated="5"/>
          <table:table-cell office:value-type="string" calcext:value-type="string">
            <text:p>Compari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<text:s/>Month</text:p>
          </table:table-cell>
          <table:table-cell office:value-type="string" calcext:value-type="string">
            <text:p><text:s/>No. Solutions</text:p>
          </table:table-cell>
          <table:table-cell office:value-type="string" calcext:value-type="string">
            <text:p><text:s/>No. Unique Solutions</text:p>
          </table:table-cell>
          <table:table-cell office:value-type="string" calcext:value-type="string">
            <text:p><text:s/>Seconds to Solve</text:p>
          </table:table-cell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<text:s/>Month</text:p>
          </table:table-cell>
          <table:table-cell office:value-type="string" calcext:value-type="string">
            <text:p><text:s/>No. Solutions</text:p>
          </table:table-cell>
          <table:table-cell office:value-type="string" calcext:value-type="string">
            <text:p><text:s/>No. Unique Solutions</text:p>
          </table:table-cell>
          <table:table-cell office:value-type="string" calcext:value-type="string">
            <text:p><text:s/>Seconds to Solve</text:p>
          </table:table-cell>
          <table:table-cell/>
          <table:table-cell office:value-type="string" calcext:value-type="string">
            <text:p><text:s/>No. Solutions</text:p>
          </table:table-cell>
          <table:table-cell office:value-type="string" calcext:value-type="string">
            <text:p><text:s/>No. Unique Solutions</text:p>
          </table:table-cell>
          <table:table-cell office:value-type="string" calcext:value-type="string">
            <text:p><text:s/>Seconds to Solve</text:p>
          </table:table-cell>
          <table:table-cell office:value-type="string" calcext:value-type="string">
            <text:p>% Speed Decrease</text:p>
          </table:table-cell>
          <table:table-cell office:value-type="string" calcext:value-type="string">
            <text:p>Fold decrea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n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0.1601297855377" calcext:value-type="float">
            <text:p>10.160129785537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n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0.527168631" calcext:value-type="float">
            <text:p>0.527168631</text:p>
          </table:table-cell>
          <table:table-cell/>
          <table:table-cell table:formula="of:=[.C3]-[.I3]" office:value-type="float" office:value="0" calcext:value-type="float">
            <text:p>0</text:p>
          </table:table-cell>
          <table:table-cell table:formula="of:=[.D3]-[.J3]" office:value-type="float" office:value="0" calcext:value-type="float">
            <text:p>0</text:p>
          </table:table-cell>
          <table:table-cell table:formula="of:=[.E3]-[.K3]" office:value-type="float" office:value="9.63296115453772" calcext:value-type="float">
            <text:p>9.63296115453772</text:p>
          </table:table-cell>
          <table:table-cell table:formula="of:=[.O3]/[.E3]*100" office:value-type="float" office:value="94.8113986521079" calcext:value-type="float">
            <text:p>94.8113986521079</text:p>
          </table:table-cell>
          <table:table-cell table:formula="of:=[.E3]/[.K3]" office:value-type="float" office:value="19.2730166175948" calcext:value-type="float">
            <text:p>19.27301661759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n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office:value-type="float" office:value="11.7026765346527" calcext:value-type="float">
            <text:p>11.70267653465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an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office:value-type="float" office:value="0.63186429" calcext:value-type="float">
            <text:p>0.63186429</text:p>
          </table:table-cell>
          <table:table-cell/>
          <table:table-cell table:formula="of:=[.C4]-[.I4]" office:value-type="float" office:value="0" calcext:value-type="float">
            <text:p>0</text:p>
          </table:table-cell>
          <table:table-cell table:formula="of:=[.D4]-[.J4]" office:value-type="float" office:value="0" calcext:value-type="float">
            <text:p>0</text:p>
          </table:table-cell>
          <table:table-cell table:formula="of:=[.E4]-[.K4]" office:value-type="float" office:value="11.0708122446527" calcext:value-type="float">
            <text:p>11.0708122446527</text:p>
          </table:table-cell>
          <table:table-cell table:formula="of:=[.O4]/[.E4]*100" office:value-type="float" office:value="94.6006856796478" calcext:value-type="float">
            <text:p>94.6006856796478</text:p>
          </table:table-cell>
          <table:table-cell table:formula="of:=[.E4]/[.K4]" office:value-type="float" office:value="18.5208702562582" calcext:value-type="float">
            <text:p>18.52087025625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n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8.41389465332031" calcext:value-type="float">
            <text:p>8.4138946533203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Jan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0.390009019" calcext:value-type="float">
            <text:p>0.390009019</text:p>
          </table:table-cell>
          <table:table-cell/>
          <table:table-cell table:formula="of:=[.C5]-[.I5]" office:value-type="float" office:value="0" calcext:value-type="float">
            <text:p>0</text:p>
          </table:table-cell>
          <table:table-cell table:formula="of:=[.D5]-[.J5]" office:value-type="float" office:value="0" calcext:value-type="float">
            <text:p>0</text:p>
          </table:table-cell>
          <table:table-cell table:formula="of:=[.E5]-[.K5]" office:value-type="float" office:value="8.02388563432031" calcext:value-type="float">
            <text:p>8.02388563432031</text:p>
          </table:table-cell>
          <table:table-cell table:formula="of:=[.O5]/[.E5]*100" office:value-type="float" office:value="95.3647028508243" calcext:value-type="float">
            <text:p>95.3647028508243</text:p>
          </table:table-cell>
          <table:table-cell table:formula="of:=[.E5]/[.K5]" office:value-type="float" office:value="21.5735899515706" calcext:value-type="float">
            <text:p>21.57358995157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n</text:p>
          </table:table-cell>
          <table:table-cell office:value-type="float" office:value="123" calcext:value-type="float">
            <text:p>123</text:p>
          </table:table-cell>
          <table:table-cell office:value-type="float" office:value="103" calcext:value-type="float">
            <text:p>103</text:p>
          </table:table-cell>
          <table:table-cell office:value-type="float" office:value="11.4041583538055" calcext:value-type="float">
            <text:p>11.404158353805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an</text:p>
          </table:table-cell>
          <table:table-cell office:value-type="float" office:value="123" calcext:value-type="float">
            <text:p>123</text:p>
          </table:table-cell>
          <table:table-cell office:value-type="float" office:value="103" calcext:value-type="float">
            <text:p>103</text:p>
          </table:table-cell>
          <table:table-cell office:value-type="float" office:value="0.534923476" calcext:value-type="float">
            <text:p>0.534923476</text:p>
          </table:table-cell>
          <table:table-cell/>
          <table:table-cell table:formula="of:=[.C6]-[.I6]" office:value-type="float" office:value="0" calcext:value-type="float">
            <text:p>0</text:p>
          </table:table-cell>
          <table:table-cell table:formula="of:=[.D6]-[.J6]" office:value-type="float" office:value="0" calcext:value-type="float">
            <text:p>0</text:p>
          </table:table-cell>
          <table:table-cell table:formula="of:=[.E6]-[.K6]" office:value-type="float" office:value="10.8692348778055" calcext:value-type="float">
            <text:p>10.8692348778055</text:p>
          </table:table-cell>
          <table:table-cell table:formula="of:=[.O6]/[.E6]*100" office:value-type="float" office:value="95.3093997873022" calcext:value-type="float">
            <text:p>95.3093997873022</text:p>
          </table:table-cell>
          <table:table-cell table:formula="of:=[.E6]/[.K6]" office:value-type="float" office:value="21.3192332463747" calcext:value-type="float">
            <text:p>21.31923324637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n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9.9851348400116" calcext:value-type="float">
            <text:p>9.985134840011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an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0.458376325" calcext:value-type="float">
            <text:p>0.458376325</text:p>
          </table:table-cell>
          <table:table-cell/>
          <table:table-cell table:formula="of:=[.C7]-[.I7]" office:value-type="float" office:value="0" calcext:value-type="float">
            <text:p>0</text:p>
          </table:table-cell>
          <table:table-cell table:formula="of:=[.D7]-[.J7]" office:value-type="float" office:value="0" calcext:value-type="float">
            <text:p>0</text:p>
          </table:table-cell>
          <table:table-cell table:formula="of:=[.E7]-[.K7]" office:value-type="float" office:value="9.5267585150116" calcext:value-type="float">
            <text:p>9.5267585150116</text:p>
          </table:table-cell>
          <table:table-cell table:formula="of:=[.O7]/[.E7]*100" office:value-type="float" office:value="95.4094127686365" calcext:value-type="float">
            <text:p>95.4094127686365</text:p>
          </table:table-cell>
          <table:table-cell table:formula="of:=[.E7]/[.K7]" office:value-type="float" office:value="21.7837054302741" calcext:value-type="float">
            <text:p>21.78370543027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n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6.0672287940979" calcext:value-type="float">
            <text:p>6.067228794097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an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0.281113405" calcext:value-type="float">
            <text:p>0.281113405</text:p>
          </table:table-cell>
          <table:table-cell/>
          <table:table-cell table:formula="of:=[.C8]-[.I8]" office:value-type="float" office:value="0" calcext:value-type="float">
            <text:p>0</text:p>
          </table:table-cell>
          <table:table-cell table:formula="of:=[.D8]-[.J8]" office:value-type="float" office:value="0" calcext:value-type="float">
            <text:p>0</text:p>
          </table:table-cell>
          <table:table-cell table:formula="of:=[.E8]-[.K8]" office:value-type="float" office:value="5.7861153890979" calcext:value-type="float">
            <text:p>5.7861153890979</text:p>
          </table:table-cell>
          <table:table-cell table:formula="of:=[.O8]/[.E8]*100" office:value-type="float" office:value="95.3666918697138" calcext:value-type="float">
            <text:p>95.3666918697138</text:p>
          </table:table-cell>
          <table:table-cell table:formula="of:=[.E8]/[.K8]" office:value-type="float" office:value="21.582851213011" calcext:value-type="float">
            <text:p>21.5828512130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n</text:p>
          </table:table-cell>
          <table:table-cell office:value-type="float" office:value="233" calcext:value-type="float">
            <text:p>233</text:p>
          </table:table-cell>
          <table:table-cell office:value-type="float" office:value="188" calcext:value-type="float">
            <text:p>188</text:p>
          </table:table-cell>
          <table:table-cell office:value-type="float" office:value="27.2645807266235" calcext:value-type="float">
            <text:p>27.264580726623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Jan</text:p>
          </table:table-cell>
          <table:table-cell office:value-type="float" office:value="233" calcext:value-type="float">
            <text:p>233</text:p>
          </table:table-cell>
          <table:table-cell office:value-type="float" office:value="188" calcext:value-type="float">
            <text:p>188</text:p>
          </table:table-cell>
          <table:table-cell office:value-type="float" office:value="1.23968218" calcext:value-type="float">
            <text:p>1.23968218</text:p>
          </table:table-cell>
          <table:table-cell/>
          <table:table-cell table:formula="of:=[.C9]-[.I9]" office:value-type="float" office:value="0" calcext:value-type="float">
            <text:p>0</text:p>
          </table:table-cell>
          <table:table-cell table:formula="of:=[.D9]-[.J9]" office:value-type="float" office:value="0" calcext:value-type="float">
            <text:p>0</text:p>
          </table:table-cell>
          <table:table-cell table:formula="of:=[.E9]-[.K9]" office:value-type="float" office:value="26.0248985466235" calcext:value-type="float">
            <text:p>26.0248985466235</text:p>
          </table:table-cell>
          <table:table-cell table:formula="of:=[.O9]/[.E9]*100" office:value-type="float" office:value="95.4531404959789" calcext:value-type="float">
            <text:p>95.4531404959789</text:p>
          </table:table-cell>
          <table:table-cell table:formula="of:=[.E9]/[.K9]" office:value-type="float" office:value="21.993202101706" calcext:value-type="float">
            <text:p>21.9932021017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an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10.8680789470673" calcext:value-type="float">
            <text:p>10.868078947067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an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0.453546012" calcext:value-type="float">
            <text:p>0.453546012</text:p>
          </table:table-cell>
          <table:table-cell/>
          <table:table-cell table:formula="of:=[.C10]-[.I10]" office:value-type="float" office:value="0" calcext:value-type="float">
            <text:p>0</text:p>
          </table:table-cell>
          <table:table-cell table:formula="of:=[.D10]-[.J10]" office:value-type="float" office:value="0" calcext:value-type="float">
            <text:p>0</text:p>
          </table:table-cell>
          <table:table-cell table:formula="of:=[.E10]-[.K10]" office:value-type="float" office:value="10.4145329350673" calcext:value-type="float">
            <text:p>10.4145329350673</text:p>
          </table:table-cell>
          <table:table-cell table:formula="of:=[.O10]/[.E10]*100" office:value-type="float" office:value="95.8268060601235" calcext:value-type="float">
            <text:p>95.8268060601235</text:p>
          </table:table-cell>
          <table:table-cell table:formula="of:=[.E10]/[.K10]" office:value-type="float" office:value="23.9624617117508" calcext:value-type="float">
            <text:p>23.96246171175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an</text:p>
          </table:table-cell>
          <table:table-cell office:value-type="float" office:value="151" calcext:value-type="float">
            <text:p>151</text:p>
          </table:table-cell>
          <table:table-cell office:value-type="float" office:value="127" calcext:value-type="float">
            <text:p>127</text:p>
          </table:table-cell>
          <table:table-cell office:value-type="float" office:value="14.1022415161133" calcext:value-type="float">
            <text:p>14.102241516113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an</text:p>
          </table:table-cell>
          <table:table-cell office:value-type="float" office:value="151" calcext:value-type="float">
            <text:p>151</text:p>
          </table:table-cell>
          <table:table-cell office:value-type="float" office:value="127" calcext:value-type="float">
            <text:p>127</text:p>
          </table:table-cell>
          <table:table-cell office:value-type="float" office:value="0.678137887" calcext:value-type="float">
            <text:p>0.678137887</text:p>
          </table:table-cell>
          <table:table-cell/>
          <table:table-cell table:formula="of:=[.C11]-[.I11]" office:value-type="float" office:value="0" calcext:value-type="float">
            <text:p>0</text:p>
          </table:table-cell>
          <table:table-cell table:formula="of:=[.D11]-[.J11]" office:value-type="float" office:value="0" calcext:value-type="float">
            <text:p>0</text:p>
          </table:table-cell>
          <table:table-cell table:formula="of:=[.E11]-[.K11]" office:value-type="float" office:value="13.4241036291133" calcext:value-type="float">
            <text:p>13.4241036291133</text:p>
          </table:table-cell>
          <table:table-cell table:formula="of:=[.O11]/[.E11]*100" office:value-type="float" office:value="95.1912758959265" calcext:value-type="float">
            <text:p>95.1912758959265</text:p>
          </table:table-cell>
          <table:table-cell table:formula="of:=[.E11]/[.K11]" office:value-type="float" office:value="20.7955369939584" calcext:value-type="float">
            <text:p>20.79553699395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n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13.7008168697357" calcext:value-type="float">
            <text:p>13.700816869735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an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0.566820541" calcext:value-type="float">
            <text:p>0.566820541</text:p>
          </table:table-cell>
          <table:table-cell/>
          <table:table-cell table:formula="of:=[.C12]-[.I12]" office:value-type="float" office:value="0" calcext:value-type="float">
            <text:p>0</text:p>
          </table:table-cell>
          <table:table-cell table:formula="of:=[.D12]-[.J12]" office:value-type="float" office:value="0" calcext:value-type="float">
            <text:p>0</text:p>
          </table:table-cell>
          <table:table-cell table:formula="of:=[.E12]-[.K12]" office:value-type="float" office:value="13.1339963287357" calcext:value-type="float">
            <text:p>13.1339963287357</text:p>
          </table:table-cell>
          <table:table-cell table:formula="of:=[.O12]/[.E12]*100" office:value-type="float" office:value="95.8628704668546" calcext:value-type="float">
            <text:p>95.8628704668546</text:p>
          </table:table-cell>
          <table:table-cell table:formula="of:=[.E12]/[.K12]" office:value-type="float" office:value="24.1713485639818" calcext:value-type="float">
            <text:p>24.17134856398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n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13.2109534740448" calcext:value-type="float">
            <text:p>13.210953474044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Jan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0.598562174" calcext:value-type="float">
            <text:p>0.598562174</text:p>
          </table:table-cell>
          <table:table-cell/>
          <table:table-cell table:formula="of:=[.C13]-[.I13]" office:value-type="float" office:value="0" calcext:value-type="float">
            <text:p>0</text:p>
          </table:table-cell>
          <table:table-cell table:formula="of:=[.D13]-[.J13]" office:value-type="float" office:value="0" calcext:value-type="float">
            <text:p>0</text:p>
          </table:table-cell>
          <table:table-cell table:formula="of:=[.E13]-[.K13]" office:value-type="float" office:value="12.6123913000448" calcext:value-type="float">
            <text:p>12.6123913000448</text:p>
          </table:table-cell>
          <table:table-cell table:formula="of:=[.O13]/[.E13]*100" office:value-type="float" office:value="95.4691977745893" calcext:value-type="float">
            <text:p>95.4691977745893</text:p>
          </table:table-cell>
          <table:table-cell table:formula="of:=[.E13]/[.K13]" office:value-type="float" office:value="22.0711465707233" calcext:value-type="float">
            <text:p>22.07114657072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an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11.8307111263275" calcext:value-type="float">
            <text:p>11.830711126327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an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0.552721452" calcext:value-type="float">
            <text:p>0.552721452</text:p>
          </table:table-cell>
          <table:table-cell/>
          <table:table-cell table:formula="of:=[.C14]-[.I14]" office:value-type="float" office:value="0" calcext:value-type="float">
            <text:p>0</text:p>
          </table:table-cell>
          <table:table-cell table:formula="of:=[.D14]-[.J14]" office:value-type="float" office:value="0" calcext:value-type="float">
            <text:p>0</text:p>
          </table:table-cell>
          <table:table-cell table:formula="of:=[.E14]-[.K14]" office:value-type="float" office:value="11.2779896743275" calcext:value-type="float">
            <text:p>11.2779896743275</text:p>
          </table:table-cell>
          <table:table-cell table:formula="of:=[.O14]/[.E14]*100" office:value-type="float" office:value="95.3280792160498" calcext:value-type="float">
            <text:p>95.3280792160498</text:p>
          </table:table-cell>
          <table:table-cell table:formula="of:=[.E14]/[.K14]" office:value-type="float" office:value="21.4044725123633" calcext:value-type="float">
            <text:p>21.40447251236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an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float" office:value="17.1478836536407" calcext:value-type="float">
            <text:p>17.147883653640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an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float" office:value="0.879128098" calcext:value-type="float">
            <text:p>0.879128098</text:p>
          </table:table-cell>
          <table:table-cell/>
          <table:table-cell table:formula="of:=[.C15]-[.I15]" office:value-type="float" office:value="0" calcext:value-type="float">
            <text:p>0</text:p>
          </table:table-cell>
          <table:table-cell table:formula="of:=[.D15]-[.J15]" office:value-type="float" office:value="0" calcext:value-type="float">
            <text:p>0</text:p>
          </table:table-cell>
          <table:table-cell table:formula="of:=[.E15]-[.K15]" office:value-type="float" office:value="16.2687555556407" calcext:value-type="float">
            <text:p>16.2687555556407</text:p>
          </table:table-cell>
          <table:table-cell table:formula="of:=[.O15]/[.E15]*100" office:value-type="float" office:value="94.8732559903196" calcext:value-type="float">
            <text:p>94.8732559903196</text:p>
          </table:table-cell>
          <table:table-cell table:formula="of:=[.E15]/[.K15]" office:value-type="float" office:value="19.5055574866187" calcext:value-type="float">
            <text:p>19.50555748661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an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14.8418447971344" calcext:value-type="float">
            <text:p>14.841844797134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an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0.572768535" calcext:value-type="float">
            <text:p>0.572768535</text:p>
          </table:table-cell>
          <table:table-cell/>
          <table:table-cell table:formula="of:=[.C16]-[.I16]" office:value-type="float" office:value="0" calcext:value-type="float">
            <text:p>0</text:p>
          </table:table-cell>
          <table:table-cell table:formula="of:=[.D16]-[.J16]" office:value-type="float" office:value="0" calcext:value-type="float">
            <text:p>0</text:p>
          </table:table-cell>
          <table:table-cell table:formula="of:=[.E16]-[.K16]" office:value-type="float" office:value="14.2690762621344" calcext:value-type="float">
            <text:p>14.2690762621344</text:p>
          </table:table-cell>
          <table:table-cell table:formula="of:=[.O16]/[.E16]*100" office:value-type="float" office:value="96.1408534934243" calcext:value-type="float">
            <text:p>96.1408534934243</text:p>
          </table:table-cell>
          <table:table-cell table:formula="of:=[.E16]/[.K16]" office:value-type="float" office:value="25.9124653157395" calcext:value-type="float">
            <text:p>25.91246531573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an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18.2604818344116" calcext:value-type="float">
            <text:p>18.260481834411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an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0.733416855" calcext:value-type="float">
            <text:p>0.733416855</text:p>
          </table:table-cell>
          <table:table-cell/>
          <table:table-cell table:formula="of:=[.C17]-[.I17]" office:value-type="float" office:value="0" calcext:value-type="float">
            <text:p>0</text:p>
          </table:table-cell>
          <table:table-cell table:formula="of:=[.D17]-[.J17]" office:value-type="float" office:value="0" calcext:value-type="float">
            <text:p>0</text:p>
          </table:table-cell>
          <table:table-cell table:formula="of:=[.E17]-[.K17]" office:value-type="float" office:value="17.5270649794116" calcext:value-type="float">
            <text:p>17.5270649794116</text:p>
          </table:table-cell>
          <table:table-cell table:formula="of:=[.O17]/[.E17]*100" office:value-type="float" office:value="95.9835843235095" calcext:value-type="float">
            <text:p>95.9835843235095</text:p>
          </table:table-cell>
          <table:table-cell table:formula="of:=[.E17]/[.K17]" office:value-type="float" office:value="24.8978213548305" calcext:value-type="float">
            <text:p>24.89782135483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an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15.1322753429413" calcext:value-type="float">
            <text:p>15.13227534294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Jan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0.786077801" calcext:value-type="float">
            <text:p>0.786077801</text:p>
          </table:table-cell>
          <table:table-cell/>
          <table:table-cell table:formula="of:=[.C18]-[.I18]" office:value-type="float" office:value="0" calcext:value-type="float">
            <text:p>0</text:p>
          </table:table-cell>
          <table:table-cell table:formula="of:=[.D18]-[.J18]" office:value-type="float" office:value="0" calcext:value-type="float">
            <text:p>0</text:p>
          </table:table-cell>
          <table:table-cell table:formula="of:=[.E18]-[.K18]" office:value-type="float" office:value="14.3461975419413" calcext:value-type="float">
            <text:p>14.3461975419413</text:p>
          </table:table-cell>
          <table:table-cell table:formula="of:=[.O18]/[.E18]*100" office:value-type="float" office:value="94.8052901286476" calcext:value-type="float">
            <text:p>94.8052901286476</text:p>
          </table:table-cell>
          <table:table-cell table:formula="of:=[.E18]/[.K18]" office:value-type="float" office:value="19.2503532394515" calcext:value-type="float">
            <text:p>19.25035323945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an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16.3460285663605" calcext:value-type="float">
            <text:p>16.346028566360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Jan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0.854836963" calcext:value-type="float">
            <text:p>0.854836963</text:p>
          </table:table-cell>
          <table:table-cell/>
          <table:table-cell table:formula="of:=[.C19]-[.I19]" office:value-type="float" office:value="0" calcext:value-type="float">
            <text:p>0</text:p>
          </table:table-cell>
          <table:table-cell table:formula="of:=[.D19]-[.J19]" office:value-type="float" office:value="0" calcext:value-type="float">
            <text:p>0</text:p>
          </table:table-cell>
          <table:table-cell table:formula="of:=[.E19]-[.K19]" office:value-type="float" office:value="15.4911916033605" calcext:value-type="float">
            <text:p>15.4911916033605</text:p>
          </table:table-cell>
          <table:table-cell table:formula="of:=[.O19]/[.E19]*100" office:value-type="float" office:value="94.7703690867198" calcext:value-type="float">
            <text:p>94.7703690867198</text:p>
          </table:table-cell>
          <table:table-cell table:formula="of:=[.E19]/[.K19]" office:value-type="float" office:value="19.1218083375747" calcext:value-type="float">
            <text:p>19.12180833757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an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17.4267578125" calcext:value-type="float">
            <text:p>17.426757812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Jan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0.852839107" calcext:value-type="float">
            <text:p>0.852839107</text:p>
          </table:table-cell>
          <table:table-cell/>
          <table:table-cell table:formula="of:=[.C20]-[.I20]" office:value-type="float" office:value="0" calcext:value-type="float">
            <text:p>0</text:p>
          </table:table-cell>
          <table:table-cell table:formula="of:=[.D20]-[.J20]" office:value-type="float" office:value="0" calcext:value-type="float">
            <text:p>0</text:p>
          </table:table-cell>
          <table:table-cell table:formula="of:=[.E20]-[.K20]" office:value-type="float" office:value="16.5739187055" calcext:value-type="float">
            <text:p>16.5739187055</text:p>
          </table:table-cell>
          <table:table-cell table:formula="of:=[.O20]/[.E20]*100" office:value-type="float" office:value="95.1061516079126" calcext:value-type="float">
            <text:p>95.1061516079126</text:p>
          </table:table-cell>
          <table:table-cell table:formula="of:=[.E20]/[.K20]" office:value-type="float" office:value="20.4338164953545" calcext:value-type="float">
            <text:p>20.43381649535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an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8.9003734588623" calcext:value-type="float">
            <text:p>18.90037345886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Jan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0.935814548" calcext:value-type="float">
            <text:p>0.935814548</text:p>
          </table:table-cell>
          <table:table-cell/>
          <table:table-cell table:formula="of:=[.C21]-[.I21]" office:value-type="float" office:value="0" calcext:value-type="float">
            <text:p>0</text:p>
          </table:table-cell>
          <table:table-cell table:formula="of:=[.D21]-[.J21]" office:value-type="float" office:value="0" calcext:value-type="float">
            <text:p>0</text:p>
          </table:table-cell>
          <table:table-cell table:formula="of:=[.E21]-[.K21]" office:value-type="float" office:value="17.9645589108623" calcext:value-type="float">
            <text:p>17.9645589108623</text:p>
          </table:table-cell>
          <table:table-cell table:formula="of:=[.O21]/[.E21]*100" office:value-type="float" office:value="95.0486981115117" calcext:value-type="float">
            <text:p>95.0486981115117</text:p>
          </table:table-cell>
          <table:table-cell table:formula="of:=[.E21]/[.K21]" office:value-type="float" office:value="20.1967083106965" calcext:value-type="float">
            <text:p>20.19670831069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an</text:p>
          </table:table-cell>
          <table:table-cell office:value-type="float" office:value="213" calcext:value-type="float">
            <text:p>213</text:p>
          </table:table-cell>
          <table:table-cell office:value-type="float" office:value="195" calcext:value-type="float">
            <text:p>195</text:p>
          </table:table-cell>
          <table:table-cell office:value-type="float" office:value="20.549896478653" calcext:value-type="float">
            <text:p>20.54989647865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Jan</text:p>
          </table:table-cell>
          <table:table-cell office:value-type="float" office:value="213" calcext:value-type="float">
            <text:p>213</text:p>
          </table:table-cell>
          <table:table-cell office:value-type="float" office:value="195" calcext:value-type="float">
            <text:p>195</text:p>
          </table:table-cell>
          <table:table-cell office:value-type="float" office:value="1.112655236" calcext:value-type="float">
            <text:p>1.112655236</text:p>
          </table:table-cell>
          <table:table-cell/>
          <table:table-cell table:formula="of:=[.C22]-[.I22]" office:value-type="float" office:value="0" calcext:value-type="float">
            <text:p>0</text:p>
          </table:table-cell>
          <table:table-cell table:formula="of:=[.D22]-[.J22]" office:value-type="float" office:value="0" calcext:value-type="float">
            <text:p>0</text:p>
          </table:table-cell>
          <table:table-cell table:formula="of:=[.E22]-[.K22]" office:value-type="float" office:value="19.437241242653" calcext:value-type="float">
            <text:p>19.437241242653</text:p>
          </table:table-cell>
          <table:table-cell table:formula="of:=[.O22]/[.E22]*100" office:value-type="float" office:value="94.5855920142673" calcext:value-type="float">
            <text:p>94.5855920142673</text:p>
          </table:table-cell>
          <table:table-cell table:formula="of:=[.E22]/[.K22]" office:value-type="float" office:value="18.4692398990813" calcext:value-type="float">
            <text:p>18.46923989908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an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20.0684416294098" calcext:value-type="float">
            <text:p>20.068441629409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Jan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0.781765737" calcext:value-type="float">
            <text:p>0.781765737</text:p>
          </table:table-cell>
          <table:table-cell/>
          <table:table-cell table:formula="of:=[.C23]-[.I23]" office:value-type="float" office:value="0" calcext:value-type="float">
            <text:p>0</text:p>
          </table:table-cell>
          <table:table-cell table:formula="of:=[.D23]-[.J23]" office:value-type="float" office:value="0" calcext:value-type="float">
            <text:p>0</text:p>
          </table:table-cell>
          <table:table-cell table:formula="of:=[.E23]-[.K23]" office:value-type="float" office:value="19.2866758924098" calcext:value-type="float">
            <text:p>19.2866758924098</text:p>
          </table:table-cell>
          <table:table-cell table:formula="of:=[.O23]/[.E23]*100" office:value-type="float" office:value="96.1045020264337" calcext:value-type="float">
            <text:p>96.1045020264337</text:p>
          </table:table-cell>
          <table:table-cell table:formula="of:=[.E23]/[.K23]" office:value-type="float" office:value="25.6706589705783" calcext:value-type="float">
            <text:p>25.67065897057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an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26.0458362102509" calcext:value-type="float">
            <text:p>26.045836210250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Jan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1.03263715" calcext:value-type="float">
            <text:p>1.03263715</text:p>
          </table:table-cell>
          <table:table-cell/>
          <table:table-cell table:formula="of:=[.C24]-[.I24]" office:value-type="float" office:value="0" calcext:value-type="float">
            <text:p>0</text:p>
          </table:table-cell>
          <table:table-cell table:formula="of:=[.D24]-[.J24]" office:value-type="float" office:value="0" calcext:value-type="float">
            <text:p>0</text:p>
          </table:table-cell>
          <table:table-cell table:formula="of:=[.E24]-[.K24]" office:value-type="float" office:value="25.0131990602509" calcext:value-type="float">
            <text:p>25.0131990602509</text:p>
          </table:table-cell>
          <table:table-cell table:formula="of:=[.O24]/[.E24]*100" office:value-type="float" office:value="96.0353081326927" calcext:value-type="float">
            <text:p>96.0353081326927</text:p>
          </table:table-cell>
          <table:table-cell table:formula="of:=[.E24]/[.K24]" office:value-type="float" office:value="25.222641089613" calcext:value-type="float">
            <text:p>25.2226410896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an</text:p>
          </table:table-cell>
          <table:table-cell office:value-type="float" office:value="204" calcext:value-type="float">
            <text:p>204</text:p>
          </table:table-cell>
          <table:table-cell office:value-type="float" office:value="188" calcext:value-type="float">
            <text:p>188</text:p>
          </table:table-cell>
          <table:table-cell office:value-type="float" office:value="22.9581203460693" calcext:value-type="float">
            <text:p>22.958120346069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Jan</text:p>
          </table:table-cell>
          <table:table-cell office:value-type="float" office:value="204" calcext:value-type="float">
            <text:p>204</text:p>
          </table:table-cell>
          <table:table-cell office:value-type="float" office:value="188" calcext:value-type="float">
            <text:p>188</text:p>
          </table:table-cell>
          <table:table-cell office:value-type="float" office:value="1.220638434" calcext:value-type="float">
            <text:p>1.220638434</text:p>
          </table:table-cell>
          <table:table-cell/>
          <table:table-cell table:formula="of:=[.C25]-[.I25]" office:value-type="float" office:value="0" calcext:value-type="float">
            <text:p>0</text:p>
          </table:table-cell>
          <table:table-cell table:formula="of:=[.D25]-[.J25]" office:value-type="float" office:value="0" calcext:value-type="float">
            <text:p>0</text:p>
          </table:table-cell>
          <table:table-cell table:formula="of:=[.E25]-[.K25]" office:value-type="float" office:value="21.7374819120693" calcext:value-type="float">
            <text:p>21.7374819120693</text:p>
          </table:table-cell>
          <table:table-cell table:formula="of:=[.O25]/[.E25]*100" office:value-type="float" office:value="94.6831952459515" calcext:value-type="float">
            <text:p>94.6831952459515</text:p>
          </table:table-cell>
          <table:table-cell table:formula="of:=[.E25]/[.K25]" office:value-type="float" office:value="18.8082889302741" calcext:value-type="float">
            <text:p>18.80828893027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an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23.7415721416473" calcext:value-type="float">
            <text:p>23.741572141647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Jan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1.109129407" calcext:value-type="float">
            <text:p>1.109129407</text:p>
          </table:table-cell>
          <table:table-cell/>
          <table:table-cell table:formula="of:=[.C26]-[.I26]" office:value-type="float" office:value="0" calcext:value-type="float">
            <text:p>0</text:p>
          </table:table-cell>
          <table:table-cell table:formula="of:=[.D26]-[.J26]" office:value-type="float" office:value="0" calcext:value-type="float">
            <text:p>0</text:p>
          </table:table-cell>
          <table:table-cell table:formula="of:=[.E26]-[.K26]" office:value-type="float" office:value="22.6324427346473" calcext:value-type="float">
            <text:p>22.6324427346473</text:p>
          </table:table-cell>
          <table:table-cell table:formula="of:=[.O26]/[.E26]*100" office:value-type="float" office:value="95.3283236662564" calcext:value-type="float">
            <text:p>95.3283236662564</text:p>
          </table:table-cell>
          <table:table-cell table:formula="of:=[.E26]/[.K26]" office:value-type="float" office:value="21.405592523116" calcext:value-type="float">
            <text:p>21.4055925231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an</text:p>
          </table:table-cell>
          <table:table-cell office:value-type="float" office:value="253" calcext:value-type="float">
            <text:p>253</text:p>
          </table:table-cell>
          <table:table-cell office:value-type="float" office:value="216" calcext:value-type="float">
            <text:p>216</text:p>
          </table:table-cell>
          <table:table-cell office:value-type="float" office:value="25.863294839859" calcext:value-type="float">
            <text:p>25.86329483985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Jan</text:p>
          </table:table-cell>
          <table:table-cell office:value-type="float" office:value="253" calcext:value-type="float">
            <text:p>253</text:p>
          </table:table-cell>
          <table:table-cell office:value-type="float" office:value="216" calcext:value-type="float">
            <text:p>216</text:p>
          </table:table-cell>
          <table:table-cell office:value-type="float" office:value="1.252712734" calcext:value-type="float">
            <text:p>1.252712734</text:p>
          </table:table-cell>
          <table:table-cell/>
          <table:table-cell table:formula="of:=[.C27]-[.I27]" office:value-type="float" office:value="0" calcext:value-type="float">
            <text:p>0</text:p>
          </table:table-cell>
          <table:table-cell table:formula="of:=[.D27]-[.J27]" office:value-type="float" office:value="0" calcext:value-type="float">
            <text:p>0</text:p>
          </table:table-cell>
          <table:table-cell table:formula="of:=[.E27]-[.K27]" office:value-type="float" office:value="24.610582105859" calcext:value-type="float">
            <text:p>24.610582105859</text:p>
          </table:table-cell>
          <table:table-cell table:formula="of:=[.O27]/[.E27]*100" office:value-type="float" office:value="95.1564070171392" calcext:value-type="float">
            <text:p>95.1564070171392</text:p>
          </table:table-cell>
          <table:table-cell table:formula="of:=[.E27]/[.K27]" office:value-type="float" office:value="20.6458305546841" calcext:value-type="float">
            <text:p>20.64583055468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an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27.1197996139526" calcext:value-type="float">
            <text:p>27.11979961395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Jan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1.1879767" calcext:value-type="float">
            <text:p>1.1879767</text:p>
          </table:table-cell>
          <table:table-cell/>
          <table:table-cell table:formula="of:=[.C28]-[.I28]" office:value-type="float" office:value="0" calcext:value-type="float">
            <text:p>0</text:p>
          </table:table-cell>
          <table:table-cell table:formula="of:=[.D28]-[.J28]" office:value-type="float" office:value="0" calcext:value-type="float">
            <text:p>0</text:p>
          </table:table-cell>
          <table:table-cell table:formula="of:=[.E28]-[.K28]" office:value-type="float" office:value="25.9318229139526" calcext:value-type="float">
            <text:p>25.9318229139526</text:p>
          </table:table-cell>
          <table:table-cell table:formula="of:=[.O28]/[.E28]*100" office:value-type="float" office:value="95.619522574242" calcext:value-type="float">
            <text:p>95.619522574242</text:p>
          </table:table-cell>
          <table:table-cell table:formula="of:=[.E28]/[.K28]" office:value-type="float" office:value="22.8285618850543" calcext:value-type="float">
            <text:p>22.82856188505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an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26.4782619476318" calcext:value-type="float">
            <text:p>26.478261947631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Jan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1.155030183" calcext:value-type="float">
            <text:p>1.155030183</text:p>
          </table:table-cell>
          <table:table-cell/>
          <table:table-cell table:formula="of:=[.C29]-[.I29]" office:value-type="float" office:value="0" calcext:value-type="float">
            <text:p>0</text:p>
          </table:table-cell>
          <table:table-cell table:formula="of:=[.D29]-[.J29]" office:value-type="float" office:value="0" calcext:value-type="float">
            <text:p>0</text:p>
          </table:table-cell>
          <table:table-cell table:formula="of:=[.E29]-[.K29]" office:value-type="float" office:value="25.3232317646318" calcext:value-type="float">
            <text:p>25.3232317646318</text:p>
          </table:table-cell>
          <table:table-cell table:formula="of:=[.O29]/[.E29]*100" office:value-type="float" office:value="95.6378172204641" calcext:value-type="float">
            <text:p>95.6378172204641</text:p>
          </table:table-cell>
          <table:table-cell table:formula="of:=[.E29]/[.K29]" office:value-type="float" office:value="22.9243030505566" calcext:value-type="float">
            <text:p>22.92430305055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an</text:p>
          </table:table-cell>
          <table:table-cell office:value-type="float" office:value="162" calcext:value-type="float">
            <text:p>162</text:p>
          </table:table-cell>
          <table:table-cell office:value-type="float" office:value="145" calcext:value-type="float">
            <text:p>145</text:p>
          </table:table-cell>
          <table:table-cell office:value-type="float" office:value="27.9085700511932" calcext:value-type="float">
            <text:p>27.908570051193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Jan</text:p>
          </table:table-cell>
          <table:table-cell office:value-type="float" office:value="162" calcext:value-type="float">
            <text:p>162</text:p>
          </table:table-cell>
          <table:table-cell office:value-type="float" office:value="145" calcext:value-type="float">
            <text:p>145</text:p>
          </table:table-cell>
          <table:table-cell office:value-type="float" office:value="1.253776324" calcext:value-type="float">
            <text:p>1.253776324</text:p>
          </table:table-cell>
          <table:table-cell/>
          <table:table-cell table:formula="of:=[.C30]-[.I30]" office:value-type="float" office:value="0" calcext:value-type="float">
            <text:p>0</text:p>
          </table:table-cell>
          <table:table-cell table:formula="of:=[.D30]-[.J30]" office:value-type="float" office:value="0" calcext:value-type="float">
            <text:p>0</text:p>
          </table:table-cell>
          <table:table-cell table:formula="of:=[.E30]-[.K30]" office:value-type="float" office:value="26.6547937271932" calcext:value-type="float">
            <text:p>26.6547937271932</text:p>
          </table:table-cell>
          <table:table-cell table:formula="of:=[.O30]/[.E30]*100" office:value-type="float" office:value="95.5075579949092" calcext:value-type="float">
            <text:p>95.5075579949092</text:p>
          </table:table-cell>
          <table:table-cell table:formula="of:=[.E30]/[.K30]" office:value-type="float" office:value="22.2596084460702" calcext:value-type="float">
            <text:p>22.25960844607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n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32.468382358551" calcext:value-type="float">
            <text:p>32.46838235855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Jan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1.440728984" calcext:value-type="float">
            <text:p>1.440728984</text:p>
          </table:table-cell>
          <table:table-cell/>
          <table:table-cell table:formula="of:=[.C31]-[.I31]" office:value-type="float" office:value="0" calcext:value-type="float">
            <text:p>0</text:p>
          </table:table-cell>
          <table:table-cell table:formula="of:=[.D31]-[.J31]" office:value-type="float" office:value="0" calcext:value-type="float">
            <text:p>0</text:p>
          </table:table-cell>
          <table:table-cell table:formula="of:=[.E31]-[.K31]" office:value-type="float" office:value="31.027653374551" calcext:value-type="float">
            <text:p>31.027653374551</text:p>
          </table:table-cell>
          <table:table-cell table:formula="of:=[.O31]/[.E31]*100" office:value-type="float" office:value="95.5626708836618" calcext:value-type="float">
            <text:p>95.5626708836618</text:p>
          </table:table-cell>
          <table:table-cell table:formula="of:=[.E31]/[.K31]" office:value-type="float" office:value="22.5360791093455" calcext:value-type="float">
            <text:p>22.53607910934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an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31.0673389434814" calcext:value-type="float">
            <text:p>31.067338943481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an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1.303848533" calcext:value-type="float">
            <text:p>1.303848533</text:p>
          </table:table-cell>
          <table:table-cell/>
          <table:table-cell table:formula="of:=[.C32]-[.I32]" office:value-type="float" office:value="0" calcext:value-type="float">
            <text:p>0</text:p>
          </table:table-cell>
          <table:table-cell table:formula="of:=[.D32]-[.J32]" office:value-type="float" office:value="0" calcext:value-type="float">
            <text:p>0</text:p>
          </table:table-cell>
          <table:table-cell table:formula="of:=[.E32]-[.K32]" office:value-type="float" office:value="29.7634904104814" calcext:value-type="float">
            <text:p>29.7634904104814</text:p>
          </table:table-cell>
          <table:table-cell table:formula="of:=[.O32]/[.E32]*100" office:value-type="float" office:value="95.8031534809853" calcext:value-type="float">
            <text:p>95.8031534809853</text:p>
          </table:table-cell>
          <table:table-cell table:formula="of:=[.E32]/[.K32]" office:value-type="float" office:value="23.827414118417" calcext:value-type="float">
            <text:p>23.8274141184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an</text:p>
          </table:table-cell>
          <table:table-cell office:value-type="float" office:value="183" calcext:value-type="float">
            <text:p>183</text:p>
          </table:table-cell>
          <table:table-cell office:value-type="float" office:value="170" calcext:value-type="float">
            <text:p>170</text:p>
          </table:table-cell>
          <table:table-cell office:value-type="float" office:value="32.5170700550079" calcext:value-type="float">
            <text:p>32.517070055007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Jan</text:p>
          </table:table-cell>
          <table:table-cell office:value-type="float" office:value="183" calcext:value-type="float">
            <text:p>183</text:p>
          </table:table-cell>
          <table:table-cell office:value-type="float" office:value="170" calcext:value-type="float">
            <text:p>170</text:p>
          </table:table-cell>
          <table:table-cell office:value-type="float" office:value="1.432665368" calcext:value-type="float">
            <text:p>1.432665368</text:p>
          </table:table-cell>
          <table:table-cell/>
          <table:table-cell table:formula="of:=[.C33]-[.I33]" office:value-type="float" office:value="0" calcext:value-type="float">
            <text:p>0</text:p>
          </table:table-cell>
          <table:table-cell table:formula="of:=[.D33]-[.J33]" office:value-type="float" office:value="0" calcext:value-type="float">
            <text:p>0</text:p>
          </table:table-cell>
          <table:table-cell table:formula="of:=[.E33]-[.K33]" office:value-type="float" office:value="31.0844046870079" calcext:value-type="float">
            <text:p>31.0844046870079</text:p>
          </table:table-cell>
          <table:table-cell table:formula="of:=[.O33]/[.E33]*100" office:value-type="float" office:value="95.5941129825768" calcext:value-type="float">
            <text:p>95.5941129825768</text:p>
          </table:table-cell>
          <table:table-cell table:formula="of:=[.E33]/[.K33]" office:value-type="float" office:value="22.6969052099038" calcext:value-type="float">
            <text:p>22.69690520990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b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10.9255859851837" calcext:value-type="float">
            <text:p>10.925585985183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b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0.454154334" calcext:value-type="float">
            <text:p>0.454154334</text:p>
          </table:table-cell>
          <table:table-cell/>
          <table:table-cell table:formula="of:=[.C34]-[.I34]" office:value-type="float" office:value="0" calcext:value-type="float">
            <text:p>0</text:p>
          </table:table-cell>
          <table:table-cell table:formula="of:=[.D34]-[.J34]" office:value-type="float" office:value="0" calcext:value-type="float">
            <text:p>0</text:p>
          </table:table-cell>
          <table:table-cell table:formula="of:=[.E34]-[.K34]" office:value-type="float" office:value="10.4714316511837" calcext:value-type="float">
            <text:p>10.4714316511837</text:p>
          </table:table-cell>
          <table:table-cell table:formula="of:=[.O34]/[.E34]*100" office:value-type="float" office:value="95.8432038829232" calcext:value-type="float">
            <text:p>95.8432038829232</text:p>
          </table:table-cell>
          <table:table-cell table:formula="of:=[.E34]/[.K34]" office:value-type="float" office:value="24.0569893695735" calcext:value-type="float">
            <text:p>24.05698936957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b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7.75260257720947" calcext:value-type="float">
            <text:p>7.7526025772094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eb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0.352951052" calcext:value-type="float">
            <text:p>0.352951052</text:p>
          </table:table-cell>
          <table:table-cell/>
          <table:table-cell table:formula="of:=[.C35]-[.I35]" office:value-type="float" office:value="0" calcext:value-type="float">
            <text:p>0</text:p>
          </table:table-cell>
          <table:table-cell table:formula="of:=[.D35]-[.J35]" office:value-type="float" office:value="0" calcext:value-type="float">
            <text:p>0</text:p>
          </table:table-cell>
          <table:table-cell table:formula="of:=[.E35]-[.K35]" office:value-type="float" office:value="7.39965152520947" calcext:value-type="float">
            <text:p>7.39965152520947</text:p>
          </table:table-cell>
          <table:table-cell table:formula="of:=[.O35]/[.E35]*100" office:value-type="float" office:value="95.4473217415068" calcext:value-type="float">
            <text:p>95.4473217415068</text:p>
          </table:table-cell>
          <table:table-cell table:formula="of:=[.E35]/[.K35]" office:value-type="float" office:value="21.9650927041562" calcext:value-type="float">
            <text:p>21.96509270415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b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6.15385723114014" calcext:value-type="float">
            <text:p>6.1538572311401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eb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0.257299763" calcext:value-type="float">
            <text:p>0.257299763</text:p>
          </table:table-cell>
          <table:table-cell/>
          <table:table-cell table:formula="of:=[.C36]-[.I36]" office:value-type="float" office:value="0" calcext:value-type="float">
            <text:p>0</text:p>
          </table:table-cell>
          <table:table-cell table:formula="of:=[.D36]-[.J36]" office:value-type="float" office:value="0" calcext:value-type="float">
            <text:p>0</text:p>
          </table:table-cell>
          <table:table-cell table:formula="of:=[.E36]-[.K36]" office:value-type="float" office:value="5.89655746814014" calcext:value-type="float">
            <text:p>5.89655746814014</text:p>
          </table:table-cell>
          <table:table-cell table:formula="of:=[.O36]/[.E36]*100" office:value-type="float" office:value="95.8188863775065" calcext:value-type="float">
            <text:p>95.8188863775065</text:p>
          </table:table-cell>
          <table:table-cell table:formula="of:=[.E36]/[.K36]" office:value-type="float" office:value="23.9170730644635" calcext:value-type="float">
            <text:p>23.9170730644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b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6.39657711982727" calcext:value-type="float">
            <text:p>6.396577119827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eb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0.288645215" calcext:value-type="float">
            <text:p>0.288645215</text:p>
          </table:table-cell>
          <table:table-cell/>
          <table:table-cell table:formula="of:=[.C37]-[.I37]" office:value-type="float" office:value="0" calcext:value-type="float">
            <text:p>0</text:p>
          </table:table-cell>
          <table:table-cell table:formula="of:=[.D37]-[.J37]" office:value-type="float" office:value="0" calcext:value-type="float">
            <text:p>0</text:p>
          </table:table-cell>
          <table:table-cell table:formula="of:=[.E37]-[.K37]" office:value-type="float" office:value="6.10793190482727" calcext:value-type="float">
            <text:p>6.10793190482727</text:p>
          </table:table-cell>
          <table:table-cell table:formula="of:=[.O37]/[.E37]*100" office:value-type="float" office:value="95.4875051204293" calcext:value-type="float">
            <text:p>95.4875051204293</text:p>
          </table:table-cell>
          <table:table-cell table:formula="of:=[.E37]/[.K37]" office:value-type="float" office:value="22.1606899661485" calcext:value-type="float">
            <text:p>22.16068996614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eb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6.72040557861328" calcext:value-type="float">
            <text:p>6.7204055786132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eb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0.303157684" calcext:value-type="float">
            <text:p>0.303157684</text:p>
          </table:table-cell>
          <table:table-cell/>
          <table:table-cell table:formula="of:=[.C38]-[.I38]" office:value-type="float" office:value="0" calcext:value-type="float">
            <text:p>0</text:p>
          </table:table-cell>
          <table:table-cell table:formula="of:=[.D38]-[.J38]" office:value-type="float" office:value="0" calcext:value-type="float">
            <text:p>0</text:p>
          </table:table-cell>
          <table:table-cell table:formula="of:=[.E38]-[.K38]" office:value-type="float" office:value="6.41724789461328" calcext:value-type="float">
            <text:p>6.41724789461328</text:p>
          </table:table-cell>
          <table:table-cell table:formula="of:=[.O38]/[.E38]*100" office:value-type="float" office:value="95.4889971973603" calcext:value-type="float">
            <text:p>95.4889971973603</text:p>
          </table:table-cell>
          <table:table-cell table:formula="of:=[.E38]/[.K38]" office:value-type="float" office:value="22.1680199226396" calcext:value-type="float">
            <text:p>22.16801992263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b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4.2118821144104" calcext:value-type="float">
            <text:p>4.211882114410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eb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178622235" calcext:value-type="float">
            <text:p>0.178622235</text:p>
          </table:table-cell>
          <table:table-cell/>
          <table:table-cell table:formula="of:=[.C39]-[.I39]" office:value-type="float" office:value="0" calcext:value-type="float">
            <text:p>0</text:p>
          </table:table-cell>
          <table:table-cell table:formula="of:=[.D39]-[.J39]" office:value-type="float" office:value="0" calcext:value-type="float">
            <text:p>0</text:p>
          </table:table-cell>
          <table:table-cell table:formula="of:=[.E39]-[.K39]" office:value-type="float" office:value="4.0332598794104" calcext:value-type="float">
            <text:p>4.0332598794104</text:p>
          </table:table-cell>
          <table:table-cell table:formula="of:=[.O39]/[.E39]*100" office:value-type="float" office:value="95.7590875017877" calcext:value-type="float">
            <text:p>95.7590875017877</text:p>
          </table:table-cell>
          <table:table-cell table:formula="of:=[.E39]/[.K39]" office:value-type="float" office:value="23.579831001501" calcext:value-type="float">
            <text:p>23.5798310015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b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17.0258567333221" calcext:value-type="float">
            <text:p>17.025856733322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eb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0.762454898" calcext:value-type="float">
            <text:p>0.762454898</text:p>
          </table:table-cell>
          <table:table-cell/>
          <table:table-cell table:formula="of:=[.C40]-[.I40]" office:value-type="float" office:value="0" calcext:value-type="float">
            <text:p>0</text:p>
          </table:table-cell>
          <table:table-cell table:formula="of:=[.D40]-[.J40]" office:value-type="float" office:value="0" calcext:value-type="float">
            <text:p>0</text:p>
          </table:table-cell>
          <table:table-cell table:formula="of:=[.E40]-[.K40]" office:value-type="float" office:value="16.2634018353221" calcext:value-type="float">
            <text:p>16.2634018353221</text:p>
          </table:table-cell>
          <table:table-cell table:formula="of:=[.O40]/[.E40]*100" office:value-type="float" office:value="95.5217824868233" calcext:value-type="float">
            <text:p>95.5217824868233</text:p>
          </table:table-cell>
          <table:table-cell table:formula="of:=[.E40]/[.K40]" office:value-type="float" office:value="22.3303132788349" calcext:value-type="float">
            <text:p>22.33031327883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eb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7.22972512245178" calcext:value-type="float">
            <text:p>7.2297251224517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eb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0.30494302" calcext:value-type="float">
            <text:p>0.30494302</text:p>
          </table:table-cell>
          <table:table-cell/>
          <table:table-cell table:formula="of:=[.C41]-[.I41]" office:value-type="float" office:value="0" calcext:value-type="float">
            <text:p>0</text:p>
          </table:table-cell>
          <table:table-cell table:formula="of:=[.D41]-[.J41]" office:value-type="float" office:value="0" calcext:value-type="float">
            <text:p>0</text:p>
          </table:table-cell>
          <table:table-cell table:formula="of:=[.E41]-[.K41]" office:value-type="float" office:value="6.92478210245178" calcext:value-type="float">
            <text:p>6.92478210245178</text:p>
          </table:table-cell>
          <table:table-cell table:formula="of:=[.O41]/[.E41]*100" office:value-type="float" office:value="95.7820938578563" calcext:value-type="float">
            <text:p>95.7820938578563</text:p>
          </table:table-cell>
          <table:table-cell table:formula="of:=[.E41]/[.K41]" office:value-type="float" office:value="23.7084459990322" calcext:value-type="float">
            <text:p>23.70844599903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b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6.97889518737793" calcext:value-type="float">
            <text:p>6.9788951873779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eb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.324018712" calcext:value-type="float">
            <text:p>0.324018712</text:p>
          </table:table-cell>
          <table:table-cell/>
          <table:table-cell table:formula="of:=[.C42]-[.I42]" office:value-type="float" office:value="0" calcext:value-type="float">
            <text:p>0</text:p>
          </table:table-cell>
          <table:table-cell table:formula="of:=[.D42]-[.J42]" office:value-type="float" office:value="0" calcext:value-type="float">
            <text:p>0</text:p>
          </table:table-cell>
          <table:table-cell table:formula="of:=[.E42]-[.K42]" office:value-type="float" office:value="6.65487647537793" calcext:value-type="float">
            <text:p>6.65487647537793</text:p>
          </table:table-cell>
          <table:table-cell table:formula="of:=[.O42]/[.E42]*100" office:value-type="float" office:value="95.3571632285577" calcext:value-type="float">
            <text:p>95.3571632285577</text:p>
          </table:table-cell>
          <table:table-cell table:formula="of:=[.E42]/[.K42]" office:value-type="float" office:value="21.5385560429545" calcext:value-type="float">
            <text:p>21.53855604295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eb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7.65107750892639" calcext:value-type="float">
            <text:p>7.6510775089263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eb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0.357811153" calcext:value-type="float">
            <text:p>0.357811153</text:p>
          </table:table-cell>
          <table:table-cell/>
          <table:table-cell table:formula="of:=[.C43]-[.I43]" office:value-type="float" office:value="0" calcext:value-type="float">
            <text:p>0</text:p>
          </table:table-cell>
          <table:table-cell table:formula="of:=[.D43]-[.J43]" office:value-type="float" office:value="0" calcext:value-type="float">
            <text:p>0</text:p>
          </table:table-cell>
          <table:table-cell table:formula="of:=[.E43]-[.K43]" office:value-type="float" office:value="7.29326635592639" calcext:value-type="float">
            <text:p>7.29326635592639</text:p>
          </table:table-cell>
          <table:table-cell table:formula="of:=[.O43]/[.E43]*100" office:value-type="float" office:value="95.3233887307697" calcext:value-type="float">
            <text:p>95.3233887307697</text:p>
          </table:table-cell>
          <table:table-cell table:formula="of:=[.E43]/[.K43]" office:value-type="float" office:value="21.383004539622" calcext:value-type="float">
            <text:p>21.3830045396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7.23298096656799" calcext:value-type="float">
            <text:p>7.232980966567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.321574839" calcext:value-type="float">
            <text:p>0.321574839</text:p>
          </table:table-cell>
          <table:table-cell/>
          <table:table-cell table:formula="of:=[.C44]-[.I44]" office:value-type="float" office:value="0" calcext:value-type="float">
            <text:p>0</text:p>
          </table:table-cell>
          <table:table-cell table:formula="of:=[.D44]-[.J44]" office:value-type="float" office:value="0" calcext:value-type="float">
            <text:p>0</text:p>
          </table:table-cell>
          <table:table-cell table:formula="of:=[.E44]-[.K44]" office:value-type="float" office:value="6.91140612756799" calcext:value-type="float">
            <text:p>6.91140612756799</text:p>
          </table:table-cell>
          <table:table-cell table:formula="of:=[.O44]/[.E44]*100" office:value-type="float" office:value="95.5540483171963" calcext:value-type="float">
            <text:p>95.5540483171963</text:p>
          </table:table-cell>
          <table:table-cell table:formula="of:=[.E44]/[.K44]" office:value-type="float" office:value="22.4923721926142" calcext:value-type="float">
            <text:p>22.49237219261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b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6.77243876457214" calcext:value-type="float">
            <text:p>6.772438764572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eb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0.317967728" calcext:value-type="float">
            <text:p>0.317967728</text:p>
          </table:table-cell>
          <table:table-cell/>
          <table:table-cell table:formula="of:=[.C45]-[.I45]" office:value-type="float" office:value="0" calcext:value-type="float">
            <text:p>0</text:p>
          </table:table-cell>
          <table:table-cell table:formula="of:=[.D45]-[.J45]" office:value-type="float" office:value="0" calcext:value-type="float">
            <text:p>0</text:p>
          </table:table-cell>
          <table:table-cell table:formula="of:=[.E45]-[.K45]" office:value-type="float" office:value="6.45447103657214" calcext:value-type="float">
            <text:p>6.45447103657214</text:p>
          </table:table-cell>
          <table:table-cell table:formula="of:=[.O45]/[.E45]*100" office:value-type="float" office:value="95.3049744847698" calcext:value-type="float">
            <text:p>95.3049744847698</text:p>
          </table:table-cell>
          <table:table-cell table:formula="of:=[.E45]/[.K45]" office:value-type="float" office:value="21.2991387747757" calcext:value-type="float">
            <text:p>21.29913877477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eb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9.72773027420044" calcext:value-type="float">
            <text:p>9.7277302742004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eb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0.496501655" calcext:value-type="float">
            <text:p>0.496501655</text:p>
          </table:table-cell>
          <table:table-cell/>
          <table:table-cell table:formula="of:=[.C46]-[.I46]" office:value-type="float" office:value="0" calcext:value-type="float">
            <text:p>0</text:p>
          </table:table-cell>
          <table:table-cell table:formula="of:=[.D46]-[.J46]" office:value-type="float" office:value="0" calcext:value-type="float">
            <text:p>0</text:p>
          </table:table-cell>
          <table:table-cell table:formula="of:=[.E46]-[.K46]" office:value-type="float" office:value="9.23122861920044" calcext:value-type="float">
            <text:p>9.23122861920044</text:p>
          </table:table-cell>
          <table:table-cell table:formula="of:=[.O46]/[.E46]*100" office:value-type="float" office:value="94.8960174572603" calcext:value-type="float">
            <text:p>94.8960174572603</text:p>
          </table:table-cell>
          <table:table-cell table:formula="of:=[.E46]/[.K46]" office:value-type="float" office:value="19.592543501593" calcext:value-type="float">
            <text:p>19.5925435015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.84135270118713" calcext:value-type="float">
            <text:p>7.841352701187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.301750242" calcext:value-type="float">
            <text:p>0.301750242</text:p>
          </table:table-cell>
          <table:table-cell/>
          <table:table-cell table:formula="of:=[.C47]-[.I47]" office:value-type="float" office:value="0" calcext:value-type="float">
            <text:p>0</text:p>
          </table:table-cell>
          <table:table-cell table:formula="of:=[.D47]-[.J47]" office:value-type="float" office:value="0" calcext:value-type="float">
            <text:p>0</text:p>
          </table:table-cell>
          <table:table-cell table:formula="of:=[.E47]-[.K47]" office:value-type="float" office:value="7.53960245918713" calcext:value-type="float">
            <text:p>7.53960245918713</text:p>
          </table:table-cell>
          <table:table-cell table:formula="of:=[.O47]/[.E47]*100" office:value-type="float" office:value="96.1518088332602" calcext:value-type="float">
            <text:p>96.1518088332602</text:p>
          </table:table-cell>
          <table:table-cell table:formula="of:=[.E47]/[.K47]" office:value-type="float" office:value="25.986235004203" calcext:value-type="float">
            <text:p>25.9862350042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eb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9.83048510551453" calcext:value-type="float">
            <text:p>9.8304851055145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eb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.403975912" calcext:value-type="float">
            <text:p>0.403975912</text:p>
          </table:table-cell>
          <table:table-cell/>
          <table:table-cell table:formula="of:=[.C48]-[.I48]" office:value-type="float" office:value="0" calcext:value-type="float">
            <text:p>0</text:p>
          </table:table-cell>
          <table:table-cell table:formula="of:=[.D48]-[.J48]" office:value-type="float" office:value="0" calcext:value-type="float">
            <text:p>0</text:p>
          </table:table-cell>
          <table:table-cell table:formula="of:=[.E48]-[.K48]" office:value-type="float" office:value="9.42650919351453" calcext:value-type="float">
            <text:p>9.42650919351453</text:p>
          </table:table-cell>
          <table:table-cell table:formula="of:=[.O48]/[.E48]*100" office:value-type="float" office:value="95.8905800917863" calcext:value-type="float">
            <text:p>95.8905800917863</text:p>
          </table:table-cell>
          <table:table-cell table:formula="of:=[.E48]/[.K48]" office:value-type="float" office:value="24.3343348291383" calcext:value-type="float">
            <text:p>24.33433482913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eb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8.95401382446289" calcext:value-type="float">
            <text:p>8.9540138244628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Feb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0.473319765" calcext:value-type="float">
            <text:p>0.473319765</text:p>
          </table:table-cell>
          <table:table-cell/>
          <table:table-cell table:formula="of:=[.C49]-[.I49]" office:value-type="float" office:value="0" calcext:value-type="float">
            <text:p>0</text:p>
          </table:table-cell>
          <table:table-cell table:formula="of:=[.D49]-[.J49]" office:value-type="float" office:value="0" calcext:value-type="float">
            <text:p>0</text:p>
          </table:table-cell>
          <table:table-cell table:formula="of:=[.E49]-[.K49]" office:value-type="float" office:value="8.48069405946289" calcext:value-type="float">
            <text:p>8.48069405946289</text:p>
          </table:table-cell>
          <table:table-cell table:formula="of:=[.O49]/[.E49]*100" office:value-type="float" office:value="94.7138816816782" calcext:value-type="float">
            <text:p>94.7138816816782</text:p>
          </table:table-cell>
          <table:table-cell table:formula="of:=[.E49]/[.K49]" office:value-type="float" office:value="18.9174728937485" calcext:value-type="float">
            <text:p>18.91747289374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eb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9.42922163009644" calcext:value-type="float">
            <text:p>9.4292216300964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eb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0.440789743" calcext:value-type="float">
            <text:p>0.440789743</text:p>
          </table:table-cell>
          <table:table-cell/>
          <table:table-cell table:formula="of:=[.C50]-[.I50]" office:value-type="float" office:value="0" calcext:value-type="float">
            <text:p>0</text:p>
          </table:table-cell>
          <table:table-cell table:formula="of:=[.D50]-[.J50]" office:value-type="float" office:value="0" calcext:value-type="float">
            <text:p>0</text:p>
          </table:table-cell>
          <table:table-cell table:formula="of:=[.E50]-[.K50]" office:value-type="float" office:value="8.98843188709644" calcext:value-type="float">
            <text:p>8.98843188709644</text:p>
          </table:table-cell>
          <table:table-cell table:formula="of:=[.O50]/[.E50]*100" office:value-type="float" office:value="95.3252796435172" calcext:value-type="float">
            <text:p>95.3252796435172</text:p>
          </table:table-cell>
          <table:table-cell table:formula="of:=[.E50]/[.K50]" office:value-type="float" office:value="21.3916539117301" calcext:value-type="float">
            <text:p>21.39165391173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eb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0.4914026260376" calcext:value-type="float">
            <text:p>10.491402626037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Feb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0.499554006" calcext:value-type="float">
            <text:p>0.499554006</text:p>
          </table:table-cell>
          <table:table-cell/>
          <table:table-cell table:formula="of:=[.C51]-[.I51]" office:value-type="float" office:value="0" calcext:value-type="float">
            <text:p>0</text:p>
          </table:table-cell>
          <table:table-cell table:formula="of:=[.D51]-[.J51]" office:value-type="float" office:value="0" calcext:value-type="float">
            <text:p>0</text:p>
          </table:table-cell>
          <table:table-cell table:formula="of:=[.E51]-[.K51]" office:value-type="float" office:value="9.9918486200376" calcext:value-type="float">
            <text:p>9.9918486200376</text:p>
          </table:table-cell>
          <table:table-cell table:formula="of:=[.O51]/[.E51]*100" office:value-type="float" office:value="95.2384440497955" calcext:value-type="float">
            <text:p>95.2384440497955</text:p>
          </table:table-cell>
          <table:table-cell table:formula="of:=[.E51]/[.K51]" office:value-type="float" office:value="21.0015383722848" calcext:value-type="float">
            <text:p>21.00153837228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0.6689834594727" calcext:value-type="float">
            <text:p>10.66898345947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.52088204" calcext:value-type="float">
            <text:p>0.52088204</text:p>
          </table:table-cell>
          <table:table-cell/>
          <table:table-cell table:formula="of:=[.C52]-[.I52]" office:value-type="float" office:value="0" calcext:value-type="float">
            <text:p>0</text:p>
          </table:table-cell>
          <table:table-cell table:formula="of:=[.D52]-[.J52]" office:value-type="float" office:value="0" calcext:value-type="float">
            <text:p>0</text:p>
          </table:table-cell>
          <table:table-cell table:formula="of:=[.E52]-[.K52]" office:value-type="float" office:value="10.1481014194727" calcext:value-type="float">
            <text:p>10.1481014194727</text:p>
          </table:table-cell>
          <table:table-cell table:formula="of:=[.O52]/[.E52]*100" office:value-type="float" office:value="95.1177912874396" calcext:value-type="float">
            <text:p>95.1177912874396</text:p>
          </table:table-cell>
          <table:table-cell table:formula="of:=[.E52]/[.K52]" office:value-type="float" office:value="20.4825327812659" calcext:value-type="float">
            <text:p>20.48253278126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eb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11.746901512146" calcext:value-type="float">
            <text:p>11.74690151214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Feb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0.598604802" calcext:value-type="float">
            <text:p>0.598604802</text:p>
          </table:table-cell>
          <table:table-cell/>
          <table:table-cell table:formula="of:=[.C53]-[.I53]" office:value-type="float" office:value="0" calcext:value-type="float">
            <text:p>0</text:p>
          </table:table-cell>
          <table:table-cell table:formula="of:=[.D53]-[.J53]" office:value-type="float" office:value="0" calcext:value-type="float">
            <text:p>0</text:p>
          </table:table-cell>
          <table:table-cell table:formula="of:=[.E53]-[.K53]" office:value-type="float" office:value="11.148296710146" calcext:value-type="float">
            <text:p>11.148296710146</text:p>
          </table:table-cell>
          <table:table-cell table:formula="of:=[.O53]/[.E53]*100" office:value-type="float" office:value="94.9041472648676" calcext:value-type="float">
            <text:p>94.9041472648676</text:p>
          </table:table-cell>
          <table:table-cell table:formula="of:=[.E53]/[.K53]" office:value-type="float" office:value="19.6238010000895" calcext:value-type="float">
            <text:p>19.62380100008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1.4048211574554" calcext:value-type="float">
            <text:p>11.404821157455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Feb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.430238296" calcext:value-type="float">
            <text:p>0.430238296</text:p>
          </table:table-cell>
          <table:table-cell/>
          <table:table-cell table:formula="of:=[.C54]-[.I54]" office:value-type="float" office:value="0" calcext:value-type="float">
            <text:p>0</text:p>
          </table:table-cell>
          <table:table-cell table:formula="of:=[.D54]-[.J54]" office:value-type="float" office:value="0" calcext:value-type="float">
            <text:p>0</text:p>
          </table:table-cell>
          <table:table-cell table:formula="of:=[.E54]-[.K54]" office:value-type="float" office:value="10.9745828614554" calcext:value-type="float">
            <text:p>10.9745828614554</text:p>
          </table:table-cell>
          <table:table-cell table:formula="of:=[.O54]/[.E54]*100" office:value-type="float" office:value="96.2275752503252" calcext:value-type="float">
            <text:p>96.2275752503252</text:p>
          </table:table-cell>
          <table:table-cell table:formula="of:=[.E54]/[.K54]" office:value-type="float" office:value="26.5081497009635" calcext:value-type="float">
            <text:p>26.50814970096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eb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3.6113214492798" calcext:value-type="float">
            <text:p>13.611321449279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eb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0.514664404" calcext:value-type="float">
            <text:p>0.514664404</text:p>
          </table:table-cell>
          <table:table-cell/>
          <table:table-cell table:formula="of:=[.C55]-[.I55]" office:value-type="float" office:value="0" calcext:value-type="float">
            <text:p>0</text:p>
          </table:table-cell>
          <table:table-cell table:formula="of:=[.D55]-[.J55]" office:value-type="float" office:value="0" calcext:value-type="float">
            <text:p>0</text:p>
          </table:table-cell>
          <table:table-cell table:formula="of:=[.E55]-[.K55]" office:value-type="float" office:value="13.0966570452798" calcext:value-type="float">
            <text:p>13.0966570452798</text:p>
          </table:table-cell>
          <table:table-cell table:formula="of:=[.O55]/[.E55]*100" office:value-type="float" office:value="96.2188505655545" calcext:value-type="float">
            <text:p>96.2188505655545</text:p>
          </table:table-cell>
          <table:table-cell table:formula="of:=[.E55]/[.K55]" office:value-type="float" office:value="26.4469843717418" calcext:value-type="float">
            <text:p>26.44698437174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eb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13.3951535224915" calcext:value-type="float">
            <text:p>13.39515352249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Feb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0.684152538" calcext:value-type="float">
            <text:p>0.684152538</text:p>
          </table:table-cell>
          <table:table-cell/>
          <table:table-cell table:formula="of:=[.C56]-[.I56]" office:value-type="float" office:value="0" calcext:value-type="float">
            <text:p>0</text:p>
          </table:table-cell>
          <table:table-cell table:formula="of:=[.D56]-[.J56]" office:value-type="float" office:value="0" calcext:value-type="float">
            <text:p>0</text:p>
          </table:table-cell>
          <table:table-cell table:formula="of:=[.E56]-[.K56]" office:value-type="float" office:value="12.7110009844915" calcext:value-type="float">
            <text:p>12.7110009844915</text:p>
          </table:table-cell>
          <table:table-cell table:formula="of:=[.O56]/[.E56]*100" office:value-type="float" office:value="94.8925367906291" calcext:value-type="float">
            <text:p>94.8925367906291</text:p>
          </table:table-cell>
          <table:table-cell table:formula="of:=[.E56]/[.K56]" office:value-type="float" office:value="19.5791914499796" calcext:value-type="float">
            <text:p>19.57919144997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eb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4.0066688060761" calcext:value-type="float">
            <text:p>14.006668806076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Feb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0.588870392" calcext:value-type="float">
            <text:p>0.588870392</text:p>
          </table:table-cell>
          <table:table-cell/>
          <table:table-cell table:formula="of:=[.C57]-[.I57]" office:value-type="float" office:value="0" calcext:value-type="float">
            <text:p>0</text:p>
          </table:table-cell>
          <table:table-cell table:formula="of:=[.D57]-[.J57]" office:value-type="float" office:value="0" calcext:value-type="float">
            <text:p>0</text:p>
          </table:table-cell>
          <table:table-cell table:formula="of:=[.E57]-[.K57]" office:value-type="float" office:value="13.4177984140761" calcext:value-type="float">
            <text:p>13.4177984140761</text:p>
          </table:table-cell>
          <table:table-cell table:formula="of:=[.O57]/[.E57]*100" office:value-type="float" office:value="95.795785563627" calcext:value-type="float">
            <text:p>95.795785563627</text:p>
          </table:table-cell>
          <table:table-cell table:formula="of:=[.E57]/[.K57]" office:value-type="float" office:value="23.7856563963162" calcext:value-type="float">
            <text:p>23.78565639631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eb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15.7645273208618" calcext:value-type="float">
            <text:p>15.764527320861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Feb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0.701563835" calcext:value-type="float">
            <text:p>0.701563835</text:p>
          </table:table-cell>
          <table:table-cell/>
          <table:table-cell table:formula="of:=[.C58]-[.I58]" office:value-type="float" office:value="0" calcext:value-type="float">
            <text:p>0</text:p>
          </table:table-cell>
          <table:table-cell table:formula="of:=[.D58]-[.J58]" office:value-type="float" office:value="0" calcext:value-type="float">
            <text:p>0</text:p>
          </table:table-cell>
          <table:table-cell table:formula="of:=[.E58]-[.K58]" office:value-type="float" office:value="15.0629634858618" calcext:value-type="float">
            <text:p>15.0629634858618</text:p>
          </table:table-cell>
          <table:table-cell table:formula="of:=[.O58]/[.E58]*100" office:value-type="float" office:value="95.5497312369677" calcext:value-type="float">
            <text:p>95.5497312369677</text:p>
          </table:table-cell>
          <table:table-cell table:formula="of:=[.E58]/[.K58]" office:value-type="float" office:value="22.4705529766394" calcext:value-type="float">
            <text:p>22.47055297663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b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6.5704669952393" calcext:value-type="float">
            <text:p>16.570466995239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Feb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0.687700419" calcext:value-type="float">
            <text:p>0.687700419</text:p>
          </table:table-cell>
          <table:table-cell/>
          <table:table-cell table:formula="of:=[.C59]-[.I59]" office:value-type="float" office:value="0" calcext:value-type="float">
            <text:p>0</text:p>
          </table:table-cell>
          <table:table-cell table:formula="of:=[.D59]-[.J59]" office:value-type="float" office:value="0" calcext:value-type="float">
            <text:p>0</text:p>
          </table:table-cell>
          <table:table-cell table:formula="of:=[.E59]-[.K59]" office:value-type="float" office:value="15.8827665762393" calcext:value-type="float">
            <text:p>15.8827665762393</text:p>
          </table:table-cell>
          <table:table-cell table:formula="of:=[.O59]/[.E59]*100" office:value-type="float" office:value="95.8498428608103" calcext:value-type="float">
            <text:p>95.8498428608103</text:p>
          </table:table-cell>
          <table:table-cell table:formula="of:=[.E59]/[.K59]" office:value-type="float" office:value="24.0954731703301" calcext:value-type="float">
            <text:p>24.09547317033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eb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15.427264213562" calcext:value-type="float">
            <text:p>15.42726421356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Feb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0.633324324" calcext:value-type="float">
            <text:p>0.633324324</text:p>
          </table:table-cell>
          <table:table-cell/>
          <table:table-cell table:formula="of:=[.C60]-[.I60]" office:value-type="float" office:value="0" calcext:value-type="float">
            <text:p>0</text:p>
          </table:table-cell>
          <table:table-cell table:formula="of:=[.D60]-[.J60]" office:value-type="float" office:value="0" calcext:value-type="float">
            <text:p>0</text:p>
          </table:table-cell>
          <table:table-cell table:formula="of:=[.E60]-[.K60]" office:value-type="float" office:value="14.793939889562" calcext:value-type="float">
            <text:p>14.793939889562</text:p>
          </table:table-cell>
          <table:table-cell table:formula="of:=[.O60]/[.E60]*100" office:value-type="float" office:value="95.8947722990104" calcext:value-type="float">
            <text:p>95.8947722990104</text:p>
          </table:table-cell>
          <table:table-cell table:formula="of:=[.E60]/[.K60]" office:value-type="float" office:value="24.3591847477534" calcext:value-type="float">
            <text:p>24.35918474775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eb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17.0127024650574" calcext:value-type="float">
            <text:p>17.012702465057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Feb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0.732816122" calcext:value-type="float">
            <text:p>0.732816122</text:p>
          </table:table-cell>
          <table:table-cell/>
          <table:table-cell table:formula="of:=[.C61]-[.I61]" office:value-type="float" office:value="0" calcext:value-type="float">
            <text:p>0</text:p>
          </table:table-cell>
          <table:table-cell table:formula="of:=[.D61]-[.J61]" office:value-type="float" office:value="0" calcext:value-type="float">
            <text:p>0</text:p>
          </table:table-cell>
          <table:table-cell table:formula="of:=[.E61]-[.K61]" office:value-type="float" office:value="16.2798863430574" calcext:value-type="float">
            <text:p>16.2798863430574</text:p>
          </table:table-cell>
          <table:table-cell table:formula="of:=[.O61]/[.E61]*100" office:value-type="float" office:value="95.6925354833829" calcext:value-type="float">
            <text:p>95.6925354833829</text:p>
          </table:table-cell>
          <table:table-cell table:formula="of:=[.E61]/[.K61]" office:value-type="float" office:value="23.2155133522804" calcext:value-type="float">
            <text:p>23.21551335228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eb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19.1498975753784" calcext:value-type="float">
            <text:p>19.149897575378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Feb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0.772582897" calcext:value-type="float">
            <text:p>0.772582897</text:p>
          </table:table-cell>
          <table:table-cell/>
          <table:table-cell table:formula="of:=[.C62]-[.I62]" office:value-type="float" office:value="0" calcext:value-type="float">
            <text:p>0</text:p>
          </table:table-cell>
          <table:table-cell table:formula="of:=[.D62]-[.J62]" office:value-type="float" office:value="0" calcext:value-type="float">
            <text:p>0</text:p>
          </table:table-cell>
          <table:table-cell table:formula="of:=[.E62]-[.K62]" office:value-type="float" office:value="18.3773146783784" calcext:value-type="float">
            <text:p>18.3773146783784</text:p>
          </table:table-cell>
          <table:table-cell table:formula="of:=[.O62]/[.E62]*100" office:value-type="float" office:value="95.9656029805959" calcext:value-type="float">
            <text:p>95.9656029805959</text:p>
          </table:table-cell>
          <table:table-cell table:formula="of:=[.E62]/[.K62]" office:value-type="float" office:value="24.7868515465965" calcext:value-type="float">
            <text:p>24.78685154659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eb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8.3099122047424" calcext:value-type="float">
            <text:p>18.309912204742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eb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0.660894998" calcext:value-type="float">
            <text:p>0.660894998</text:p>
          </table:table-cell>
          <table:table-cell/>
          <table:table-cell table:formula="of:=[.C63]-[.I63]" office:value-type="float" office:value="0" calcext:value-type="float">
            <text:p>0</text:p>
          </table:table-cell>
          <table:table-cell table:formula="of:=[.D63]-[.J63]" office:value-type="float" office:value="0" calcext:value-type="float">
            <text:p>0</text:p>
          </table:table-cell>
          <table:table-cell table:formula="of:=[.E63]-[.K63]" office:value-type="float" office:value="17.6490172067424" calcext:value-type="float">
            <text:p>17.6490172067424</text:p>
          </table:table-cell>
          <table:table-cell table:formula="of:=[.O63]/[.E63]*100" office:value-type="float" office:value="96.3905070072984" calcext:value-type="float">
            <text:p>96.3905070072984</text:p>
          </table:table-cell>
          <table:table-cell table:formula="of:=[.E63]/[.K63]" office:value-type="float" office:value="27.7047220211257" calcext:value-type="float">
            <text:p>27.70472202112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eb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19.6714761257172" calcext:value-type="float">
            <text:p>19.671476125717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Feb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0.823465085" calcext:value-type="float">
            <text:p>0.823465085</text:p>
          </table:table-cell>
          <table:table-cell/>
          <table:table-cell table:formula="of:=[.C64]-[.I64]" office:value-type="float" office:value="0" calcext:value-type="float">
            <text:p>0</text:p>
          </table:table-cell>
          <table:table-cell table:formula="of:=[.D64]-[.J64]" office:value-type="float" office:value="0" calcext:value-type="float">
            <text:p>0</text:p>
          </table:table-cell>
          <table:table-cell table:formula="of:=[.E64]-[.K64]" office:value-type="float" office:value="18.8480110407172" calcext:value-type="float">
            <text:p>18.8480110407172</text:p>
          </table:table-cell>
          <table:table-cell table:formula="of:=[.O64]/[.E64]*100" office:value-type="float" office:value="95.8139131006877" calcext:value-type="float">
            <text:p>95.8139131006877</text:p>
          </table:table-cell>
          <table:table-cell table:formula="of:=[.E64]/[.K64]" office:value-type="float" office:value="23.888658407074" calcext:value-type="float">
            <text:p>23.8886584070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.4502649307251" calcext:value-type="float">
            <text:p>5.450264930725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r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0.216302725" calcext:value-type="float">
            <text:p>0.216302725</text:p>
          </table:table-cell>
          <table:table-cell/>
          <table:table-cell table:formula="of:=[.C65]-[.I65]" office:value-type="float" office:value="0" calcext:value-type="float">
            <text:p>0</text:p>
          </table:table-cell>
          <table:table-cell table:formula="of:=[.D65]-[.J65]" office:value-type="float" office:value="0" calcext:value-type="float">
            <text:p>0</text:p>
          </table:table-cell>
          <table:table-cell table:formula="of:=[.E65]-[.K65]" office:value-type="float" office:value="5.2339622057251" calcext:value-type="float">
            <text:p>5.2339622057251</text:p>
          </table:table-cell>
          <table:table-cell table:formula="of:=[.O65]/[.E65]*100" office:value-type="float" office:value="96.0313355818609" calcext:value-type="float">
            <text:p>96.0313355818609</text:p>
          </table:table-cell>
          <table:table-cell table:formula="of:=[.E65]/[.K65]" office:value-type="float" office:value="25.1973937486229" calcext:value-type="float">
            <text:p>25.19739374862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5.22243690490723" calcext:value-type="float">
            <text:p>5.222436904907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r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0.246946931" calcext:value-type="float">
            <text:p>0.246946931</text:p>
          </table:table-cell>
          <table:table-cell/>
          <table:table-cell table:formula="of:=[.C66]-[.I66]" office:value-type="float" office:value="0" calcext:value-type="float">
            <text:p>0</text:p>
          </table:table-cell>
          <table:table-cell table:formula="of:=[.D66]-[.J66]" office:value-type="float" office:value="0" calcext:value-type="float">
            <text:p>0</text:p>
          </table:table-cell>
          <table:table-cell table:formula="of:=[.E66]-[.K66]" office:value-type="float" office:value="4.97548997390723" calcext:value-type="float">
            <text:p>4.97548997390723</text:p>
          </table:table-cell>
          <table:table-cell table:formula="of:=[.O66]/[.E66]*100" office:value-type="float" office:value="95.2714233700371" calcext:value-type="float">
            <text:p>95.2714233700371</text:p>
          </table:table-cell>
          <table:table-cell table:formula="of:=[.E66]/[.K66]" office:value-type="float" office:value="21.1480129911281" calcext:value-type="float">
            <text:p>21.14801299112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6.50212979316711" calcext:value-type="float">
            <text:p>6.5021297931671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r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0.265518607" calcext:value-type="float">
            <text:p>0.265518607</text:p>
          </table:table-cell>
          <table:table-cell/>
          <table:table-cell table:formula="of:=[.C67]-[.I67]" office:value-type="float" office:value="0" calcext:value-type="float">
            <text:p>0</text:p>
          </table:table-cell>
          <table:table-cell table:formula="of:=[.D67]-[.J67]" office:value-type="float" office:value="0" calcext:value-type="float">
            <text:p>0</text:p>
          </table:table-cell>
          <table:table-cell table:formula="of:=[.E67]-[.K67]" office:value-type="float" office:value="6.23661118616711" calcext:value-type="float">
            <text:p>6.23661118616711</text:p>
          </table:table-cell>
          <table:table-cell table:formula="of:=[.O67]/[.E67]*100" office:value-type="float" office:value="95.9164363762928" calcext:value-type="float">
            <text:p>95.9164363762928</text:p>
          </table:table-cell>
          <table:table-cell table:formula="of:=[.E67]/[.K67]" office:value-type="float" office:value="24.4884148295005" calcext:value-type="float">
            <text:p>24.48841482950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7.3509418964386" calcext:value-type="float">
            <text:p>7.350941896438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r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0.306279684" calcext:value-type="float">
            <text:p>0.306279684</text:p>
          </table:table-cell>
          <table:table-cell/>
          <table:table-cell table:formula="of:=[.C68]-[.I68]" office:value-type="float" office:value="0" calcext:value-type="float">
            <text:p>0</text:p>
          </table:table-cell>
          <table:table-cell table:formula="of:=[.D68]-[.J68]" office:value-type="float" office:value="0" calcext:value-type="float">
            <text:p>0</text:p>
          </table:table-cell>
          <table:table-cell table:formula="of:=[.E68]-[.K68]" office:value-type="float" office:value="7.0446622124386" calcext:value-type="float">
            <text:p>7.0446622124386</text:p>
          </table:table-cell>
          <table:table-cell table:formula="of:=[.O68]/[.E68]*100" office:value-type="float" office:value="95.833463407616" calcext:value-type="float">
            <text:p>95.833463407616</text:p>
          </table:table-cell>
          <table:table-cell table:formula="of:=[.E68]/[.K68]" office:value-type="float" office:value="24.0007492512582" calcext:value-type="float">
            <text:p>24.00074925125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.14775204658508" calcext:value-type="float">
            <text:p>5.1477520465850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r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0.218557543" calcext:value-type="float">
            <text:p>0.218557543</text:p>
          </table:table-cell>
          <table:table-cell/>
          <table:table-cell table:formula="of:=[.C69]-[.I69]" office:value-type="float" office:value="0" calcext:value-type="float">
            <text:p>0</text:p>
          </table:table-cell>
          <table:table-cell table:formula="of:=[.D69]-[.J69]" office:value-type="float" office:value="0" calcext:value-type="float">
            <text:p>0</text:p>
          </table:table-cell>
          <table:table-cell table:formula="of:=[.E69]-[.K69]" office:value-type="float" office:value="4.92919450358508" calcext:value-type="float">
            <text:p>4.92919450358508</text:p>
          </table:table-cell>
          <table:table-cell table:formula="of:=[.O69]/[.E69]*100" office:value-type="float" office:value="95.7543109881334" calcext:value-type="float">
            <text:p>95.7543109881334</text:p>
          </table:table-cell>
          <table:table-cell table:formula="of:=[.E69]/[.K69]" office:value-type="float" office:value="23.5533030611764" calcext:value-type="float">
            <text:p>23.55330306117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.22724270820618" calcext:value-type="float">
            <text:p>4.2272427082061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a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180317036" calcext:value-type="float">
            <text:p>0.180317036</text:p>
          </table:table-cell>
          <table:table-cell/>
          <table:table-cell table:formula="of:=[.C70]-[.I70]" office:value-type="float" office:value="0" calcext:value-type="float">
            <text:p>0</text:p>
          </table:table-cell>
          <table:table-cell table:formula="of:=[.D70]-[.J70]" office:value-type="float" office:value="0" calcext:value-type="float">
            <text:p>0</text:p>
          </table:table-cell>
          <table:table-cell table:formula="of:=[.E70]-[.K70]" office:value-type="float" office:value="4.04692567220618" calcext:value-type="float">
            <text:p>4.04692567220618</text:p>
          </table:table-cell>
          <table:table-cell table:formula="of:=[.O70]/[.E70]*100" office:value-type="float" office:value="95.7344054163259" calcext:value-type="float">
            <text:p>95.7344054163259</text:p>
          </table:table-cell>
          <table:table-cell table:formula="of:=[.E70]/[.K70]" office:value-type="float" office:value="23.4433906078967" calcext:value-type="float">
            <text:p>23.44339060789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17.2799229621887" calcext:value-type="float">
            <text:p>17.279922962188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ar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0.739091295" calcext:value-type="float">
            <text:p>0.739091295</text:p>
          </table:table-cell>
          <table:table-cell/>
          <table:table-cell table:formula="of:=[.C71]-[.I71]" office:value-type="float" office:value="0" calcext:value-type="float">
            <text:p>0</text:p>
          </table:table-cell>
          <table:table-cell table:formula="of:=[.D71]-[.J71]" office:value-type="float" office:value="0" calcext:value-type="float">
            <text:p>0</text:p>
          </table:table-cell>
          <table:table-cell table:formula="of:=[.E71]-[.K71]" office:value-type="float" office:value="16.5408316671887" calcext:value-type="float">
            <text:p>16.5408316671887</text:p>
          </table:table-cell>
          <table:table-cell table:formula="of:=[.O71]/[.E71]*100" office:value-type="float" office:value="95.7228322335854" calcext:value-type="float">
            <text:p>95.7228322335854</text:p>
          </table:table-cell>
          <table:table-cell table:formula="of:=[.E71]/[.K71]" office:value-type="float" office:value="23.3799573599209" calcext:value-type="float">
            <text:p>23.37995735992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9.76324439048767" calcext:value-type="float">
            <text:p>9.7632443904876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r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0.388825161" calcext:value-type="float">
            <text:p>0.388825161</text:p>
          </table:table-cell>
          <table:table-cell/>
          <table:table-cell table:formula="of:=[.C72]-[.I72]" office:value-type="float" office:value="0" calcext:value-type="float">
            <text:p>0</text:p>
          </table:table-cell>
          <table:table-cell table:formula="of:=[.D72]-[.J72]" office:value-type="float" office:value="0" calcext:value-type="float">
            <text:p>0</text:p>
          </table:table-cell>
          <table:table-cell table:formula="of:=[.E72]-[.K72]" office:value-type="float" office:value="9.37441922948767" calcext:value-type="float">
            <text:p>9.37441922948767</text:p>
          </table:table-cell>
          <table:table-cell table:formula="of:=[.O72]/[.E72]*100" office:value-type="float" office:value="96.0174595098856" calcext:value-type="float">
            <text:p>96.0174595098856</text:p>
          </table:table-cell>
          <table:table-cell table:formula="of:=[.E72]/[.K72]" office:value-type="float" office:value="25.1096003287906" calcext:value-type="float">
            <text:p>25.10960032879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9.33246994018555" calcext:value-type="float">
            <text:p>9.3324699401855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r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0.441811506" calcext:value-type="float">
            <text:p>0.441811506</text:p>
          </table:table-cell>
          <table:table-cell/>
          <table:table-cell table:formula="of:=[.C73]-[.I73]" office:value-type="float" office:value="0" calcext:value-type="float">
            <text:p>0</text:p>
          </table:table-cell>
          <table:table-cell table:formula="of:=[.D73]-[.J73]" office:value-type="float" office:value="0" calcext:value-type="float">
            <text:p>0</text:p>
          </table:table-cell>
          <table:table-cell table:formula="of:=[.E73]-[.K73]" office:value-type="float" office:value="8.89065843418555" calcext:value-type="float">
            <text:p>8.89065843418555</text:p>
          </table:table-cell>
          <table:table-cell table:formula="of:=[.O73]/[.E73]*100" office:value-type="float" office:value="95.2658673552479" calcext:value-type="float">
            <text:p>95.2658673552479</text:p>
          </table:table-cell>
          <table:table-cell table:formula="of:=[.E73]/[.K73]" office:value-type="float" office:value="21.1231935190605" calcext:value-type="float">
            <text:p>21.12319351906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5.48387813568115" calcext:value-type="float">
            <text:p>5.483878135681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0.233027279" calcext:value-type="float">
            <text:p>0.233027279</text:p>
          </table:table-cell>
          <table:table-cell/>
          <table:table-cell table:formula="of:=[.C74]-[.I74]" office:value-type="float" office:value="0" calcext:value-type="float">
            <text:p>0</text:p>
          </table:table-cell>
          <table:table-cell table:formula="of:=[.D74]-[.J74]" office:value-type="float" office:value="0" calcext:value-type="float">
            <text:p>0</text:p>
          </table:table-cell>
          <table:table-cell table:formula="of:=[.E74]-[.K74]" office:value-type="float" office:value="5.25085085668115" calcext:value-type="float">
            <text:p>5.25085085668115</text:p>
          </table:table-cell>
          <table:table-cell table:formula="of:=[.O74]/[.E74]*100" office:value-type="float" office:value="95.7506845842581" calcext:value-type="float">
            <text:p>95.7506845842581</text:p>
          </table:table-cell>
          <table:table-cell table:formula="of:=[.E74]/[.K74]" office:value-type="float" office:value="23.533202461164" calcext:value-type="float">
            <text:p>23.5332024611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r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6.78316068649292" calcext:value-type="float">
            <text:p>6.7831606864929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ar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305105511" calcext:value-type="float">
            <text:p>0.305105511</text:p>
          </table:table-cell>
          <table:table-cell/>
          <table:table-cell table:formula="of:=[.C75]-[.I75]" office:value-type="float" office:value="0" calcext:value-type="float">
            <text:p>0</text:p>
          </table:table-cell>
          <table:table-cell table:formula="of:=[.D75]-[.J75]" office:value-type="float" office:value="0" calcext:value-type="float">
            <text:p>0</text:p>
          </table:table-cell>
          <table:table-cell table:formula="of:=[.E75]-[.K75]" office:value-type="float" office:value="6.47805517549292" calcext:value-type="float">
            <text:p>6.47805517549292</text:p>
          </table:table-cell>
          <table:table-cell table:formula="of:=[.O75]/[.E75]*100" office:value-type="float" office:value="95.5020155779658" calcext:value-type="float">
            <text:p>95.5020155779658</text:p>
          </table:table-cell>
          <table:table-cell table:formula="of:=[.E75]/[.K75]" office:value-type="float" office:value="22.2321801538777" calcext:value-type="float">
            <text:p>22.23218015387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r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6.61794328689575" calcext:value-type="float">
            <text:p>6.6179432868957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r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297605176" calcext:value-type="float">
            <text:p>0.297605176</text:p>
          </table:table-cell>
          <table:table-cell/>
          <table:table-cell table:formula="of:=[.C76]-[.I76]" office:value-type="float" office:value="0" calcext:value-type="float">
            <text:p>0</text:p>
          </table:table-cell>
          <table:table-cell table:formula="of:=[.D76]-[.J76]" office:value-type="float" office:value="0" calcext:value-type="float">
            <text:p>0</text:p>
          </table:table-cell>
          <table:table-cell table:formula="of:=[.E76]-[.K76]" office:value-type="float" office:value="6.32033811089575" calcext:value-type="float">
            <text:p>6.32033811089575</text:p>
          </table:table-cell>
          <table:table-cell table:formula="of:=[.O76]/[.E76]*100" office:value-type="float" office:value="95.5030564164959" calcext:value-type="float">
            <text:p>95.5030564164959</text:p>
          </table:table-cell>
          <table:table-cell table:formula="of:=[.E76]/[.K76]" office:value-type="float" office:value="22.237325895487" calcext:value-type="float">
            <text:p>22.2373258954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9.52342176437378" calcext:value-type="float">
            <text:p>9.5234217643737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Mar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0.464223747" calcext:value-type="float">
            <text:p>0.464223747</text:p>
          </table:table-cell>
          <table:table-cell/>
          <table:table-cell table:formula="of:=[.C77]-[.I77]" office:value-type="float" office:value="0" calcext:value-type="float">
            <text:p>0</text:p>
          </table:table-cell>
          <table:table-cell table:formula="of:=[.D77]-[.J77]" office:value-type="float" office:value="0" calcext:value-type="float">
            <text:p>0</text:p>
          </table:table-cell>
          <table:table-cell table:formula="of:=[.E77]-[.K77]" office:value-type="float" office:value="9.05919801737378" calcext:value-type="float">
            <text:p>9.05919801737378</text:p>
          </table:table-cell>
          <table:table-cell table:formula="of:=[.O77]/[.E77]*100" office:value-type="float" office:value="95.1254521905497" calcext:value-type="float">
            <text:p>95.1254521905497</text:p>
          </table:table-cell>
          <table:table-cell table:formula="of:=[.E77]/[.K77]" office:value-type="float" office:value="20.5147233977537" calcext:value-type="float">
            <text:p>20.51472339775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7.64518213272095" calcext:value-type="float">
            <text:p>7.6451821327209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Mar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283055213" calcext:value-type="float">
            <text:p>0.283055213</text:p>
          </table:table-cell>
          <table:table-cell/>
          <table:table-cell table:formula="of:=[.C78]-[.I78]" office:value-type="float" office:value="0" calcext:value-type="float">
            <text:p>0</text:p>
          </table:table-cell>
          <table:table-cell table:formula="of:=[.D78]-[.J78]" office:value-type="float" office:value="0" calcext:value-type="float">
            <text:p>0</text:p>
          </table:table-cell>
          <table:table-cell table:formula="of:=[.E78]-[.K78]" office:value-type="float" office:value="7.36212691972095" calcext:value-type="float">
            <text:p>7.36212691972095</text:p>
          </table:table-cell>
          <table:table-cell table:formula="of:=[.O78]/[.E78]*100" office:value-type="float" office:value="96.2976001344881" calcext:value-type="float">
            <text:p>96.2976001344881</text:p>
          </table:table-cell>
          <table:table-cell table:formula="of:=[.E78]/[.K78]" office:value-type="float" office:value="27.0095083276949" calcext:value-type="float">
            <text:p>27.00950832769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10.6776542663574" calcext:value-type="float">
            <text:p>10.677654266357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ar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0.430208107" calcext:value-type="float">
            <text:p>0.430208107</text:p>
          </table:table-cell>
          <table:table-cell/>
          <table:table-cell table:formula="of:=[.C79]-[.I79]" office:value-type="float" office:value="0" calcext:value-type="float">
            <text:p>0</text:p>
          </table:table-cell>
          <table:table-cell table:formula="of:=[.D79]-[.J79]" office:value-type="float" office:value="0" calcext:value-type="float">
            <text:p>0</text:p>
          </table:table-cell>
          <table:table-cell table:formula="of:=[.E79]-[.K79]" office:value-type="float" office:value="10.2474461593574" calcext:value-type="float">
            <text:p>10.2474461593574</text:p>
          </table:table-cell>
          <table:table-cell table:formula="of:=[.O79]/[.E79]*100" office:value-type="float" office:value="95.9709492715504" calcext:value-type="float">
            <text:p>95.9709492715504</text:p>
          </table:table-cell>
          <table:table-cell table:formula="of:=[.E79]/[.K79]" office:value-type="float" office:value="24.8197421029944" calcext:value-type="float">
            <text:p>24.81974210299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8.96820950508118" calcext:value-type="float">
            <text:p>8.9682095050811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ar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0.452194157" calcext:value-type="float">
            <text:p>0.452194157</text:p>
          </table:table-cell>
          <table:table-cell/>
          <table:table-cell table:formula="of:=[.C80]-[.I80]" office:value-type="float" office:value="0" calcext:value-type="float">
            <text:p>0</text:p>
          </table:table-cell>
          <table:table-cell table:formula="of:=[.D80]-[.J80]" office:value-type="float" office:value="0" calcext:value-type="float">
            <text:p>0</text:p>
          </table:table-cell>
          <table:table-cell table:formula="of:=[.E80]-[.K80]" office:value-type="float" office:value="8.51601534808118" calcext:value-type="float">
            <text:p>8.51601534808118</text:p>
          </table:table-cell>
          <table:table-cell table:formula="of:=[.O80]/[.E80]*100" office:value-type="float" office:value="94.9578100651663" calcext:value-type="float">
            <text:p>94.9578100651663</text:p>
          </table:table-cell>
          <table:table-cell table:formula="of:=[.E80]/[.K80]" office:value-type="float" office:value="19.8326523380557" calcext:value-type="float">
            <text:p>19.83265233805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9.00156593322754" calcext:value-type="float">
            <text:p>9.0015659332275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ar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0.423842235" calcext:value-type="float">
            <text:p>0.423842235</text:p>
          </table:table-cell>
          <table:table-cell/>
          <table:table-cell table:formula="of:=[.C81]-[.I81]" office:value-type="float" office:value="0" calcext:value-type="float">
            <text:p>0</text:p>
          </table:table-cell>
          <table:table-cell table:formula="of:=[.D81]-[.J81]" office:value-type="float" office:value="0" calcext:value-type="float">
            <text:p>0</text:p>
          </table:table-cell>
          <table:table-cell table:formula="of:=[.E81]-[.K81]" office:value-type="float" office:value="8.57772369822754" calcext:value-type="float">
            <text:p>8.57772369822754</text:p>
          </table:table-cell>
          <table:table-cell table:formula="of:=[.O81]/[.E81]*100" office:value-type="float" office:value="95.2914610841713" calcext:value-type="float">
            <text:p>95.2914610841713</text:p>
          </table:table-cell>
          <table:table-cell table:formula="of:=[.E81]/[.K81]" office:value-type="float" office:value="21.238010726391" calcext:value-type="float">
            <text:p>21.2380107263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9.27534484863281" calcext:value-type="float">
            <text:p>9.2753448486328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0.418730921" calcext:value-type="float">
            <text:p>0.418730921</text:p>
          </table:table-cell>
          <table:table-cell/>
          <table:table-cell table:formula="of:=[.C82]-[.I82]" office:value-type="float" office:value="0" calcext:value-type="float">
            <text:p>0</text:p>
          </table:table-cell>
          <table:table-cell table:formula="of:=[.D82]-[.J82]" office:value-type="float" office:value="0" calcext:value-type="float">
            <text:p>0</text:p>
          </table:table-cell>
          <table:table-cell table:formula="of:=[.E82]-[.K82]" office:value-type="float" office:value="8.85661392763281" calcext:value-type="float">
            <text:p>8.85661392763281</text:p>
          </table:table-cell>
          <table:table-cell table:formula="of:=[.O82]/[.E82]*100" office:value-type="float" office:value="95.4855487549693" calcext:value-type="float">
            <text:p>95.4855487549693</text:p>
          </table:table-cell>
          <table:table-cell table:formula="of:=[.E82]/[.K82]" office:value-type="float" office:value="22.1510864936407" calcext:value-type="float">
            <text:p>22.15108649364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r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0.3872406482697" calcext:value-type="float">
            <text:p>10.387240648269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ar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.479761257" calcext:value-type="float">
            <text:p>0.479761257</text:p>
          </table:table-cell>
          <table:table-cell/>
          <table:table-cell table:formula="of:=[.C83]-[.I83]" office:value-type="float" office:value="0" calcext:value-type="float">
            <text:p>0</text:p>
          </table:table-cell>
          <table:table-cell table:formula="of:=[.D83]-[.J83]" office:value-type="float" office:value="0" calcext:value-type="float">
            <text:p>0</text:p>
          </table:table-cell>
          <table:table-cell table:formula="of:=[.E83]-[.K83]" office:value-type="float" office:value="9.90747939126965" calcext:value-type="float">
            <text:p>9.90747939126965</text:p>
          </table:table-cell>
          <table:table-cell table:formula="of:=[.O83]/[.E83]*100" office:value-type="float" office:value="95.3812444204812" calcext:value-type="float">
            <text:p>95.3812444204812</text:p>
          </table:table-cell>
          <table:table-cell table:formula="of:=[.E83]/[.K83]" office:value-type="float" office:value="21.6508534124289" calcext:value-type="float">
            <text:p>21.65085341242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r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10.8659722805023" calcext:value-type="float">
            <text:p>10.86597228050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ar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0.551420849" calcext:value-type="float">
            <text:p>0.551420849</text:p>
          </table:table-cell>
          <table:table-cell/>
          <table:table-cell table:formula="of:=[.C84]-[.I84]" office:value-type="float" office:value="0" calcext:value-type="float">
            <text:p>0</text:p>
          </table:table-cell>
          <table:table-cell table:formula="of:=[.D84]-[.J84]" office:value-type="float" office:value="0" calcext:value-type="float">
            <text:p>0</text:p>
          </table:table-cell>
          <table:table-cell table:formula="of:=[.E84]-[.K84]" office:value-type="float" office:value="10.3145514315023" calcext:value-type="float">
            <text:p>10.3145514315023</text:p>
          </table:table-cell>
          <table:table-cell table:formula="of:=[.O84]/[.E84]*100" office:value-type="float" office:value="94.9252507298453" calcext:value-type="float">
            <text:p>94.9252507298453</text:p>
          </table:table-cell>
          <table:table-cell table:formula="of:=[.E84]/[.K84]" office:value-type="float" office:value="19.7054070411152" calcext:value-type="float">
            <text:p>19.70540704111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r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0.8824620246887" calcext:value-type="float">
            <text:p>10.882462024688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ar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0.390293352" calcext:value-type="float">
            <text:p>0.390293352</text:p>
          </table:table-cell>
          <table:table-cell/>
          <table:table-cell table:formula="of:=[.C85]-[.I85]" office:value-type="float" office:value="0" calcext:value-type="float">
            <text:p>0</text:p>
          </table:table-cell>
          <table:table-cell table:formula="of:=[.D85]-[.J85]" office:value-type="float" office:value="0" calcext:value-type="float">
            <text:p>0</text:p>
          </table:table-cell>
          <table:table-cell table:formula="of:=[.E85]-[.K85]" office:value-type="float" office:value="10.4921686726887" calcext:value-type="float">
            <text:p>10.4921686726887</text:p>
          </table:table-cell>
          <table:table-cell table:formula="of:=[.O85]/[.E85]*100" office:value-type="float" office:value="96.4135564993055" calcext:value-type="float">
            <text:p>96.4135564993055</text:p>
          </table:table-cell>
          <table:table-cell table:formula="of:=[.E85]/[.K85]" office:value-type="float" office:value="27.8827757862725" calcext:value-type="float">
            <text:p>27.88277578627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r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2.7875008583069" calcext:value-type="float">
            <text:p>12.787500858306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ar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.478812044" calcext:value-type="float">
            <text:p>0.478812044</text:p>
          </table:table-cell>
          <table:table-cell/>
          <table:table-cell table:formula="of:=[.C86]-[.I86]" office:value-type="float" office:value="0" calcext:value-type="float">
            <text:p>0</text:p>
          </table:table-cell>
          <table:table-cell table:formula="of:=[.D86]-[.J86]" office:value-type="float" office:value="0" calcext:value-type="float">
            <text:p>0</text:p>
          </table:table-cell>
          <table:table-cell table:formula="of:=[.E86]-[.K86]" office:value-type="float" office:value="12.3086888143069" calcext:value-type="float">
            <text:p>12.3086888143069</text:p>
          </table:table-cell>
          <table:table-cell table:formula="of:=[.O86]/[.E86]*100" office:value-type="float" office:value="96.2556245406704" calcext:value-type="float">
            <text:p>96.2556245406704</text:p>
          </table:table-cell>
          <table:table-cell table:formula="of:=[.E86]/[.K86]" office:value-type="float" office:value="26.7067234806376" calcext:value-type="float">
            <text:p>26.70672348063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r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12.7097616195679" calcext:value-type="float">
            <text:p>12.709761619567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ar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0.628935769" calcext:value-type="float">
            <text:p>0.628935769</text:p>
          </table:table-cell>
          <table:table-cell/>
          <table:table-cell table:formula="of:=[.C87]-[.I87]" office:value-type="float" office:value="0" calcext:value-type="float">
            <text:p>0</text:p>
          </table:table-cell>
          <table:table-cell table:formula="of:=[.D87]-[.J87]" office:value-type="float" office:value="0" calcext:value-type="float">
            <text:p>0</text:p>
          </table:table-cell>
          <table:table-cell table:formula="of:=[.E87]-[.K87]" office:value-type="float" office:value="12.0808258505679" calcext:value-type="float">
            <text:p>12.0808258505679</text:p>
          </table:table-cell>
          <table:table-cell table:formula="of:=[.O87]/[.E87]*100" office:value-type="float" office:value="95.0515533821524" calcext:value-type="float">
            <text:p>95.0515533821524</text:p>
          </table:table-cell>
          <table:table-cell table:formula="of:=[.E87]/[.K87]" office:value-type="float" office:value="20.2083618805403" calcext:value-type="float">
            <text:p>20.20836188054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r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3.9661812782288" calcext:value-type="float">
            <text:p>13.966181278228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ar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0.578725813" calcext:value-type="float">
            <text:p>0.578725813</text:p>
          </table:table-cell>
          <table:table-cell/>
          <table:table-cell table:formula="of:=[.C88]-[.I88]" office:value-type="float" office:value="0" calcext:value-type="float">
            <text:p>0</text:p>
          </table:table-cell>
          <table:table-cell table:formula="of:=[.D88]-[.J88]" office:value-type="float" office:value="0" calcext:value-type="float">
            <text:p>0</text:p>
          </table:table-cell>
          <table:table-cell table:formula="of:=[.E88]-[.K88]" office:value-type="float" office:value="13.3874554652288" calcext:value-type="float">
            <text:p>13.3874554652288</text:p>
          </table:table-cell>
          <table:table-cell table:formula="of:=[.O88]/[.E88]*100" office:value-type="float" office:value="95.8562344174771" calcext:value-type="float">
            <text:p>95.8562344174771</text:p>
          </table:table-cell>
          <table:table-cell table:formula="of:=[.E88]/[.K88]" office:value-type="float" office:value="24.1326392645782" calcext:value-type="float">
            <text:p>24.13263926457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r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14.8101122379303" calcext:value-type="float">
            <text:p>14.810112237930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ar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0.632294579" calcext:value-type="float">
            <text:p>0.632294579</text:p>
          </table:table-cell>
          <table:table-cell/>
          <table:table-cell table:formula="of:=[.C89]-[.I89]" office:value-type="float" office:value="0" calcext:value-type="float">
            <text:p>0</text:p>
          </table:table-cell>
          <table:table-cell table:formula="of:=[.D89]-[.J89]" office:value-type="float" office:value="0" calcext:value-type="float">
            <text:p>0</text:p>
          </table:table-cell>
          <table:table-cell table:formula="of:=[.E89]-[.K89]" office:value-type="float" office:value="14.1778176589303" calcext:value-type="float">
            <text:p>14.1778176589303</text:p>
          </table:table-cell>
          <table:table-cell table:formula="of:=[.O89]/[.E89]*100" office:value-type="float" office:value="95.7306563998845" calcext:value-type="float">
            <text:p>95.7306563998845</text:p>
          </table:table-cell>
          <table:table-cell table:formula="of:=[.E89]/[.K89]" office:value-type="float" office:value="23.4228043855019" calcext:value-type="float">
            <text:p>23.42280438550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r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15.5101499557495" calcext:value-type="float">
            <text:p>15.510149955749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ar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0.620388048" calcext:value-type="float">
            <text:p>0.620388048</text:p>
          </table:table-cell>
          <table:table-cell/>
          <table:table-cell table:formula="of:=[.C90]-[.I90]" office:value-type="float" office:value="0" calcext:value-type="float">
            <text:p>0</text:p>
          </table:table-cell>
          <table:table-cell table:formula="of:=[.D90]-[.J90]" office:value-type="float" office:value="0" calcext:value-type="float">
            <text:p>0</text:p>
          </table:table-cell>
          <table:table-cell table:formula="of:=[.E90]-[.K90]" office:value-type="float" office:value="14.8897619077495" calcext:value-type="float">
            <text:p>14.8897619077495</text:p>
          </table:table-cell>
          <table:table-cell table:formula="of:=[.O90]/[.E90]*100" office:value-type="float" office:value="96.0001157321498" calcext:value-type="float">
            <text:p>96.0001157321498</text:p>
          </table:table-cell>
          <table:table-cell table:formula="of:=[.E90]/[.K90]" office:value-type="float" office:value="25.0007233468648" calcext:value-type="float">
            <text:p>25.00072334686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r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14.9961578845978" calcext:value-type="float">
            <text:p>14.996157884597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ar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0.587930553" calcext:value-type="float">
            <text:p>0.587930553</text:p>
          </table:table-cell>
          <table:table-cell/>
          <table:table-cell table:formula="of:=[.C91]-[.I91]" office:value-type="float" office:value="0" calcext:value-type="float">
            <text:p>0</text:p>
          </table:table-cell>
          <table:table-cell table:formula="of:=[.D91]-[.J91]" office:value-type="float" office:value="0" calcext:value-type="float">
            <text:p>0</text:p>
          </table:table-cell>
          <table:table-cell table:formula="of:=[.E91]-[.K91]" office:value-type="float" office:value="14.4082273315978" calcext:value-type="float">
            <text:p>14.4082273315978</text:p>
          </table:table-cell>
          <table:table-cell table:formula="of:=[.O91]/[.E91]*100" office:value-type="float" office:value="96.0794587685433" calcext:value-type="float">
            <text:p>96.0794587685433</text:p>
          </table:table-cell>
          <table:table-cell table:formula="of:=[.E91]/[.K91]" office:value-type="float" office:value="25.5066823931461" calcext:value-type="float">
            <text:p>25.50668239314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r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15.6294560432434" calcext:value-type="float">
            <text:p>15.629456043243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ar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0.641211521" calcext:value-type="float">
            <text:p>0.641211521</text:p>
          </table:table-cell>
          <table:table-cell/>
          <table:table-cell table:formula="of:=[.C92]-[.I92]" office:value-type="float" office:value="0" calcext:value-type="float">
            <text:p>0</text:p>
          </table:table-cell>
          <table:table-cell table:formula="of:=[.D92]-[.J92]" office:value-type="float" office:value="0" calcext:value-type="float">
            <text:p>0</text:p>
          </table:table-cell>
          <table:table-cell table:formula="of:=[.E92]-[.K92]" office:value-type="float" office:value="14.9882445222434" calcext:value-type="float">
            <text:p>14.9882445222434</text:p>
          </table:table-cell>
          <table:table-cell table:formula="of:=[.O92]/[.E92]*100" office:value-type="float" office:value="95.8974162681932" calcext:value-type="float">
            <text:p>95.8974162681932</text:p>
          </table:table-cell>
          <table:table-cell table:formula="of:=[.E92]/[.K92]" office:value-type="float" office:value="24.3748833752527" calcext:value-type="float">
            <text:p>24.37488337525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r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7.5506966114044" calcext:value-type="float">
            <text:p>17.550696611404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Mar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0.682983647" calcext:value-type="float">
            <text:p>0.682983647</text:p>
          </table:table-cell>
          <table:table-cell/>
          <table:table-cell table:formula="of:=[.C93]-[.I93]" office:value-type="float" office:value="0" calcext:value-type="float">
            <text:p>0</text:p>
          </table:table-cell>
          <table:table-cell table:formula="of:=[.D93]-[.J93]" office:value-type="float" office:value="0" calcext:value-type="float">
            <text:p>0</text:p>
          </table:table-cell>
          <table:table-cell table:formula="of:=[.E93]-[.K93]" office:value-type="float" office:value="16.8677129644044" calcext:value-type="float">
            <text:p>16.8677129644044</text:p>
          </table:table-cell>
          <table:table-cell table:formula="of:=[.O93]/[.E93]*100" office:value-type="float" office:value="96.1085097525064" calcext:value-type="float">
            <text:p>96.1085097525064</text:p>
          </table:table-cell>
          <table:table-cell table:formula="of:=[.E93]/[.K93]" office:value-type="float" office:value="25.6970963924183" calcext:value-type="float">
            <text:p>25.69709639241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7.581139087677" calcext:value-type="float">
            <text:p>17.58113908767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0.635793096" calcext:value-type="float">
            <text:p>0.635793096</text:p>
          </table:table-cell>
          <table:table-cell/>
          <table:table-cell table:formula="of:=[.C94]-[.I94]" office:value-type="float" office:value="0" calcext:value-type="float">
            <text:p>0</text:p>
          </table:table-cell>
          <table:table-cell table:formula="of:=[.D94]-[.J94]" office:value-type="float" office:value="0" calcext:value-type="float">
            <text:p>0</text:p>
          </table:table-cell>
          <table:table-cell table:formula="of:=[.E94]-[.K94]" office:value-type="float" office:value="16.945345991677" calcext:value-type="float">
            <text:p>16.945345991677</text:p>
          </table:table-cell>
          <table:table-cell table:formula="of:=[.O94]/[.E94]*100" office:value-type="float" office:value="96.3836638068256" calcext:value-type="float">
            <text:p>96.3836638068256</text:p>
          </table:table-cell>
          <table:table-cell table:formula="of:=[.E94]/[.K94]" office:value-type="float" office:value="27.6522963182302" calcext:value-type="float">
            <text:p>27.65229631823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r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18.577883720398" calcext:value-type="float">
            <text:p>18.57788372039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ar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0.778501278" calcext:value-type="float">
            <text:p>0.778501278</text:p>
          </table:table-cell>
          <table:table-cell/>
          <table:table-cell table:formula="of:=[.C95]-[.I95]" office:value-type="float" office:value="0" calcext:value-type="float">
            <text:p>0</text:p>
          </table:table-cell>
          <table:table-cell table:formula="of:=[.D95]-[.J95]" office:value-type="float" office:value="0" calcext:value-type="float">
            <text:p>0</text:p>
          </table:table-cell>
          <table:table-cell table:formula="of:=[.E95]-[.K95]" office:value-type="float" office:value="17.7993824423979" calcext:value-type="float">
            <text:p>17.7993824423979</text:p>
          </table:table-cell>
          <table:table-cell table:formula="of:=[.O95]/[.E95]*100" office:value-type="float" office:value="95.8095265870072" calcext:value-type="float">
            <text:p>95.8095265870072</text:p>
          </table:table-cell>
          <table:table-cell table:formula="of:=[.E95]/[.K95]" office:value-type="float" office:value="23.8636521806685" calcext:value-type="float">
            <text:p>23.86365218066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r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8.49282932281494" calcext:value-type="float">
            <text:p>8.4928293228149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pr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0.363988122" calcext:value-type="float">
            <text:p>0.363988122</text:p>
          </table:table-cell>
          <table:table-cell/>
          <table:table-cell table:formula="of:=[.C96]-[.I96]" office:value-type="float" office:value="0" calcext:value-type="float">
            <text:p>0</text:p>
          </table:table-cell>
          <table:table-cell table:formula="of:=[.D96]-[.J96]" office:value-type="float" office:value="0" calcext:value-type="float">
            <text:p>0</text:p>
          </table:table-cell>
          <table:table-cell table:formula="of:=[.E96]-[.K96]" office:value-type="float" office:value="8.12884120081494" calcext:value-type="float">
            <text:p>8.12884120081494</text:p>
          </table:table-cell>
          <table:table-cell table:formula="of:=[.O96]/[.E96]*100" office:value-type="float" office:value="95.7141712359367" calcext:value-type="float">
            <text:p>95.7141712359367</text:p>
          </table:table-cell>
          <table:table-cell table:formula="of:=[.E96]/[.K96]" office:value-type="float" office:value="23.3327100789705" calcext:value-type="float">
            <text:p>23.33271007897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r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7.01493358612061" calcext:value-type="float">
            <text:p>7.0149335861206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pr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0.334393912" calcext:value-type="float">
            <text:p>0.334393912</text:p>
          </table:table-cell>
          <table:table-cell/>
          <table:table-cell table:formula="of:=[.C97]-[.I97]" office:value-type="float" office:value="0" calcext:value-type="float">
            <text:p>0</text:p>
          </table:table-cell>
          <table:table-cell table:formula="of:=[.D97]-[.J97]" office:value-type="float" office:value="0" calcext:value-type="float">
            <text:p>0</text:p>
          </table:table-cell>
          <table:table-cell table:formula="of:=[.E97]-[.K97]" office:value-type="float" office:value="6.68053967412061" calcext:value-type="float">
            <text:p>6.68053967412061</text:p>
          </table:table-cell>
          <table:table-cell table:formula="of:=[.O97]/[.E97]*100" office:value-type="float" office:value="95.2331136439892" calcext:value-type="float">
            <text:p>95.2331136439892</text:p>
          </table:table-cell>
          <table:table-cell table:formula="of:=[.E97]/[.K97]" office:value-type="float" office:value="20.9780541283318" calcext:value-type="float">
            <text:p>20.97805412833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pr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7.9968593120575" calcext:value-type="float">
            <text:p>7.996859312057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pr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0.354790829" calcext:value-type="float">
            <text:p>0.354790829</text:p>
          </table:table-cell>
          <table:table-cell/>
          <table:table-cell table:formula="of:=[.C98]-[.I98]" office:value-type="float" office:value="0" calcext:value-type="float">
            <text:p>0</text:p>
          </table:table-cell>
          <table:table-cell table:formula="of:=[.D98]-[.J98]" office:value-type="float" office:value="0" calcext:value-type="float">
            <text:p>0</text:p>
          </table:table-cell>
          <table:table-cell table:formula="of:=[.E98]-[.K98]" office:value-type="float" office:value="7.6420684830575" calcext:value-type="float">
            <text:p>7.6420684830575</text:p>
          </table:table-cell>
          <table:table-cell table:formula="of:=[.O98]/[.E98]*100" office:value-type="float" office:value="95.5633728798373" calcext:value-type="float">
            <text:p>95.5633728798373</text:p>
          </table:table-cell>
          <table:table-cell table:formula="of:=[.E98]/[.K98]" office:value-type="float" office:value="22.5396449355727" calcext:value-type="float">
            <text:p>22.53964493557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pr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7.6817512512207" calcext:value-type="float">
            <text:p>7.681751251220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pr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0.331277112" calcext:value-type="float">
            <text:p>0.331277112</text:p>
          </table:table-cell>
          <table:table-cell/>
          <table:table-cell table:formula="of:=[.C99]-[.I99]" office:value-type="float" office:value="0" calcext:value-type="float">
            <text:p>0</text:p>
          </table:table-cell>
          <table:table-cell table:formula="of:=[.D99]-[.J99]" office:value-type="float" office:value="0" calcext:value-type="float">
            <text:p>0</text:p>
          </table:table-cell>
          <table:table-cell table:formula="of:=[.E99]-[.K99]" office:value-type="float" office:value="7.3504741392207" calcext:value-type="float">
            <text:p>7.3504741392207</text:p>
          </table:table-cell>
          <table:table-cell table:formula="of:=[.O99]/[.E99]*100" office:value-type="float" office:value="95.6874793108231" calcext:value-type="float">
            <text:p>95.6874793108231</text:p>
          </table:table-cell>
          <table:table-cell table:formula="of:=[.E99]/[.K99]" office:value-type="float" office:value="23.1882945514832" calcext:value-type="float">
            <text:p>23.18829455148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pr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6.66780972480774" calcext:value-type="float">
            <text:p>6.6678097248077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pr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0.310126676" calcext:value-type="float">
            <text:p>0.310126676</text:p>
          </table:table-cell>
          <table:table-cell/>
          <table:table-cell table:formula="of:=[.C100]-[.I100]" office:value-type="float" office:value="0" calcext:value-type="float">
            <text:p>0</text:p>
          </table:table-cell>
          <table:table-cell table:formula="of:=[.D100]-[.J100]" office:value-type="float" office:value="0" calcext:value-type="float">
            <text:p>0</text:p>
          </table:table-cell>
          <table:table-cell table:formula="of:=[.E100]-[.K100]" office:value-type="float" office:value="6.35768304880774" calcext:value-type="float">
            <text:p>6.35768304880774</text:p>
          </table:table-cell>
          <table:table-cell table:formula="of:=[.O100]/[.E100]*100" office:value-type="float" office:value="95.3488973321154" calcext:value-type="float">
            <text:p>95.3488973321154</text:p>
          </table:table-cell>
          <table:table-cell table:formula="of:=[.E100]/[.K100]" office:value-type="float" office:value="21.5002779212961" calcext:value-type="float">
            <text:p>21.50027792129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p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.25528359413147" calcext:value-type="float">
            <text:p>3.2552835941314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p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124421512" calcext:value-type="float">
            <text:p>0.124421512</text:p>
          </table:table-cell>
          <table:table-cell/>
          <table:table-cell table:formula="of:=[.C101]-[.I101]" office:value-type="float" office:value="0" calcext:value-type="float">
            <text:p>0</text:p>
          </table:table-cell>
          <table:table-cell table:formula="of:=[.D101]-[.J101]" office:value-type="float" office:value="0" calcext:value-type="float">
            <text:p>0</text:p>
          </table:table-cell>
          <table:table-cell table:formula="of:=[.E101]-[.K101]" office:value-type="float" office:value="3.13086208213147" calcext:value-type="float">
            <text:p>3.13086208213147</text:p>
          </table:table-cell>
          <table:table-cell table:formula="of:=[.O101]/[.E101]*100" office:value-type="float" office:value="96.1778595196958" calcext:value-type="float">
            <text:p>96.1778595196958</text:p>
          </table:table-cell>
          <table:table-cell table:formula="of:=[.E101]/[.K101]" office:value-type="float" office:value="26.1633502262171" calcext:value-type="float">
            <text:p>26.16335022621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float" office:value="127" calcext:value-type="float">
            <text:p>127</text:p>
          </table:table-cell>
          <table:table-cell office:value-type="float" office:value="104" calcext:value-type="float">
            <text:p>104</text:p>
          </table:table-cell>
          <table:table-cell office:value-type="float" office:value="17.1558244228363" calcext:value-type="float">
            <text:p>17.155824422836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float" office:value="127" calcext:value-type="float">
            <text:p>127</text:p>
          </table:table-cell>
          <table:table-cell office:value-type="float" office:value="104" calcext:value-type="float">
            <text:p>104</text:p>
          </table:table-cell>
          <table:table-cell office:value-type="float" office:value="0.754414443" calcext:value-type="float">
            <text:p>0.754414443</text:p>
          </table:table-cell>
          <table:table-cell/>
          <table:table-cell table:formula="of:=[.C102]-[.I102]" office:value-type="float" office:value="0" calcext:value-type="float">
            <text:p>0</text:p>
          </table:table-cell>
          <table:table-cell table:formula="of:=[.D102]-[.J102]" office:value-type="float" office:value="0" calcext:value-type="float">
            <text:p>0</text:p>
          </table:table-cell>
          <table:table-cell table:formula="of:=[.E102]-[.K102]" office:value-type="float" office:value="16.4014099798363" calcext:value-type="float">
            <text:p>16.4014099798363</text:p>
          </table:table-cell>
          <table:table-cell table:formula="of:=[.O102]/[.E102]*100" office:value-type="float" office:value="95.6025754029297" calcext:value-type="float">
            <text:p>95.6025754029297</text:p>
          </table:table-cell>
          <table:table-cell table:formula="of:=[.E102]/[.K102]" office:value-type="float" office:value="22.7405832192376" calcext:value-type="float">
            <text:p>22.74058321923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pr</text:p>
          </table:table-cell>
          <table:table-cell office:value-type="float" office:value="132" calcext:value-type="float">
            <text:p>132</text:p>
          </table:table-cell>
          <table:table-cell office:value-type="float" office:value="111" calcext:value-type="float">
            <text:p>111</text:p>
          </table:table-cell>
          <table:table-cell office:value-type="float" office:value="11.4418396949768" calcext:value-type="float">
            <text:p>11.441839694976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pr</text:p>
          </table:table-cell>
          <table:table-cell office:value-type="float" office:value="132" calcext:value-type="float">
            <text:p>132</text:p>
          </table:table-cell>
          <table:table-cell office:value-type="float" office:value="111" calcext:value-type="float">
            <text:p>111</text:p>
          </table:table-cell>
          <table:table-cell office:value-type="float" office:value="0.487227778" calcext:value-type="float">
            <text:p>0.487227778</text:p>
          </table:table-cell>
          <table:table-cell/>
          <table:table-cell table:formula="of:=[.C103]-[.I103]" office:value-type="float" office:value="0" calcext:value-type="float">
            <text:p>0</text:p>
          </table:table-cell>
          <table:table-cell table:formula="of:=[.D103]-[.J103]" office:value-type="float" office:value="0" calcext:value-type="float">
            <text:p>0</text:p>
          </table:table-cell>
          <table:table-cell table:formula="of:=[.E103]-[.K103]" office:value-type="float" office:value="10.9546119169768" calcext:value-type="float">
            <text:p>10.9546119169768</text:p>
          </table:table-cell>
          <table:table-cell table:formula="of:=[.O103]/[.E103]*100" office:value-type="float" office:value="95.7417007143187" calcext:value-type="float">
            <text:p>95.7417007143187</text:p>
          </table:table-cell>
          <table:table-cell table:formula="of:=[.E103]/[.K103]" office:value-type="float" office:value="23.4835537126884" calcext:value-type="float">
            <text:p>23.48355371268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pr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9.41123652458191" calcext:value-type="float">
            <text:p>9.4112365245819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pr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0.394279522" calcext:value-type="float">
            <text:p>0.394279522</text:p>
          </table:table-cell>
          <table:table-cell/>
          <table:table-cell table:formula="of:=[.C104]-[.I104]" office:value-type="float" office:value="0" calcext:value-type="float">
            <text:p>0</text:p>
          </table:table-cell>
          <table:table-cell table:formula="of:=[.D104]-[.J104]" office:value-type="float" office:value="0" calcext:value-type="float">
            <text:p>0</text:p>
          </table:table-cell>
          <table:table-cell table:formula="of:=[.E104]-[.K104]" office:value-type="float" office:value="9.01695700258191" calcext:value-type="float">
            <text:p>9.01695700258191</text:p>
          </table:table-cell>
          <table:table-cell table:formula="of:=[.O104]/[.E104]*100" office:value-type="float" office:value="95.8105449696206" calcext:value-type="float">
            <text:p>95.8105449696206</text:p>
          </table:table-cell>
          <table:table-cell table:formula="of:=[.E104]/[.K104]" office:value-type="float" office:value="23.8694530135448" calcext:value-type="float">
            <text:p>23.86945301354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pr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7.30837655067444" calcext:value-type="float">
            <text:p>7.3083765506744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pr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0.347547742" calcext:value-type="float">
            <text:p>0.347547742</text:p>
          </table:table-cell>
          <table:table-cell/>
          <table:table-cell table:formula="of:=[.C105]-[.I105]" office:value-type="float" office:value="0" calcext:value-type="float">
            <text:p>0</text:p>
          </table:table-cell>
          <table:table-cell table:formula="of:=[.D105]-[.J105]" office:value-type="float" office:value="0" calcext:value-type="float">
            <text:p>0</text:p>
          </table:table-cell>
          <table:table-cell table:formula="of:=[.E105]-[.K105]" office:value-type="float" office:value="6.96082880867444" calcext:value-type="float">
            <text:p>6.96082880867444</text:p>
          </table:table-cell>
          <table:table-cell table:formula="of:=[.O105]/[.E105]*100" office:value-type="float" office:value="95.2445288007509" calcext:value-type="float">
            <text:p>95.2445288007509</text:p>
          </table:table-cell>
          <table:table-cell table:formula="of:=[.E105]/[.K105]" office:value-type="float" office:value="21.0284103951233" calcext:value-type="float">
            <text:p>21.02841039512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pr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7.0017294883728" calcext:value-type="float">
            <text:p>7.001729488372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pr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0.346231831" calcext:value-type="float">
            <text:p>0.346231831</text:p>
          </table:table-cell>
          <table:table-cell/>
          <table:table-cell table:formula="of:=[.C106]-[.I106]" office:value-type="float" office:value="0" calcext:value-type="float">
            <text:p>0</text:p>
          </table:table-cell>
          <table:table-cell table:formula="of:=[.D106]-[.J106]" office:value-type="float" office:value="0" calcext:value-type="float">
            <text:p>0</text:p>
          </table:table-cell>
          <table:table-cell table:formula="of:=[.E106]-[.K106]" office:value-type="float" office:value="6.6554976573728" calcext:value-type="float">
            <text:p>6.6554976573728</text:p>
          </table:table-cell>
          <table:table-cell table:formula="of:=[.O106]/[.E106]*100" office:value-type="float" office:value="95.0550527326861" calcext:value-type="float">
            <text:p>95.0550527326861</text:p>
          </table:table-cell>
          <table:table-cell table:formula="of:=[.E106]/[.K106]" office:value-type="float" office:value="20.2226625673039" calcext:value-type="float">
            <text:p>20.22266256730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pr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8.18894124031067" calcext:value-type="float">
            <text:p>8.1889412403106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pr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0.363510012" calcext:value-type="float">
            <text:p>0.363510012</text:p>
          </table:table-cell>
          <table:table-cell/>
          <table:table-cell table:formula="of:=[.C107]-[.I107]" office:value-type="float" office:value="0" calcext:value-type="float">
            <text:p>0</text:p>
          </table:table-cell>
          <table:table-cell table:formula="of:=[.D107]-[.J107]" office:value-type="float" office:value="0" calcext:value-type="float">
            <text:p>0</text:p>
          </table:table-cell>
          <table:table-cell table:formula="of:=[.E107]-[.K107]" office:value-type="float" office:value="7.82543122831067" calcext:value-type="float">
            <text:p>7.82543122831067</text:p>
          </table:table-cell>
          <table:table-cell table:formula="of:=[.O107]/[.E107]*100" office:value-type="float" office:value="95.5609644600868" calcext:value-type="float">
            <text:p>95.5609644600868</text:p>
          </table:table-cell>
          <table:table-cell table:formula="of:=[.E107]/[.K107]" office:value-type="float" office:value="22.5274159444903" calcext:value-type="float">
            <text:p>22.52741594449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pr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1.4176154136658" calcext:value-type="float">
            <text:p>11.417615413665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pr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0.554738751" calcext:value-type="float">
            <text:p>0.554738751</text:p>
          </table:table-cell>
          <table:table-cell/>
          <table:table-cell table:formula="of:=[.C108]-[.I108]" office:value-type="float" office:value="0" calcext:value-type="float">
            <text:p>0</text:p>
          </table:table-cell>
          <table:table-cell table:formula="of:=[.D108]-[.J108]" office:value-type="float" office:value="0" calcext:value-type="float">
            <text:p>0</text:p>
          </table:table-cell>
          <table:table-cell table:formula="of:=[.E108]-[.K108]" office:value-type="float" office:value="10.8628766626658" calcext:value-type="float">
            <text:p>10.8628766626658</text:p>
          </table:table-cell>
          <table:table-cell table:formula="of:=[.O108]/[.E108]*100" office:value-type="float" office:value="95.141378204629" calcext:value-type="float">
            <text:p>95.141378204629</text:p>
          </table:table-cell>
          <table:table-cell table:formula="of:=[.E108]/[.K108]" office:value-type="float" office:value="20.5819683465123" calcext:value-type="float">
            <text:p>20.58196834651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pr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0.6494264602661" calcext:value-type="float">
            <text:p>10.649426460266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pr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0.397997281" calcext:value-type="float">
            <text:p>0.397997281</text:p>
          </table:table-cell>
          <table:table-cell/>
          <table:table-cell table:formula="of:=[.C109]-[.I109]" office:value-type="float" office:value="0" calcext:value-type="float">
            <text:p>0</text:p>
          </table:table-cell>
          <table:table-cell table:formula="of:=[.D109]-[.J109]" office:value-type="float" office:value="0" calcext:value-type="float">
            <text:p>0</text:p>
          </table:table-cell>
          <table:table-cell table:formula="of:=[.E109]-[.K109]" office:value-type="float" office:value="10.2514291792661" calcext:value-type="float">
            <text:p>10.2514291792661</text:p>
          </table:table-cell>
          <table:table-cell table:formula="of:=[.O109]/[.E109]*100" office:value-type="float" office:value="96.2627350638557" calcext:value-type="float">
            <text:p>96.2627350638557</text:p>
          </table:table-cell>
          <table:table-cell table:formula="of:=[.E109]/[.K109]" office:value-type="float" office:value="26.7575357135822" calcext:value-type="float">
            <text:p>26.75753571358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pr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10.86900806427" calcext:value-type="float">
            <text:p>10.8690080642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pr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0.416841176" calcext:value-type="float">
            <text:p>0.416841176</text:p>
          </table:table-cell>
          <table:table-cell/>
          <table:table-cell table:formula="of:=[.C110]-[.I110]" office:value-type="float" office:value="0" calcext:value-type="float">
            <text:p>0</text:p>
          </table:table-cell>
          <table:table-cell table:formula="of:=[.D110]-[.J110]" office:value-type="float" office:value="0" calcext:value-type="float">
            <text:p>0</text:p>
          </table:table-cell>
          <table:table-cell table:formula="of:=[.E110]-[.K110]" office:value-type="float" office:value="10.45216688827" calcext:value-type="float">
            <text:p>10.45216688827</text:p>
          </table:table-cell>
          <table:table-cell table:formula="of:=[.O110]/[.E110]*100" office:value-type="float" office:value="96.1648645990953" calcext:value-type="float">
            <text:p>96.1648645990953</text:p>
          </table:table-cell>
          <table:table-cell table:formula="of:=[.E110]/[.K110]" office:value-type="float" office:value="26.0746986863649" calcext:value-type="float">
            <text:p>26.07469868636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pr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10.435738325119" calcext:value-type="float">
            <text:p>10.4357383251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pr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0.530847903" calcext:value-type="float">
            <text:p>0.530847903</text:p>
          </table:table-cell>
          <table:table-cell/>
          <table:table-cell table:formula="of:=[.C111]-[.I111]" office:value-type="float" office:value="0" calcext:value-type="float">
            <text:p>0</text:p>
          </table:table-cell>
          <table:table-cell table:formula="of:=[.D111]-[.J111]" office:value-type="float" office:value="0" calcext:value-type="float">
            <text:p>0</text:p>
          </table:table-cell>
          <table:table-cell table:formula="of:=[.E111]-[.K111]" office:value-type="float" office:value="9.90489042211902" calcext:value-type="float">
            <text:p>9.90489042211902</text:p>
          </table:table-cell>
          <table:table-cell table:formula="of:=[.O111]/[.E111]*100" office:value-type="float" office:value="94.9131734960981" calcext:value-type="float">
            <text:p>94.9131734960981</text:p>
          </table:table-cell>
          <table:table-cell table:formula="of:=[.E111]/[.K111]" office:value-type="float" office:value="19.6586221140616" calcext:value-type="float">
            <text:p>19.65862211406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pr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9.54396915435791" calcext:value-type="float">
            <text:p>9.5439691543579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pr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0.468655404" calcext:value-type="float">
            <text:p>0.468655404</text:p>
          </table:table-cell>
          <table:table-cell/>
          <table:table-cell table:formula="of:=[.C112]-[.I112]" office:value-type="float" office:value="0" calcext:value-type="float">
            <text:p>0</text:p>
          </table:table-cell>
          <table:table-cell table:formula="of:=[.D112]-[.J112]" office:value-type="float" office:value="0" calcext:value-type="float">
            <text:p>0</text:p>
          </table:table-cell>
          <table:table-cell table:formula="of:=[.E112]-[.K112]" office:value-type="float" office:value="9.07531375035791" calcext:value-type="float">
            <text:p>9.07531375035791</text:p>
          </table:table-cell>
          <table:table-cell table:formula="of:=[.O112]/[.E112]*100" office:value-type="float" office:value="95.0895125872656" calcext:value-type="float">
            <text:p>95.0895125872656</text:p>
          </table:table-cell>
          <table:table-cell table:formula="of:=[.E112]/[.K112]" office:value-type="float" office:value="20.3645771987255" calcext:value-type="float">
            <text:p>20.36457719872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pr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11.4909825325012" calcext:value-type="float">
            <text:p>11.490982532501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Apr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0.526320574" calcext:value-type="float">
            <text:p>0.526320574</text:p>
          </table:table-cell>
          <table:table-cell/>
          <table:table-cell table:formula="of:=[.C113]-[.I113]" office:value-type="float" office:value="0" calcext:value-type="float">
            <text:p>0</text:p>
          </table:table-cell>
          <table:table-cell table:formula="of:=[.D113]-[.J113]" office:value-type="float" office:value="0" calcext:value-type="float">
            <text:p>0</text:p>
          </table:table-cell>
          <table:table-cell table:formula="of:=[.E113]-[.K113]" office:value-type="float" office:value="10.9646619585012" calcext:value-type="float">
            <text:p>10.9646619585012</text:p>
          </table:table-cell>
          <table:table-cell table:formula="of:=[.O113]/[.E113]*100" office:value-type="float" office:value="95.4197078229703" calcext:value-type="float">
            <text:p>95.4197078229703</text:p>
          </table:table-cell>
          <table:table-cell table:formula="of:=[.E113]/[.K113]" office:value-type="float" office:value="21.8326683396975" calcext:value-type="float">
            <text:p>21.83266833969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pr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2.029590845108" calcext:value-type="float">
            <text:p>12.02959084510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pr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0.567044416" calcext:value-type="float">
            <text:p>0.567044416</text:p>
          </table:table-cell>
          <table:table-cell/>
          <table:table-cell table:formula="of:=[.C114]-[.I114]" office:value-type="float" office:value="0" calcext:value-type="float">
            <text:p>0</text:p>
          </table:table-cell>
          <table:table-cell table:formula="of:=[.D114]-[.J114]" office:value-type="float" office:value="0" calcext:value-type="float">
            <text:p>0</text:p>
          </table:table-cell>
          <table:table-cell table:formula="of:=[.E114]-[.K114]" office:value-type="float" office:value="11.462546429108" calcext:value-type="float">
            <text:p>11.462546429108</text:p>
          </table:table-cell>
          <table:table-cell table:formula="of:=[.O114]/[.E114]*100" office:value-type="float" office:value="95.2862535118508" calcext:value-type="float">
            <text:p>95.2862535118508</text:p>
          </table:table-cell>
          <table:table-cell table:formula="of:=[.E114]/[.K114]" office:value-type="float" office:value="21.2145477597085" calcext:value-type="float">
            <text:p>21.21454775970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pr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14.186874628067" calcext:value-type="float">
            <text:p>14.1868746280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pr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0.700268387" calcext:value-type="float">
            <text:p>0.700268387</text:p>
          </table:table-cell>
          <table:table-cell/>
          <table:table-cell table:formula="of:=[.C115]-[.I115]" office:value-type="float" office:value="0" calcext:value-type="float">
            <text:p>0</text:p>
          </table:table-cell>
          <table:table-cell table:formula="of:=[.D115]-[.J115]" office:value-type="float" office:value="0" calcext:value-type="float">
            <text:p>0</text:p>
          </table:table-cell>
          <table:table-cell table:formula="of:=[.E115]-[.K115]" office:value-type="float" office:value="13.486606241067" calcext:value-type="float">
            <text:p>13.486606241067</text:p>
          </table:table-cell>
          <table:table-cell table:formula="of:=[.O115]/[.E115]*100" office:value-type="float" office:value="95.0639700049608" calcext:value-type="float">
            <text:p>95.0639700049608</text:p>
          </table:table-cell>
          <table:table-cell table:formula="of:=[.E115]/[.K115]" office:value-type="float" office:value="20.2591961759756" calcext:value-type="float">
            <text:p>20.25919617597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pr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13.3097071647644" calcext:value-type="float">
            <text:p>13.309707164764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pr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0.498690104" calcext:value-type="float">
            <text:p>0.498690104</text:p>
          </table:table-cell>
          <table:table-cell/>
          <table:table-cell table:formula="of:=[.C116]-[.I116]" office:value-type="float" office:value="0" calcext:value-type="float">
            <text:p>0</text:p>
          </table:table-cell>
          <table:table-cell table:formula="of:=[.D116]-[.J116]" office:value-type="float" office:value="0" calcext:value-type="float">
            <text:p>0</text:p>
          </table:table-cell>
          <table:table-cell table:formula="of:=[.E116]-[.K116]" office:value-type="float" office:value="12.8110170607644" calcext:value-type="float">
            <text:p>12.8110170607644</text:p>
          </table:table-cell>
          <table:table-cell table:formula="of:=[.O116]/[.E116]*100" office:value-type="float" office:value="96.2531850037977" calcext:value-type="float">
            <text:p>96.2531850037977</text:p>
          </table:table-cell>
          <table:table-cell table:formula="of:=[.E116]/[.K116]" office:value-type="float" office:value="26.689334835416" calcext:value-type="float">
            <text:p>26.6893348354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pr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14.7865710258484" calcext:value-type="float">
            <text:p>14.786571025848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Apr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0.566347429" calcext:value-type="float">
            <text:p>0.566347429</text:p>
          </table:table-cell>
          <table:table-cell/>
          <table:table-cell table:formula="of:=[.C117]-[.I117]" office:value-type="float" office:value="0" calcext:value-type="float">
            <text:p>0</text:p>
          </table:table-cell>
          <table:table-cell table:formula="of:=[.D117]-[.J117]" office:value-type="float" office:value="0" calcext:value-type="float">
            <text:p>0</text:p>
          </table:table-cell>
          <table:table-cell table:formula="of:=[.E117]-[.K117]" office:value-type="float" office:value="14.2202235968484" calcext:value-type="float">
            <text:p>14.2202235968484</text:p>
          </table:table-cell>
          <table:table-cell table:formula="of:=[.O117]/[.E117]*100" office:value-type="float" office:value="96.169852848169" calcext:value-type="float">
            <text:p>96.169852848169</text:p>
          </table:table-cell>
          <table:table-cell table:formula="of:=[.E117]/[.K117]" office:value-type="float" office:value="26.1086574577677" calcext:value-type="float">
            <text:p>26.10865745776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pr</text:p>
          </table:table-cell>
          <table:table-cell office:value-type="float" office:value="162" calcext:value-type="float">
            <text:p>162</text:p>
          </table:table-cell>
          <table:table-cell office:value-type="float" office:value="145" calcext:value-type="float">
            <text:p>145</text:p>
          </table:table-cell>
          <table:table-cell office:value-type="float" office:value="15.0357377529144" calcext:value-type="float">
            <text:p>15.035737752914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pr</text:p>
          </table:table-cell>
          <table:table-cell office:value-type="float" office:value="162" calcext:value-type="float">
            <text:p>162</text:p>
          </table:table-cell>
          <table:table-cell office:value-type="float" office:value="145" calcext:value-type="float">
            <text:p>145</text:p>
          </table:table-cell>
          <table:table-cell office:value-type="float" office:value="0.729052703" calcext:value-type="float">
            <text:p>0.729052703</text:p>
          </table:table-cell>
          <table:table-cell/>
          <table:table-cell table:formula="of:=[.C118]-[.I118]" office:value-type="float" office:value="0" calcext:value-type="float">
            <text:p>0</text:p>
          </table:table-cell>
          <table:table-cell table:formula="of:=[.D118]-[.J118]" office:value-type="float" office:value="0" calcext:value-type="float">
            <text:p>0</text:p>
          </table:table-cell>
          <table:table-cell table:formula="of:=[.E118]-[.K118]" office:value-type="float" office:value="14.3066850499144" calcext:value-type="float">
            <text:p>14.3066850499144</text:p>
          </table:table-cell>
          <table:table-cell table:formula="of:=[.O118]/[.E118]*100" office:value-type="float" office:value="95.1512009920585" calcext:value-type="float">
            <text:p>95.1512009920585</text:p>
          </table:table-cell>
          <table:table-cell table:formula="of:=[.E118]/[.K118]" office:value-type="float" office:value="20.6236636817111" calcext:value-type="float">
            <text:p>20.62366368171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pr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5.4460628032684" calcext:value-type="float">
            <text:p>15.446062803268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pr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0.650668146" calcext:value-type="float">
            <text:p>0.650668146</text:p>
          </table:table-cell>
          <table:table-cell/>
          <table:table-cell table:formula="of:=[.C119]-[.I119]" office:value-type="float" office:value="0" calcext:value-type="float">
            <text:p>0</text:p>
          </table:table-cell>
          <table:table-cell table:formula="of:=[.D119]-[.J119]" office:value-type="float" office:value="0" calcext:value-type="float">
            <text:p>0</text:p>
          </table:table-cell>
          <table:table-cell table:formula="of:=[.E119]-[.K119]" office:value-type="float" office:value="14.7953946572684" calcext:value-type="float">
            <text:p>14.7953946572684</text:p>
          </table:table-cell>
          <table:table-cell table:formula="of:=[.O119]/[.E119]*100" office:value-type="float" office:value="95.7874821934408" calcext:value-type="float">
            <text:p>95.7874821934408</text:p>
          </table:table-cell>
          <table:table-cell table:formula="of:=[.E119]/[.K119]" office:value-type="float" office:value="23.7387720579585" calcext:value-type="float">
            <text:p>23.73877205795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pr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17.3583800792694" calcext:value-type="float">
            <text:p>17.358380079269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pr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0.777200885" calcext:value-type="float">
            <text:p>0.777200885</text:p>
          </table:table-cell>
          <table:table-cell/>
          <table:table-cell table:formula="of:=[.C120]-[.I120]" office:value-type="float" office:value="0" calcext:value-type="float">
            <text:p>0</text:p>
          </table:table-cell>
          <table:table-cell table:formula="of:=[.D120]-[.J120]" office:value-type="float" office:value="0" calcext:value-type="float">
            <text:p>0</text:p>
          </table:table-cell>
          <table:table-cell table:formula="of:=[.E120]-[.K120]" office:value-type="float" office:value="16.5811791942694" calcext:value-type="float">
            <text:p>16.5811791942694</text:p>
          </table:table-cell>
          <table:table-cell table:formula="of:=[.O120]/[.E120]*100" office:value-type="float" office:value="95.5226185770169" calcext:value-type="float">
            <text:p>95.5226185770169</text:p>
          </table:table-cell>
          <table:table-cell table:formula="of:=[.E120]/[.K120]" office:value-type="float" office:value="22.3344831616724" calcext:value-type="float">
            <text:p>22.33448316167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pr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18.0976870059967" calcext:value-type="float">
            <text:p>18.097687005996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Apr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0.747148351" calcext:value-type="float">
            <text:p>0.747148351</text:p>
          </table:table-cell>
          <table:table-cell/>
          <table:table-cell table:formula="of:=[.C121]-[.I121]" office:value-type="float" office:value="0" calcext:value-type="float">
            <text:p>0</text:p>
          </table:table-cell>
          <table:table-cell table:formula="of:=[.D121]-[.J121]" office:value-type="float" office:value="0" calcext:value-type="float">
            <text:p>0</text:p>
          </table:table-cell>
          <table:table-cell table:formula="of:=[.E121]-[.K121]" office:value-type="float" office:value="17.3505386549967" calcext:value-type="float">
            <text:p>17.3505386549967</text:p>
          </table:table-cell>
          <table:table-cell table:formula="of:=[.O121]/[.E121]*100" office:value-type="float" office:value="95.8715809884853" calcext:value-type="float">
            <text:p>95.8715809884853</text:p>
          </table:table-cell>
          <table:table-cell table:formula="of:=[.E121]/[.K121]" office:value-type="float" office:value="24.2223475187683" calcext:value-type="float">
            <text:p>24.22234751876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pr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17.4207084178925" calcext:value-type="float">
            <text:p>17.42070841789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pr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0.732567424" calcext:value-type="float">
            <text:p>0.732567424</text:p>
          </table:table-cell>
          <table:table-cell/>
          <table:table-cell table:formula="of:=[.C122]-[.I122]" office:value-type="float" office:value="0" calcext:value-type="float">
            <text:p>0</text:p>
          </table:table-cell>
          <table:table-cell table:formula="of:=[.D122]-[.J122]" office:value-type="float" office:value="0" calcext:value-type="float">
            <text:p>0</text:p>
          </table:table-cell>
          <table:table-cell table:formula="of:=[.E122]-[.K122]" office:value-type="float" office:value="16.6881409938925" calcext:value-type="float">
            <text:p>16.6881409938925</text:p>
          </table:table-cell>
          <table:table-cell table:formula="of:=[.O122]/[.E122]*100" office:value-type="float" office:value="95.7948471070924" calcext:value-type="float">
            <text:p>95.7948471070924</text:p>
          </table:table-cell>
          <table:table-cell table:formula="of:=[.E122]/[.K122]" office:value-type="float" office:value="23.7803481934414" calcext:value-type="float">
            <text:p>23.78034819344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pr</text:p>
          </table:table-cell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office:value-type="float" office:value="18.1492803096771" calcext:value-type="float">
            <text:p>18.149280309677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Apr</text:p>
          </table:table-cell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office:value-type="float" office:value="0.774370038" calcext:value-type="float">
            <text:p>0.774370038</text:p>
          </table:table-cell>
          <table:table-cell/>
          <table:table-cell table:formula="of:=[.C123]-[.I123]" office:value-type="float" office:value="0" calcext:value-type="float">
            <text:p>0</text:p>
          </table:table-cell>
          <table:table-cell table:formula="of:=[.D123]-[.J123]" office:value-type="float" office:value="0" calcext:value-type="float">
            <text:p>0</text:p>
          </table:table-cell>
          <table:table-cell table:formula="of:=[.E123]-[.K123]" office:value-type="float" office:value="17.3749102716771" calcext:value-type="float">
            <text:p>17.3749102716771</text:p>
          </table:table-cell>
          <table:table-cell table:formula="of:=[.O123]/[.E123]*100" office:value-type="float" office:value="95.7333292296604" calcext:value-type="float">
            <text:p>95.7333292296604</text:p>
          </table:table-cell>
          <table:table-cell table:formula="of:=[.E123]/[.K123]" office:value-type="float" office:value="23.4374774578728" calcext:value-type="float">
            <text:p>23.43747745787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pr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20.4446539878845" calcext:value-type="float">
            <text:p>20.444653987884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pr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0.826123023" calcext:value-type="float">
            <text:p>0.826123023</text:p>
          </table:table-cell>
          <table:table-cell/>
          <table:table-cell table:formula="of:=[.C124]-[.I124]" office:value-type="float" office:value="0" calcext:value-type="float">
            <text:p>0</text:p>
          </table:table-cell>
          <table:table-cell table:formula="of:=[.D124]-[.J124]" office:value-type="float" office:value="0" calcext:value-type="float">
            <text:p>0</text:p>
          </table:table-cell>
          <table:table-cell table:formula="of:=[.E124]-[.K124]" office:value-type="float" office:value="19.6185309648845" calcext:value-type="float">
            <text:p>19.6185309648845</text:p>
          </table:table-cell>
          <table:table-cell table:formula="of:=[.O124]/[.E124]*100" office:value-type="float" office:value="95.9592222813379" calcext:value-type="float">
            <text:p>95.9592222813379</text:p>
          </table:table-cell>
          <table:table-cell table:formula="of:=[.E124]/[.K124]" office:value-type="float" office:value="24.7477111988011" calcext:value-type="float">
            <text:p>24.74771119880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pr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20.2311451435089" calcext:value-type="float">
            <text:p>20.231145143508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pr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0.730982998" calcext:value-type="float">
            <text:p>0.730982998</text:p>
          </table:table-cell>
          <table:table-cell/>
          <table:table-cell table:formula="of:=[.C125]-[.I125]" office:value-type="float" office:value="0" calcext:value-type="float">
            <text:p>0</text:p>
          </table:table-cell>
          <table:table-cell table:formula="of:=[.D125]-[.J125]" office:value-type="float" office:value="0" calcext:value-type="float">
            <text:p>0</text:p>
          </table:table-cell>
          <table:table-cell table:formula="of:=[.E125]-[.K125]" office:value-type="float" office:value="19.5001621455089" calcext:value-type="float">
            <text:p>19.5001621455089</text:p>
          </table:table-cell>
          <table:table-cell table:formula="of:=[.O125]/[.E125]*100" office:value-type="float" office:value="96.3868431924402" calcext:value-type="float">
            <text:p>96.3868431924402</text:p>
          </table:table-cell>
          <table:table-cell table:formula="of:=[.E125]/[.K125]" office:value-type="float" office:value="27.6766288666934" calcext:value-type="float">
            <text:p>27.67662886669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pr</text:p>
          </table:table-cell>
          <table:table-cell office:value-type="float" office:value="202" calcext:value-type="float">
            <text:p>202</text:p>
          </table:table-cell>
          <table:table-cell office:value-type="float" office:value="183" calcext:value-type="float">
            <text:p>183</text:p>
          </table:table-cell>
          <table:table-cell office:value-type="float" office:value="21.7144200801849" calcext:value-type="float">
            <text:p>21.714420080184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Apr</text:p>
          </table:table-cell>
          <table:table-cell office:value-type="float" office:value="202" calcext:value-type="float">
            <text:p>202</text:p>
          </table:table-cell>
          <table:table-cell office:value-type="float" office:value="183" calcext:value-type="float">
            <text:p>183</text:p>
          </table:table-cell>
          <table:table-cell office:value-type="float" office:value="0.923452916" calcext:value-type="float">
            <text:p>0.923452916</text:p>
          </table:table-cell>
          <table:table-cell/>
          <table:table-cell table:formula="of:=[.C126]-[.I126]" office:value-type="float" office:value="0" calcext:value-type="float">
            <text:p>0</text:p>
          </table:table-cell>
          <table:table-cell table:formula="of:=[.D126]-[.J126]" office:value-type="float" office:value="0" calcext:value-type="float">
            <text:p>0</text:p>
          </table:table-cell>
          <table:table-cell table:formula="of:=[.E126]-[.K126]" office:value-type="float" office:value="20.7909671641849" calcext:value-type="float">
            <text:p>20.7909671641849</text:p>
          </table:table-cell>
          <table:table-cell table:formula="of:=[.O126]/[.E126]*100" office:value-type="float" office:value="95.7472826232984" calcext:value-type="float">
            <text:p>95.7472826232984</text:p>
          </table:table-cell>
          <table:table-cell table:formula="of:=[.E126]/[.K126]" office:value-type="float" office:value="23.5143770775476" calcext:value-type="float">
            <text:p>23.5143770775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y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8.41909193992615" calcext:value-type="float">
            <text:p>8.419091939926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y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0.363840164" calcext:value-type="float">
            <text:p>0.363840164</text:p>
          </table:table-cell>
          <table:table-cell/>
          <table:table-cell table:formula="of:=[.C127]-[.I127]" office:value-type="float" office:value="0" calcext:value-type="float">
            <text:p>0</text:p>
          </table:table-cell>
          <table:table-cell table:formula="of:=[.D127]-[.J127]" office:value-type="float" office:value="0" calcext:value-type="float">
            <text:p>0</text:p>
          </table:table-cell>
          <table:table-cell table:formula="of:=[.E127]-[.K127]" office:value-type="float" office:value="8.05525177592615" calcext:value-type="float">
            <text:p>8.05525177592615</text:p>
          </table:table-cell>
          <table:table-cell table:formula="of:=[.O127]/[.E127]*100" office:value-type="float" office:value="95.6783918432515" calcext:value-type="float">
            <text:p>95.6783918432515</text:p>
          </table:table-cell>
          <table:table-cell table:formula="of:=[.E127]/[.K127]" office:value-type="float" office:value="23.1395342596815" calcext:value-type="float">
            <text:p>23.13953425968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y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.57485294342041" calcext:value-type="float">
            <text:p>6.5748529434204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y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0.303690196" calcext:value-type="float">
            <text:p>0.303690196</text:p>
          </table:table-cell>
          <table:table-cell/>
          <table:table-cell table:formula="of:=[.C128]-[.I128]" office:value-type="float" office:value="0" calcext:value-type="float">
            <text:p>0</text:p>
          </table:table-cell>
          <table:table-cell table:formula="of:=[.D128]-[.J128]" office:value-type="float" office:value="0" calcext:value-type="float">
            <text:p>0</text:p>
          </table:table-cell>
          <table:table-cell table:formula="of:=[.E128]-[.K128]" office:value-type="float" office:value="6.27116274742041" calcext:value-type="float">
            <text:p>6.27116274742041</text:p>
          </table:table-cell>
          <table:table-cell table:formula="of:=[.O128]/[.E128]*100" office:value-type="float" office:value="95.3810343955463" calcext:value-type="float">
            <text:p>95.3810343955463</text:p>
          </table:table-cell>
          <table:table-cell table:formula="of:=[.E128]/[.K128]" office:value-type="float" office:value="21.6498689454579" calcext:value-type="float">
            <text:p>21.64986894545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y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.87971687316895" calcext:value-type="float">
            <text:p>5.8797168731689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y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0.268983277" calcext:value-type="float">
            <text:p>0.268983277</text:p>
          </table:table-cell>
          <table:table-cell/>
          <table:table-cell table:formula="of:=[.C129]-[.I129]" office:value-type="float" office:value="0" calcext:value-type="float">
            <text:p>0</text:p>
          </table:table-cell>
          <table:table-cell table:formula="of:=[.D129]-[.J129]" office:value-type="float" office:value="0" calcext:value-type="float">
            <text:p>0</text:p>
          </table:table-cell>
          <table:table-cell table:formula="of:=[.E129]-[.K129]" office:value-type="float" office:value="5.61073359616895" calcext:value-type="float">
            <text:p>5.61073359616895</text:p>
          </table:table-cell>
          <table:table-cell table:formula="of:=[.O129]/[.E129]*100" office:value-type="float" office:value="95.4252341940569" calcext:value-type="float">
            <text:p>95.4252341940569</text:p>
          </table:table-cell>
          <table:table-cell table:formula="of:=[.E129]/[.K129]" office:value-type="float" office:value="21.8590424607287" calcext:value-type="float">
            <text:p>21.85904246072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y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8.29497027397156" calcext:value-type="float">
            <text:p>8.2949702739715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y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0.352917027" calcext:value-type="float">
            <text:p>0.352917027</text:p>
          </table:table-cell>
          <table:table-cell/>
          <table:table-cell table:formula="of:=[.C130]-[.I130]" office:value-type="float" office:value="0" calcext:value-type="float">
            <text:p>0</text:p>
          </table:table-cell>
          <table:table-cell table:formula="of:=[.D130]-[.J130]" office:value-type="float" office:value="0" calcext:value-type="float">
            <text:p>0</text:p>
          </table:table-cell>
          <table:table-cell table:formula="of:=[.E130]-[.K130]" office:value-type="float" office:value="7.94205324697156" calcext:value-type="float">
            <text:p>7.94205324697156</text:p>
          </table:table-cell>
          <table:table-cell table:formula="of:=[.O130]/[.E130]*100" office:value-type="float" office:value="95.7454093825097" calcext:value-type="float">
            <text:p>95.7454093825097</text:p>
          </table:table-cell>
          <table:table-cell table:formula="of:=[.E130]/[.K130]" office:value-type="float" office:value="23.5040240038392" calcext:value-type="float">
            <text:p>23.50402400383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7.98590111732483" calcext:value-type="float">
            <text:p>7.9859011173248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0.341204288" calcext:value-type="float">
            <text:p>0.341204288</text:p>
          </table:table-cell>
          <table:table-cell/>
          <table:table-cell table:formula="of:=[.C131]-[.I131]" office:value-type="float" office:value="0" calcext:value-type="float">
            <text:p>0</text:p>
          </table:table-cell>
          <table:table-cell table:formula="of:=[.D131]-[.J131]" office:value-type="float" office:value="0" calcext:value-type="float">
            <text:p>0</text:p>
          </table:table-cell>
          <table:table-cell table:formula="of:=[.E131]-[.K131]" office:value-type="float" office:value="7.64469682932483" calcext:value-type="float">
            <text:p>7.64469682932483</text:p>
          </table:table-cell>
          <table:table-cell table:formula="of:=[.O131]/[.E131]*100" office:value-type="float" office:value="95.7274165684348" calcext:value-type="float">
            <text:p>95.7274165684348</text:p>
          </table:table-cell>
          <table:table-cell table:formula="of:=[.E131]/[.K131]" office:value-type="float" office:value="23.4050432488258" calcext:value-type="float">
            <text:p>23.40504324882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y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5.862952709198" calcext:value-type="float">
            <text:p>5.86295270919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ay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.246553339" calcext:value-type="float">
            <text:p>0.246553339</text:p>
          </table:table-cell>
          <table:table-cell/>
          <table:table-cell table:formula="of:=[.C132]-[.I132]" office:value-type="float" office:value="0" calcext:value-type="float">
            <text:p>0</text:p>
          </table:table-cell>
          <table:table-cell table:formula="of:=[.D132]-[.J132]" office:value-type="float" office:value="0" calcext:value-type="float">
            <text:p>0</text:p>
          </table:table-cell>
          <table:table-cell table:formula="of:=[.E132]-[.K132]" office:value-type="float" office:value="5.616399370198" calcext:value-type="float">
            <text:p>5.616399370198</text:p>
          </table:table-cell>
          <table:table-cell table:formula="of:=[.O132]/[.E132]*100" office:value-type="float" office:value="95.7947240711459" calcext:value-type="float">
            <text:p>95.7947240711459</text:p>
          </table:table-cell>
          <table:table-cell table:formula="of:=[.E132]/[.K132]" office:value-type="float" office:value="23.779652439418" calcext:value-type="float">
            <text:p>23.7796524394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y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17.9826881885529" calcext:value-type="float">
            <text:p>17.982688188552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ay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0.758806266" calcext:value-type="float">
            <text:p>0.758806266</text:p>
          </table:table-cell>
          <table:table-cell/>
          <table:table-cell table:formula="of:=[.C133]-[.I133]" office:value-type="float" office:value="0" calcext:value-type="float">
            <text:p>0</text:p>
          </table:table-cell>
          <table:table-cell table:formula="of:=[.D133]-[.J133]" office:value-type="float" office:value="0" calcext:value-type="float">
            <text:p>0</text:p>
          </table:table-cell>
          <table:table-cell table:formula="of:=[.E133]-[.K133]" office:value-type="float" office:value="17.2238819225529" calcext:value-type="float">
            <text:p>17.2238819225529</text:p>
          </table:table-cell>
          <table:table-cell table:formula="of:=[.O133]/[.E133]*100" office:value-type="float" office:value="95.7803513131978" calcext:value-type="float">
            <text:p>95.7803513131978</text:p>
          </table:table-cell>
          <table:table-cell table:formula="of:=[.E133]/[.K133]" office:value-type="float" office:value="23.6986553673937" calcext:value-type="float">
            <text:p>23.69865536739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y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10.3671927452087" calcext:value-type="float">
            <text:p>10.367192745208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y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0.437952866" calcext:value-type="float">
            <text:p>0.437952866</text:p>
          </table:table-cell>
          <table:table-cell/>
          <table:table-cell table:formula="of:=[.C134]-[.I134]" office:value-type="float" office:value="0" calcext:value-type="float">
            <text:p>0</text:p>
          </table:table-cell>
          <table:table-cell table:formula="of:=[.D134]-[.J134]" office:value-type="float" office:value="0" calcext:value-type="float">
            <text:p>0</text:p>
          </table:table-cell>
          <table:table-cell table:formula="of:=[.E134]-[.K134]" office:value-type="float" office:value="9.92923987920874" calcext:value-type="float">
            <text:p>9.92923987920874</text:p>
          </table:table-cell>
          <table:table-cell table:formula="of:=[.O134]/[.E134]*100" office:value-type="float" office:value="95.7755886596938" calcext:value-type="float">
            <text:p>95.7755886596938</text:p>
          </table:table-cell>
          <table:table-cell table:formula="of:=[.E134]/[.K134]" office:value-type="float" office:value="23.6719372107243" calcext:value-type="float">
            <text:p>23.67193721072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y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8.48661375045776" calcext:value-type="float">
            <text:p>8.4866137504577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y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0.378874462" calcext:value-type="float">
            <text:p>0.378874462</text:p>
          </table:table-cell>
          <table:table-cell/>
          <table:table-cell table:formula="of:=[.C135]-[.I135]" office:value-type="float" office:value="0" calcext:value-type="float">
            <text:p>0</text:p>
          </table:table-cell>
          <table:table-cell table:formula="of:=[.D135]-[.J135]" office:value-type="float" office:value="0" calcext:value-type="float">
            <text:p>0</text:p>
          </table:table-cell>
          <table:table-cell table:formula="of:=[.E135]-[.K135]" office:value-type="float" office:value="8.10773928845776" calcext:value-type="float">
            <text:p>8.10773928845776</text:p>
          </table:table-cell>
          <table:table-cell table:formula="of:=[.O135]/[.E135]*100" office:value-type="float" office:value="95.5356226506766" calcext:value-type="float">
            <text:p>95.5356226506766</text:p>
          </table:table-cell>
          <table:table-cell table:formula="of:=[.E135]/[.K135]" office:value-type="float" office:value="22.3995402214725" calcext:value-type="float">
            <text:p>22.39954022147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y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7.65190148353577" calcext:value-type="float">
            <text:p>7.6519014835357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y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0.355603129" calcext:value-type="float">
            <text:p>0.355603129</text:p>
          </table:table-cell>
          <table:table-cell/>
          <table:table-cell table:formula="of:=[.C136]-[.I136]" office:value-type="float" office:value="0" calcext:value-type="float">
            <text:p>0</text:p>
          </table:table-cell>
          <table:table-cell table:formula="of:=[.D136]-[.J136]" office:value-type="float" office:value="0" calcext:value-type="float">
            <text:p>0</text:p>
          </table:table-cell>
          <table:table-cell table:formula="of:=[.E136]-[.K136]" office:value-type="float" office:value="7.29629835453577" calcext:value-type="float">
            <text:p>7.29629835453577</text:p>
          </table:table-cell>
          <table:table-cell table:formula="of:=[.O136]/[.E136]*100" office:value-type="float" office:value="95.3527482055913" calcext:value-type="float">
            <text:p>95.3527482055913</text:p>
          </table:table-cell>
          <table:table-cell table:formula="of:=[.E136]/[.K136]" office:value-type="float" office:value="21.5180937947702" calcext:value-type="float">
            <text:p>21.51809379477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y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8.53485918045044" calcext:value-type="float">
            <text:p>8.534859180450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ay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0.383368504" calcext:value-type="float">
            <text:p>0.383368504</text:p>
          </table:table-cell>
          <table:table-cell/>
          <table:table-cell table:formula="of:=[.C137]-[.I137]" office:value-type="float" office:value="0" calcext:value-type="float">
            <text:p>0</text:p>
          </table:table-cell>
          <table:table-cell table:formula="of:=[.D137]-[.J137]" office:value-type="float" office:value="0" calcext:value-type="float">
            <text:p>0</text:p>
          </table:table-cell>
          <table:table-cell table:formula="of:=[.E137]-[.K137]" office:value-type="float" office:value="8.15149067645044" calcext:value-type="float">
            <text:p>8.15149067645044</text:p>
          </table:table-cell>
          <table:table-cell table:formula="of:=[.O137]/[.E137]*100" office:value-type="float" office:value="95.508203522817" calcext:value-type="float">
            <text:p>95.508203522817</text:p>
          </table:table-cell>
          <table:table-cell table:formula="of:=[.E137]/[.K137]" office:value-type="float" office:value="22.2628074330552" calcext:value-type="float">
            <text:p>22.26280743305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y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6.60250234603882" calcext:value-type="float">
            <text:p>6.6025023460388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y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0.306074148" calcext:value-type="float">
            <text:p>0.306074148</text:p>
          </table:table-cell>
          <table:table-cell/>
          <table:table-cell table:formula="of:=[.C138]-[.I138]" office:value-type="float" office:value="0" calcext:value-type="float">
            <text:p>0</text:p>
          </table:table-cell>
          <table:table-cell table:formula="of:=[.D138]-[.J138]" office:value-type="float" office:value="0" calcext:value-type="float">
            <text:p>0</text:p>
          </table:table-cell>
          <table:table-cell table:formula="of:=[.E138]-[.K138]" office:value-type="float" office:value="6.29642819803882" calcext:value-type="float">
            <text:p>6.29642819803882</text:p>
          </table:table-cell>
          <table:table-cell table:formula="of:=[.O138]/[.E138]*100" office:value-type="float" office:value="95.3642705150475" calcext:value-type="float">
            <text:p>95.3642705150475</text:p>
          </table:table-cell>
          <table:table-cell table:formula="of:=[.E138]/[.K138]" office:value-type="float" office:value="21.5715779629935" calcext:value-type="float">
            <text:p>21.57157796299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y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9.84047627449036" calcext:value-type="float">
            <text:p>9.8404762744903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May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0.51537313" calcext:value-type="float">
            <text:p>0.51537313</text:p>
          </table:table-cell>
          <table:table-cell/>
          <table:table-cell table:formula="of:=[.C139]-[.I139]" office:value-type="float" office:value="0" calcext:value-type="float">
            <text:p>0</text:p>
          </table:table-cell>
          <table:table-cell table:formula="of:=[.D139]-[.J139]" office:value-type="float" office:value="0" calcext:value-type="float">
            <text:p>0</text:p>
          </table:table-cell>
          <table:table-cell table:formula="of:=[.E139]-[.K139]" office:value-type="float" office:value="9.32510314449036" calcext:value-type="float">
            <text:p>9.32510314449036</text:p>
          </table:table-cell>
          <table:table-cell table:formula="of:=[.O139]/[.E139]*100" office:value-type="float" office:value="94.7627216851687" calcext:value-type="float">
            <text:p>94.7627216851687</text:p>
          </table:table-cell>
          <table:table-cell table:formula="of:=[.E139]/[.K139]" office:value-type="float" office:value="19.0938869368109" calcext:value-type="float">
            <text:p>19.0938869368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y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8.48698353767395" calcext:value-type="float">
            <text:p>8.4869835376739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May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0.351480255" calcext:value-type="float">
            <text:p>0.351480255</text:p>
          </table:table-cell>
          <table:table-cell/>
          <table:table-cell table:formula="of:=[.C140]-[.I140]" office:value-type="float" office:value="0" calcext:value-type="float">
            <text:p>0</text:p>
          </table:table-cell>
          <table:table-cell table:formula="of:=[.D140]-[.J140]" office:value-type="float" office:value="0" calcext:value-type="float">
            <text:p>0</text:p>
          </table:table-cell>
          <table:table-cell table:formula="of:=[.E140]-[.K140]" office:value-type="float" office:value="8.13550328267395" calcext:value-type="float">
            <text:p>8.13550328267395</text:p>
          </table:table-cell>
          <table:table-cell table:formula="of:=[.O140]/[.E140]*100" office:value-type="float" office:value="95.8585962440039" calcext:value-type="float">
            <text:p>95.8585962440039</text:p>
          </table:table-cell>
          <table:table-cell table:formula="of:=[.E140]/[.K140]" office:value-type="float" office:value="24.1464020153108" calcext:value-type="float">
            <text:p>24.14640201531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y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11.3735172748566" calcext:value-type="float">
            <text:p>11.373517274856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ay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0.444350573" calcext:value-type="float">
            <text:p>0.444350573</text:p>
          </table:table-cell>
          <table:table-cell/>
          <table:table-cell table:formula="of:=[.C141]-[.I141]" office:value-type="float" office:value="0" calcext:value-type="float">
            <text:p>0</text:p>
          </table:table-cell>
          <table:table-cell table:formula="of:=[.D141]-[.J141]" office:value-type="float" office:value="0" calcext:value-type="float">
            <text:p>0</text:p>
          </table:table-cell>
          <table:table-cell table:formula="of:=[.E141]-[.K141]" office:value-type="float" office:value="10.9291667018566" calcext:value-type="float">
            <text:p>10.9291667018566</text:p>
          </table:table-cell>
          <table:table-cell table:formula="of:=[.O141]/[.E141]*100" office:value-type="float" office:value="96.0931120755201" calcext:value-type="float">
            <text:p>96.0931120755201</text:p>
          </table:table-cell>
          <table:table-cell table:formula="of:=[.E141]/[.K141]" office:value-type="float" office:value="25.5958199807623" calcext:value-type="float">
            <text:p>25.59581998076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y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10.5357806682587" calcext:value-type="float">
            <text:p>10.535780668258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ay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0.53342416" calcext:value-type="float">
            <text:p>0.53342416</text:p>
          </table:table-cell>
          <table:table-cell/>
          <table:table-cell table:formula="of:=[.C142]-[.I142]" office:value-type="float" office:value="0" calcext:value-type="float">
            <text:p>0</text:p>
          </table:table-cell>
          <table:table-cell table:formula="of:=[.D142]-[.J142]" office:value-type="float" office:value="0" calcext:value-type="float">
            <text:p>0</text:p>
          </table:table-cell>
          <table:table-cell table:formula="of:=[.E142]-[.K142]" office:value-type="float" office:value="10.0023565082587" calcext:value-type="float">
            <text:p>10.0023565082587</text:p>
          </table:table-cell>
          <table:table-cell table:formula="of:=[.O142]/[.E142]*100" office:value-type="float" office:value="94.9370229241099" calcext:value-type="float">
            <text:p>94.9370229241099</text:p>
          </table:table-cell>
          <table:table-cell table:formula="of:=[.E142]/[.K142]" office:value-type="float" office:value="19.7512251193472" calcext:value-type="float">
            <text:p>19.75122511934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y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10.2681474685669" calcext:value-type="float">
            <text:p>10.26814746856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ay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0.506750883" calcext:value-type="float">
            <text:p>0.506750883</text:p>
          </table:table-cell>
          <table:table-cell/>
          <table:table-cell table:formula="of:=[.C143]-[.I143]" office:value-type="float" office:value="0" calcext:value-type="float">
            <text:p>0</text:p>
          </table:table-cell>
          <table:table-cell table:formula="of:=[.D143]-[.J143]" office:value-type="float" office:value="0" calcext:value-type="float">
            <text:p>0</text:p>
          </table:table-cell>
          <table:table-cell table:formula="of:=[.E143]-[.K143]" office:value-type="float" office:value="9.76139658556689" calcext:value-type="float">
            <text:p>9.76139658556689</text:p>
          </table:table-cell>
          <table:table-cell table:formula="of:=[.O143]/[.E143]*100" office:value-type="float" office:value="95.0648265955346" calcext:value-type="float">
            <text:p>95.0648265955346</text:p>
          </table:table-cell>
          <table:table-cell table:formula="of:=[.E143]/[.K143]" office:value-type="float" office:value="20.2627125339748" calcext:value-type="float">
            <text:p>20.26271253397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y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0.8686702251434" calcext:value-type="float">
            <text:p>10.86867022514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ay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0.5081874" calcext:value-type="float">
            <text:p>0.5081874</text:p>
          </table:table-cell>
          <table:table-cell/>
          <table:table-cell table:formula="of:=[.C144]-[.I144]" office:value-type="float" office:value="0" calcext:value-type="float">
            <text:p>0</text:p>
          </table:table-cell>
          <table:table-cell table:formula="of:=[.D144]-[.J144]" office:value-type="float" office:value="0" calcext:value-type="float">
            <text:p>0</text:p>
          </table:table-cell>
          <table:table-cell table:formula="of:=[.E144]-[.K144]" office:value-type="float" office:value="10.3604828251434" calcext:value-type="float">
            <text:p>10.3604828251434</text:p>
          </table:table-cell>
          <table:table-cell table:formula="of:=[.O144]/[.E144]*100" office:value-type="float" office:value="95.3242909254495" calcext:value-type="float">
            <text:p>95.3242909254495</text:p>
          </table:table-cell>
          <table:table-cell table:formula="of:=[.E144]/[.K144]" office:value-type="float" office:value="21.3871304663269" calcext:value-type="float">
            <text:p>21.38713046632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y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1.4737639427185" calcext:value-type="float">
            <text:p>11.473763942718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ay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.554048198" calcext:value-type="float">
            <text:p>0.554048198</text:p>
          </table:table-cell>
          <table:table-cell/>
          <table:table-cell table:formula="of:=[.C145]-[.I145]" office:value-type="float" office:value="0" calcext:value-type="float">
            <text:p>0</text:p>
          </table:table-cell>
          <table:table-cell table:formula="of:=[.D145]-[.J145]" office:value-type="float" office:value="0" calcext:value-type="float">
            <text:p>0</text:p>
          </table:table-cell>
          <table:table-cell table:formula="of:=[.E145]-[.K145]" office:value-type="float" office:value="10.9197157447185" calcext:value-type="float">
            <text:p>10.9197157447185</text:p>
          </table:table-cell>
          <table:table-cell table:formula="of:=[.O145]/[.E145]*100" office:value-type="float" office:value="95.1711731148904" calcext:value-type="float">
            <text:p>95.1711731148904</text:p>
          </table:table-cell>
          <table:table-cell table:formula="of:=[.E145]/[.K145]" office:value-type="float" office:value="20.7089635597344" calcext:value-type="float">
            <text:p>20.70896355973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y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12.97354388237" calcext:value-type="float">
            <text:p>12.9735438823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ay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0.640494916" calcext:value-type="float">
            <text:p>0.640494916</text:p>
          </table:table-cell>
          <table:table-cell/>
          <table:table-cell table:formula="of:=[.C146]-[.I146]" office:value-type="float" office:value="0" calcext:value-type="float">
            <text:p>0</text:p>
          </table:table-cell>
          <table:table-cell table:formula="of:=[.D146]-[.J146]" office:value-type="float" office:value="0" calcext:value-type="float">
            <text:p>0</text:p>
          </table:table-cell>
          <table:table-cell table:formula="of:=[.E146]-[.K146]" office:value-type="float" office:value="12.33304896637" calcext:value-type="float">
            <text:p>12.33304896637</text:p>
          </table:table-cell>
          <table:table-cell table:formula="of:=[.O146]/[.E146]*100" office:value-type="float" office:value="95.0630689516503" calcext:value-type="float">
            <text:p>95.0630689516503</text:p>
          </table:table-cell>
          <table:table-cell table:formula="of:=[.E146]/[.K146]" office:value-type="float" office:value="20.2554986125292" calcext:value-type="float">
            <text:p>20.25549861252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y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2.5697271823883" calcext:value-type="float">
            <text:p>12.569727182388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ay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.448228032" calcext:value-type="float">
            <text:p>0.448228032</text:p>
          </table:table-cell>
          <table:table-cell/>
          <table:table-cell table:formula="of:=[.C147]-[.I147]" office:value-type="float" office:value="0" calcext:value-type="float">
            <text:p>0</text:p>
          </table:table-cell>
          <table:table-cell table:formula="of:=[.D147]-[.J147]" office:value-type="float" office:value="0" calcext:value-type="float">
            <text:p>0</text:p>
          </table:table-cell>
          <table:table-cell table:formula="of:=[.E147]-[.K147]" office:value-type="float" office:value="12.1214991503883" calcext:value-type="float">
            <text:p>12.1214991503883</text:p>
          </table:table-cell>
          <table:table-cell table:formula="of:=[.O147]/[.E147]*100" office:value-type="float" office:value="96.4340671400727" calcext:value-type="float">
            <text:p>96.4340671400727</text:p>
          </table:table-cell>
          <table:table-cell table:formula="of:=[.E147]/[.K147]" office:value-type="float" office:value="28.0431527816366" calcext:value-type="float">
            <text:p>28.04315278163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y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.0023794174194" calcext:value-type="float">
            <text:p>15.002379417419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ay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59409766" calcext:value-type="float">
            <text:p>0.59409766</text:p>
          </table:table-cell>
          <table:table-cell/>
          <table:table-cell table:formula="of:=[.C148]-[.I148]" office:value-type="float" office:value="0" calcext:value-type="float">
            <text:p>0</text:p>
          </table:table-cell>
          <table:table-cell table:formula="of:=[.D148]-[.J148]" office:value-type="float" office:value="0" calcext:value-type="float">
            <text:p>0</text:p>
          </table:table-cell>
          <table:table-cell table:formula="of:=[.E148]-[.K148]" office:value-type="float" office:value="14.4082817574194" calcext:value-type="float">
            <text:p>14.4082817574194</text:p>
          </table:table-cell>
          <table:table-cell table:formula="of:=[.O148]/[.E148]*100" office:value-type="float" office:value="96.0399771031642" calcext:value-type="float">
            <text:p>96.0399771031642</text:p>
          </table:table-cell>
          <table:table-cell table:formula="of:=[.E148]/[.K148]" office:value-type="float" office:value="25.2523792425296" calcext:value-type="float">
            <text:p>25.25237924252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y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14.7245934009552" calcext:value-type="float">
            <text:p>14.724593400955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ay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0.744366176" calcext:value-type="float">
            <text:p>0.744366176</text:p>
          </table:table-cell>
          <table:table-cell/>
          <table:table-cell table:formula="of:=[.C149]-[.I149]" office:value-type="float" office:value="0" calcext:value-type="float">
            <text:p>0</text:p>
          </table:table-cell>
          <table:table-cell table:formula="of:=[.D149]-[.J149]" office:value-type="float" office:value="0" calcext:value-type="float">
            <text:p>0</text:p>
          </table:table-cell>
          <table:table-cell table:formula="of:=[.E149]-[.K149]" office:value-type="float" office:value="13.9802272249552" calcext:value-type="float">
            <text:p>13.9802272249552</text:p>
          </table:table-cell>
          <table:table-cell table:formula="of:=[.O149]/[.E149]*100" office:value-type="float" office:value="94.9447420670257" calcext:value-type="float">
            <text:p>94.9447420670257</text:p>
          </table:table-cell>
          <table:table-cell table:formula="of:=[.E149]/[.K149]" office:value-type="float" office:value="19.7813843182407" calcext:value-type="float">
            <text:p>19.78138431824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y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4.9367561340332" calcext:value-type="float">
            <text:p>14.936756134033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ay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.660934632" calcext:value-type="float">
            <text:p>0.660934632</text:p>
          </table:table-cell>
          <table:table-cell/>
          <table:table-cell table:formula="of:=[.C150]-[.I150]" office:value-type="float" office:value="0" calcext:value-type="float">
            <text:p>0</text:p>
          </table:table-cell>
          <table:table-cell table:formula="of:=[.D150]-[.J150]" office:value-type="float" office:value="0" calcext:value-type="float">
            <text:p>0</text:p>
          </table:table-cell>
          <table:table-cell table:formula="of:=[.E150]-[.K150]" office:value-type="float" office:value="14.2758215020332" calcext:value-type="float">
            <text:p>14.2758215020332</text:p>
          </table:table-cell>
          <table:table-cell table:formula="of:=[.O150]/[.E150]*100" office:value-type="float" office:value="95.5751126545203" calcext:value-type="float">
            <text:p>95.5751126545203</text:p>
          </table:table-cell>
          <table:table-cell table:formula="of:=[.E150]/[.K150]" office:value-type="float" office:value="22.5994454078376" calcext:value-type="float">
            <text:p>22.59944540783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y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6.3485841751099" calcext:value-type="float">
            <text:p>16.348584175109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ay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0.757010111" calcext:value-type="float">
            <text:p>0.757010111</text:p>
          </table:table-cell>
          <table:table-cell/>
          <table:table-cell table:formula="of:=[.C151]-[.I151]" office:value-type="float" office:value="0" calcext:value-type="float">
            <text:p>0</text:p>
          </table:table-cell>
          <table:table-cell table:formula="of:=[.D151]-[.J151]" office:value-type="float" office:value="0" calcext:value-type="float">
            <text:p>0</text:p>
          </table:table-cell>
          <table:table-cell table:formula="of:=[.E151]-[.K151]" office:value-type="float" office:value="15.5915740641099" calcext:value-type="float">
            <text:p>15.5915740641099</text:p>
          </table:table-cell>
          <table:table-cell table:formula="of:=[.O151]/[.E151]*100" office:value-type="float" office:value="95.3695677687336" calcext:value-type="float">
            <text:p>95.3695677687336</text:p>
          </table:table-cell>
          <table:table-cell table:formula="of:=[.E151]/[.K151]" office:value-type="float" office:value="21.5962560308654" calcext:value-type="float">
            <text:p>21.59625603086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y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17.3848483562469" calcext:value-type="float">
            <text:p>17.384848356246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ay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0.733111416" calcext:value-type="float">
            <text:p>0.733111416</text:p>
          </table:table-cell>
          <table:table-cell/>
          <table:table-cell table:formula="of:=[.C152]-[.I152]" office:value-type="float" office:value="0" calcext:value-type="float">
            <text:p>0</text:p>
          </table:table-cell>
          <table:table-cell table:formula="of:=[.D152]-[.J152]" office:value-type="float" office:value="0" calcext:value-type="float">
            <text:p>0</text:p>
          </table:table-cell>
          <table:table-cell table:formula="of:=[.E152]-[.K152]" office:value-type="float" office:value="16.6517369402469" calcext:value-type="float">
            <text:p>16.6517369402469</text:p>
          </table:table-cell>
          <table:table-cell table:formula="of:=[.O152]/[.E152]*100" office:value-type="float" office:value="95.7830439416139" calcext:value-type="float">
            <text:p>95.7830439416139</text:p>
          </table:table-cell>
          <table:table-cell table:formula="of:=[.E152]/[.K152]" office:value-type="float" office:value="23.7137875319172" calcext:value-type="float">
            <text:p>23.71378753191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y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17.0765831470489" calcext:value-type="float">
            <text:p>17.076583147048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ay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0.671743701" calcext:value-type="float">
            <text:p>0.671743701</text:p>
          </table:table-cell>
          <table:table-cell/>
          <table:table-cell table:formula="of:=[.C153]-[.I153]" office:value-type="float" office:value="0" calcext:value-type="float">
            <text:p>0</text:p>
          </table:table-cell>
          <table:table-cell table:formula="of:=[.D153]-[.J153]" office:value-type="float" office:value="0" calcext:value-type="float">
            <text:p>0</text:p>
          </table:table-cell>
          <table:table-cell table:formula="of:=[.E153]-[.K153]" office:value-type="float" office:value="16.4048394460489" calcext:value-type="float">
            <text:p>16.4048394460489</text:p>
          </table:table-cell>
          <table:table-cell table:formula="of:=[.O153]/[.E153]*100" office:value-type="float" office:value="96.0662874111553" calcext:value-type="float">
            <text:p>96.0662874111553</text:p>
          </table:table-cell>
          <table:table-cell table:formula="of:=[.E153]/[.K153]" office:value-type="float" office:value="25.4212776712721" calcext:value-type="float">
            <text:p>25.42127767127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y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18.7110631465912" calcext:value-type="float">
            <text:p>18.711063146591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ay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0.784885074" calcext:value-type="float">
            <text:p>0.784885074</text:p>
          </table:table-cell>
          <table:table-cell/>
          <table:table-cell table:formula="of:=[.C154]-[.I154]" office:value-type="float" office:value="0" calcext:value-type="float">
            <text:p>0</text:p>
          </table:table-cell>
          <table:table-cell table:formula="of:=[.D154]-[.J154]" office:value-type="float" office:value="0" calcext:value-type="float">
            <text:p>0</text:p>
          </table:table-cell>
          <table:table-cell table:formula="of:=[.E154]-[.K154]" office:value-type="float" office:value="17.9261780725912" calcext:value-type="float">
            <text:p>17.9261780725912</text:p>
          </table:table-cell>
          <table:table-cell table:formula="of:=[.O154]/[.E154]*100" office:value-type="float" office:value="95.8052352886052" calcext:value-type="float">
            <text:p>95.8052352886052</text:p>
          </table:table-cell>
          <table:table-cell table:formula="of:=[.E154]/[.K154]" office:value-type="float" office:value="23.8392393567051" calcext:value-type="float">
            <text:p>23.83923935670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y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20.2081832885742" calcext:value-type="float">
            <text:p>20.208183288574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May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0.813652796" calcext:value-type="float">
            <text:p>0.813652796</text:p>
          </table:table-cell>
          <table:table-cell/>
          <table:table-cell table:formula="of:=[.C155]-[.I155]" office:value-type="float" office:value="0" calcext:value-type="float">
            <text:p>0</text:p>
          </table:table-cell>
          <table:table-cell table:formula="of:=[.D155]-[.J155]" office:value-type="float" office:value="0" calcext:value-type="float">
            <text:p>0</text:p>
          </table:table-cell>
          <table:table-cell table:formula="of:=[.E155]-[.K155]" office:value-type="float" office:value="19.3945304925742" calcext:value-type="float">
            <text:p>19.3945304925742</text:p>
          </table:table-cell>
          <table:table-cell table:formula="of:=[.O155]/[.E155]*100" office:value-type="float" office:value="95.9736469905237" calcext:value-type="float">
            <text:p>95.9736469905237</text:p>
          </table:table-cell>
          <table:table-cell table:formula="of:=[.E155]/[.K155]" office:value-type="float" office:value="24.8363717152079" calcext:value-type="float">
            <text:p>24.83637171520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y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19.6364502906799" calcext:value-type="float">
            <text:p>19.636450290679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ay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0.742785326" calcext:value-type="float">
            <text:p>0.742785326</text:p>
          </table:table-cell>
          <table:table-cell/>
          <table:table-cell table:formula="of:=[.C156]-[.I156]" office:value-type="float" office:value="0" calcext:value-type="float">
            <text:p>0</text:p>
          </table:table-cell>
          <table:table-cell table:formula="of:=[.D156]-[.J156]" office:value-type="float" office:value="0" calcext:value-type="float">
            <text:p>0</text:p>
          </table:table-cell>
          <table:table-cell table:formula="of:=[.E156]-[.K156]" office:value-type="float" office:value="18.8936649646799" calcext:value-type="float">
            <text:p>18.8936649646799</text:p>
          </table:table-cell>
          <table:table-cell table:formula="of:=[.O156]/[.E156]*100" office:value-type="float" office:value="96.2173136437366" calcext:value-type="float">
            <text:p>96.2173136437366</text:p>
          </table:table-cell>
          <table:table-cell table:formula="of:=[.E156]/[.K156]" office:value-type="float" office:value="26.4362388476693" calcext:value-type="float">
            <text:p>26.436238847669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y</text:p>
          </table:table-cell>
          <table:table-cell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  <table:table-cell office:value-type="float" office:value="20.8220417499542" calcext:value-type="float">
            <text:p>20.822041749954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ay</text:p>
          </table:table-cell>
          <table:table-cell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  <table:table-cell office:value-type="float" office:value="0.916041594" calcext:value-type="float">
            <text:p>0.916041594</text:p>
          </table:table-cell>
          <table:table-cell/>
          <table:table-cell table:formula="of:=[.C157]-[.I157]" office:value-type="float" office:value="0" calcext:value-type="float">
            <text:p>0</text:p>
          </table:table-cell>
          <table:table-cell table:formula="of:=[.D157]-[.J157]" office:value-type="float" office:value="0" calcext:value-type="float">
            <text:p>0</text:p>
          </table:table-cell>
          <table:table-cell table:formula="of:=[.E157]-[.K157]" office:value-type="float" office:value="19.9060001559542" calcext:value-type="float">
            <text:p>19.9060001559542</text:p>
          </table:table-cell>
          <table:table-cell table:formula="of:=[.O157]/[.E157]*100" office:value-type="float" office:value="95.6006159002058" calcext:value-type="float">
            <text:p>95.6006159002058</text:p>
          </table:table-cell>
          <table:table-cell table:formula="of:=[.E157]/[.K157]" office:value-type="float" office:value="22.7304544753611" calcext:value-type="float">
            <text:p>22.73045447536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n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10.3049836158752" calcext:value-type="float">
            <text:p>10.304983615875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n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0.466534046" calcext:value-type="float">
            <text:p>0.466534046</text:p>
          </table:table-cell>
          <table:table-cell/>
          <table:table-cell table:formula="of:=[.C158]-[.I158]" office:value-type="float" office:value="0" calcext:value-type="float">
            <text:p>0</text:p>
          </table:table-cell>
          <table:table-cell table:formula="of:=[.D158]-[.J158]" office:value-type="float" office:value="0" calcext:value-type="float">
            <text:p>0</text:p>
          </table:table-cell>
          <table:table-cell table:formula="of:=[.E158]-[.K158]" office:value-type="float" office:value="9.83844956987524" calcext:value-type="float">
            <text:p>9.83844956987524</text:p>
          </table:table-cell>
          <table:table-cell table:formula="of:=[.O158]/[.E158]*100" office:value-type="float" office:value="95.4727337432998" calcext:value-type="float">
            <text:p>95.4727337432998</text:p>
          </table:table-cell>
          <table:table-cell table:formula="of:=[.E158]/[.K158]" office:value-type="float" office:value="22.0883849833228" calcext:value-type="float">
            <text:p>22.08838498332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n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8.35957098007202" calcext:value-type="float">
            <text:p>8.3595709800720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n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410275626" calcext:value-type="float">
            <text:p>0.410275626</text:p>
          </table:table-cell>
          <table:table-cell/>
          <table:table-cell table:formula="of:=[.C159]-[.I159]" office:value-type="float" office:value="0" calcext:value-type="float">
            <text:p>0</text:p>
          </table:table-cell>
          <table:table-cell table:formula="of:=[.D159]-[.J159]" office:value-type="float" office:value="0" calcext:value-type="float">
            <text:p>0</text:p>
          </table:table-cell>
          <table:table-cell table:formula="of:=[.E159]-[.K159]" office:value-type="float" office:value="7.94929535407202" calcext:value-type="float">
            <text:p>7.94929535407202</text:p>
          </table:table-cell>
          <table:table-cell table:formula="of:=[.O159]/[.E159]*100" office:value-type="float" office:value="95.0921449560266" calcext:value-type="float">
            <text:p>95.0921449560266</text:p>
          </table:table-cell>
          <table:table-cell table:formula="of:=[.E159]/[.K159]" office:value-type="float" office:value="20.37549990862" calcext:value-type="float">
            <text:p>20.375499908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n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9.76407670974731" calcext:value-type="float">
            <text:p>9.7640767097473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Jun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0.46793222" calcext:value-type="float">
            <text:p>0.46793222</text:p>
          </table:table-cell>
          <table:table-cell/>
          <table:table-cell table:formula="of:=[.C160]-[.I160]" office:value-type="float" office:value="0" calcext:value-type="float">
            <text:p>0</text:p>
          </table:table-cell>
          <table:table-cell table:formula="of:=[.D160]-[.J160]" office:value-type="float" office:value="0" calcext:value-type="float">
            <text:p>0</text:p>
          </table:table-cell>
          <table:table-cell table:formula="of:=[.E160]-[.K160]" office:value-type="float" office:value="9.29614448974731" calcext:value-type="float">
            <text:p>9.29614448974731</text:p>
          </table:table-cell>
          <table:table-cell table:formula="of:=[.O160]/[.E160]*100" office:value-type="float" office:value="95.2076142587771" calcext:value-type="float">
            <text:p>95.2076142587771</text:p>
          </table:table-cell>
          <table:table-cell table:formula="of:=[.E160]/[.K160]" office:value-type="float" office:value="20.8664338389592" calcext:value-type="float">
            <text:p>20.86643383895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n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9.02022457122803" calcext:value-type="float">
            <text:p>9.0202245712280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un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0.404290744" calcext:value-type="float">
            <text:p>0.404290744</text:p>
          </table:table-cell>
          <table:table-cell/>
          <table:table-cell table:formula="of:=[.C161]-[.I161]" office:value-type="float" office:value="0" calcext:value-type="float">
            <text:p>0</text:p>
          </table:table-cell>
          <table:table-cell table:formula="of:=[.D161]-[.J161]" office:value-type="float" office:value="0" calcext:value-type="float">
            <text:p>0</text:p>
          </table:table-cell>
          <table:table-cell table:formula="of:=[.E161]-[.K161]" office:value-type="float" office:value="8.61593382722803" calcext:value-type="float">
            <text:p>8.61593382722803</text:p>
          </table:table-cell>
          <table:table-cell table:formula="of:=[.O161]/[.E161]*100" office:value-type="float" office:value="95.5179525652879" calcext:value-type="float">
            <text:p>95.5179525652879</text:p>
          </table:table-cell>
          <table:table-cell table:formula="of:=[.E161]/[.K161]" office:value-type="float" office:value="22.3112319663396" calcext:value-type="float">
            <text:p>22.31123196633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n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0.2309205532074" calcext:value-type="float">
            <text:p>10.230920553207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un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0.488302452" calcext:value-type="float">
            <text:p>0.488302452</text:p>
          </table:table-cell>
          <table:table-cell/>
          <table:table-cell table:formula="of:=[.C162]-[.I162]" office:value-type="float" office:value="0" calcext:value-type="float">
            <text:p>0</text:p>
          </table:table-cell>
          <table:table-cell table:formula="of:=[.D162]-[.J162]" office:value-type="float" office:value="0" calcext:value-type="float">
            <text:p>0</text:p>
          </table:table-cell>
          <table:table-cell table:formula="of:=[.E162]-[.K162]" office:value-type="float" office:value="9.7426181012074" calcext:value-type="float">
            <text:p>9.7426181012074</text:p>
          </table:table-cell>
          <table:table-cell table:formula="of:=[.O162]/[.E162]*100" office:value-type="float" office:value="95.2271894844603" calcext:value-type="float">
            <text:p>95.2271894844603</text:p>
          </table:table-cell>
          <table:table-cell table:formula="of:=[.E162]/[.K162]" office:value-type="float" office:value="20.9520155209202" calcext:value-type="float">
            <text:p>20.95201552092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n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5.97950983047485" calcext:value-type="float">
            <text:p>5.9795098304748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un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.273908547" calcext:value-type="float">
            <text:p>0.273908547</text:p>
          </table:table-cell>
          <table:table-cell/>
          <table:table-cell table:formula="of:=[.C163]-[.I163]" office:value-type="float" office:value="0" calcext:value-type="float">
            <text:p>0</text:p>
          </table:table-cell>
          <table:table-cell table:formula="of:=[.D163]-[.J163]" office:value-type="float" office:value="0" calcext:value-type="float">
            <text:p>0</text:p>
          </table:table-cell>
          <table:table-cell table:formula="of:=[.E163]-[.K163]" office:value-type="float" office:value="5.70560128347485" calcext:value-type="float">
            <text:p>5.70560128347485</text:p>
          </table:table-cell>
          <table:table-cell table:formula="of:=[.O163]/[.E163]*100" office:value-type="float" office:value="95.4192140365083" calcext:value-type="float">
            <text:p>95.4192140365083</text:p>
          </table:table-cell>
          <table:table-cell table:formula="of:=[.E163]/[.K163]" office:value-type="float" office:value="21.8303148841677" calcext:value-type="float">
            <text:p>21.83031488416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n</text:p>
          </table:table-cell>
          <table:table-cell office:value-type="float" office:value="208" calcext:value-type="float">
            <text:p>208</text:p>
          </table:table-cell>
          <table:table-cell office:value-type="float" office:value="191" calcext:value-type="float">
            <text:p>191</text:p>
          </table:table-cell>
          <table:table-cell office:value-type="float" office:value="29.7770471572876" calcext:value-type="float">
            <text:p>29.777047157287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Jun</text:p>
          </table:table-cell>
          <table:table-cell office:value-type="float" office:value="208" calcext:value-type="float">
            <text:p>208</text:p>
          </table:table-cell>
          <table:table-cell office:value-type="float" office:value="191" calcext:value-type="float">
            <text:p>191</text:p>
          </table:table-cell>
          <table:table-cell office:value-type="float" office:value="1.332778095" calcext:value-type="float">
            <text:p>1.332778095</text:p>
          </table:table-cell>
          <table:table-cell/>
          <table:table-cell table:formula="of:=[.C164]-[.I164]" office:value-type="float" office:value="0" calcext:value-type="float">
            <text:p>0</text:p>
          </table:table-cell>
          <table:table-cell table:formula="of:=[.D164]-[.J164]" office:value-type="float" office:value="0" calcext:value-type="float">
            <text:p>0</text:p>
          </table:table-cell>
          <table:table-cell table:formula="of:=[.E164]-[.K164]" office:value-type="float" office:value="28.4442690622876" calcext:value-type="float">
            <text:p>28.4442690622876</text:p>
          </table:table-cell>
          <table:table-cell table:formula="of:=[.O164]/[.E164]*100" office:value-type="float" office:value="95.5241428474757" calcext:value-type="float">
            <text:p>95.5241428474757</text:p>
          </table:table-cell>
          <table:table-cell table:formula="of:=[.E164]/[.K164]" office:value-type="float" office:value="22.3420892562671" calcext:value-type="float">
            <text:p>22.34208925626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n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14.9494783878326" calcext:value-type="float">
            <text:p>14.949478387832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un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0.642408077" calcext:value-type="float">
            <text:p>0.642408077</text:p>
          </table:table-cell>
          <table:table-cell/>
          <table:table-cell table:formula="of:=[.C165]-[.I165]" office:value-type="float" office:value="0" calcext:value-type="float">
            <text:p>0</text:p>
          </table:table-cell>
          <table:table-cell table:formula="of:=[.D165]-[.J165]" office:value-type="float" office:value="0" calcext:value-type="float">
            <text:p>0</text:p>
          </table:table-cell>
          <table:table-cell table:formula="of:=[.E165]-[.K165]" office:value-type="float" office:value="14.3070703108326" calcext:value-type="float">
            <text:p>14.3070703108326</text:p>
          </table:table-cell>
          <table:table-cell table:formula="of:=[.O165]/[.E165]*100" office:value-type="float" office:value="95.7028060756765" calcext:value-type="float">
            <text:p>95.7028060756765</text:p>
          </table:table-cell>
          <table:table-cell table:formula="of:=[.E165]/[.K165]" office:value-type="float" office:value="23.2710000435325" calcext:value-type="float">
            <text:p>23.27100004353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n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12.1764717102051" calcext:value-type="float">
            <text:p>12.176471710205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un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0.577723533" calcext:value-type="float">
            <text:p>0.577723533</text:p>
          </table:table-cell>
          <table:table-cell/>
          <table:table-cell table:formula="of:=[.C166]-[.I166]" office:value-type="float" office:value="0" calcext:value-type="float">
            <text:p>0</text:p>
          </table:table-cell>
          <table:table-cell table:formula="of:=[.D166]-[.J166]" office:value-type="float" office:value="0" calcext:value-type="float">
            <text:p>0</text:p>
          </table:table-cell>
          <table:table-cell table:formula="of:=[.E166]-[.K166]" office:value-type="float" office:value="11.5987481772051" calcext:value-type="float">
            <text:p>11.5987481772051</text:p>
          </table:table-cell>
          <table:table-cell table:formula="of:=[.O166]/[.E166]*100" office:value-type="float" office:value="95.2554110357288" calcext:value-type="float">
            <text:p>95.2554110357288</text:p>
          </table:table-cell>
          <table:table-cell table:formula="of:=[.E166]/[.K166]" office:value-type="float" office:value="21.0766413598822" calcext:value-type="float">
            <text:p>21.07664135988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un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0.4487736225128" calcext:value-type="float">
            <text:p>10.44877362251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un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0.478090049" calcext:value-type="float">
            <text:p>0.478090049</text:p>
          </table:table-cell>
          <table:table-cell/>
          <table:table-cell table:formula="of:=[.C167]-[.I167]" office:value-type="float" office:value="0" calcext:value-type="float">
            <text:p>0</text:p>
          </table:table-cell>
          <table:table-cell table:formula="of:=[.D167]-[.J167]" office:value-type="float" office:value="0" calcext:value-type="float">
            <text:p>0</text:p>
          </table:table-cell>
          <table:table-cell table:formula="of:=[.E167]-[.K167]" office:value-type="float" office:value="9.97068357351282" calcext:value-type="float">
            <text:p>9.97068357351282</text:p>
          </table:table-cell>
          <table:table-cell table:formula="of:=[.O167]/[.E167]*100" office:value-type="float" office:value="95.4244386348852" calcext:value-type="float">
            <text:p>95.4244386348852</text:p>
          </table:table-cell>
          <table:table-cell table:formula="of:=[.E167]/[.K167]" office:value-type="float" office:value="21.855241798837" calcext:value-type="float">
            <text:p>21.8552417988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n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10.9828414916992" calcext:value-type="float">
            <text:p>10.982841491699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Jun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0.513850625" calcext:value-type="float">
            <text:p>0.513850625</text:p>
          </table:table-cell>
          <table:table-cell/>
          <table:table-cell table:formula="of:=[.C168]-[.I168]" office:value-type="float" office:value="0" calcext:value-type="float">
            <text:p>0</text:p>
          </table:table-cell>
          <table:table-cell table:formula="of:=[.D168]-[.J168]" office:value-type="float" office:value="0" calcext:value-type="float">
            <text:p>0</text:p>
          </table:table-cell>
          <table:table-cell table:formula="of:=[.E168]-[.K168]" office:value-type="float" office:value="10.4689908666992" calcext:value-type="float">
            <text:p>10.4689908666992</text:p>
          </table:table-cell>
          <table:table-cell table:formula="of:=[.O168]/[.E168]*100" office:value-type="float" office:value="95.3213325951361" calcext:value-type="float">
            <text:p>95.3213325951361</text:p>
          </table:table-cell>
          <table:table-cell table:formula="of:=[.E168]/[.K168]" office:value-type="float" office:value="21.3736073429885" calcext:value-type="float">
            <text:p>21.37360734298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un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10.8405969142914" calcext:value-type="float">
            <text:p>10.84059691429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un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0.52046239" calcext:value-type="float">
            <text:p>0.52046239</text:p>
          </table:table-cell>
          <table:table-cell/>
          <table:table-cell table:formula="of:=[.C169]-[.I169]" office:value-type="float" office:value="0" calcext:value-type="float">
            <text:p>0</text:p>
          </table:table-cell>
          <table:table-cell table:formula="of:=[.D169]-[.J169]" office:value-type="float" office:value="0" calcext:value-type="float">
            <text:p>0</text:p>
          </table:table-cell>
          <table:table-cell table:formula="of:=[.E169]-[.K169]" office:value-type="float" office:value="10.3201345242914" calcext:value-type="float">
            <text:p>10.3201345242914</text:p>
          </table:table-cell>
          <table:table-cell table:formula="of:=[.O169]/[.E169]*100" office:value-type="float" office:value="95.1989508131802" calcext:value-type="float">
            <text:p>95.1989508131802</text:p>
          </table:table-cell>
          <table:table-cell table:formula="of:=[.E169]/[.K169]" office:value-type="float" office:value="20.8287805662411" calcext:value-type="float">
            <text:p>20.82878056624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un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2.9284663200378" calcext:value-type="float">
            <text:p>12.928466320037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un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663307735" calcext:value-type="float">
            <text:p>0.663307735</text:p>
          </table:table-cell>
          <table:table-cell/>
          <table:table-cell table:formula="of:=[.C170]-[.I170]" office:value-type="float" office:value="0" calcext:value-type="float">
            <text:p>0</text:p>
          </table:table-cell>
          <table:table-cell table:formula="of:=[.D170]-[.J170]" office:value-type="float" office:value="0" calcext:value-type="float">
            <text:p>0</text:p>
          </table:table-cell>
          <table:table-cell table:formula="of:=[.E170]-[.K170]" office:value-type="float" office:value="12.2651585850378" calcext:value-type="float">
            <text:p>12.2651585850378</text:p>
          </table:table-cell>
          <table:table-cell table:formula="of:=[.O170]/[.E170]*100" office:value-type="float" office:value="94.8694012222321" calcext:value-type="float">
            <text:p>94.8694012222321</text:p>
          </table:table-cell>
          <table:table-cell table:formula="of:=[.E170]/[.K170]" office:value-type="float" office:value="19.4909023939512" calcext:value-type="float">
            <text:p>19.49090239395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un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12.6483628749847" calcext:value-type="float">
            <text:p>12.648362874984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un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0.485843756" calcext:value-type="float">
            <text:p>0.485843756</text:p>
          </table:table-cell>
          <table:table-cell/>
          <table:table-cell table:formula="of:=[.C171]-[.I171]" office:value-type="float" office:value="0" calcext:value-type="float">
            <text:p>0</text:p>
          </table:table-cell>
          <table:table-cell table:formula="of:=[.D171]-[.J171]" office:value-type="float" office:value="0" calcext:value-type="float">
            <text:p>0</text:p>
          </table:table-cell>
          <table:table-cell table:formula="of:=[.E171]-[.K171]" office:value-type="float" office:value="12.1625191189847" calcext:value-type="float">
            <text:p>12.1625191189847</text:p>
          </table:table-cell>
          <table:table-cell table:formula="of:=[.O171]/[.E171]*100" office:value-type="float" office:value="96.1588407859417" calcext:value-type="float">
            <text:p>96.1588407859417</text:p>
          </table:table-cell>
          <table:table-cell table:formula="of:=[.E171]/[.K171]" office:value-type="float" office:value="26.0338076156828" calcext:value-type="float">
            <text:p>26.03380761568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un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16.3299713134766" calcext:value-type="float">
            <text:p>16.329971313476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un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0.658951833" calcext:value-type="float">
            <text:p>0.658951833</text:p>
          </table:table-cell>
          <table:table-cell/>
          <table:table-cell table:formula="of:=[.C172]-[.I172]" office:value-type="float" office:value="0" calcext:value-type="float">
            <text:p>0</text:p>
          </table:table-cell>
          <table:table-cell table:formula="of:=[.D172]-[.J172]" office:value-type="float" office:value="0" calcext:value-type="float">
            <text:p>0</text:p>
          </table:table-cell>
          <table:table-cell table:formula="of:=[.E172]-[.K172]" office:value-type="float" office:value="15.6710194804766" calcext:value-type="float">
            <text:p>15.6710194804766</text:p>
          </table:table-cell>
          <table:table-cell table:formula="of:=[.O172]/[.E172]*100" office:value-type="float" office:value="95.9647704190626" calcext:value-type="float">
            <text:p>95.9647704190626</text:p>
          </table:table-cell>
          <table:table-cell table:formula="of:=[.E172]/[.K172]" office:value-type="float" office:value="24.781737443739" calcext:value-type="float">
            <text:p>24.7817374437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un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14.9922873973846" calcext:value-type="float">
            <text:p>14.992287397384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Jun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0.789402049" calcext:value-type="float">
            <text:p>0.789402049</text:p>
          </table:table-cell>
          <table:table-cell/>
          <table:table-cell table:formula="of:=[.C173]-[.I173]" office:value-type="float" office:value="0" calcext:value-type="float">
            <text:p>0</text:p>
          </table:table-cell>
          <table:table-cell table:formula="of:=[.D173]-[.J173]" office:value-type="float" office:value="0" calcext:value-type="float">
            <text:p>0</text:p>
          </table:table-cell>
          <table:table-cell table:formula="of:=[.E173]-[.K173]" office:value-type="float" office:value="14.2028853483846" calcext:value-type="float">
            <text:p>14.2028853483846</text:p>
          </table:table-cell>
          <table:table-cell table:formula="of:=[.O173]/[.E173]*100" office:value-type="float" office:value="94.7346123504962" calcext:value-type="float">
            <text:p>94.7346123504962</text:p>
          </table:table-cell>
          <table:table-cell table:formula="of:=[.E173]/[.K173]" office:value-type="float" office:value="18.9919539940093" calcext:value-type="float">
            <text:p>18.99195399400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un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14.5722208023071" calcext:value-type="float">
            <text:p>14.572220802307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Jun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0.712535789" calcext:value-type="float">
            <text:p>0.712535789</text:p>
          </table:table-cell>
          <table:table-cell/>
          <table:table-cell table:formula="of:=[.C174]-[.I174]" office:value-type="float" office:value="0" calcext:value-type="float">
            <text:p>0</text:p>
          </table:table-cell>
          <table:table-cell table:formula="of:=[.D174]-[.J174]" office:value-type="float" office:value="0" calcext:value-type="float">
            <text:p>0</text:p>
          </table:table-cell>
          <table:table-cell table:formula="of:=[.E174]-[.K174]" office:value-type="float" office:value="13.8596850133071" calcext:value-type="float">
            <text:p>13.8596850133071</text:p>
          </table:table-cell>
          <table:table-cell table:formula="of:=[.O174]/[.E174]*100" office:value-type="float" office:value="95.1103143531342" calcext:value-type="float">
            <text:p>95.1103143531342</text:p>
          </table:table-cell>
          <table:table-cell table:formula="of:=[.E174]/[.K174]" office:value-type="float" office:value="20.4512124545468" calcext:value-type="float">
            <text:p>20.45121245454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un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6.3060841560364" calcext:value-type="float">
            <text:p>16.306084156036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Jun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0.769555881" calcext:value-type="float">
            <text:p>0.769555881</text:p>
          </table:table-cell>
          <table:table-cell/>
          <table:table-cell table:formula="of:=[.C175]-[.I175]" office:value-type="float" office:value="0" calcext:value-type="float">
            <text:p>0</text:p>
          </table:table-cell>
          <table:table-cell table:formula="of:=[.D175]-[.J175]" office:value-type="float" office:value="0" calcext:value-type="float">
            <text:p>0</text:p>
          </table:table-cell>
          <table:table-cell table:formula="of:=[.E175]-[.K175]" office:value-type="float" office:value="15.5365282750364" calcext:value-type="float">
            <text:p>15.5365282750364</text:p>
          </table:table-cell>
          <table:table-cell table:formula="of:=[.O175]/[.E175]*100" office:value-type="float" office:value="95.2805598595226" calcext:value-type="float">
            <text:p>95.2805598595226</text:p>
          </table:table-cell>
          <table:table-cell table:formula="of:=[.E175]/[.K175]" office:value-type="float" office:value="21.1889539910311" calcext:value-type="float">
            <text:p>21.18895399103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un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16.8714966773987" calcext:value-type="float">
            <text:p>16.871496677398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Jun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0.784036037" calcext:value-type="float">
            <text:p>0.784036037</text:p>
          </table:table-cell>
          <table:table-cell/>
          <table:table-cell table:formula="of:=[.C176]-[.I176]" office:value-type="float" office:value="0" calcext:value-type="float">
            <text:p>0</text:p>
          </table:table-cell>
          <table:table-cell table:formula="of:=[.D176]-[.J176]" office:value-type="float" office:value="0" calcext:value-type="float">
            <text:p>0</text:p>
          </table:table-cell>
          <table:table-cell table:formula="of:=[.E176]-[.K176]" office:value-type="float" office:value="16.0874606403987" calcext:value-type="float">
            <text:p>16.0874606403987</text:p>
          </table:table-cell>
          <table:table-cell table:formula="of:=[.O176]/[.E176]*100" office:value-type="float" office:value="95.3528957626486" calcext:value-type="float">
            <text:p>95.3528957626486</text:p>
          </table:table-cell>
          <table:table-cell table:formula="of:=[.E176]/[.K176]" office:value-type="float" office:value="21.5187770474875" calcext:value-type="float">
            <text:p>21.51877704748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n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office:value-type="float" office:value="16.4926011562347" calcext:value-type="float">
            <text:p>16.492601156234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Jun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office:value-type="float" office:value="0.842660059" calcext:value-type="float">
            <text:p>0.842660059</text:p>
          </table:table-cell>
          <table:table-cell/>
          <table:table-cell table:formula="of:=[.C177]-[.I177]" office:value-type="float" office:value="0" calcext:value-type="float">
            <text:p>0</text:p>
          </table:table-cell>
          <table:table-cell table:formula="of:=[.D177]-[.J177]" office:value-type="float" office:value="0" calcext:value-type="float">
            <text:p>0</text:p>
          </table:table-cell>
          <table:table-cell table:formula="of:=[.E177]-[.K177]" office:value-type="float" office:value="15.6499410972347" calcext:value-type="float">
            <text:p>15.6499410972347</text:p>
          </table:table-cell>
          <table:table-cell table:formula="of:=[.O177]/[.E177]*100" office:value-type="float" office:value="94.8906782440352" calcext:value-type="float">
            <text:p>94.8906782440352</text:p>
          </table:table-cell>
          <table:table-cell table:formula="of:=[.E177]/[.K177]" office:value-type="float" office:value="19.5720694010427" calcext:value-type="float">
            <text:p>19.57206940104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un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4.711056470871" calcext:value-type="float">
            <text:p>14.71105647087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Jun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0.519107765" calcext:value-type="float">
            <text:p>0.519107765</text:p>
          </table:table-cell>
          <table:table-cell/>
          <table:table-cell table:formula="of:=[.C178]-[.I178]" office:value-type="float" office:value="0" calcext:value-type="float">
            <text:p>0</text:p>
          </table:table-cell>
          <table:table-cell table:formula="of:=[.D178]-[.J178]" office:value-type="float" office:value="0" calcext:value-type="float">
            <text:p>0</text:p>
          </table:table-cell>
          <table:table-cell table:formula="of:=[.E178]-[.K178]" office:value-type="float" office:value="14.191948705871" calcext:value-type="float">
            <text:p>14.191948705871</text:p>
          </table:table-cell>
          <table:table-cell table:formula="of:=[.O178]/[.E178]*100" office:value-type="float" office:value="96.4713087328033" calcext:value-type="float">
            <text:p>96.4713087328033</text:p>
          </table:table-cell>
          <table:table-cell table:formula="of:=[.E178]/[.K178]" office:value-type="float" office:value="28.3391185082176" calcext:value-type="float">
            <text:p>28.33911850821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un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1.4411337375641" calcext:value-type="float">
            <text:p>21.441133737564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Jun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0.836818254" calcext:value-type="float">
            <text:p>0.836818254</text:p>
          </table:table-cell>
          <table:table-cell/>
          <table:table-cell table:formula="of:=[.C179]-[.I179]" office:value-type="float" office:value="0" calcext:value-type="float">
            <text:p>0</text:p>
          </table:table-cell>
          <table:table-cell table:formula="of:=[.D179]-[.J179]" office:value-type="float" office:value="0" calcext:value-type="float">
            <text:p>0</text:p>
          </table:table-cell>
          <table:table-cell table:formula="of:=[.E179]-[.K179]" office:value-type="float" office:value="20.6043154835641" calcext:value-type="float">
            <text:p>20.6043154835641</text:p>
          </table:table-cell>
          <table:table-cell table:formula="of:=[.O179]/[.E179]*100" office:value-type="float" office:value="96.0971361671332" calcext:value-type="float">
            <text:p>96.0971361671332</text:p>
          </table:table-cell>
          <table:table-cell table:formula="of:=[.E179]/[.K179]" office:value-type="float" office:value="25.6222108385844" calcext:value-type="float">
            <text:p>25.62221083858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un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office:value-type="float" office:value="20.6163675785065" calcext:value-type="float">
            <text:p>20.616367578506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Jun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office:value-type="float" office:value="1.060087994" calcext:value-type="float">
            <text:p>1.060087994</text:p>
          </table:table-cell>
          <table:table-cell/>
          <table:table-cell table:formula="of:=[.C180]-[.I180]" office:value-type="float" office:value="0" calcext:value-type="float">
            <text:p>0</text:p>
          </table:table-cell>
          <table:table-cell table:formula="of:=[.D180]-[.J180]" office:value-type="float" office:value="0" calcext:value-type="float">
            <text:p>0</text:p>
          </table:table-cell>
          <table:table-cell table:formula="of:=[.E180]-[.K180]" office:value-type="float" office:value="19.5562795845065" calcext:value-type="float">
            <text:p>19.5562795845065</text:p>
          </table:table-cell>
          <table:table-cell table:formula="of:=[.O180]/[.E180]*100" office:value-type="float" office:value="94.8580272932988" calcext:value-type="float">
            <text:p>94.8580272932988</text:p>
          </table:table-cell>
          <table:table-cell table:formula="of:=[.E180]/[.K180]" office:value-type="float" office:value="19.4477889526088" calcext:value-type="float">
            <text:p>19.44778895260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un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1.5609457492828" calcext:value-type="float">
            <text:p>21.560945749282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Jun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0.974890375" calcext:value-type="float">
            <text:p>0.974890375</text:p>
          </table:table-cell>
          <table:table-cell/>
          <table:table-cell table:formula="of:=[.C181]-[.I181]" office:value-type="float" office:value="0" calcext:value-type="float">
            <text:p>0</text:p>
          </table:table-cell>
          <table:table-cell table:formula="of:=[.D181]-[.J181]" office:value-type="float" office:value="0" calcext:value-type="float">
            <text:p>0</text:p>
          </table:table-cell>
          <table:table-cell table:formula="of:=[.E181]-[.K181]" office:value-type="float" office:value="20.5860553742828" calcext:value-type="float">
            <text:p>20.5860553742828</text:p>
          </table:table-cell>
          <table:table-cell table:formula="of:=[.O181]/[.E181]*100" office:value-type="float" office:value="95.4784433561667" calcext:value-type="float">
            <text:p>95.4784433561667</text:p>
          </table:table-cell>
          <table:table-cell table:formula="of:=[.E181]/[.K181]" office:value-type="float" office:value="22.1162771755571" calcext:value-type="float">
            <text:p>22.11627717555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un</text:p>
          </table:table-cell>
          <table:table-cell office:value-type="float" office:value="174" calcext:value-type="float">
            <text:p>174</text:p>
          </table:table-cell>
          <table:table-cell office:value-type="float" office:value="150" calcext:value-type="float">
            <text:p>150</text:p>
          </table:table-cell>
          <table:table-cell office:value-type="float" office:value="24.1579937934875" calcext:value-type="float">
            <text:p>24.157993793487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Jun</text:p>
          </table:table-cell>
          <table:table-cell office:value-type="float" office:value="174" calcext:value-type="float">
            <text:p>174</text:p>
          </table:table-cell>
          <table:table-cell office:value-type="float" office:value="150" calcext:value-type="float">
            <text:p>150</text:p>
          </table:table-cell>
          <table:table-cell office:value-type="float" office:value="1.095691852" calcext:value-type="float">
            <text:p>1.095691852</text:p>
          </table:table-cell>
          <table:table-cell/>
          <table:table-cell table:formula="of:=[.C182]-[.I182]" office:value-type="float" office:value="0" calcext:value-type="float">
            <text:p>0</text:p>
          </table:table-cell>
          <table:table-cell table:formula="of:=[.D182]-[.J182]" office:value-type="float" office:value="0" calcext:value-type="float">
            <text:p>0</text:p>
          </table:table-cell>
          <table:table-cell table:formula="of:=[.E182]-[.K182]" office:value-type="float" office:value="23.0623019414875" calcext:value-type="float">
            <text:p>23.0623019414875</text:p>
          </table:table-cell>
          <table:table-cell table:formula="of:=[.O182]/[.E182]*100" office:value-type="float" office:value="95.4644749834509" calcext:value-type="float">
            <text:p>95.4644749834509</text:p>
          </table:table-cell>
          <table:table-cell table:formula="of:=[.E182]/[.K182]" office:value-type="float" office:value="22.0481641342785" calcext:value-type="float">
            <text:p>22.04816413427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un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24.6109855175018" calcext:value-type="float">
            <text:p>24.610985517501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Jun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0.976091385" calcext:value-type="float">
            <text:p>0.976091385</text:p>
          </table:table-cell>
          <table:table-cell/>
          <table:table-cell table:formula="of:=[.C183]-[.I183]" office:value-type="float" office:value="0" calcext:value-type="float">
            <text:p>0</text:p>
          </table:table-cell>
          <table:table-cell table:formula="of:=[.D183]-[.J183]" office:value-type="float" office:value="0" calcext:value-type="float">
            <text:p>0</text:p>
          </table:table-cell>
          <table:table-cell table:formula="of:=[.E183]-[.K183]" office:value-type="float" office:value="23.6348941325018" calcext:value-type="float">
            <text:p>23.6348941325018</text:p>
          </table:table-cell>
          <table:table-cell table:formula="of:=[.O183]/[.E183]*100" office:value-type="float" office:value="96.0339199569807" calcext:value-type="float">
            <text:p>96.0339199569807</text:p>
          </table:table-cell>
          <table:table-cell table:formula="of:=[.E183]/[.K183]" office:value-type="float" office:value="25.213812861899" calcext:value-type="float">
            <text:p>25.2138128618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un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24.0445585250854" calcext:value-type="float">
            <text:p>24.044558525085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Jun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0.849646165" calcext:value-type="float">
            <text:p>0.849646165</text:p>
          </table:table-cell>
          <table:table-cell/>
          <table:table-cell table:formula="of:=[.C184]-[.I184]" office:value-type="float" office:value="0" calcext:value-type="float">
            <text:p>0</text:p>
          </table:table-cell>
          <table:table-cell table:formula="of:=[.D184]-[.J184]" office:value-type="float" office:value="0" calcext:value-type="float">
            <text:p>0</text:p>
          </table:table-cell>
          <table:table-cell table:formula="of:=[.E184]-[.K184]" office:value-type="float" office:value="23.1949123600854" calcext:value-type="float">
            <text:p>23.1949123600854</text:p>
          </table:table-cell>
          <table:table-cell table:formula="of:=[.O184]/[.E184]*100" office:value-type="float" office:value="96.4663682050408" calcext:value-type="float">
            <text:p>96.4663682050408</text:p>
          </table:table-cell>
          <table:table-cell table:formula="of:=[.E184]/[.K184]" office:value-type="float" office:value="28.2994963263154" calcext:value-type="float">
            <text:p>28.29949632631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n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office:value-type="float" office:value="24.9083404541016" calcext:value-type="float">
            <text:p>24.908340454101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Jun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office:value-type="float" office:value="0.994556838" calcext:value-type="float">
            <text:p>0.994556838</text:p>
          </table:table-cell>
          <table:table-cell/>
          <table:table-cell table:formula="of:=[.C185]-[.I185]" office:value-type="float" office:value="0" calcext:value-type="float">
            <text:p>0</text:p>
          </table:table-cell>
          <table:table-cell table:formula="of:=[.D185]-[.J185]" office:value-type="float" office:value="0" calcext:value-type="float">
            <text:p>0</text:p>
          </table:table-cell>
          <table:table-cell table:formula="of:=[.E185]-[.K185]" office:value-type="float" office:value="23.9137836161016" calcext:value-type="float">
            <text:p>23.9137836161016</text:p>
          </table:table-cell>
          <table:table-cell table:formula="of:=[.O185]/[.E185]*100" office:value-type="float" office:value="96.0071332739623" calcext:value-type="float">
            <text:p>96.0071332739623</text:p>
          </table:table-cell>
          <table:table-cell table:formula="of:=[.E185]/[.K185]" office:value-type="float" office:value="25.0446626099227" calcext:value-type="float">
            <text:p>25.04466260992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un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27.9362065792084" calcext:value-type="float">
            <text:p>27.936206579208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Jun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1.13264174" calcext:value-type="float">
            <text:p>1.13264174</text:p>
          </table:table-cell>
          <table:table-cell/>
          <table:table-cell table:formula="of:=[.C186]-[.I186]" office:value-type="float" office:value="0" calcext:value-type="float">
            <text:p>0</text:p>
          </table:table-cell>
          <table:table-cell table:formula="of:=[.D186]-[.J186]" office:value-type="float" office:value="0" calcext:value-type="float">
            <text:p>0</text:p>
          </table:table-cell>
          <table:table-cell table:formula="of:=[.E186]-[.K186]" office:value-type="float" office:value="26.8035648392084" calcext:value-type="float">
            <text:p>26.8035648392084</text:p>
          </table:table-cell>
          <table:table-cell table:formula="of:=[.O186]/[.E186]*100" office:value-type="float" office:value="95.9456136723911" calcext:value-type="float">
            <text:p>95.9456136723911</text:p>
          </table:table-cell>
          <table:table-cell table:formula="of:=[.E186]/[.K186]" office:value-type="float" office:value="24.6646451323685" calcext:value-type="float">
            <text:p>24.66464513236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un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27.5785446166992" calcext:value-type="float">
            <text:p>27.578544616699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un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1.077368413" calcext:value-type="float">
            <text:p>1.077368413</text:p>
          </table:table-cell>
          <table:table-cell/>
          <table:table-cell table:formula="of:=[.C187]-[.I187]" office:value-type="float" office:value="0" calcext:value-type="float">
            <text:p>0</text:p>
          </table:table-cell>
          <table:table-cell table:formula="of:=[.D187]-[.J187]" office:value-type="float" office:value="0" calcext:value-type="float">
            <text:p>0</text:p>
          </table:table-cell>
          <table:table-cell table:formula="of:=[.E187]-[.K187]" office:value-type="float" office:value="26.5011762036992" calcext:value-type="float">
            <text:p>26.5011762036992</text:p>
          </table:table-cell>
          <table:table-cell table:formula="of:=[.O187]/[.E187]*100" office:value-type="float" office:value="96.0934544299787" calcext:value-type="float">
            <text:p>96.0934544299787</text:p>
          </table:table-cell>
          <table:table-cell table:formula="of:=[.E187]/[.K187]" office:value-type="float" office:value="25.5980630988661" calcext:value-type="float">
            <text:p>25.59806309886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un</text:p>
          </table:table-cell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office:value-type="float" office:value="29.7557706832886" calcext:value-type="float">
            <text:p>29.755770683288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Jun</text:p>
          </table:table-cell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office:value-type="float" office:value="1.292870103" calcext:value-type="float">
            <text:p>1.292870103</text:p>
          </table:table-cell>
          <table:table-cell/>
          <table:table-cell table:formula="of:=[.C188]-[.I188]" office:value-type="float" office:value="0" calcext:value-type="float">
            <text:p>0</text:p>
          </table:table-cell>
          <table:table-cell table:formula="of:=[.D188]-[.J188]" office:value-type="float" office:value="0" calcext:value-type="float">
            <text:p>0</text:p>
          </table:table-cell>
          <table:table-cell table:formula="of:=[.E188]-[.K188]" office:value-type="float" office:value="28.4629005802886" calcext:value-type="float">
            <text:p>28.4629005802886</text:p>
          </table:table-cell>
          <table:table-cell table:formula="of:=[.O188]/[.E188]*100" office:value-type="float" office:value="95.6550609400747" calcext:value-type="float">
            <text:p>95.6550609400747</text:p>
          </table:table-cell>
          <table:table-cell table:formula="of:=[.E188]/[.K188]" office:value-type="float" office:value="23.015282520837" calcext:value-type="float">
            <text:p>23.0152825208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l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14.5997915267944" calcext:value-type="float">
            <text:p>14.599791526794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l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0.611001479" calcext:value-type="float">
            <text:p>0.611001479</text:p>
          </table:table-cell>
          <table:table-cell/>
          <table:table-cell table:formula="of:=[.C189]-[.I189]" office:value-type="float" office:value="0" calcext:value-type="float">
            <text:p>0</text:p>
          </table:table-cell>
          <table:table-cell table:formula="of:=[.D189]-[.J189]" office:value-type="float" office:value="0" calcext:value-type="float">
            <text:p>0</text:p>
          </table:table-cell>
          <table:table-cell table:formula="of:=[.E189]-[.K189]" office:value-type="float" office:value="13.9887900477944" calcext:value-type="float">
            <text:p>13.9887900477944</text:p>
          </table:table-cell>
          <table:table-cell table:formula="of:=[.O189]/[.E189]*100" office:value-type="float" office:value="95.8149986054345" calcext:value-type="float">
            <text:p>95.8149986054345</text:p>
          </table:table-cell>
          <table:table-cell table:formula="of:=[.E189]/[.K189]" office:value-type="float" office:value="23.8948546420694" calcext:value-type="float">
            <text:p>23.89485464206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l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.98302555084229" calcext:value-type="float">
            <text:p>2.9830255508422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l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.141702669" calcext:value-type="float">
            <text:p>0.141702669</text:p>
          </table:table-cell>
          <table:table-cell/>
          <table:table-cell table:formula="of:=[.C190]-[.I190]" office:value-type="float" office:value="0" calcext:value-type="float">
            <text:p>0</text:p>
          </table:table-cell>
          <table:table-cell table:formula="of:=[.D190]-[.J190]" office:value-type="float" office:value="0" calcext:value-type="float">
            <text:p>0</text:p>
          </table:table-cell>
          <table:table-cell table:formula="of:=[.E190]-[.K190]" office:value-type="float" office:value="2.84132288184229" calcext:value-type="float">
            <text:p>2.84132288184229</text:p>
          </table:table-cell>
          <table:table-cell table:formula="of:=[.O190]/[.E190]*100" office:value-type="float" office:value="95.2496997902016" calcext:value-type="float">
            <text:p>95.2496997902016</text:p>
          </table:table-cell>
          <table:table-cell table:formula="of:=[.E190]/[.K190]" office:value-type="float" office:value="21.0513010932933" calcext:value-type="float">
            <text:p>21.05130109329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l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5.80118441581726" calcext:value-type="float">
            <text:p>5.8011844158172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Jul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247912964" calcext:value-type="float">
            <text:p>0.247912964</text:p>
          </table:table-cell>
          <table:table-cell/>
          <table:table-cell table:formula="of:=[.C191]-[.I191]" office:value-type="float" office:value="0" calcext:value-type="float">
            <text:p>0</text:p>
          </table:table-cell>
          <table:table-cell table:formula="of:=[.D191]-[.J191]" office:value-type="float" office:value="0" calcext:value-type="float">
            <text:p>0</text:p>
          </table:table-cell>
          <table:table-cell table:formula="of:=[.E191]-[.K191]" office:value-type="float" office:value="5.55327145181726" calcext:value-type="float">
            <text:p>5.55327145181726</text:p>
          </table:table-cell>
          <table:table-cell table:formula="of:=[.O191]/[.E191]*100" office:value-type="float" office:value="95.7265112392557" calcext:value-type="float">
            <text:p>95.7265112392557</text:p>
          </table:table-cell>
          <table:table-cell table:formula="of:=[.E191]/[.K191]" office:value-type="float" office:value="23.4000849419769" calcext:value-type="float">
            <text:p>23.40008494197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l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.5313708782196" calcext:value-type="float">
            <text:p>7.531370878219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ul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0.327413907" calcext:value-type="float">
            <text:p>0.327413907</text:p>
          </table:table-cell>
          <table:table-cell/>
          <table:table-cell table:formula="of:=[.C192]-[.I192]" office:value-type="float" office:value="0" calcext:value-type="float">
            <text:p>0</text:p>
          </table:table-cell>
          <table:table-cell table:formula="of:=[.D192]-[.J192]" office:value-type="float" office:value="0" calcext:value-type="float">
            <text:p>0</text:p>
          </table:table-cell>
          <table:table-cell table:formula="of:=[.E192]-[.K192]" office:value-type="float" office:value="7.2039569712196" calcext:value-type="float">
            <text:p>7.2039569712196</text:p>
          </table:table-cell>
          <table:table-cell table:formula="of:=[.O192]/[.E192]*100" office:value-type="float" office:value="95.6526652014062" calcext:value-type="float">
            <text:p>95.6526652014062</text:p>
          </table:table-cell>
          <table:table-cell table:formula="of:=[.E192]/[.K192]" office:value-type="float" office:value="23.0025992091399" calcext:value-type="float">
            <text:p>23.00259920913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l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5.32829999923706" calcext:value-type="float">
            <text:p>5.3282999992370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ul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0.241308432" calcext:value-type="float">
            <text:p>0.241308432</text:p>
          </table:table-cell>
          <table:table-cell/>
          <table:table-cell table:formula="of:=[.C193]-[.I193]" office:value-type="float" office:value="0" calcext:value-type="float">
            <text:p>0</text:p>
          </table:table-cell>
          <table:table-cell table:formula="of:=[.D193]-[.J193]" office:value-type="float" office:value="0" calcext:value-type="float">
            <text:p>0</text:p>
          </table:table-cell>
          <table:table-cell table:formula="of:=[.E193]-[.K193]" office:value-type="float" office:value="5.08699156723706" calcext:value-type="float">
            <text:p>5.08699156723706</text:p>
          </table:table-cell>
          <table:table-cell table:formula="of:=[.O193]/[.E193]*100" office:value-type="float" office:value="95.4711928375926" calcext:value-type="float">
            <text:p>95.4711928375926</text:p>
          </table:table-cell>
          <table:table-cell table:formula="of:=[.E193]/[.K193]" office:value-type="float" office:value="22.0808695124133" calcext:value-type="float">
            <text:p>22.08086951241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.02399015426636" calcext:value-type="float">
            <text:p>4.0239901542663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16741953" calcext:value-type="float">
            <text:p>0.16741953</text:p>
          </table:table-cell>
          <table:table-cell/>
          <table:table-cell table:formula="of:=[.C194]-[.I194]" office:value-type="float" office:value="0" calcext:value-type="float">
            <text:p>0</text:p>
          </table:table-cell>
          <table:table-cell table:formula="of:=[.D194]-[.J194]" office:value-type="float" office:value="0" calcext:value-type="float">
            <text:p>0</text:p>
          </table:table-cell>
          <table:table-cell table:formula="of:=[.E194]-[.K194]" office:value-type="float" office:value="3.85657062426636" calcext:value-type="float">
            <text:p>3.85657062426636</text:p>
          </table:table-cell>
          <table:table-cell table:formula="of:=[.O194]/[.E194]*100" office:value-type="float" office:value="95.8394647207947" calcext:value-type="float">
            <text:p>95.8394647207947</text:p>
          </table:table-cell>
          <table:table-cell table:formula="of:=[.E194]/[.K194]" office:value-type="float" office:value="24.0353688381896" calcext:value-type="float">
            <text:p>24.03536883818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l</text:p>
          </table:table-cell>
          <table:table-cell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  <table:table-cell office:value-type="float" office:value="16.9716987609863" calcext:value-type="float">
            <text:p>16.971698760986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Jul</text:p>
          </table:table-cell>
          <table:table-cell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  <table:table-cell office:value-type="float" office:value="0.756050606" calcext:value-type="float">
            <text:p>0.756050606</text:p>
          </table:table-cell>
          <table:table-cell/>
          <table:table-cell table:formula="of:=[.C195]-[.I195]" office:value-type="float" office:value="0" calcext:value-type="float">
            <text:p>0</text:p>
          </table:table-cell>
          <table:table-cell table:formula="of:=[.D195]-[.J195]" office:value-type="float" office:value="0" calcext:value-type="float">
            <text:p>0</text:p>
          </table:table-cell>
          <table:table-cell table:formula="of:=[.E195]-[.K195]" office:value-type="float" office:value="16.2156481549863" calcext:value-type="float">
            <text:p>16.2156481549863</text:p>
          </table:table-cell>
          <table:table-cell table:formula="of:=[.O195]/[.E195]*100" office:value-type="float" office:value="95.5452272830934" calcext:value-type="float">
            <text:p>95.5452272830934</text:p>
          </table:table-cell>
          <table:table-cell table:formula="of:=[.E195]/[.K195]" office:value-type="float" office:value="22.447834346404" calcext:value-type="float">
            <text:p>22.4478343464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l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0.8676564693451" calcext:value-type="float">
            <text:p>10.867656469345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ul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0.439046307" calcext:value-type="float">
            <text:p>0.439046307</text:p>
          </table:table-cell>
          <table:table-cell/>
          <table:table-cell table:formula="of:=[.C196]-[.I196]" office:value-type="float" office:value="0" calcext:value-type="float">
            <text:p>0</text:p>
          </table:table-cell>
          <table:table-cell table:formula="of:=[.D196]-[.J196]" office:value-type="float" office:value="0" calcext:value-type="float">
            <text:p>0</text:p>
          </table:table-cell>
          <table:table-cell table:formula="of:=[.E196]-[.K196]" office:value-type="float" office:value="10.4286101623451" calcext:value-type="float">
            <text:p>10.4286101623451</text:p>
          </table:table-cell>
          <table:table-cell table:formula="of:=[.O196]/[.E196]*100" office:value-type="float" office:value="95.9600645434603" calcext:value-type="float">
            <text:p>95.9600645434603</text:p>
          </table:table-cell>
          <table:table-cell table:formula="of:=[.E196]/[.K196]" office:value-type="float" office:value="24.7528707019624" calcext:value-type="float">
            <text:p>24.75287070196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l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9.79431414604187" calcext:value-type="float">
            <text:p>9.7943141460418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ul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0.474703973" calcext:value-type="float">
            <text:p>0.474703973</text:p>
          </table:table-cell>
          <table:table-cell/>
          <table:table-cell table:formula="of:=[.C197]-[.I197]" office:value-type="float" office:value="0" calcext:value-type="float">
            <text:p>0</text:p>
          </table:table-cell>
          <table:table-cell table:formula="of:=[.D197]-[.J197]" office:value-type="float" office:value="0" calcext:value-type="float">
            <text:p>0</text:p>
          </table:table-cell>
          <table:table-cell table:formula="of:=[.E197]-[.K197]" office:value-type="float" office:value="9.31961017304187" calcext:value-type="float">
            <text:p>9.31961017304187</text:p>
          </table:table-cell>
          <table:table-cell table:formula="of:=[.O197]/[.E197]*100" office:value-type="float" office:value="95.1532698877967" calcext:value-type="float">
            <text:p>95.1532698877967</text:p>
          </table:table-cell>
          <table:table-cell table:formula="of:=[.E197]/[.K197]" office:value-type="float" office:value="20.632467186117" calcext:value-type="float">
            <text:p>20.6324671861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.88538265228272" calcext:value-type="float">
            <text:p>6.885382652282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.327979428" calcext:value-type="float">
            <text:p>0.327979428</text:p>
          </table:table-cell>
          <table:table-cell/>
          <table:table-cell table:formula="of:=[.C198]-[.I198]" office:value-type="float" office:value="0" calcext:value-type="float">
            <text:p>0</text:p>
          </table:table-cell>
          <table:table-cell table:formula="of:=[.D198]-[.J198]" office:value-type="float" office:value="0" calcext:value-type="float">
            <text:p>0</text:p>
          </table:table-cell>
          <table:table-cell table:formula="of:=[.E198]-[.K198]" office:value-type="float" office:value="6.55740322428272" calcext:value-type="float">
            <text:p>6.55740322428272</text:p>
          </table:table-cell>
          <table:table-cell table:formula="of:=[.O198]/[.E198]*100" office:value-type="float" office:value="95.2365838681273" calcext:value-type="float">
            <text:p>95.2365838681273</text:p>
          </table:table-cell>
          <table:table-cell table:formula="of:=[.E198]/[.K198]" office:value-type="float" office:value="20.993336973204" calcext:value-type="float">
            <text:p>20.9933369732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l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6.80574655532837" calcext:value-type="float">
            <text:p>6.8057465553283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Jul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0.316340879" calcext:value-type="float">
            <text:p>0.316340879</text:p>
          </table:table-cell>
          <table:table-cell/>
          <table:table-cell table:formula="of:=[.C199]-[.I199]" office:value-type="float" office:value="0" calcext:value-type="float">
            <text:p>0</text:p>
          </table:table-cell>
          <table:table-cell table:formula="of:=[.D199]-[.J199]" office:value-type="float" office:value="0" calcext:value-type="float">
            <text:p>0</text:p>
          </table:table-cell>
          <table:table-cell table:formula="of:=[.E199]-[.K199]" office:value-type="float" office:value="6.48940567632837" calcext:value-type="float">
            <text:p>6.48940567632837</text:p>
          </table:table-cell>
          <table:table-cell table:formula="of:=[.O199]/[.E199]*100" office:value-type="float" office:value="95.3518563110122" calcext:value-type="float">
            <text:p>95.3518563110122</text:p>
          </table:table-cell>
          <table:table-cell table:formula="of:=[.E199]/[.K199]" office:value-type="float" office:value="21.513964862342" calcext:value-type="float">
            <text:p>21.5139648623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ul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7.29768395423889" calcext:value-type="float">
            <text:p>7.2976839542388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ul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0.342400958" calcext:value-type="float">
            <text:p>0.342400958</text:p>
          </table:table-cell>
          <table:table-cell/>
          <table:table-cell table:formula="of:=[.C200]-[.I200]" office:value-type="float" office:value="0" calcext:value-type="float">
            <text:p>0</text:p>
          </table:table-cell>
          <table:table-cell table:formula="of:=[.D200]-[.J200]" office:value-type="float" office:value="0" calcext:value-type="float">
            <text:p>0</text:p>
          </table:table-cell>
          <table:table-cell table:formula="of:=[.E200]-[.K200]" office:value-type="float" office:value="6.95528299623889" calcext:value-type="float">
            <text:p>6.95528299623889</text:p>
          </table:table-cell>
          <table:table-cell table:formula="of:=[.O200]/[.E200]*100" office:value-type="float" office:value="95.3080873308974" calcext:value-type="float">
            <text:p>95.3080873308974</text:p>
          </table:table-cell>
          <table:table-cell table:formula="of:=[.E200]/[.K200]" office:value-type="float" office:value="21.3132696732668" calcext:value-type="float">
            <text:p>21.31326967326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ul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9.56491470336914" calcext:value-type="float">
            <text:p>9.564914703369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ul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0.501719237" calcext:value-type="float">
            <text:p>0.501719237</text:p>
          </table:table-cell>
          <table:table-cell/>
          <table:table-cell table:formula="of:=[.C201]-[.I201]" office:value-type="float" office:value="0" calcext:value-type="float">
            <text:p>0</text:p>
          </table:table-cell>
          <table:table-cell table:formula="of:=[.D201]-[.J201]" office:value-type="float" office:value="0" calcext:value-type="float">
            <text:p>0</text:p>
          </table:table-cell>
          <table:table-cell table:formula="of:=[.E201]-[.K201]" office:value-type="float" office:value="9.06319546636914" calcext:value-type="float">
            <text:p>9.06319546636914</text:p>
          </table:table-cell>
          <table:table-cell table:formula="of:=[.O201]/[.E201]*100" office:value-type="float" office:value="94.7545874421308" calcext:value-type="float">
            <text:p>94.7545874421308</text:p>
          </table:table-cell>
          <table:table-cell table:formula="of:=[.E201]/[.K201]" office:value-type="float" office:value="19.0642773846225" calcext:value-type="float">
            <text:p>19.06427738462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8.33064365386963" calcext:value-type="float">
            <text:p>8.3306436538696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.326650241" calcext:value-type="float">
            <text:p>0.326650241</text:p>
          </table:table-cell>
          <table:table-cell/>
          <table:table-cell table:formula="of:=[.C202]-[.I202]" office:value-type="float" office:value="0" calcext:value-type="float">
            <text:p>0</text:p>
          </table:table-cell>
          <table:table-cell table:formula="of:=[.D202]-[.J202]" office:value-type="float" office:value="0" calcext:value-type="float">
            <text:p>0</text:p>
          </table:table-cell>
          <table:table-cell table:formula="of:=[.E202]-[.K202]" office:value-type="float" office:value="8.00399341286963" calcext:value-type="float">
            <text:p>8.00399341286963</text:p>
          </table:table-cell>
          <table:table-cell table:formula="of:=[.O202]/[.E202]*100" office:value-type="float" office:value="96.0789315379218" calcext:value-type="float">
            <text:p>96.0789315379218</text:p>
          </table:table-cell>
          <table:table-cell table:formula="of:=[.E202]/[.K202]" office:value-type="float" office:value="25.5032527401981" calcext:value-type="float">
            <text:p>25.50325274019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7.85848760604858" calcext:value-type="float">
            <text:p>7.8584876060485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.318713812" calcext:value-type="float">
            <text:p>0.318713812</text:p>
          </table:table-cell>
          <table:table-cell/>
          <table:table-cell table:formula="of:=[.C203]-[.I203]" office:value-type="float" office:value="0" calcext:value-type="float">
            <text:p>0</text:p>
          </table:table-cell>
          <table:table-cell table:formula="of:=[.D203]-[.J203]" office:value-type="float" office:value="0" calcext:value-type="float">
            <text:p>0</text:p>
          </table:table-cell>
          <table:table-cell table:formula="of:=[.E203]-[.K203]" office:value-type="float" office:value="7.53977379404858" calcext:value-type="float">
            <text:p>7.53977379404858</text:p>
          </table:table-cell>
          <table:table-cell table:formula="of:=[.O203]/[.E203]*100" office:value-type="float" office:value="95.9443365189672" calcext:value-type="float">
            <text:p>95.9443365189672</text:p>
          </table:table-cell>
          <table:table-cell table:formula="of:=[.E203]/[.K203]" office:value-type="float" office:value="24.6568780836162" calcext:value-type="float">
            <text:p>24.65687808361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ul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8.81276035308838" calcext:value-type="float">
            <text:p>8.812760353088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Jul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.459240037" calcext:value-type="float">
            <text:p>0.459240037</text:p>
          </table:table-cell>
          <table:table-cell/>
          <table:table-cell table:formula="of:=[.C204]-[.I204]" office:value-type="float" office:value="0" calcext:value-type="float">
            <text:p>0</text:p>
          </table:table-cell>
          <table:table-cell table:formula="of:=[.D204]-[.J204]" office:value-type="float" office:value="0" calcext:value-type="float">
            <text:p>0</text:p>
          </table:table-cell>
          <table:table-cell table:formula="of:=[.E204]-[.K204]" office:value-type="float" office:value="8.35352031608838" calcext:value-type="float">
            <text:p>8.35352031608838</text:p>
          </table:table-cell>
          <table:table-cell table:formula="of:=[.O204]/[.E204]*100" office:value-type="float" office:value="94.7889194917338" calcext:value-type="float">
            <text:p>94.7889194917338</text:p>
          </table:table-cell>
          <table:table-cell table:formula="of:=[.E204]/[.K204]" office:value-type="float" office:value="19.1898781531724" calcext:value-type="float">
            <text:p>19.18987815317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ul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9.76323938369751" calcext:value-type="float">
            <text:p>9.7632393836975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Jul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0.497227025" calcext:value-type="float">
            <text:p>0.497227025</text:p>
          </table:table-cell>
          <table:table-cell/>
          <table:table-cell table:formula="of:=[.C205]-[.I205]" office:value-type="float" office:value="0" calcext:value-type="float">
            <text:p>0</text:p>
          </table:table-cell>
          <table:table-cell table:formula="of:=[.D205]-[.J205]" office:value-type="float" office:value="0" calcext:value-type="float">
            <text:p>0</text:p>
          </table:table-cell>
          <table:table-cell table:formula="of:=[.E205]-[.K205]" office:value-type="float" office:value="9.26601235869751" calcext:value-type="float">
            <text:p>9.26601235869751</text:p>
          </table:table-cell>
          <table:table-cell table:formula="of:=[.O205]/[.E205]*100" office:value-type="float" office:value="94.9071511466751" calcext:value-type="float">
            <text:p>94.9071511466751</text:p>
          </table:table-cell>
          <table:table-cell table:formula="of:=[.E205]/[.K205]" office:value-type="float" office:value="19.6353755785851" calcext:value-type="float">
            <text:p>19.63537557858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ul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0.4536592960358" calcext:value-type="float">
            <text:p>10.453659296035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Jul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0.50826825" calcext:value-type="float">
            <text:p>0.50826825</text:p>
          </table:table-cell>
          <table:table-cell/>
          <table:table-cell table:formula="of:=[.C206]-[.I206]" office:value-type="float" office:value="0" calcext:value-type="float">
            <text:p>0</text:p>
          </table:table-cell>
          <table:table-cell table:formula="of:=[.D206]-[.J206]" office:value-type="float" office:value="0" calcext:value-type="float">
            <text:p>0</text:p>
          </table:table-cell>
          <table:table-cell table:formula="of:=[.E206]-[.K206]" office:value-type="float" office:value="9.94539104603577" calcext:value-type="float">
            <text:p>9.94539104603577</text:p>
          </table:table-cell>
          <table:table-cell table:formula="of:=[.O206]/[.E206]*100" office:value-type="float" office:value="95.1378915688141" calcext:value-type="float">
            <text:p>95.1378915688141</text:p>
          </table:table-cell>
          <table:table-cell table:formula="of:=[.E206]/[.K206]" office:value-type="float" office:value="20.5672089414119" calcext:value-type="float">
            <text:p>20.56720894141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ul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10.9219701290131" calcext:value-type="float">
            <text:p>10.921970129013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Jul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0.529217274" calcext:value-type="float">
            <text:p>0.529217274</text:p>
          </table:table-cell>
          <table:table-cell/>
          <table:table-cell table:formula="of:=[.C207]-[.I207]" office:value-type="float" office:value="0" calcext:value-type="float">
            <text:p>0</text:p>
          </table:table-cell>
          <table:table-cell table:formula="of:=[.D207]-[.J207]" office:value-type="float" office:value="0" calcext:value-type="float">
            <text:p>0</text:p>
          </table:table-cell>
          <table:table-cell table:formula="of:=[.E207]-[.K207]" office:value-type="float" office:value="10.3927528550131" calcext:value-type="float">
            <text:p>10.3927528550131</text:p>
          </table:table-cell>
          <table:table-cell table:formula="of:=[.O207]/[.E207]*100" office:value-type="float" office:value="95.1545621554651" calcext:value-type="float">
            <text:p>95.1545621554651</text:p>
          </table:table-cell>
          <table:table-cell table:formula="of:=[.E207]/[.K207]" office:value-type="float" office:value="20.6379698199592" calcext:value-type="float">
            <text:p>20.63796981995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l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12.2446355819702" calcext:value-type="float">
            <text:p>12.244635581970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Jul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0.629791098" calcext:value-type="float">
            <text:p>0.629791098</text:p>
          </table:table-cell>
          <table:table-cell/>
          <table:table-cell table:formula="of:=[.C208]-[.I208]" office:value-type="float" office:value="0" calcext:value-type="float">
            <text:p>0</text:p>
          </table:table-cell>
          <table:table-cell table:formula="of:=[.D208]-[.J208]" office:value-type="float" office:value="0" calcext:value-type="float">
            <text:p>0</text:p>
          </table:table-cell>
          <table:table-cell table:formula="of:=[.E208]-[.K208]" office:value-type="float" office:value="11.6148444839702" calcext:value-type="float">
            <text:p>11.6148444839702</text:p>
          </table:table-cell>
          <table:table-cell table:formula="of:=[.O208]/[.E208]*100" office:value-type="float" office:value="94.8565958228488" calcext:value-type="float">
            <text:p>94.8565958228488</text:p>
          </table:table-cell>
          <table:table-cell table:formula="of:=[.E208]/[.K208]" office:value-type="float" office:value="19.4423764020402" calcext:value-type="float">
            <text:p>19.44237640204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ul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11.8175487518311" calcext:value-type="float">
            <text:p>11.817548751831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Jul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0.445180786" calcext:value-type="float">
            <text:p>0.445180786</text:p>
          </table:table-cell>
          <table:table-cell/>
          <table:table-cell table:formula="of:=[.C209]-[.I209]" office:value-type="float" office:value="0" calcext:value-type="float">
            <text:p>0</text:p>
          </table:table-cell>
          <table:table-cell table:formula="of:=[.D209]-[.J209]" office:value-type="float" office:value="0" calcext:value-type="float">
            <text:p>0</text:p>
          </table:table-cell>
          <table:table-cell table:formula="of:=[.E209]-[.K209]" office:value-type="float" office:value="11.3723679658311" calcext:value-type="float">
            <text:p>11.3723679658311</text:p>
          </table:table-cell>
          <table:table-cell table:formula="of:=[.O209]/[.E209]*100" office:value-type="float" office:value="96.2328838632375" calcext:value-type="float">
            <text:p>96.2328838632375</text:p>
          </table:table-cell>
          <table:table-cell table:formula="of:=[.E209]/[.K209]" office:value-type="float" office:value="26.5455049352266" calcext:value-type="float">
            <text:p>26.54550493522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ul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3.6915323734283" calcext:value-type="float">
            <text:p>13.691532373428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Jul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0.549232073" calcext:value-type="float">
            <text:p>0.549232073</text:p>
          </table:table-cell>
          <table:table-cell/>
          <table:table-cell table:formula="of:=[.C210]-[.I210]" office:value-type="float" office:value="0" calcext:value-type="float">
            <text:p>0</text:p>
          </table:table-cell>
          <table:table-cell table:formula="of:=[.D210]-[.J210]" office:value-type="float" office:value="0" calcext:value-type="float">
            <text:p>0</text:p>
          </table:table-cell>
          <table:table-cell table:formula="of:=[.E210]-[.K210]" office:value-type="float" office:value="13.1423003004283" calcext:value-type="float">
            <text:p>13.1423003004283</text:p>
          </table:table-cell>
          <table:table-cell table:formula="of:=[.O210]/[.E210]*100" office:value-type="float" office:value="95.988527375753" calcext:value-type="float">
            <text:p>95.988527375753</text:p>
          </table:table-cell>
          <table:table-cell table:formula="of:=[.E210]/[.K210]" office:value-type="float" office:value="24.9285011682636" calcext:value-type="float">
            <text:p>24.92850116826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ul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13.3534977436066" calcext:value-type="float">
            <text:p>13.353497743606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Jul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0.666474624" calcext:value-type="float">
            <text:p>0.666474624</text:p>
          </table:table-cell>
          <table:table-cell/>
          <table:table-cell table:formula="of:=[.C211]-[.I211]" office:value-type="float" office:value="0" calcext:value-type="float">
            <text:p>0</text:p>
          </table:table-cell>
          <table:table-cell table:formula="of:=[.D211]-[.J211]" office:value-type="float" office:value="0" calcext:value-type="float">
            <text:p>0</text:p>
          </table:table-cell>
          <table:table-cell table:formula="of:=[.E211]-[.K211]" office:value-type="float" office:value="12.6870231196066" calcext:value-type="float">
            <text:p>12.6870231196066</text:p>
          </table:table-cell>
          <table:table-cell table:formula="of:=[.O211]/[.E211]*100" office:value-type="float" office:value="95.0089883804482" calcext:value-type="float">
            <text:p>95.0089883804482</text:p>
          </table:table-cell>
          <table:table-cell table:formula="of:=[.E211]/[.K211]" office:value-type="float" office:value="20.0360182709771" calcext:value-type="float">
            <text:p>20.03601827097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ul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4.4483869075775" calcext:value-type="float">
            <text:p>14.448386907577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Jul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0.605203502" calcext:value-type="float">
            <text:p>0.605203502</text:p>
          </table:table-cell>
          <table:table-cell/>
          <table:table-cell table:formula="of:=[.C212]-[.I212]" office:value-type="float" office:value="0" calcext:value-type="float">
            <text:p>0</text:p>
          </table:table-cell>
          <table:table-cell table:formula="of:=[.D212]-[.J212]" office:value-type="float" office:value="0" calcext:value-type="float">
            <text:p>0</text:p>
          </table:table-cell>
          <table:table-cell table:formula="of:=[.E212]-[.K212]" office:value-type="float" office:value="13.8431834055775" calcext:value-type="float">
            <text:p>13.8431834055775</text:p>
          </table:table-cell>
          <table:table-cell table:formula="of:=[.O212]/[.E212]*100" office:value-type="float" office:value="95.8112728716962" calcext:value-type="float">
            <text:p>95.8112728716962</text:p>
          </table:table-cell>
          <table:table-cell table:formula="of:=[.E212]/[.K212]" office:value-type="float" office:value="23.8736009620406" calcext:value-type="float">
            <text:p>23.87360096204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ul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15.5959899425507" calcext:value-type="float">
            <text:p>15.595989942550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Jul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0.727505567" calcext:value-type="float">
            <text:p>0.727505567</text:p>
          </table:table-cell>
          <table:table-cell/>
          <table:table-cell table:formula="of:=[.C213]-[.I213]" office:value-type="float" office:value="0" calcext:value-type="float">
            <text:p>0</text:p>
          </table:table-cell>
          <table:table-cell table:formula="of:=[.D213]-[.J213]" office:value-type="float" office:value="0" calcext:value-type="float">
            <text:p>0</text:p>
          </table:table-cell>
          <table:table-cell table:formula="of:=[.E213]-[.K213]" office:value-type="float" office:value="14.8684843755507" calcext:value-type="float">
            <text:p>14.8684843755507</text:p>
          </table:table-cell>
          <table:table-cell table:formula="of:=[.O213]/[.E213]*100" office:value-type="float" office:value="95.3353036922963" calcext:value-type="float">
            <text:p>95.3353036922963</text:p>
          </table:table-cell>
          <table:table-cell table:formula="of:=[.E213]/[.K213]" office:value-type="float" office:value="21.4376228169133" calcext:value-type="float">
            <text:p>21.43762281691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6.7681243419647" calcext:value-type="float">
            <text:p>16.768124341964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.691745317" calcext:value-type="float">
            <text:p>0.691745317</text:p>
          </table:table-cell>
          <table:table-cell/>
          <table:table-cell table:formula="of:=[.C214]-[.I214]" office:value-type="float" office:value="0" calcext:value-type="float">
            <text:p>0</text:p>
          </table:table-cell>
          <table:table-cell table:formula="of:=[.D214]-[.J214]" office:value-type="float" office:value="0" calcext:value-type="float">
            <text:p>0</text:p>
          </table:table-cell>
          <table:table-cell table:formula="of:=[.E214]-[.K214]" office:value-type="float" office:value="16.0763790249647" calcext:value-type="float">
            <text:p>16.0763790249647</text:p>
          </table:table-cell>
          <table:table-cell table:formula="of:=[.O214]/[.E214]*100" office:value-type="float" office:value="95.8746410576834" calcext:value-type="float">
            <text:p>95.8746410576834</text:p>
          </table:table-cell>
          <table:table-cell table:formula="of:=[.E214]/[.K214]" office:value-type="float" office:value="24.2403149394428" calcext:value-type="float">
            <text:p>24.24031493944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ul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16.1782975196838" calcext:value-type="float">
            <text:p>16.178297519683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Jul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0.679050174" calcext:value-type="float">
            <text:p>0.679050174</text:p>
          </table:table-cell>
          <table:table-cell/>
          <table:table-cell table:formula="of:=[.C215]-[.I215]" office:value-type="float" office:value="0" calcext:value-type="float">
            <text:p>0</text:p>
          </table:table-cell>
          <table:table-cell table:formula="of:=[.D215]-[.J215]" office:value-type="float" office:value="0" calcext:value-type="float">
            <text:p>0</text:p>
          </table:table-cell>
          <table:table-cell table:formula="of:=[.E215]-[.K215]" office:value-type="float" office:value="15.4992473456838" calcext:value-type="float">
            <text:p>15.4992473456838</text:p>
          </table:table-cell>
          <table:table-cell table:formula="of:=[.O215]/[.E215]*100" office:value-type="float" office:value="95.8027093198539" calcext:value-type="float">
            <text:p>95.8027093198539</text:p>
          </table:table-cell>
          <table:table-cell table:formula="of:=[.E215]/[.K215]" office:value-type="float" office:value="23.8248926797033" calcext:value-type="float">
            <text:p>23.82489267970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l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17.2141470909119" calcext:value-type="float">
            <text:p>17.214147090911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Jul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0.749367582" calcext:value-type="float">
            <text:p>0.749367582</text:p>
          </table:table-cell>
          <table:table-cell/>
          <table:table-cell table:formula="of:=[.C216]-[.I216]" office:value-type="float" office:value="0" calcext:value-type="float">
            <text:p>0</text:p>
          </table:table-cell>
          <table:table-cell table:formula="of:=[.D216]-[.J216]" office:value-type="float" office:value="0" calcext:value-type="float">
            <text:p>0</text:p>
          </table:table-cell>
          <table:table-cell table:formula="of:=[.E216]-[.K216]" office:value-type="float" office:value="16.4647795089119" calcext:value-type="float">
            <text:p>16.4647795089119</text:p>
          </table:table-cell>
          <table:table-cell table:formula="of:=[.O216]/[.E216]*100" office:value-type="float" office:value="95.6467922689261" calcext:value-type="float">
            <text:p>95.6467922689261</text:p>
          </table:table-cell>
          <table:table-cell table:formula="of:=[.E216]/[.K216]" office:value-type="float" office:value="22.9715662972352" calcext:value-type="float">
            <text:p>22.97156629723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9.7068457603455" calcext:value-type="float">
            <text:p>19.706845760345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Jul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.765523606" calcext:value-type="float">
            <text:p>0.765523606</text:p>
          </table:table-cell>
          <table:table-cell/>
          <table:table-cell table:formula="of:=[.C217]-[.I217]" office:value-type="float" office:value="0" calcext:value-type="float">
            <text:p>0</text:p>
          </table:table-cell>
          <table:table-cell table:formula="of:=[.D217]-[.J217]" office:value-type="float" office:value="0" calcext:value-type="float">
            <text:p>0</text:p>
          </table:table-cell>
          <table:table-cell table:formula="of:=[.E217]-[.K217]" office:value-type="float" office:value="18.9413221543455" calcext:value-type="float">
            <text:p>18.9413221543455</text:p>
          </table:table-cell>
          <table:table-cell table:formula="of:=[.O217]/[.E217]*100" office:value-type="float" office:value="96.1154432560669" calcext:value-type="float">
            <text:p>96.1154432560669</text:p>
          </table:table-cell>
          <table:table-cell table:formula="of:=[.E217]/[.K217]" office:value-type="float" office:value="25.742962863441" calcext:value-type="float">
            <text:p>25.7429628634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ul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18.4833357334137" calcext:value-type="float">
            <text:p>18.483335733413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ul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0.682730319" calcext:value-type="float">
            <text:p>0.682730319</text:p>
          </table:table-cell>
          <table:table-cell/>
          <table:table-cell table:formula="of:=[.C218]-[.I218]" office:value-type="float" office:value="0" calcext:value-type="float">
            <text:p>0</text:p>
          </table:table-cell>
          <table:table-cell table:formula="of:=[.D218]-[.J218]" office:value-type="float" office:value="0" calcext:value-type="float">
            <text:p>0</text:p>
          </table:table-cell>
          <table:table-cell table:formula="of:=[.E218]-[.K218]" office:value-type="float" office:value="17.8006054144137" calcext:value-type="float">
            <text:p>17.8006054144137</text:p>
          </table:table-cell>
          <table:table-cell table:formula="of:=[.O218]/[.E218]*100" office:value-type="float" office:value="96.3062386094855" calcext:value-type="float">
            <text:p>96.3062386094855</text:p>
          </table:table-cell>
          <table:table-cell table:formula="of:=[.E218]/[.K218]" office:value-type="float" office:value="27.0726745525032" calcext:value-type="float">
            <text:p>27.07267455250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ul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20.4862151145935" calcext:value-type="float">
            <text:p>20.486215114593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Jul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0.837582058" calcext:value-type="float">
            <text:p>0.837582058</text:p>
          </table:table-cell>
          <table:table-cell/>
          <table:table-cell table:formula="of:=[.C219]-[.I219]" office:value-type="float" office:value="0" calcext:value-type="float">
            <text:p>0</text:p>
          </table:table-cell>
          <table:table-cell table:formula="of:=[.D219]-[.J219]" office:value-type="float" office:value="0" calcext:value-type="float">
            <text:p>0</text:p>
          </table:table-cell>
          <table:table-cell table:formula="of:=[.E219]-[.K219]" office:value-type="float" office:value="19.6486330565935" calcext:value-type="float">
            <text:p>19.6486330565935</text:p>
          </table:table-cell>
          <table:table-cell table:formula="of:=[.O219]/[.E219]*100" office:value-type="float" office:value="95.9114846089684" calcext:value-type="float">
            <text:p>95.9114846089684</text:p>
          </table:table-cell>
          <table:table-cell table:formula="of:=[.E219]/[.K219]" office:value-type="float" office:value="24.4587559140307" calcext:value-type="float">
            <text:p>24.45875591403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g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9.70924544334412" calcext:value-type="float">
            <text:p>9.709245443344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ug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0.383922238" calcext:value-type="float">
            <text:p>0.383922238</text:p>
          </table:table-cell>
          <table:table-cell/>
          <table:table-cell table:formula="of:=[.C220]-[.I220]" office:value-type="float" office:value="0" calcext:value-type="float">
            <text:p>0</text:p>
          </table:table-cell>
          <table:table-cell table:formula="of:=[.D220]-[.J220]" office:value-type="float" office:value="0" calcext:value-type="float">
            <text:p>0</text:p>
          </table:table-cell>
          <table:table-cell table:formula="of:=[.E220]-[.K220]" office:value-type="float" office:value="9.32532320534412" calcext:value-type="float">
            <text:p>9.32532320534412</text:p>
          </table:table-cell>
          <table:table-cell table:formula="of:=[.O220]/[.E220]*100" office:value-type="float" office:value="96.045807676402" calcext:value-type="float">
            <text:p>96.045807676402</text:p>
          </table:table-cell>
          <table:table-cell table:formula="of:=[.E220]/[.K220]" office:value-type="float" office:value="25.2896146207194" calcext:value-type="float">
            <text:p>25.2896146207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2.2185568809509" calcext:value-type="float">
            <text:p>12.218556880950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.562834492" calcext:value-type="float">
            <text:p>0.562834492</text:p>
          </table:table-cell>
          <table:table-cell/>
          <table:table-cell table:formula="of:=[.C221]-[.I221]" office:value-type="float" office:value="0" calcext:value-type="float">
            <text:p>0</text:p>
          </table:table-cell>
          <table:table-cell table:formula="of:=[.D221]-[.J221]" office:value-type="float" office:value="0" calcext:value-type="float">
            <text:p>0</text:p>
          </table:table-cell>
          <table:table-cell table:formula="of:=[.E221]-[.K221]" office:value-type="float" office:value="11.6557223889509" calcext:value-type="float">
            <text:p>11.6557223889509</text:p>
          </table:table-cell>
          <table:table-cell table:formula="of:=[.O221]/[.E221]*100" office:value-type="float" office:value="95.3936091022543" calcext:value-type="float">
            <text:p>95.3936091022543</text:p>
          </table:table-cell>
          <table:table-cell table:formula="of:=[.E221]/[.K221]" office:value-type="float" office:value="21.7089696076248" calcext:value-type="float">
            <text:p>21.70896960762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g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7.97335457801819" calcext:value-type="float">
            <text:p>7.9733545780181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ug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.338485325" calcext:value-type="float">
            <text:p>0.338485325</text:p>
          </table:table-cell>
          <table:table-cell/>
          <table:table-cell table:formula="of:=[.C222]-[.I222]" office:value-type="float" office:value="0" calcext:value-type="float">
            <text:p>0</text:p>
          </table:table-cell>
          <table:table-cell table:formula="of:=[.D222]-[.J222]" office:value-type="float" office:value="0" calcext:value-type="float">
            <text:p>0</text:p>
          </table:table-cell>
          <table:table-cell table:formula="of:=[.E222]-[.K222]" office:value-type="float" office:value="7.63486925301819" calcext:value-type="float">
            <text:p>7.63486925301819</text:p>
          </table:table-cell>
          <table:table-cell table:formula="of:=[.O222]/[.E222]*100" office:value-type="float" office:value="95.7547940244226" calcext:value-type="float">
            <text:p>95.7547940244226</text:p>
          </table:table-cell>
          <table:table-cell table:formula="of:=[.E222]/[.K222]" office:value-type="float" office:value="23.5559830489496" calcext:value-type="float">
            <text:p>23.55598304894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g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10.8843519687653" calcext:value-type="float">
            <text:p>10.884351968765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ug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0.464436787" calcext:value-type="float">
            <text:p>0.464436787</text:p>
          </table:table-cell>
          <table:table-cell/>
          <table:table-cell table:formula="of:=[.C223]-[.I223]" office:value-type="float" office:value="0" calcext:value-type="float">
            <text:p>0</text:p>
          </table:table-cell>
          <table:table-cell table:formula="of:=[.D223]-[.J223]" office:value-type="float" office:value="0" calcext:value-type="float">
            <text:p>0</text:p>
          </table:table-cell>
          <table:table-cell table:formula="of:=[.E223]-[.K223]" office:value-type="float" office:value="10.4199151817653" calcext:value-type="float">
            <text:p>10.4199151817653</text:p>
          </table:table-cell>
          <table:table-cell table:formula="of:=[.O223]/[.E223]*100" office:value-type="float" office:value="95.7329863244703" calcext:value-type="float">
            <text:p>95.7329863244703</text:p>
          </table:table-cell>
          <table:table-cell table:formula="of:=[.E223]/[.K223]" office:value-type="float" office:value="23.4355939784013" calcext:value-type="float">
            <text:p>23.43559397840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g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9.88240885734558" calcext:value-type="float">
            <text:p>9.8824088573455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ug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0.434051496" calcext:value-type="float">
            <text:p>0.434051496</text:p>
          </table:table-cell>
          <table:table-cell/>
          <table:table-cell table:formula="of:=[.C224]-[.I224]" office:value-type="float" office:value="0" calcext:value-type="float">
            <text:p>0</text:p>
          </table:table-cell>
          <table:table-cell table:formula="of:=[.D224]-[.J224]" office:value-type="float" office:value="0" calcext:value-type="float">
            <text:p>0</text:p>
          </table:table-cell>
          <table:table-cell table:formula="of:=[.E224]-[.K224]" office:value-type="float" office:value="9.44835736134558" calcext:value-type="float">
            <text:p>9.44835736134558</text:p>
          </table:table-cell>
          <table:table-cell table:formula="of:=[.O224]/[.E224]*100" office:value-type="float" office:value="95.607837094522" calcext:value-type="float">
            <text:p>95.607837094522</text:p>
          </table:table-cell>
          <table:table-cell table:formula="of:=[.E224]/[.K224]" office:value-type="float" office:value="22.7678258188645" calcext:value-type="float">
            <text:p>22.76782581886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6.46637201309204" calcext:value-type="float">
            <text:p>6.4663720130920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269300027" calcext:value-type="float">
            <text:p>0.269300027</text:p>
          </table:table-cell>
          <table:table-cell/>
          <table:table-cell table:formula="of:=[.C225]-[.I225]" office:value-type="float" office:value="0" calcext:value-type="float">
            <text:p>0</text:p>
          </table:table-cell>
          <table:table-cell table:formula="of:=[.D225]-[.J225]" office:value-type="float" office:value="0" calcext:value-type="float">
            <text:p>0</text:p>
          </table:table-cell>
          <table:table-cell table:formula="of:=[.E225]-[.K225]" office:value-type="float" office:value="6.19707198609204" calcext:value-type="float">
            <text:p>6.19707198609204</text:p>
          </table:table-cell>
          <table:table-cell table:formula="of:=[.O225]/[.E225]*100" office:value-type="float" office:value="95.8353768317881" calcext:value-type="float">
            <text:p>95.8353768317881</text:p>
          </table:table-cell>
          <table:table-cell table:formula="of:=[.E225]/[.K225]" office:value-type="float" office:value="24.0117763266769" calcext:value-type="float">
            <text:p>24.01177632667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g</text:p>
          </table:table-cell>
          <table:table-cell office:value-type="float" office:value="190" calcext:value-type="float">
            <text:p>190</text:p>
          </table:table-cell>
          <table:table-cell office:value-type="float" office:value="172" calcext:value-type="float">
            <text:p>172</text:p>
          </table:table-cell>
          <table:table-cell office:value-type="float" office:value="27.1114296913147" calcext:value-type="float">
            <text:p>27.111429691314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ug</text:p>
          </table:table-cell>
          <table:table-cell office:value-type="float" office:value="190" calcext:value-type="float">
            <text:p>190</text:p>
          </table:table-cell>
          <table:table-cell office:value-type="float" office:value="172" calcext:value-type="float">
            <text:p>172</text:p>
          </table:table-cell>
          <table:table-cell office:value-type="float" office:value="1.146662406" calcext:value-type="float">
            <text:p>1.146662406</text:p>
          </table:table-cell>
          <table:table-cell/>
          <table:table-cell table:formula="of:=[.C226]-[.I226]" office:value-type="float" office:value="0" calcext:value-type="float">
            <text:p>0</text:p>
          </table:table-cell>
          <table:table-cell table:formula="of:=[.D226]-[.J226]" office:value-type="float" office:value="0" calcext:value-type="float">
            <text:p>0</text:p>
          </table:table-cell>
          <table:table-cell table:formula="of:=[.E226]-[.K226]" office:value-type="float" office:value="25.9647672853147" calcext:value-type="float">
            <text:p>25.9647672853147</text:p>
          </table:table-cell>
          <table:table-cell table:formula="of:=[.O226]/[.E226]*100" office:value-type="float" office:value="95.7705572186503" calcext:value-type="float">
            <text:p>95.7705572186503</text:p>
          </table:table-cell>
          <table:table-cell table:formula="of:=[.E226]/[.K226]" office:value-type="float" office:value="23.6437765374116" calcext:value-type="float">
            <text:p>23.64377653741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g</text:p>
          </table:table-cell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office:value-type="float" office:value="16.7170174121857" calcext:value-type="float">
            <text:p>16.717017412185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ug</text:p>
          </table:table-cell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office:value-type="float" office:value="0.720369942" calcext:value-type="float">
            <text:p>0.720369942</text:p>
          </table:table-cell>
          <table:table-cell/>
          <table:table-cell table:formula="of:=[.C227]-[.I227]" office:value-type="float" office:value="0" calcext:value-type="float">
            <text:p>0</text:p>
          </table:table-cell>
          <table:table-cell table:formula="of:=[.D227]-[.J227]" office:value-type="float" office:value="0" calcext:value-type="float">
            <text:p>0</text:p>
          </table:table-cell>
          <table:table-cell table:formula="of:=[.E227]-[.K227]" office:value-type="float" office:value="15.9966474701857" calcext:value-type="float">
            <text:p>15.9966474701857</text:p>
          </table:table-cell>
          <table:table-cell table:formula="of:=[.O227]/[.E227]*100" office:value-type="float" office:value="95.6907986380699" calcext:value-type="float">
            <text:p>95.6907986380699</text:p>
          </table:table-cell>
          <table:table-cell table:formula="of:=[.E227]/[.K227]" office:value-type="float" office:value="23.2061562226949" calcext:value-type="float">
            <text:p>23.20615622269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g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12.7933118343353" calcext:value-type="float">
            <text:p>12.793311834335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ug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0.583192761" calcext:value-type="float">
            <text:p>0.583192761</text:p>
          </table:table-cell>
          <table:table-cell/>
          <table:table-cell table:formula="of:=[.C228]-[.I228]" office:value-type="float" office:value="0" calcext:value-type="float">
            <text:p>0</text:p>
          </table:table-cell>
          <table:table-cell table:formula="of:=[.D228]-[.J228]" office:value-type="float" office:value="0" calcext:value-type="float">
            <text:p>0</text:p>
          </table:table-cell>
          <table:table-cell table:formula="of:=[.E228]-[.K228]" office:value-type="float" office:value="12.2101190733353" calcext:value-type="float">
            <text:p>12.2101190733353</text:p>
          </table:table-cell>
          <table:table-cell table:formula="of:=[.O228]/[.E228]*100" office:value-type="float" office:value="95.4414246400623" calcext:value-type="float">
            <text:p>95.4414246400623</text:p>
          </table:table-cell>
          <table:table-cell table:formula="of:=[.E228]/[.K228]" office:value-type="float" office:value="21.9366780417484" calcext:value-type="float">
            <text:p>21.93667804174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g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10.5382924079895" calcext:value-type="float">
            <text:p>10.538292407989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ug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0.498359491" calcext:value-type="float">
            <text:p>0.498359491</text:p>
          </table:table-cell>
          <table:table-cell/>
          <table:table-cell table:formula="of:=[.C229]-[.I229]" office:value-type="float" office:value="0" calcext:value-type="float">
            <text:p>0</text:p>
          </table:table-cell>
          <table:table-cell table:formula="of:=[.D229]-[.J229]" office:value-type="float" office:value="0" calcext:value-type="float">
            <text:p>0</text:p>
          </table:table-cell>
          <table:table-cell table:formula="of:=[.E229]-[.K229]" office:value-type="float" office:value="10.0399329169895" calcext:value-type="float">
            <text:p>10.0399329169895</text:p>
          </table:table-cell>
          <table:table-cell table:formula="of:=[.O229]/[.E229]*100" office:value-type="float" office:value="95.2709654305837" calcext:value-type="float">
            <text:p>95.2709654305837</text:p>
          </table:table-cell>
          <table:table-cell table:formula="of:=[.E229]/[.K229]" office:value-type="float" office:value="21.1459651081261" calcext:value-type="float">
            <text:p>21.14596510812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1.1274597644806" calcext:value-type="float">
            <text:p>11.127459764480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.503114222" calcext:value-type="float">
            <text:p>0.503114222</text:p>
          </table:table-cell>
          <table:table-cell/>
          <table:table-cell table:formula="of:=[.C230]-[.I230]" office:value-type="float" office:value="0" calcext:value-type="float">
            <text:p>0</text:p>
          </table:table-cell>
          <table:table-cell table:formula="of:=[.D230]-[.J230]" office:value-type="float" office:value="0" calcext:value-type="float">
            <text:p>0</text:p>
          </table:table-cell>
          <table:table-cell table:formula="of:=[.E230]-[.K230]" office:value-type="float" office:value="10.6243455424806" calcext:value-type="float">
            <text:p>10.6243455424806</text:p>
          </table:table-cell>
          <table:table-cell table:formula="of:=[.O230]/[.E230]*100" office:value-type="float" office:value="95.47862465784" calcext:value-type="float">
            <text:p>95.47862465784</text:p>
          </table:table-cell>
          <table:table-cell table:formula="of:=[.E230]/[.K230]" office:value-type="float" office:value="22.1171640114769" calcext:value-type="float">
            <text:p>22.11716401147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g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10.8183007240295" calcext:value-type="float">
            <text:p>10.818300724029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ug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0.512910072" calcext:value-type="float">
            <text:p>0.512910072</text:p>
          </table:table-cell>
          <table:table-cell/>
          <table:table-cell table:formula="of:=[.C231]-[.I231]" office:value-type="float" office:value="0" calcext:value-type="float">
            <text:p>0</text:p>
          </table:table-cell>
          <table:table-cell table:formula="of:=[.D231]-[.J231]" office:value-type="float" office:value="0" calcext:value-type="float">
            <text:p>0</text:p>
          </table:table-cell>
          <table:table-cell table:formula="of:=[.E231]-[.K231]" office:value-type="float" office:value="10.3053906520295" calcext:value-type="float">
            <text:p>10.3053906520295</text:p>
          </table:table-cell>
          <table:table-cell table:formula="of:=[.O231]/[.E231]*100" office:value-type="float" office:value="95.2588665717091" calcext:value-type="float">
            <text:p>95.2588665717091</text:p>
          </table:table-cell>
          <table:table-cell table:formula="of:=[.E231]/[.K231]" office:value-type="float" office:value="21.092002896035" calcext:value-type="float">
            <text:p>21.0920028960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g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4.4598941802979" calcext:value-type="float">
            <text:p>14.459894180297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ug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0.75255529" calcext:value-type="float">
            <text:p>0.75255529</text:p>
          </table:table-cell>
          <table:table-cell/>
          <table:table-cell table:formula="of:=[.C232]-[.I232]" office:value-type="float" office:value="0" calcext:value-type="float">
            <text:p>0</text:p>
          </table:table-cell>
          <table:table-cell table:formula="of:=[.D232]-[.J232]" office:value-type="float" office:value="0" calcext:value-type="float">
            <text:p>0</text:p>
          </table:table-cell>
          <table:table-cell table:formula="of:=[.E232]-[.K232]" office:value-type="float" office:value="13.7073388902979" calcext:value-type="float">
            <text:p>13.7073388902979</text:p>
          </table:table-cell>
          <table:table-cell table:formula="of:=[.O232]/[.E232]*100" office:value-type="float" office:value="94.7955684833062" calcext:value-type="float">
            <text:p>94.7955684833062</text:p>
          </table:table-cell>
          <table:table-cell table:formula="of:=[.E232]/[.K232]" office:value-type="float" office:value="19.2143944404375" calcext:value-type="float">
            <text:p>19.21439444043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2.7025368213654" calcext:value-type="float">
            <text:p>12.702536821365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ug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0.502845958" calcext:value-type="float">
            <text:p>0.502845958</text:p>
          </table:table-cell>
          <table:table-cell/>
          <table:table-cell table:formula="of:=[.C233]-[.I233]" office:value-type="float" office:value="0" calcext:value-type="float">
            <text:p>0</text:p>
          </table:table-cell>
          <table:table-cell table:formula="of:=[.D233]-[.J233]" office:value-type="float" office:value="0" calcext:value-type="float">
            <text:p>0</text:p>
          </table:table-cell>
          <table:table-cell table:formula="of:=[.E233]-[.K233]" office:value-type="float" office:value="12.1996908633654" calcext:value-type="float">
            <text:p>12.1996908633654</text:p>
          </table:table-cell>
          <table:table-cell table:formula="of:=[.O233]/[.E233]*100" office:value-type="float" office:value="96.0413737423361" calcext:value-type="float">
            <text:p>96.0413737423361</text:p>
          </table:table-cell>
          <table:table-cell table:formula="of:=[.E233]/[.K233]" office:value-type="float" office:value="25.2612885104773" calcext:value-type="float">
            <text:p>25.26128851047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g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15.1261868476868" calcext:value-type="float">
            <text:p>15.126186847686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ug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0.59783844" calcext:value-type="float">
            <text:p>0.59783844</text:p>
          </table:table-cell>
          <table:table-cell/>
          <table:table-cell table:formula="of:=[.C234]-[.I234]" office:value-type="float" office:value="0" calcext:value-type="float">
            <text:p>0</text:p>
          </table:table-cell>
          <table:table-cell table:formula="of:=[.D234]-[.J234]" office:value-type="float" office:value="0" calcext:value-type="float">
            <text:p>0</text:p>
          </table:table-cell>
          <table:table-cell table:formula="of:=[.E234]-[.K234]" office:value-type="float" office:value="14.5283484076868" calcext:value-type="float">
            <text:p>14.5283484076868</text:p>
          </table:table-cell>
          <table:table-cell table:formula="of:=[.O234]/[.E234]*100" office:value-type="float" office:value="96.047659294309" calcext:value-type="float">
            <text:p>96.047659294309</text:p>
          </table:table-cell>
          <table:table-cell table:formula="of:=[.E234]/[.K234]" office:value-type="float" office:value="25.301462461475" calcext:value-type="float">
            <text:p>25.3014624614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g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13.3487198352814" calcext:value-type="float">
            <text:p>13.34871983528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ug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0.696005682" calcext:value-type="float">
            <text:p>0.696005682</text:p>
          </table:table-cell>
          <table:table-cell/>
          <table:table-cell table:formula="of:=[.C235]-[.I235]" office:value-type="float" office:value="0" calcext:value-type="float">
            <text:p>0</text:p>
          </table:table-cell>
          <table:table-cell table:formula="of:=[.D235]-[.J235]" office:value-type="float" office:value="0" calcext:value-type="float">
            <text:p>0</text:p>
          </table:table-cell>
          <table:table-cell table:formula="of:=[.E235]-[.K235]" office:value-type="float" office:value="12.6527141532814" calcext:value-type="float">
            <text:p>12.6527141532814</text:p>
          </table:table-cell>
          <table:table-cell table:formula="of:=[.O235]/[.E235]*100" office:value-type="float" office:value="94.7859743062371" calcext:value-type="float">
            <text:p>94.7859743062371</text:p>
          </table:table-cell>
          <table:table-cell table:formula="of:=[.E235]/[.K235]" office:value-type="float" office:value="19.1790385919312" calcext:value-type="float">
            <text:p>19.17903859193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g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14.3765025138855" calcext:value-type="float">
            <text:p>14.376502513885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ug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0.704349286" calcext:value-type="float">
            <text:p>0.704349286</text:p>
          </table:table-cell>
          <table:table-cell/>
          <table:table-cell table:formula="of:=[.C236]-[.I236]" office:value-type="float" office:value="0" calcext:value-type="float">
            <text:p>0</text:p>
          </table:table-cell>
          <table:table-cell table:formula="of:=[.D236]-[.J236]" office:value-type="float" office:value="0" calcext:value-type="float">
            <text:p>0</text:p>
          </table:table-cell>
          <table:table-cell table:formula="of:=[.E236]-[.K236]" office:value-type="float" office:value="13.6721532278855" calcext:value-type="float">
            <text:p>13.6721532278855</text:p>
          </table:table-cell>
          <table:table-cell table:formula="of:=[.O236]/[.E236]*100" office:value-type="float" office:value="95.1006909690329" calcext:value-type="float">
            <text:p>95.1006909690329</text:p>
          </table:table-cell>
          <table:table-cell table:formula="of:=[.E236]/[.K236]" office:value-type="float" office:value="20.411041509717" calcext:value-type="float">
            <text:p>20.4110415097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g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15.7606346607208" calcext:value-type="float">
            <text:p>15.760634660720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Aug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0.738400616" calcext:value-type="float">
            <text:p>0.738400616</text:p>
          </table:table-cell>
          <table:table-cell/>
          <table:table-cell table:formula="of:=[.C237]-[.I237]" office:value-type="float" office:value="0" calcext:value-type="float">
            <text:p>0</text:p>
          </table:table-cell>
          <table:table-cell table:formula="of:=[.D237]-[.J237]" office:value-type="float" office:value="0" calcext:value-type="float">
            <text:p>0</text:p>
          </table:table-cell>
          <table:table-cell table:formula="of:=[.E237]-[.K237]" office:value-type="float" office:value="15.0222340447208" calcext:value-type="float">
            <text:p>15.0222340447208</text:p>
          </table:table-cell>
          <table:table-cell table:formula="of:=[.O237]/[.E237]*100" office:value-type="float" office:value="95.314905573947" calcext:value-type="float">
            <text:p>95.314905573947</text:p>
          </table:table-cell>
          <table:table-cell table:formula="of:=[.E237]/[.K237]" office:value-type="float" office:value="21.3442869889491" calcext:value-type="float">
            <text:p>21.34428698894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ug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17.4789214134216" calcext:value-type="float">
            <text:p>17.478921413421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ug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0.789380947" calcext:value-type="float">
            <text:p>0.789380947</text:p>
          </table:table-cell>
          <table:table-cell/>
          <table:table-cell table:formula="of:=[.C238]-[.I238]" office:value-type="float" office:value="0" calcext:value-type="float">
            <text:p>0</text:p>
          </table:table-cell>
          <table:table-cell table:formula="of:=[.D238]-[.J238]" office:value-type="float" office:value="0" calcext:value-type="float">
            <text:p>0</text:p>
          </table:table-cell>
          <table:table-cell table:formula="of:=[.E238]-[.K238]" office:value-type="float" office:value="16.6895404664216" calcext:value-type="float">
            <text:p>16.6895404664216</text:p>
          </table:table-cell>
          <table:table-cell table:formula="of:=[.O238]/[.E238]*100" office:value-type="float" office:value="95.4838120251868" calcext:value-type="float">
            <text:p>95.4838120251868</text:p>
          </table:table-cell>
          <table:table-cell table:formula="of:=[.E238]/[.K238]" office:value-type="float" office:value="22.1425681476723" calcext:value-type="float">
            <text:p>22.14256814767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ug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8.2638127803802" calcext:value-type="float">
            <text:p>18.263812780380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ug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0.922394206" calcext:value-type="float">
            <text:p>0.922394206</text:p>
          </table:table-cell>
          <table:table-cell/>
          <table:table-cell table:formula="of:=[.C239]-[.I239]" office:value-type="float" office:value="0" calcext:value-type="float">
            <text:p>0</text:p>
          </table:table-cell>
          <table:table-cell table:formula="of:=[.D239]-[.J239]" office:value-type="float" office:value="0" calcext:value-type="float">
            <text:p>0</text:p>
          </table:table-cell>
          <table:table-cell table:formula="of:=[.E239]-[.K239]" office:value-type="float" office:value="17.3414185743803" calcext:value-type="float">
            <text:p>17.3414185743803</text:p>
          </table:table-cell>
          <table:table-cell table:formula="of:=[.O239]/[.E239]*100" office:value-type="float" office:value="94.9496076361948" calcext:value-type="float">
            <text:p>94.9496076361948</text:p>
          </table:table-cell>
          <table:table-cell table:formula="of:=[.E239]/[.K239]" office:value-type="float" office:value="19.8004417867953" calcext:value-type="float">
            <text:p>19.80044178679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ug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17.6714446544647" calcext:value-type="float">
            <text:p>17.671444654464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ug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0.662083516" calcext:value-type="float">
            <text:p>0.662083516</text:p>
          </table:table-cell>
          <table:table-cell/>
          <table:table-cell table:formula="of:=[.C240]-[.I240]" office:value-type="float" office:value="0" calcext:value-type="float">
            <text:p>0</text:p>
          </table:table-cell>
          <table:table-cell table:formula="of:=[.D240]-[.J240]" office:value-type="float" office:value="0" calcext:value-type="float">
            <text:p>0</text:p>
          </table:table-cell>
          <table:table-cell table:formula="of:=[.E240]-[.K240]" office:value-type="float" office:value="17.0093611384647" calcext:value-type="float">
            <text:p>17.0093611384647</text:p>
          </table:table-cell>
          <table:table-cell table:formula="of:=[.O240]/[.E240]*100" office:value-type="float" office:value="96.253370740503" calcext:value-type="float">
            <text:p>96.253370740503</text:p>
          </table:table-cell>
          <table:table-cell table:formula="of:=[.E240]/[.K240]" office:value-type="float" office:value="26.6906579418067" calcext:value-type="float">
            <text:p>26.69065794180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ug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21.2243454456329" calcext:value-type="float">
            <text:p>21.224345445632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Aug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0.784951393" calcext:value-type="float">
            <text:p>0.784951393</text:p>
          </table:table-cell>
          <table:table-cell/>
          <table:table-cell table:formula="of:=[.C241]-[.I241]" office:value-type="float" office:value="0" calcext:value-type="float">
            <text:p>0</text:p>
          </table:table-cell>
          <table:table-cell table:formula="of:=[.D241]-[.J241]" office:value-type="float" office:value="0" calcext:value-type="float">
            <text:p>0</text:p>
          </table:table-cell>
          <table:table-cell table:formula="of:=[.E241]-[.K241]" office:value-type="float" office:value="20.4393940526329" calcext:value-type="float">
            <text:p>20.4393940526329</text:p>
          </table:table-cell>
          <table:table-cell table:formula="of:=[.O241]/[.E241]*100" office:value-type="float" office:value="96.301646168497" calcext:value-type="float">
            <text:p>96.301646168497</text:p>
          </table:table-cell>
          <table:table-cell table:formula="of:=[.E241]/[.K241]" office:value-type="float" office:value="27.0390569848099" calcext:value-type="float">
            <text:p>27.03905698480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ug</text:p>
          </table:table-cell>
          <table:table-cell office:value-type="float" office:value="138" calcext:value-type="float">
            <text:p>138</text:p>
          </table:table-cell>
          <table:table-cell office:value-type="float" office:value="129" calcext:value-type="float">
            <text:p>129</text:p>
          </table:table-cell>
          <table:table-cell office:value-type="float" office:value="21.4809715747833" calcext:value-type="float">
            <text:p>21.480971574783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ug</text:p>
          </table:table-cell>
          <table:table-cell office:value-type="float" office:value="138" calcext:value-type="float">
            <text:p>138</text:p>
          </table:table-cell>
          <table:table-cell office:value-type="float" office:value="129" calcext:value-type="float">
            <text:p>129</text:p>
          </table:table-cell>
          <table:table-cell office:value-type="float" office:value="1.017314776" calcext:value-type="float">
            <text:p>1.017314776</text:p>
          </table:table-cell>
          <table:table-cell/>
          <table:table-cell table:formula="of:=[.C242]-[.I242]" office:value-type="float" office:value="0" calcext:value-type="float">
            <text:p>0</text:p>
          </table:table-cell>
          <table:table-cell table:formula="of:=[.D242]-[.J242]" office:value-type="float" office:value="0" calcext:value-type="float">
            <text:p>0</text:p>
          </table:table-cell>
          <table:table-cell table:formula="of:=[.E242]-[.K242]" office:value-type="float" office:value="20.4636567987833" calcext:value-type="float">
            <text:p>20.4636567987833</text:p>
          </table:table-cell>
          <table:table-cell table:formula="of:=[.O242]/[.E242]*100" office:value-type="float" office:value="95.2641119026747" calcext:value-type="float">
            <text:p>95.2641119026747</text:p>
          </table:table-cell>
          <table:table-cell table:formula="of:=[.E242]/[.K242]" office:value-type="float" office:value="21.1153637807609" calcext:value-type="float">
            <text:p>21.11536378076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ug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1.8743793964386" calcext:value-type="float">
            <text:p>21.874379396438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ug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0.896166128" calcext:value-type="float">
            <text:p>0.896166128</text:p>
          </table:table-cell>
          <table:table-cell/>
          <table:table-cell table:formula="of:=[.C243]-[.I243]" office:value-type="float" office:value="0" calcext:value-type="float">
            <text:p>0</text:p>
          </table:table-cell>
          <table:table-cell table:formula="of:=[.D243]-[.J243]" office:value-type="float" office:value="0" calcext:value-type="float">
            <text:p>0</text:p>
          </table:table-cell>
          <table:table-cell table:formula="of:=[.E243]-[.K243]" office:value-type="float" office:value="20.9782132684386" calcext:value-type="float">
            <text:p>20.9782132684386</text:p>
          </table:table-cell>
          <table:table-cell table:formula="of:=[.O243]/[.E243]*100" office:value-type="float" office:value="95.9031243275139" calcext:value-type="float">
            <text:p>95.9031243275139</text:p>
          </table:table-cell>
          <table:table-cell table:formula="of:=[.E243]/[.K243]" office:value-type="float" office:value="24.4088442008585" calcext:value-type="float">
            <text:p>24.40884420085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ug</text:p>
          </table:table-cell>
          <table:table-cell office:value-type="float" office:value="174" calcext:value-type="float">
            <text:p>174</text:p>
          </table:table-cell>
          <table:table-cell office:value-type="float" office:value="161" calcext:value-type="float">
            <text:p>161</text:p>
          </table:table-cell>
          <table:table-cell office:value-type="float" office:value="24.6921093463898" calcext:value-type="float">
            <text:p>24.692109346389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ug</text:p>
          </table:table-cell>
          <table:table-cell office:value-type="float" office:value="174" calcext:value-type="float">
            <text:p>174</text:p>
          </table:table-cell>
          <table:table-cell office:value-type="float" office:value="161" calcext:value-type="float">
            <text:p>161</text:p>
          </table:table-cell>
          <table:table-cell office:value-type="float" office:value="1.069701713" calcext:value-type="float">
            <text:p>1.069701713</text:p>
          </table:table-cell>
          <table:table-cell/>
          <table:table-cell table:formula="of:=[.C244]-[.I244]" office:value-type="float" office:value="0" calcext:value-type="float">
            <text:p>0</text:p>
          </table:table-cell>
          <table:table-cell table:formula="of:=[.D244]-[.J244]" office:value-type="float" office:value="0" calcext:value-type="float">
            <text:p>0</text:p>
          </table:table-cell>
          <table:table-cell table:formula="of:=[.E244]-[.K244]" office:value-type="float" office:value="23.6224076333898" calcext:value-type="float">
            <text:p>23.6224076333898</text:p>
          </table:table-cell>
          <table:table-cell table:formula="of:=[.O244]/[.E244]*100" office:value-type="float" office:value="95.6678398836088" calcext:value-type="float">
            <text:p>95.6678398836088</text:p>
          </table:table-cell>
          <table:table-cell table:formula="of:=[.E244]/[.K244]" office:value-type="float" office:value="23.083172669828" calcext:value-type="float">
            <text:p>23.0831726698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ug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25.6473650932312" calcext:value-type="float">
            <text:p>25.647365093231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Aug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1.007850168" calcext:value-type="float">
            <text:p>1.007850168</text:p>
          </table:table-cell>
          <table:table-cell/>
          <table:table-cell table:formula="of:=[.C245]-[.I245]" office:value-type="float" office:value="0" calcext:value-type="float">
            <text:p>0</text:p>
          </table:table-cell>
          <table:table-cell table:formula="of:=[.D245]-[.J245]" office:value-type="float" office:value="0" calcext:value-type="float">
            <text:p>0</text:p>
          </table:table-cell>
          <table:table-cell table:formula="of:=[.E245]-[.K245]" office:value-type="float" office:value="24.6395149252312" calcext:value-type="float">
            <text:p>24.6395149252312</text:p>
          </table:table-cell>
          <table:table-cell table:formula="of:=[.O245]/[.E245]*100" office:value-type="float" office:value="96.0703559046462" calcext:value-type="float">
            <text:p>96.0703559046462</text:p>
          </table:table-cell>
          <table:table-cell table:formula="of:=[.E245]/[.K245]" office:value-type="float" office:value="25.4475971801705" calcext:value-type="float">
            <text:p>25.44759718017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g</text:p>
          </table:table-cell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office:value-type="float" office:value="24.697380065918" calcext:value-type="float">
            <text:p>24.69738006591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ug</text:p>
          </table:table-cell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office:value-type="float" office:value="0.970712686" calcext:value-type="float">
            <text:p>0.970712686</text:p>
          </table:table-cell>
          <table:table-cell/>
          <table:table-cell table:formula="of:=[.C246]-[.I246]" office:value-type="float" office:value="0" calcext:value-type="float">
            <text:p>0</text:p>
          </table:table-cell>
          <table:table-cell table:formula="of:=[.D246]-[.J246]" office:value-type="float" office:value="0" calcext:value-type="float">
            <text:p>0</text:p>
          </table:table-cell>
          <table:table-cell table:formula="of:=[.E246]-[.K246]" office:value-type="float" office:value="23.726667379918" calcext:value-type="float">
            <text:p>23.726667379918</text:p>
          </table:table-cell>
          <table:table-cell table:formula="of:=[.O246]/[.E246]*100" office:value-type="float" office:value="96.0695722242232" calcext:value-type="float">
            <text:p>96.0695722242232</text:p>
          </table:table-cell>
          <table:table-cell table:formula="of:=[.E246]/[.K246]" office:value-type="float" office:value="25.442523232789" calcext:value-type="float">
            <text:p>25.4425232327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ug</text:p>
          </table:table-cell>
          <table:table-cell office:value-type="float" office:value="198" calcext:value-type="float">
            <text:p>198</text:p>
          </table:table-cell>
          <table:table-cell office:value-type="float" office:value="189" calcext:value-type="float">
            <text:p>189</text:p>
          </table:table-cell>
          <table:table-cell office:value-type="float" office:value="26.5452663898468" calcext:value-type="float">
            <text:p>26.545266389846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Aug</text:p>
          </table:table-cell>
          <table:table-cell office:value-type="float" office:value="198" calcext:value-type="float">
            <text:p>198</text:p>
          </table:table-cell>
          <table:table-cell office:value-type="float" office:value="189" calcext:value-type="float">
            <text:p>189</text:p>
          </table:table-cell>
          <table:table-cell office:value-type="float" office:value="1.095175144" calcext:value-type="float">
            <text:p>1.095175144</text:p>
          </table:table-cell>
          <table:table-cell/>
          <table:table-cell table:formula="of:=[.C247]-[.I247]" office:value-type="float" office:value="0" calcext:value-type="float">
            <text:p>0</text:p>
          </table:table-cell>
          <table:table-cell table:formula="of:=[.D247]-[.J247]" office:value-type="float" office:value="0" calcext:value-type="float">
            <text:p>0</text:p>
          </table:table-cell>
          <table:table-cell table:formula="of:=[.E247]-[.K247]" office:value-type="float" office:value="25.4500912458468" calcext:value-type="float">
            <text:p>25.4500912458468</text:p>
          </table:table-cell>
          <table:table-cell table:formula="of:=[.O247]/[.E247]*100" office:value-type="float" office:value="95.8743109678534" calcext:value-type="float">
            <text:p>95.8743109678534</text:p>
          </table:table-cell>
          <table:table-cell table:formula="of:=[.E247]/[.K247]" office:value-type="float" office:value="24.2383755103255" calcext:value-type="float">
            <text:p>24.23837551032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ug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29.0097434520721" calcext:value-type="float">
            <text:p>29.009743452072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ug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1.129482076" calcext:value-type="float">
            <text:p>1.129482076</text:p>
          </table:table-cell>
          <table:table-cell/>
          <table:table-cell table:formula="of:=[.C248]-[.I248]" office:value-type="float" office:value="0" calcext:value-type="float">
            <text:p>0</text:p>
          </table:table-cell>
          <table:table-cell table:formula="of:=[.D248]-[.J248]" office:value-type="float" office:value="0" calcext:value-type="float">
            <text:p>0</text:p>
          </table:table-cell>
          <table:table-cell table:formula="of:=[.E248]-[.K248]" office:value-type="float" office:value="27.8802613760721" calcext:value-type="float">
            <text:p>27.8802613760721</text:p>
          </table:table-cell>
          <table:table-cell table:formula="of:=[.O248]/[.E248]*100" office:value-type="float" office:value="96.1065423488972" calcext:value-type="float">
            <text:p>96.1065423488972</text:p>
          </table:table-cell>
          <table:table-cell table:formula="of:=[.E248]/[.K248]" office:value-type="float" office:value="25.6841113891852" calcext:value-type="float">
            <text:p>25.68411138918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ug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29.2177636623383" calcext:value-type="float">
            <text:p>29.217763662338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ug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1.045099857" calcext:value-type="float">
            <text:p>1.045099857</text:p>
          </table:table-cell>
          <table:table-cell/>
          <table:table-cell table:formula="of:=[.C249]-[.I249]" office:value-type="float" office:value="0" calcext:value-type="float">
            <text:p>0</text:p>
          </table:table-cell>
          <table:table-cell table:formula="of:=[.D249]-[.J249]" office:value-type="float" office:value="0" calcext:value-type="float">
            <text:p>0</text:p>
          </table:table-cell>
          <table:table-cell table:formula="of:=[.E249]-[.K249]" office:value-type="float" office:value="28.1726638053383" calcext:value-type="float">
            <text:p>28.1726638053383</text:p>
          </table:table-cell>
          <table:table-cell table:formula="of:=[.O249]/[.E249]*100" office:value-type="float" office:value="96.4230669086179" calcext:value-type="float">
            <text:p>96.4230669086179</text:p>
          </table:table-cell>
          <table:table-cell table:formula="of:=[.E249]/[.K249]" office:value-type="float" office:value="27.9569109751952" calcext:value-type="float">
            <text:p>27.95691097519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g</text:p>
          </table:table-cell>
          <table:table-cell office:value-type="float" office:value="173" calcext:value-type="float">
            <text:p>173</text:p>
          </table:table-cell>
          <table:table-cell office:value-type="float" office:value="151" calcext:value-type="float">
            <text:p>151</text:p>
          </table:table-cell>
          <table:table-cell office:value-type="float" office:value="30.6908195018768" calcext:value-type="float">
            <text:p>30.690819501876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Aug</text:p>
          </table:table-cell>
          <table:table-cell office:value-type="float" office:value="173" calcext:value-type="float">
            <text:p>173</text:p>
          </table:table-cell>
          <table:table-cell office:value-type="float" office:value="151" calcext:value-type="float">
            <text:p>151</text:p>
          </table:table-cell>
          <table:table-cell office:value-type="float" office:value="1.274899129" calcext:value-type="float">
            <text:p>1.274899129</text:p>
          </table:table-cell>
          <table:table-cell/>
          <table:table-cell table:formula="of:=[.C250]-[.I250]" office:value-type="float" office:value="0" calcext:value-type="float">
            <text:p>0</text:p>
          </table:table-cell>
          <table:table-cell table:formula="of:=[.D250]-[.J250]" office:value-type="float" office:value="0" calcext:value-type="float">
            <text:p>0</text:p>
          </table:table-cell>
          <table:table-cell table:formula="of:=[.E250]-[.K250]" office:value-type="float" office:value="29.4159203728768" calcext:value-type="float">
            <text:p>29.4159203728768</text:p>
          </table:table-cell>
          <table:table-cell table:formula="of:=[.O250]/[.E250]*100" office:value-type="float" office:value="95.8459918969514" calcext:value-type="float">
            <text:p>95.8459918969514</text:p>
          </table:table-cell>
          <table:table-cell table:formula="of:=[.E250]/[.K250]" office:value-type="float" office:value="24.07313551618" calcext:value-type="float">
            <text:p>24.073135516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p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6.39958763122559" calcext:value-type="float">
            <text:p>6.3995876312255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p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0.26759833" calcext:value-type="float">
            <text:p>0.26759833</text:p>
          </table:table-cell>
          <table:table-cell/>
          <table:table-cell table:formula="of:=[.C251]-[.I251]" office:value-type="float" office:value="0" calcext:value-type="float">
            <text:p>0</text:p>
          </table:table-cell>
          <table:table-cell table:formula="of:=[.D251]-[.J251]" office:value-type="float" office:value="0" calcext:value-type="float">
            <text:p>0</text:p>
          </table:table-cell>
          <table:table-cell table:formula="of:=[.E251]-[.K251]" office:value-type="float" office:value="6.13198930122559" calcext:value-type="float">
            <text:p>6.13198930122559</text:p>
          </table:table-cell>
          <table:table-cell table:formula="of:=[.O251]/[.E251]*100" office:value-type="float" office:value="95.818506669175" calcext:value-type="float">
            <text:p>95.818506669175</text:p>
          </table:table-cell>
          <table:table-cell table:formula="of:=[.E251]/[.K251]" office:value-type="float" office:value="23.9149012298604" calcext:value-type="float">
            <text:p>23.91490122986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p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.61814427375793" calcext:value-type="float">
            <text:p>3.6181442737579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p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.175516404" calcext:value-type="float">
            <text:p>0.175516404</text:p>
          </table:table-cell>
          <table:table-cell/>
          <table:table-cell table:formula="of:=[.C252]-[.I252]" office:value-type="float" office:value="0" calcext:value-type="float">
            <text:p>0</text:p>
          </table:table-cell>
          <table:table-cell table:formula="of:=[.D252]-[.J252]" office:value-type="float" office:value="0" calcext:value-type="float">
            <text:p>0</text:p>
          </table:table-cell>
          <table:table-cell table:formula="of:=[.E252]-[.K252]" office:value-type="float" office:value="3.44262786975793" calcext:value-type="float">
            <text:p>3.44262786975793</text:p>
          </table:table-cell>
          <table:table-cell table:formula="of:=[.O252]/[.E252]*100" office:value-type="float" office:value="95.1489937736037" calcext:value-type="float">
            <text:p>95.1489937736037</text:p>
          </table:table-cell>
          <table:table-cell table:formula="of:=[.E252]/[.K252]" office:value-type="float" office:value="20.6142798695781" calcext:value-type="float">
            <text:p>20.61427986957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p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8.80784153938293" calcext:value-type="float">
            <text:p>8.8078415393829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p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382983723" calcext:value-type="float">
            <text:p>0.382983723</text:p>
          </table:table-cell>
          <table:table-cell/>
          <table:table-cell table:formula="of:=[.C253]-[.I253]" office:value-type="float" office:value="0" calcext:value-type="float">
            <text:p>0</text:p>
          </table:table-cell>
          <table:table-cell table:formula="of:=[.D253]-[.J253]" office:value-type="float" office:value="0" calcext:value-type="float">
            <text:p>0</text:p>
          </table:table-cell>
          <table:table-cell table:formula="of:=[.E253]-[.K253]" office:value-type="float" office:value="8.42485781638293" calcext:value-type="float">
            <text:p>8.42485781638293</text:p>
          </table:table-cell>
          <table:table-cell table:formula="of:=[.O253]/[.E253]*100" office:value-type="float" office:value="95.6517868618827" calcext:value-type="float">
            <text:p>95.6517868618827</text:p>
          </table:table-cell>
          <table:table-cell table:formula="of:=[.E253]/[.K253]" office:value-type="float" office:value="22.9979526816155" calcext:value-type="float">
            <text:p>22.99795268161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p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5.81392598152161" calcext:value-type="float">
            <text:p>5.8139259815216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p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0.244478761" calcext:value-type="float">
            <text:p>0.244478761</text:p>
          </table:table-cell>
          <table:table-cell/>
          <table:table-cell table:formula="of:=[.C254]-[.I254]" office:value-type="float" office:value="0" calcext:value-type="float">
            <text:p>0</text:p>
          </table:table-cell>
          <table:table-cell table:formula="of:=[.D254]-[.J254]" office:value-type="float" office:value="0" calcext:value-type="float">
            <text:p>0</text:p>
          </table:table-cell>
          <table:table-cell table:formula="of:=[.E254]-[.K254]" office:value-type="float" office:value="5.56944722052161" calcext:value-type="float">
            <text:p>5.56944722052161</text:p>
          </table:table-cell>
          <table:table-cell table:formula="of:=[.O254]/[.E254]*100" office:value-type="float" office:value="95.7949454159371" calcext:value-type="float">
            <text:p>95.7949454159371</text:p>
          </table:table-cell>
          <table:table-cell table:formula="of:=[.E254]/[.K254]" office:value-type="float" office:value="23.7809041478315" calcext:value-type="float">
            <text:p>23.78090414783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p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5.01026320457459" calcext:value-type="float">
            <text:p>5.0102632045745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ep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0.2151167" calcext:value-type="float">
            <text:p>0.2151167</text:p>
          </table:table-cell>
          <table:table-cell/>
          <table:table-cell table:formula="of:=[.C255]-[.I255]" office:value-type="float" office:value="0" calcext:value-type="float">
            <text:p>0</text:p>
          </table:table-cell>
          <table:table-cell table:formula="of:=[.D255]-[.J255]" office:value-type="float" office:value="0" calcext:value-type="float">
            <text:p>0</text:p>
          </table:table-cell>
          <table:table-cell table:formula="of:=[.E255]-[.K255]" office:value-type="float" office:value="4.79514650457459" calcext:value-type="float">
            <text:p>4.79514650457459</text:p>
          </table:table-cell>
          <table:table-cell table:formula="of:=[.O255]/[.E255]*100" office:value-type="float" office:value="95.7064790567572" calcext:value-type="float">
            <text:p>95.7064790567572</text:p>
          </table:table-cell>
          <table:table-cell table:formula="of:=[.E255]/[.K255]" office:value-type="float" office:value="23.2909077006787" calcext:value-type="float">
            <text:p>23.29090770067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p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4.48308253288269" calcext:value-type="float">
            <text:p>4.4830825328826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ep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183760066" calcext:value-type="float">
            <text:p>0.183760066</text:p>
          </table:table-cell>
          <table:table-cell/>
          <table:table-cell table:formula="of:=[.C256]-[.I256]" office:value-type="float" office:value="0" calcext:value-type="float">
            <text:p>0</text:p>
          </table:table-cell>
          <table:table-cell table:formula="of:=[.D256]-[.J256]" office:value-type="float" office:value="0" calcext:value-type="float">
            <text:p>0</text:p>
          </table:table-cell>
          <table:table-cell table:formula="of:=[.E256]-[.K256]" office:value-type="float" office:value="4.29932246688269" calcext:value-type="float">
            <text:p>4.29932246688269</text:p>
          </table:table-cell>
          <table:table-cell table:formula="of:=[.O256]/[.E256]*100" office:value-type="float" office:value="95.9010331696517" calcext:value-type="float">
            <text:p>95.9010331696517</text:p>
          </table:table-cell>
          <table:table-cell table:formula="of:=[.E256]/[.K256]" office:value-type="float" office:value="24.3963916125427" calcext:value-type="float">
            <text:p>24.39639161254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p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16.2798161506653" calcext:value-type="float">
            <text:p>16.279816150665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ep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0.681598513" calcext:value-type="float">
            <text:p>0.681598513</text:p>
          </table:table-cell>
          <table:table-cell/>
          <table:table-cell table:formula="of:=[.C257]-[.I257]" office:value-type="float" office:value="0" calcext:value-type="float">
            <text:p>0</text:p>
          </table:table-cell>
          <table:table-cell table:formula="of:=[.D257]-[.J257]" office:value-type="float" office:value="0" calcext:value-type="float">
            <text:p>0</text:p>
          </table:table-cell>
          <table:table-cell table:formula="of:=[.E257]-[.K257]" office:value-type="float" office:value="15.5982176376653" calcext:value-type="float">
            <text:p>15.5982176376653</text:p>
          </table:table-cell>
          <table:table-cell table:formula="of:=[.O257]/[.E257]*100" office:value-type="float" office:value="95.8132296661584" calcext:value-type="float">
            <text:p>95.8132296661584</text:p>
          </table:table-cell>
          <table:table-cell table:formula="of:=[.E257]/[.K257]" office:value-type="float" office:value="23.8847589015578" calcext:value-type="float">
            <text:p>23.88475890155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p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10.1675651073456" calcext:value-type="float">
            <text:p>10.167565107345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ep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0.426392884" calcext:value-type="float">
            <text:p>0.426392884</text:p>
          </table:table-cell>
          <table:table-cell/>
          <table:table-cell table:formula="of:=[.C258]-[.I258]" office:value-type="float" office:value="0" calcext:value-type="float">
            <text:p>0</text:p>
          </table:table-cell>
          <table:table-cell table:formula="of:=[.D258]-[.J258]" office:value-type="float" office:value="0" calcext:value-type="float">
            <text:p>0</text:p>
          </table:table-cell>
          <table:table-cell table:formula="of:=[.E258]-[.K258]" office:value-type="float" office:value="9.74117222334558" calcext:value-type="float">
            <text:p>9.74117222334558</text:p>
          </table:table-cell>
          <table:table-cell table:formula="of:=[.O258]/[.E258]*100" office:value-type="float" office:value="95.8063422314163" calcext:value-type="float">
            <text:p>95.8063422314163</text:p>
          </table:table-cell>
          <table:table-cell table:formula="of:=[.E258]/[.K258]" office:value-type="float" office:value="23.8455318765254" calcext:value-type="float">
            <text:p>23.84553187652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p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7.68589735031128" calcext:value-type="float">
            <text:p>7.6858973503112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ep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0.3587238" calcext:value-type="float">
            <text:p>0.3587238</text:p>
          </table:table-cell>
          <table:table-cell/>
          <table:table-cell table:formula="of:=[.C259]-[.I259]" office:value-type="float" office:value="0" calcext:value-type="float">
            <text:p>0</text:p>
          </table:table-cell>
          <table:table-cell table:formula="of:=[.D259]-[.J259]" office:value-type="float" office:value="0" calcext:value-type="float">
            <text:p>0</text:p>
          </table:table-cell>
          <table:table-cell table:formula="of:=[.E259]-[.K259]" office:value-type="float" office:value="7.32717355031128" calcext:value-type="float">
            <text:p>7.32717355031128</text:p>
          </table:table-cell>
          <table:table-cell table:formula="of:=[.O259]/[.E259]*100" office:value-type="float" office:value="95.3327011323477" calcext:value-type="float">
            <text:p>95.3327011323477</text:p>
          </table:table-cell>
          <table:table-cell table:formula="of:=[.E259]/[.K259]" office:value-type="float" office:value="21.4256688580777" calcext:value-type="float">
            <text:p>21.42566885807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6.44054341316223" calcext:value-type="float">
            <text:p>6.440543413162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0.300760287" calcext:value-type="float">
            <text:p>0.300760287</text:p>
          </table:table-cell>
          <table:table-cell/>
          <table:table-cell table:formula="of:=[.C260]-[.I260]" office:value-type="float" office:value="0" calcext:value-type="float">
            <text:p>0</text:p>
          </table:table-cell>
          <table:table-cell table:formula="of:=[.D260]-[.J260]" office:value-type="float" office:value="0" calcext:value-type="float">
            <text:p>0</text:p>
          </table:table-cell>
          <table:table-cell table:formula="of:=[.E260]-[.K260]" office:value-type="float" office:value="6.13978312616223" calcext:value-type="float">
            <text:p>6.13978312616223</text:p>
          </table:table-cell>
          <table:table-cell table:formula="of:=[.O260]/[.E260]*100" office:value-type="float" office:value="95.3302032498477" calcext:value-type="float">
            <text:p>95.3302032498477</text:p>
          </table:table-cell>
          <table:table-cell table:formula="of:=[.E260]/[.K260]" office:value-type="float" office:value="21.4142082300986" calcext:value-type="float">
            <text:p>21.41420823009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p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6.92146015167236" calcext:value-type="float">
            <text:p>6.9214601516723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ep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0.318744951" calcext:value-type="float">
            <text:p>0.318744951</text:p>
          </table:table-cell>
          <table:table-cell/>
          <table:table-cell table:formula="of:=[.C261]-[.I261]" office:value-type="float" office:value="0" calcext:value-type="float">
            <text:p>0</text:p>
          </table:table-cell>
          <table:table-cell table:formula="of:=[.D261]-[.J261]" office:value-type="float" office:value="0" calcext:value-type="float">
            <text:p>0</text:p>
          </table:table-cell>
          <table:table-cell table:formula="of:=[.E261]-[.K261]" office:value-type="float" office:value="6.60271520067236" calcext:value-type="float">
            <text:p>6.60271520067236</text:p>
          </table:table-cell>
          <table:table-cell table:formula="of:=[.O261]/[.E261]*100" office:value-type="float" office:value="95.3948308013738" calcext:value-type="float">
            <text:p>95.3948308013738</text:p>
          </table:table-cell>
          <table:table-cell table:formula="of:=[.E261]/[.K261]" office:value-type="float" office:value="21.7147287508638" calcext:value-type="float">
            <text:p>21.71472875086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p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6.50873494148254" calcext:value-type="float">
            <text:p>6.5087349414825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ep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.292466689" calcext:value-type="float">
            <text:p>0.292466689</text:p>
          </table:table-cell>
          <table:table-cell/>
          <table:table-cell table:formula="of:=[.C262]-[.I262]" office:value-type="float" office:value="0" calcext:value-type="float">
            <text:p>0</text:p>
          </table:table-cell>
          <table:table-cell table:formula="of:=[.D262]-[.J262]" office:value-type="float" office:value="0" calcext:value-type="float">
            <text:p>0</text:p>
          </table:table-cell>
          <table:table-cell table:formula="of:=[.E262]-[.K262]" office:value-type="float" office:value="6.21626825248254" calcext:value-type="float">
            <text:p>6.21626825248254</text:p>
          </table:table-cell>
          <table:table-cell table:formula="of:=[.O262]/[.E262]*100" office:value-type="float" office:value="95.5065509407058" calcext:value-type="float">
            <text:p>95.5065509407058</text:p>
          </table:table-cell>
          <table:table-cell table:formula="of:=[.E262]/[.K262]" office:value-type="float" office:value="22.2546197098109" calcext:value-type="float">
            <text:p>22.25461970981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p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9.13907027244568" calcext:value-type="float">
            <text:p>9.1390702724456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p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0.45251199" calcext:value-type="float">
            <text:p>0.45251199</text:p>
          </table:table-cell>
          <table:table-cell/>
          <table:table-cell table:formula="of:=[.C263]-[.I263]" office:value-type="float" office:value="0" calcext:value-type="float">
            <text:p>0</text:p>
          </table:table-cell>
          <table:table-cell table:formula="of:=[.D263]-[.J263]" office:value-type="float" office:value="0" calcext:value-type="float">
            <text:p>0</text:p>
          </table:table-cell>
          <table:table-cell table:formula="of:=[.E263]-[.K263]" office:value-type="float" office:value="8.68655828244568" calcext:value-type="float">
            <text:p>8.68655828244568</text:p>
          </table:table-cell>
          <table:table-cell table:formula="of:=[.O263]/[.E263]*100" office:value-type="float" office:value="95.0485992939093" calcext:value-type="float">
            <text:p>95.0485992939093</text:p>
          </table:table-cell>
          <table:table-cell table:formula="of:=[.E263]/[.K263]" office:value-type="float" office:value="20.1963052347976" calcext:value-type="float">
            <text:p>20.19630523479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.58089089393616" calcext:value-type="float">
            <text:p>7.5808908939361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.288399543" calcext:value-type="float">
            <text:p>0.288399543</text:p>
          </table:table-cell>
          <table:table-cell/>
          <table:table-cell table:formula="of:=[.C264]-[.I264]" office:value-type="float" office:value="0" calcext:value-type="float">
            <text:p>0</text:p>
          </table:table-cell>
          <table:table-cell table:formula="of:=[.D264]-[.J264]" office:value-type="float" office:value="0" calcext:value-type="float">
            <text:p>0</text:p>
          </table:table-cell>
          <table:table-cell table:formula="of:=[.E264]-[.K264]" office:value-type="float" office:value="7.29249135093616" calcext:value-type="float">
            <text:p>7.29249135093616</text:p>
          </table:table-cell>
          <table:table-cell table:formula="of:=[.O264]/[.E264]*100" office:value-type="float" office:value="96.1957038158841" calcext:value-type="float">
            <text:p>96.1957038158841</text:p>
          </table:table-cell>
          <table:table-cell table:formula="of:=[.E264]/[.K264]" office:value-type="float" office:value="26.2860711049606" calcext:value-type="float">
            <text:p>26.28607110496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p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9.49383807182312" calcext:value-type="float">
            <text:p>9.493838071823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p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0.404896393" calcext:value-type="float">
            <text:p>0.404896393</text:p>
          </table:table-cell>
          <table:table-cell/>
          <table:table-cell table:formula="of:=[.C265]-[.I265]" office:value-type="float" office:value="0" calcext:value-type="float">
            <text:p>0</text:p>
          </table:table-cell>
          <table:table-cell table:formula="of:=[.D265]-[.J265]" office:value-type="float" office:value="0" calcext:value-type="float">
            <text:p>0</text:p>
          </table:table-cell>
          <table:table-cell table:formula="of:=[.E265]-[.K265]" office:value-type="float" office:value="9.08894167882312" calcext:value-type="float">
            <text:p>9.08894167882312</text:p>
          </table:table-cell>
          <table:table-cell table:formula="of:=[.O265]/[.E265]*100" office:value-type="float" office:value="95.7351664317754" calcext:value-type="float">
            <text:p>95.7351664317754</text:p>
          </table:table-cell>
          <table:table-cell table:formula="of:=[.E265]/[.K265]" office:value-type="float" office:value="23.4475738385329" calcext:value-type="float">
            <text:p>23.44757383853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p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8.53848886489868" calcext:value-type="float">
            <text:p>8.5384888648986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ep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0.453148656" calcext:value-type="float">
            <text:p>0.453148656</text:p>
          </table:table-cell>
          <table:table-cell/>
          <table:table-cell table:formula="of:=[.C266]-[.I266]" office:value-type="float" office:value="0" calcext:value-type="float">
            <text:p>0</text:p>
          </table:table-cell>
          <table:table-cell table:formula="of:=[.D266]-[.J266]" office:value-type="float" office:value="0" calcext:value-type="float">
            <text:p>0</text:p>
          </table:table-cell>
          <table:table-cell table:formula="of:=[.E266]-[.K266]" office:value-type="float" office:value="8.08534020889868" calcext:value-type="float">
            <text:p>8.08534020889868</text:p>
          </table:table-cell>
          <table:table-cell table:formula="of:=[.O266]/[.E266]*100" office:value-type="float" office:value="94.6928705632811" calcext:value-type="float">
            <text:p>94.6928705632811</text:p>
          </table:table-cell>
          <table:table-cell table:formula="of:=[.E266]/[.K266]" office:value-type="float" office:value="18.842577930759" calcext:value-type="float">
            <text:p>18.8425779307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p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7.93642330169678" calcext:value-type="float">
            <text:p>7.9364233016967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ep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0.370881936" calcext:value-type="float">
            <text:p>0.370881936</text:p>
          </table:table-cell>
          <table:table-cell/>
          <table:table-cell table:formula="of:=[.C267]-[.I267]" office:value-type="float" office:value="0" calcext:value-type="float">
            <text:p>0</text:p>
          </table:table-cell>
          <table:table-cell table:formula="of:=[.D267]-[.J267]" office:value-type="float" office:value="0" calcext:value-type="float">
            <text:p>0</text:p>
          </table:table-cell>
          <table:table-cell table:formula="of:=[.E267]-[.K267]" office:value-type="float" office:value="7.56554136569678" calcext:value-type="float">
            <text:p>7.56554136569678</text:p>
          </table:table-cell>
          <table:table-cell table:formula="of:=[.O267]/[.E267]*100" office:value-type="float" office:value="95.3268377718625" calcext:value-type="float">
            <text:p>95.3268377718625</text:p>
          </table:table-cell>
          <table:table-cell table:formula="of:=[.E267]/[.K267]" office:value-type="float" office:value="21.3987863288569" calcext:value-type="float">
            <text:p>21.39878632885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9.457603931427" calcext:value-type="float">
            <text:p>9.4576039314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.436612335" calcext:value-type="float">
            <text:p>0.436612335</text:p>
          </table:table-cell>
          <table:table-cell/>
          <table:table-cell table:formula="of:=[.C268]-[.I268]" office:value-type="float" office:value="0" calcext:value-type="float">
            <text:p>0</text:p>
          </table:table-cell>
          <table:table-cell table:formula="of:=[.D268]-[.J268]" office:value-type="float" office:value="0" calcext:value-type="float">
            <text:p>0</text:p>
          </table:table-cell>
          <table:table-cell table:formula="of:=[.E268]-[.K268]" office:value-type="float" office:value="9.020991596427" calcext:value-type="float">
            <text:p>9.020991596427</text:p>
          </table:table-cell>
          <table:table-cell table:formula="of:=[.O268]/[.E268]*100" office:value-type="float" office:value="95.3834783295464" calcext:value-type="float">
            <text:p>95.3834783295464</text:p>
          </table:table-cell>
          <table:table-cell table:formula="of:=[.E268]/[.K268]" office:value-type="float" office:value="21.6613301395321" calcext:value-type="float">
            <text:p>21.66133013953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p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9.99662017822266" calcext:value-type="float">
            <text:p>9.9966201782226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ep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0.485938006" calcext:value-type="float">
            <text:p>0.485938006</text:p>
          </table:table-cell>
          <table:table-cell/>
          <table:table-cell table:formula="of:=[.C269]-[.I269]" office:value-type="float" office:value="0" calcext:value-type="float">
            <text:p>0</text:p>
          </table:table-cell>
          <table:table-cell table:formula="of:=[.D269]-[.J269]" office:value-type="float" office:value="0" calcext:value-type="float">
            <text:p>0</text:p>
          </table:table-cell>
          <table:table-cell table:formula="of:=[.E269]-[.K269]" office:value-type="float" office:value="9.51068217222266" calcext:value-type="float">
            <text:p>9.51068217222266</text:p>
          </table:table-cell>
          <table:table-cell table:formula="of:=[.O269]/[.E269]*100" office:value-type="float" office:value="95.1389770008607" calcext:value-type="float">
            <text:p>95.1389770008607</text:p>
          </table:table-cell>
          <table:table-cell table:formula="of:=[.E269]/[.K269]" office:value-type="float" office:value="20.5718014536666" calcext:value-type="float">
            <text:p>20.57180145366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p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10.857784986496" calcext:value-type="float">
            <text:p>10.85778498649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ep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.545353214" calcext:value-type="float">
            <text:p>0.545353214</text:p>
          </table:table-cell>
          <table:table-cell/>
          <table:table-cell table:formula="of:=[.C270]-[.I270]" office:value-type="float" office:value="0" calcext:value-type="float">
            <text:p>0</text:p>
          </table:table-cell>
          <table:table-cell table:formula="of:=[.D270]-[.J270]" office:value-type="float" office:value="0" calcext:value-type="float">
            <text:p>0</text:p>
          </table:table-cell>
          <table:table-cell table:formula="of:=[.E270]-[.K270]" office:value-type="float" office:value="10.312431772496" calcext:value-type="float">
            <text:p>10.312431772496</text:p>
          </table:table-cell>
          <table:table-cell table:formula="of:=[.O270]/[.E270]*100" office:value-type="float" office:value="94.9773069306653" calcext:value-type="float">
            <text:p>94.9773069306653</text:p>
          </table:table-cell>
          <table:table-cell table:formula="of:=[.E270]/[.K270]" office:value-type="float" office:value="19.9096378416062" calcext:value-type="float">
            <text:p>19.90963784160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0.5395860671997" calcext:value-type="float">
            <text:p>10.539586067199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ep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.403776042" calcext:value-type="float">
            <text:p>0.403776042</text:p>
          </table:table-cell>
          <table:table-cell/>
          <table:table-cell table:formula="of:=[.C271]-[.I271]" office:value-type="float" office:value="0" calcext:value-type="float">
            <text:p>0</text:p>
          </table:table-cell>
          <table:table-cell table:formula="of:=[.D271]-[.J271]" office:value-type="float" office:value="0" calcext:value-type="float">
            <text:p>0</text:p>
          </table:table-cell>
          <table:table-cell table:formula="of:=[.E271]-[.K271]" office:value-type="float" office:value="10.1358100251997" calcext:value-type="float">
            <text:p>10.1358100251997</text:p>
          </table:table-cell>
          <table:table-cell table:formula="of:=[.O271]/[.E271]*100" office:value-type="float" office:value="96.1689573060503" calcext:value-type="float">
            <text:p>96.1689573060503</text:p>
          </table:table-cell>
          <table:table-cell table:formula="of:=[.E271]/[.K271]" office:value-type="float" office:value="26.1025543145022" calcext:value-type="float">
            <text:p>26.10255431450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ep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2.5555188655853" calcext:value-type="float">
            <text:p>12.555518865585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ep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.465579832" calcext:value-type="float">
            <text:p>0.465579832</text:p>
          </table:table-cell>
          <table:table-cell/>
          <table:table-cell table:formula="of:=[.C272]-[.I272]" office:value-type="float" office:value="0" calcext:value-type="float">
            <text:p>0</text:p>
          </table:table-cell>
          <table:table-cell table:formula="of:=[.D272]-[.J272]" office:value-type="float" office:value="0" calcext:value-type="float">
            <text:p>0</text:p>
          </table:table-cell>
          <table:table-cell table:formula="of:=[.E272]-[.K272]" office:value-type="float" office:value="12.0899390335853" calcext:value-type="float">
            <text:p>12.0899390335853</text:p>
          </table:table-cell>
          <table:table-cell table:formula="of:=[.O272]/[.E272]*100" office:value-type="float" office:value="96.2918312099697" calcext:value-type="float">
            <text:p>96.2918312099697</text:p>
          </table:table-cell>
          <table:table-cell table:formula="of:=[.E272]/[.K272]" office:value-type="float" office:value="26.9674887154161" calcext:value-type="float">
            <text:p>26.96748871541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p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12.7080733776093" calcext:value-type="float">
            <text:p>12.708073377609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ep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0.642784452" calcext:value-type="float">
            <text:p>0.642784452</text:p>
          </table:table-cell>
          <table:table-cell/>
          <table:table-cell table:formula="of:=[.C273]-[.I273]" office:value-type="float" office:value="0" calcext:value-type="float">
            <text:p>0</text:p>
          </table:table-cell>
          <table:table-cell table:formula="of:=[.D273]-[.J273]" office:value-type="float" office:value="0" calcext:value-type="float">
            <text:p>0</text:p>
          </table:table-cell>
          <table:table-cell table:formula="of:=[.E273]-[.K273]" office:value-type="float" office:value="12.0652889256093" calcext:value-type="float">
            <text:p>12.0652889256093</text:p>
          </table:table-cell>
          <table:table-cell table:formula="of:=[.O273]/[.E273]*100" office:value-type="float" office:value="94.9419205185536" calcext:value-type="float">
            <text:p>94.9419205185536</text:p>
          </table:table-cell>
          <table:table-cell table:formula="of:=[.E273]/[.K273]" office:value-type="float" office:value="19.7703496686464" calcext:value-type="float">
            <text:p>19.77034966864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p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2.9924023151398" calcext:value-type="float">
            <text:p>12.992402315139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ep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0.550772252" calcext:value-type="float">
            <text:p>0.550772252</text:p>
          </table:table-cell>
          <table:table-cell/>
          <table:table-cell table:formula="of:=[.C274]-[.I274]" office:value-type="float" office:value="0" calcext:value-type="float">
            <text:p>0</text:p>
          </table:table-cell>
          <table:table-cell table:formula="of:=[.D274]-[.J274]" office:value-type="float" office:value="0" calcext:value-type="float">
            <text:p>0</text:p>
          </table:table-cell>
          <table:table-cell table:formula="of:=[.E274]-[.K274]" office:value-type="float" office:value="12.4416300631398" calcext:value-type="float">
            <text:p>12.4416300631398</text:p>
          </table:table-cell>
          <table:table-cell table:formula="of:=[.O274]/[.E274]*100" office:value-type="float" office:value="95.76081283014" calcext:value-type="float">
            <text:p>95.76081283014</text:p>
          </table:table-cell>
          <table:table-cell table:formula="of:=[.E274]/[.K274]" office:value-type="float" office:value="23.5894278768782" calcext:value-type="float">
            <text:p>23.58942787687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p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4.5560851097107" calcext:value-type="float">
            <text:p>14.556085109710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ep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0.675942049" calcext:value-type="float">
            <text:p>0.675942049</text:p>
          </table:table-cell>
          <table:table-cell/>
          <table:table-cell table:formula="of:=[.C275]-[.I275]" office:value-type="float" office:value="0" calcext:value-type="float">
            <text:p>0</text:p>
          </table:table-cell>
          <table:table-cell table:formula="of:=[.D275]-[.J275]" office:value-type="float" office:value="0" calcext:value-type="float">
            <text:p>0</text:p>
          </table:table-cell>
          <table:table-cell table:formula="of:=[.E275]-[.K275]" office:value-type="float" office:value="13.8801430607107" calcext:value-type="float">
            <text:p>13.8801430607107</text:p>
          </table:table-cell>
          <table:table-cell table:formula="of:=[.O275]/[.E275]*100" office:value-type="float" office:value="95.3562922729198" calcext:value-type="float">
            <text:p>95.3562922729198</text:p>
          </table:table-cell>
          <table:table-cell table:formula="of:=[.E275]/[.K275]" office:value-type="float" office:value="21.5345163557219" calcext:value-type="float">
            <text:p>21.53451635572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p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5.5982856750488" calcext:value-type="float">
            <text:p>15.598285675048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ep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0.625847499" calcext:value-type="float">
            <text:p>0.625847499</text:p>
          </table:table-cell>
          <table:table-cell/>
          <table:table-cell table:formula="of:=[.C276]-[.I276]" office:value-type="float" office:value="0" calcext:value-type="float">
            <text:p>0</text:p>
          </table:table-cell>
          <table:table-cell table:formula="of:=[.D276]-[.J276]" office:value-type="float" office:value="0" calcext:value-type="float">
            <text:p>0</text:p>
          </table:table-cell>
          <table:table-cell table:formula="of:=[.E276]-[.K276]" office:value-type="float" office:value="14.9724381760488" calcext:value-type="float">
            <text:p>14.9724381760488</text:p>
          </table:table-cell>
          <table:table-cell table:formula="of:=[.O276]/[.E276]*100" office:value-type="float" office:value="95.9877161372861" calcext:value-type="float">
            <text:p>95.9877161372861</text:p>
          </table:table-cell>
          <table:table-cell table:formula="of:=[.E276]/[.K276]" office:value-type="float" office:value="24.9234609069658" calcext:value-type="float">
            <text:p>24.92346090696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p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4.6943120956421" calcext:value-type="float">
            <text:p>14.694312095642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ep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0.571527366" calcext:value-type="float">
            <text:p>0.571527366</text:p>
          </table:table-cell>
          <table:table-cell/>
          <table:table-cell table:formula="of:=[.C277]-[.I277]" office:value-type="float" office:value="0" calcext:value-type="float">
            <text:p>0</text:p>
          </table:table-cell>
          <table:table-cell table:formula="of:=[.D277]-[.J277]" office:value-type="float" office:value="0" calcext:value-type="float">
            <text:p>0</text:p>
          </table:table-cell>
          <table:table-cell table:formula="of:=[.E277]-[.K277]" office:value-type="float" office:value="14.1227847296421" calcext:value-type="float">
            <text:p>14.1227847296421</text:p>
          </table:table-cell>
          <table:table-cell table:formula="of:=[.O277]/[.E277]*100" office:value-type="float" office:value="96.1105537824428" calcext:value-type="float">
            <text:p>96.1105537824428</text:p>
          </table:table-cell>
          <table:table-cell table:formula="of:=[.E277]/[.K277]" office:value-type="float" office:value="25.710601048703" calcext:value-type="float">
            <text:p>25.7106010487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p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5.3904988765717" calcext:value-type="float">
            <text:p>15.390498876571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ep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0.668938872" calcext:value-type="float">
            <text:p>0.668938872</text:p>
          </table:table-cell>
          <table:table-cell/>
          <table:table-cell table:formula="of:=[.C278]-[.I278]" office:value-type="float" office:value="0" calcext:value-type="float">
            <text:p>0</text:p>
          </table:table-cell>
          <table:table-cell table:formula="of:=[.D278]-[.J278]" office:value-type="float" office:value="0" calcext:value-type="float">
            <text:p>0</text:p>
          </table:table-cell>
          <table:table-cell table:formula="of:=[.E278]-[.K278]" office:value-type="float" office:value="14.7215600045717" calcext:value-type="float">
            <text:p>14.7215600045717</text:p>
          </table:table-cell>
          <table:table-cell table:formula="of:=[.O278]/[.E278]*100" office:value-type="float" office:value="95.6535595280911" calcext:value-type="float">
            <text:p>95.6535595280911</text:p>
          </table:table-cell>
          <table:table-cell table:formula="of:=[.E278]/[.K278]" office:value-type="float" office:value="23.0073322403241" calcext:value-type="float">
            <text:p>23.00733224032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p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7.3042712211609" calcext:value-type="float">
            <text:p>17.304271221160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ep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.702264185" calcext:value-type="float">
            <text:p>0.702264185</text:p>
          </table:table-cell>
          <table:table-cell/>
          <table:table-cell table:formula="of:=[.C279]-[.I279]" office:value-type="float" office:value="0" calcext:value-type="float">
            <text:p>0</text:p>
          </table:table-cell>
          <table:table-cell table:formula="of:=[.D279]-[.J279]" office:value-type="float" office:value="0" calcext:value-type="float">
            <text:p>0</text:p>
          </table:table-cell>
          <table:table-cell table:formula="of:=[.E279]-[.K279]" office:value-type="float" office:value="16.6020070361609" calcext:value-type="float">
            <text:p>16.6020070361609</text:p>
          </table:table-cell>
          <table:table-cell table:formula="of:=[.O279]/[.E279]*100" office:value-type="float" office:value="95.9416714172786" calcext:value-type="float">
            <text:p>95.9416714172786</text:p>
          </table:table-cell>
          <table:table-cell table:formula="of:=[.E279]/[.K279]" office:value-type="float" office:value="24.6406859281324" calcext:value-type="float">
            <text:p>24.64068592813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p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17.3749349117279" calcext:value-type="float">
            <text:p>17.374934911727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p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0.674020999" calcext:value-type="float">
            <text:p>0.674020999</text:p>
          </table:table-cell>
          <table:table-cell/>
          <table:table-cell table:formula="of:=[.C280]-[.I280]" office:value-type="float" office:value="0" calcext:value-type="float">
            <text:p>0</text:p>
          </table:table-cell>
          <table:table-cell table:formula="of:=[.D280]-[.J280]" office:value-type="float" office:value="0" calcext:value-type="float">
            <text:p>0</text:p>
          </table:table-cell>
          <table:table-cell table:formula="of:=[.E280]-[.K280]" office:value-type="float" office:value="16.7009139127279" calcext:value-type="float">
            <text:p>16.7009139127279</text:p>
          </table:table-cell>
          <table:table-cell table:formula="of:=[.O280]/[.E280]*100" office:value-type="float" office:value="96.1207279197055" calcext:value-type="float">
            <text:p>96.1207279197055</text:p>
          </table:table-cell>
          <table:table-cell table:formula="of:=[.E280]/[.K280]" office:value-type="float" office:value="25.7780320457463" calcext:value-type="float">
            <text:p>25.778032045746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p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18.3212649822235" calcext:value-type="float">
            <text:p>18.321264982223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ep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0.926208046" calcext:value-type="float">
            <text:p>0.926208046</text:p>
          </table:table-cell>
          <table:table-cell/>
          <table:table-cell table:formula="of:=[.C281]-[.I281]" office:value-type="float" office:value="0" calcext:value-type="float">
            <text:p>0</text:p>
          </table:table-cell>
          <table:table-cell table:formula="of:=[.D281]-[.J281]" office:value-type="float" office:value="0" calcext:value-type="float">
            <text:p>0</text:p>
          </table:table-cell>
          <table:table-cell table:formula="of:=[.E281]-[.K281]" office:value-type="float" office:value="17.3950569362235" calcext:value-type="float">
            <text:p>17.3950569362235</text:p>
          </table:table-cell>
          <table:table-cell table:formula="of:=[.O281]/[.E281]*100" office:value-type="float" office:value="94.9446282945055" calcext:value-type="float">
            <text:p>94.9446282945055</text:p>
          </table:table-cell>
          <table:table-cell table:formula="of:=[.E281]/[.K281]" office:value-type="float" office:value="19.7809391327869" calcext:value-type="float">
            <text:p>19.78093913278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8.13393187522888" calcext:value-type="float">
            <text:p>8.1339318752288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0.372038692" calcext:value-type="float">
            <text:p>0.372038692</text:p>
          </table:table-cell>
          <table:table-cell/>
          <table:table-cell table:formula="of:=[.C282]-[.I282]" office:value-type="float" office:value="0" calcext:value-type="float">
            <text:p>0</text:p>
          </table:table-cell>
          <table:table-cell table:formula="of:=[.D282]-[.J282]" office:value-type="float" office:value="0" calcext:value-type="float">
            <text:p>0</text:p>
          </table:table-cell>
          <table:table-cell table:formula="of:=[.E282]-[.K282]" office:value-type="float" office:value="7.76189318322888" calcext:value-type="float">
            <text:p>7.76189318322888</text:p>
          </table:table-cell>
          <table:table-cell table:formula="of:=[.O282]/[.E282]*100" office:value-type="float" office:value="95.4260903864586" calcext:value-type="float">
            <text:p>95.4260903864586</text:p>
          </table:table-cell>
          <table:table-cell table:formula="of:=[.E282]/[.K282]" office:value-type="float" office:value="21.8631342656932" calcext:value-type="float">
            <text:p>21.86313426569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ct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5.15917158126831" calcext:value-type="float">
            <text:p>5.1591715812683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ct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0.271148546" calcext:value-type="float">
            <text:p>0.271148546</text:p>
          </table:table-cell>
          <table:table-cell/>
          <table:table-cell table:formula="of:=[.C283]-[.I283]" office:value-type="float" office:value="0" calcext:value-type="float">
            <text:p>0</text:p>
          </table:table-cell>
          <table:table-cell table:formula="of:=[.D283]-[.J283]" office:value-type="float" office:value="0" calcext:value-type="float">
            <text:p>0</text:p>
          </table:table-cell>
          <table:table-cell table:formula="of:=[.E283]-[.K283]" office:value-type="float" office:value="4.88802303526831" calcext:value-type="float">
            <text:p>4.88802303526831</text:p>
          </table:table-cell>
          <table:table-cell table:formula="of:=[.O283]/[.E283]*100" office:value-type="float" office:value="94.7443394403769" calcext:value-type="float">
            <text:p>94.7443394403769</text:p>
          </table:table-cell>
          <table:table-cell table:formula="of:=[.E283]/[.K283]" office:value-type="float" office:value="19.0271039892219" calcext:value-type="float">
            <text:p>19.02710398922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ct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5.08956694602966" calcext:value-type="float">
            <text:p>5.0895669460296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ct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0.245877203" calcext:value-type="float">
            <text:p>0.245877203</text:p>
          </table:table-cell>
          <table:table-cell/>
          <table:table-cell table:formula="of:=[.C284]-[.I284]" office:value-type="float" office:value="0" calcext:value-type="float">
            <text:p>0</text:p>
          </table:table-cell>
          <table:table-cell table:formula="of:=[.D284]-[.J284]" office:value-type="float" office:value="0" calcext:value-type="float">
            <text:p>0</text:p>
          </table:table-cell>
          <table:table-cell table:formula="of:=[.E284]-[.K284]" office:value-type="float" office:value="4.84368974302966" calcext:value-type="float">
            <text:p>4.84368974302966</text:p>
          </table:table-cell>
          <table:table-cell table:formula="of:=[.O284]/[.E284]*100" office:value-type="float" office:value="95.1689956020363" calcext:value-type="float">
            <text:p>95.1689956020363</text:p>
          </table:table-cell>
          <table:table-cell table:formula="of:=[.E284]/[.K284]" office:value-type="float" office:value="20.6996292618054" calcext:value-type="float">
            <text:p>20.69962926180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ct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8.56287240982056" calcext:value-type="float">
            <text:p>8.5628724098205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ct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0.414145517" calcext:value-type="float">
            <text:p>0.414145517</text:p>
          </table:table-cell>
          <table:table-cell/>
          <table:table-cell table:formula="of:=[.C285]-[.I285]" office:value-type="float" office:value="0" calcext:value-type="float">
            <text:p>0</text:p>
          </table:table-cell>
          <table:table-cell table:formula="of:=[.D285]-[.J285]" office:value-type="float" office:value="0" calcext:value-type="float">
            <text:p>0</text:p>
          </table:table-cell>
          <table:table-cell table:formula="of:=[.E285]-[.K285]" office:value-type="float" office:value="8.14872689282056" calcext:value-type="float">
            <text:p>8.14872689282056</text:p>
          </table:table-cell>
          <table:table-cell table:formula="of:=[.O285]/[.E285]*100" office:value-type="float" office:value="95.1634743906142" calcext:value-type="float">
            <text:p>95.1634743906142</text:p>
          </table:table-cell>
          <table:table-cell table:formula="of:=[.E285]/[.K285]" office:value-type="float" office:value="20.6759992764103" calcext:value-type="float">
            <text:p>20.67599927641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ct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.88498163223267" calcext:value-type="float">
            <text:p>3.8849816322326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ct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.162577363" calcext:value-type="float">
            <text:p>0.162577363</text:p>
          </table:table-cell>
          <table:table-cell/>
          <table:table-cell table:formula="of:=[.C286]-[.I286]" office:value-type="float" office:value="0" calcext:value-type="float">
            <text:p>0</text:p>
          </table:table-cell>
          <table:table-cell table:formula="of:=[.D286]-[.J286]" office:value-type="float" office:value="0" calcext:value-type="float">
            <text:p>0</text:p>
          </table:table-cell>
          <table:table-cell table:formula="of:=[.E286]-[.K286]" office:value-type="float" office:value="3.72240426923267" calcext:value-type="float">
            <text:p>3.72240426923267</text:p>
          </table:table-cell>
          <table:table-cell table:formula="of:=[.O286]/[.E286]*100" office:value-type="float" office:value="95.8152347066164" calcext:value-type="float">
            <text:p>95.8152347066164</text:p>
          </table:table-cell>
          <table:table-cell table:formula="of:=[.E286]/[.K286]" office:value-type="float" office:value="23.8962027710627" calcext:value-type="float">
            <text:p>23.89620277106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27226972579956" calcext:value-type="float">
            <text:p>3.2722697257995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141017166" calcext:value-type="float">
            <text:p>0.141017166</text:p>
          </table:table-cell>
          <table:table-cell/>
          <table:table-cell table:formula="of:=[.C287]-[.I287]" office:value-type="float" office:value="0" calcext:value-type="float">
            <text:p>0</text:p>
          </table:table-cell>
          <table:table-cell table:formula="of:=[.D287]-[.J287]" office:value-type="float" office:value="0" calcext:value-type="float">
            <text:p>0</text:p>
          </table:table-cell>
          <table:table-cell table:formula="of:=[.E287]-[.K287]" office:value-type="float" office:value="3.13125255979956" calcext:value-type="float">
            <text:p>3.13125255979956</text:p>
          </table:table-cell>
          <table:table-cell table:formula="of:=[.O287]/[.E287]*100" office:value-type="float" office:value="95.6905396615634" calcext:value-type="float">
            <text:p>95.6905396615634</text:p>
          </table:table-cell>
          <table:table-cell table:formula="of:=[.E287]/[.K287]" office:value-type="float" office:value="23.2047616514968" calcext:value-type="float">
            <text:p>23.20476165149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16.1038041114807" calcext:value-type="float">
            <text:p>16.103804111480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0.705999762" calcext:value-type="float">
            <text:p>0.705999762</text:p>
          </table:table-cell>
          <table:table-cell/>
          <table:table-cell table:formula="of:=[.C288]-[.I288]" office:value-type="float" office:value="0" calcext:value-type="float">
            <text:p>0</text:p>
          </table:table-cell>
          <table:table-cell table:formula="of:=[.D288]-[.J288]" office:value-type="float" office:value="0" calcext:value-type="float">
            <text:p>0</text:p>
          </table:table-cell>
          <table:table-cell table:formula="of:=[.E288]-[.K288]" office:value-type="float" office:value="15.3978043494807" calcext:value-type="float">
            <text:p>15.3978043494807</text:p>
          </table:table-cell>
          <table:table-cell table:formula="of:=[.O288]/[.E288]*100" office:value-type="float" office:value="95.6159441762169" calcext:value-type="float">
            <text:p>95.6159441762169</text:p>
          </table:table-cell>
          <table:table-cell table:formula="of:=[.E288]/[.K288]" office:value-type="float" office:value="22.8099285272574" calcext:value-type="float">
            <text:p>22.80992852725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8.87727284431458" calcext:value-type="float">
            <text:p>8.8772728443145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0.393691539" calcext:value-type="float">
            <text:p>0.393691539</text:p>
          </table:table-cell>
          <table:table-cell/>
          <table:table-cell table:formula="of:=[.C289]-[.I289]" office:value-type="float" office:value="0" calcext:value-type="float">
            <text:p>0</text:p>
          </table:table-cell>
          <table:table-cell table:formula="of:=[.D289]-[.J289]" office:value-type="float" office:value="0" calcext:value-type="float">
            <text:p>0</text:p>
          </table:table-cell>
          <table:table-cell table:formula="of:=[.E289]-[.K289]" office:value-type="float" office:value="8.48358130531457" calcext:value-type="float">
            <text:p>8.48358130531457</text:p>
          </table:table-cell>
          <table:table-cell table:formula="of:=[.O289]/[.E289]*100" office:value-type="float" office:value="95.5651747343539" calcext:value-type="float">
            <text:p>95.5651747343539</text:p>
          </table:table-cell>
          <table:table-cell table:formula="of:=[.E289]/[.K289]" office:value-type="float" office:value="22.5488027171307" calcext:value-type="float">
            <text:p>22.54880271713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7.21543765068054" calcext:value-type="float">
            <text:p>7.215437650680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0.361546652" calcext:value-type="float">
            <text:p>0.361546652</text:p>
          </table:table-cell>
          <table:table-cell/>
          <table:table-cell table:formula="of:=[.C290]-[.I290]" office:value-type="float" office:value="0" calcext:value-type="float">
            <text:p>0</text:p>
          </table:table-cell>
          <table:table-cell table:formula="of:=[.D290]-[.J290]" office:value-type="float" office:value="0" calcext:value-type="float">
            <text:p>0</text:p>
          </table:table-cell>
          <table:table-cell table:formula="of:=[.E290]-[.K290]" office:value-type="float" office:value="6.85389099868054" calcext:value-type="float">
            <text:p>6.85389099868054</text:p>
          </table:table-cell>
          <table:table-cell table:formula="of:=[.O290]/[.E290]*100" office:value-type="float" office:value="94.9892623357933" calcext:value-type="float">
            <text:p>94.9892623357933</text:p>
          </table:table-cell>
          <table:table-cell table:formula="of:=[.E290]/[.K290]" office:value-type="float" office:value="19.9571413834598" calcext:value-type="float">
            <text:p>19.95714138345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6.21125292778015" calcext:value-type="float">
            <text:p>6.211252927780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0.315295926" calcext:value-type="float">
            <text:p>0.315295926</text:p>
          </table:table-cell>
          <table:table-cell/>
          <table:table-cell table:formula="of:=[.C291]-[.I291]" office:value-type="float" office:value="0" calcext:value-type="float">
            <text:p>0</text:p>
          </table:table-cell>
          <table:table-cell table:formula="of:=[.D291]-[.J291]" office:value-type="float" office:value="0" calcext:value-type="float">
            <text:p>0</text:p>
          </table:table-cell>
          <table:table-cell table:formula="of:=[.E291]-[.K291]" office:value-type="float" office:value="5.89595700178015" calcext:value-type="float">
            <text:p>5.89595700178015</text:p>
          </table:table-cell>
          <table:table-cell table:formula="of:=[.O291]/[.E291]*100" office:value-type="float" office:value="94.9237950914892" calcext:value-type="float">
            <text:p>94.9237950914892</text:p>
          </table:table-cell>
          <table:table-cell table:formula="of:=[.E291]/[.K291]" office:value-type="float" office:value="19.6997563735732" calcext:value-type="float">
            <text:p>19.69975637357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6.61383152008057" calcext:value-type="float">
            <text:p>6.613831520080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0.330906079" calcext:value-type="float">
            <text:p>0.330906079</text:p>
          </table:table-cell>
          <table:table-cell/>
          <table:table-cell table:formula="of:=[.C292]-[.I292]" office:value-type="float" office:value="0" calcext:value-type="float">
            <text:p>0</text:p>
          </table:table-cell>
          <table:table-cell table:formula="of:=[.D292]-[.J292]" office:value-type="float" office:value="0" calcext:value-type="float">
            <text:p>0</text:p>
          </table:table-cell>
          <table:table-cell table:formula="of:=[.E292]-[.K292]" office:value-type="float" office:value="6.28292544108057" calcext:value-type="float">
            <text:p>6.28292544108057</text:p>
          </table:table-cell>
          <table:table-cell table:formula="of:=[.O292]/[.E292]*100" office:value-type="float" office:value="94.9967567514334" calcext:value-type="float">
            <text:p>94.9967567514334</text:p>
          </table:table-cell>
          <table:table-cell table:formula="of:=[.E292]/[.K292]" office:value-type="float" office:value="19.9870354152079" calcext:value-type="float">
            <text:p>19.98703541520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.8361656665802" calcext:value-type="float">
            <text:p>6.83616566658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Oct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.325000609" calcext:value-type="float">
            <text:p>0.325000609</text:p>
          </table:table-cell>
          <table:table-cell/>
          <table:table-cell table:formula="of:=[.C293]-[.I293]" office:value-type="float" office:value="0" calcext:value-type="float">
            <text:p>0</text:p>
          </table:table-cell>
          <table:table-cell table:formula="of:=[.D293]-[.J293]" office:value-type="float" office:value="0" calcext:value-type="float">
            <text:p>0</text:p>
          </table:table-cell>
          <table:table-cell table:formula="of:=[.E293]-[.K293]" office:value-type="float" office:value="6.5111650575802" calcext:value-type="float">
            <text:p>6.5111650575802</text:p>
          </table:table-cell>
          <table:table-cell table:formula="of:=[.O293]/[.E293]*100" office:value-type="float" office:value="95.2458640581397" calcext:value-type="float">
            <text:p>95.2458640581397</text:p>
          </table:table-cell>
          <table:table-cell table:formula="of:=[.E293]/[.K293]" office:value-type="float" office:value="21.0343164820968" calcext:value-type="float">
            <text:p>21.03431648209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8.74652624130249" calcext:value-type="float">
            <text:p>8.746526241302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.449616381" calcext:value-type="float">
            <text:p>0.449616381</text:p>
          </table:table-cell>
          <table:table-cell/>
          <table:table-cell table:formula="of:=[.C294]-[.I294]" office:value-type="float" office:value="0" calcext:value-type="float">
            <text:p>0</text:p>
          </table:table-cell>
          <table:table-cell table:formula="of:=[.D294]-[.J294]" office:value-type="float" office:value="0" calcext:value-type="float">
            <text:p>0</text:p>
          </table:table-cell>
          <table:table-cell table:formula="of:=[.E294]-[.K294]" office:value-type="float" office:value="8.29690986030249" calcext:value-type="float">
            <text:p>8.29690986030249</text:p>
          </table:table-cell>
          <table:table-cell table:formula="of:=[.O294]/[.E294]*100" office:value-type="float" office:value="94.8594862852313" calcext:value-type="float">
            <text:p>94.8594862852313</text:p>
          </table:table-cell>
          <table:table-cell table:formula="of:=[.E294]/[.K294]" office:value-type="float" office:value="19.4533086669333" calcext:value-type="float">
            <text:p>19.4533086669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7.33942866325378" calcext:value-type="float">
            <text:p>7.3394286632537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Oct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0.272548379" calcext:value-type="float">
            <text:p>0.272548379</text:p>
          </table:table-cell>
          <table:table-cell/>
          <table:table-cell table:formula="of:=[.C295]-[.I295]" office:value-type="float" office:value="0" calcext:value-type="float">
            <text:p>0</text:p>
          </table:table-cell>
          <table:table-cell table:formula="of:=[.D295]-[.J295]" office:value-type="float" office:value="0" calcext:value-type="float">
            <text:p>0</text:p>
          </table:table-cell>
          <table:table-cell table:formula="of:=[.E295]-[.K295]" office:value-type="float" office:value="7.06688028425378" calcext:value-type="float">
            <text:p>7.06688028425378</text:p>
          </table:table-cell>
          <table:table-cell table:formula="of:=[.O295]/[.E295]*100" office:value-type="float" office:value="96.2865177726359" calcext:value-type="float">
            <text:p>96.2865177726359</text:p>
          </table:table-cell>
          <table:table-cell table:formula="of:=[.E295]/[.K295]" office:value-type="float" office:value="26.928902274828" calcext:value-type="float">
            <text:p>26.9289022748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8.97642064094543" calcext:value-type="float">
            <text:p>8.9764206409454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.371670249" calcext:value-type="float">
            <text:p>0.371670249</text:p>
          </table:table-cell>
          <table:table-cell/>
          <table:table-cell table:formula="of:=[.C296]-[.I296]" office:value-type="float" office:value="0" calcext:value-type="float">
            <text:p>0</text:p>
          </table:table-cell>
          <table:table-cell table:formula="of:=[.D296]-[.J296]" office:value-type="float" office:value="0" calcext:value-type="float">
            <text:p>0</text:p>
          </table:table-cell>
          <table:table-cell table:formula="of:=[.E296]-[.K296]" office:value-type="float" office:value="8.60475039194544" calcext:value-type="float">
            <text:p>8.60475039194544</text:p>
          </table:table-cell>
          <table:table-cell table:formula="of:=[.O296]/[.E296]*100" office:value-type="float" office:value="95.8594827062287" calcext:value-type="float">
            <text:p>95.8594827062287</text:p>
          </table:table-cell>
          <table:table-cell table:formula="of:=[.E296]/[.K296]" office:value-type="float" office:value="24.1515716286063" calcext:value-type="float">
            <text:p>24.15157162860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8.61474132537842" calcext:value-type="float">
            <text:p>8.614741325378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.442018028" calcext:value-type="float">
            <text:p>0.442018028</text:p>
          </table:table-cell>
          <table:table-cell/>
          <table:table-cell table:formula="of:=[.C297]-[.I297]" office:value-type="float" office:value="0" calcext:value-type="float">
            <text:p>0</text:p>
          </table:table-cell>
          <table:table-cell table:formula="of:=[.D297]-[.J297]" office:value-type="float" office:value="0" calcext:value-type="float">
            <text:p>0</text:p>
          </table:table-cell>
          <table:table-cell table:formula="of:=[.E297]-[.K297]" office:value-type="float" office:value="8.17272329737842" calcext:value-type="float">
            <text:p>8.17272329737842</text:p>
          </table:table-cell>
          <table:table-cell table:formula="of:=[.O297]/[.E297]*100" office:value-type="float" office:value="94.8690504879369" calcext:value-type="float">
            <text:p>94.8690504879369</text:p>
          </table:table-cell>
          <table:table-cell table:formula="of:=[.E297]/[.K297]" office:value-type="float" office:value="19.4895700620121" calcext:value-type="float">
            <text:p>19.48957006201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ct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8.50484371185303" calcext:value-type="float">
            <text:p>8.5048437118530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Oct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.416082142" calcext:value-type="float">
            <text:p>0.416082142</text:p>
          </table:table-cell>
          <table:table-cell/>
          <table:table-cell table:formula="of:=[.C298]-[.I298]" office:value-type="float" office:value="0" calcext:value-type="float">
            <text:p>0</text:p>
          </table:table-cell>
          <table:table-cell table:formula="of:=[.D298]-[.J298]" office:value-type="float" office:value="0" calcext:value-type="float">
            <text:p>0</text:p>
          </table:table-cell>
          <table:table-cell table:formula="of:=[.E298]-[.K298]" office:value-type="float" office:value="8.08876156985303" calcext:value-type="float">
            <text:p>8.08876156985303</text:p>
          </table:table-cell>
          <table:table-cell table:formula="of:=[.O298]/[.E298]*100" office:value-type="float" office:value="95.1077038438682" calcext:value-type="float">
            <text:p>95.1077038438682</text:p>
          </table:table-cell>
          <table:table-cell table:formula="of:=[.E298]/[.K298]" office:value-type="float" office:value="20.4402997710318" calcext:value-type="float">
            <text:p>20.44029977103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t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.64204955101013" calcext:value-type="float">
            <text:p>8.6420495510101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Oct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0.405499804" calcext:value-type="float">
            <text:p>0.405499804</text:p>
          </table:table-cell>
          <table:table-cell/>
          <table:table-cell table:formula="of:=[.C299]-[.I299]" office:value-type="float" office:value="0" calcext:value-type="float">
            <text:p>0</text:p>
          </table:table-cell>
          <table:table-cell table:formula="of:=[.D299]-[.J299]" office:value-type="float" office:value="0" calcext:value-type="float">
            <text:p>0</text:p>
          </table:table-cell>
          <table:table-cell table:formula="of:=[.E299]-[.K299]" office:value-type="float" office:value="8.23654974701013" calcext:value-type="float">
            <text:p>8.23654974701013</text:p>
          </table:table-cell>
          <table:table-cell table:formula="of:=[.O299]/[.E299]*100" office:value-type="float" office:value="95.3078282922759" calcext:value-type="float">
            <text:p>95.3078282922759</text:p>
          </table:table-cell>
          <table:table-cell table:formula="of:=[.E299]/[.K299]" office:value-type="float" office:value="21.3120930411353" calcext:value-type="float">
            <text:p>21.31209304113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t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9.76942873001099" calcext:value-type="float">
            <text:p>9.7694287300109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Oct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0.473249731" calcext:value-type="float">
            <text:p>0.473249731</text:p>
          </table:table-cell>
          <table:table-cell/>
          <table:table-cell table:formula="of:=[.C300]-[.I300]" office:value-type="float" office:value="0" calcext:value-type="float">
            <text:p>0</text:p>
          </table:table-cell>
          <table:table-cell table:formula="of:=[.D300]-[.J300]" office:value-type="float" office:value="0" calcext:value-type="float">
            <text:p>0</text:p>
          </table:table-cell>
          <table:table-cell table:formula="of:=[.E300]-[.K300]" office:value-type="float" office:value="9.29617899901099" calcext:value-type="float">
            <text:p>9.29617899901099</text:p>
          </table:table-cell>
          <table:table-cell table:formula="of:=[.O300]/[.E300]*100" office:value-type="float" office:value="95.1558095761914" calcext:value-type="float">
            <text:p>95.1558095761914</text:p>
          </table:table-cell>
          <table:table-cell table:formula="of:=[.E300]/[.K300]" office:value-type="float" office:value="20.6432842748113" calcext:value-type="float">
            <text:p>20.64328427481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ct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10.8142960071564" calcext:value-type="float">
            <text:p>10.814296007156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ct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0.531968813" calcext:value-type="float">
            <text:p>0.531968813</text:p>
          </table:table-cell>
          <table:table-cell/>
          <table:table-cell table:formula="of:=[.C301]-[.I301]" office:value-type="float" office:value="0" calcext:value-type="float">
            <text:p>0</text:p>
          </table:table-cell>
          <table:table-cell table:formula="of:=[.D301]-[.J301]" office:value-type="float" office:value="0" calcext:value-type="float">
            <text:p>0</text:p>
          </table:table-cell>
          <table:table-cell table:formula="of:=[.E301]-[.K301]" office:value-type="float" office:value="10.2823271941564" calcext:value-type="float">
            <text:p>10.2823271941564</text:p>
          </table:table-cell>
          <table:table-cell table:formula="of:=[.O301]/[.E301]*100" office:value-type="float" office:value="95.080874310746" calcext:value-type="float">
            <text:p>95.080874310746</text:p>
          </table:table-cell>
          <table:table-cell table:formula="of:=[.E301]/[.K301]" office:value-type="float" office:value="20.32881579311" calcext:value-type="float">
            <text:p>20.328815793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.6165752410889" calcext:value-type="float">
            <text:p>10.616575241088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37671227" calcext:value-type="float">
            <text:p>0.37671227</text:p>
          </table:table-cell>
          <table:table-cell/>
          <table:table-cell table:formula="of:=[.C302]-[.I302]" office:value-type="float" office:value="0" calcext:value-type="float">
            <text:p>0</text:p>
          </table:table-cell>
          <table:table-cell table:formula="of:=[.D302]-[.J302]" office:value-type="float" office:value="0" calcext:value-type="float">
            <text:p>0</text:p>
          </table:table-cell>
          <table:table-cell table:formula="of:=[.E302]-[.K302]" office:value-type="float" office:value="10.2398629710889" calcext:value-type="float">
            <text:p>10.2398629710889</text:p>
          </table:table-cell>
          <table:table-cell table:formula="of:=[.O302]/[.E302]*100" office:value-type="float" office:value="96.4516592079334" calcext:value-type="float">
            <text:p>96.4516592079334</text:p>
          </table:table-cell>
          <table:table-cell table:formula="of:=[.E302]/[.K302]" office:value-type="float" office:value="28.1821859454933" calcext:value-type="float">
            <text:p>28.18218594549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ct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2.1706399917603" calcext:value-type="float">
            <text:p>12.170639991760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Oct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0.478689365" calcext:value-type="float">
            <text:p>0.478689365</text:p>
          </table:table-cell>
          <table:table-cell/>
          <table:table-cell table:formula="of:=[.C303]-[.I303]" office:value-type="float" office:value="0" calcext:value-type="float">
            <text:p>0</text:p>
          </table:table-cell>
          <table:table-cell table:formula="of:=[.D303]-[.J303]" office:value-type="float" office:value="0" calcext:value-type="float">
            <text:p>0</text:p>
          </table:table-cell>
          <table:table-cell table:formula="of:=[.E303]-[.K303]" office:value-type="float" office:value="11.6919506267603" calcext:value-type="float">
            <text:p>11.6919506267603</text:p>
          </table:table-cell>
          <table:table-cell table:formula="of:=[.O303]/[.E303]*100" office:value-type="float" office:value="96.066851329724" calcext:value-type="float">
            <text:p>96.066851329724</text:p>
          </table:table-cell>
          <table:table-cell table:formula="of:=[.E303]/[.K303]" office:value-type="float" office:value="25.424922468792" calcext:value-type="float">
            <text:p>25.4249224687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ct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11.9964237213135" calcext:value-type="float">
            <text:p>11.996423721313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Oct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0.617628988" calcext:value-type="float">
            <text:p>0.617628988</text:p>
          </table:table-cell>
          <table:table-cell/>
          <table:table-cell table:formula="of:=[.C304]-[.I304]" office:value-type="float" office:value="0" calcext:value-type="float">
            <text:p>0</text:p>
          </table:table-cell>
          <table:table-cell table:formula="of:=[.D304]-[.J304]" office:value-type="float" office:value="0" calcext:value-type="float">
            <text:p>0</text:p>
          </table:table-cell>
          <table:table-cell table:formula="of:=[.E304]-[.K304]" office:value-type="float" office:value="11.3787947333135" calcext:value-type="float">
            <text:p>11.3787947333135</text:p>
          </table:table-cell>
          <table:table-cell table:formula="of:=[.O304]/[.E304]*100" office:value-type="float" office:value="94.8515574112084" calcext:value-type="float">
            <text:p>94.8515574112084</text:p>
          </table:table-cell>
          <table:table-cell table:formula="of:=[.E304]/[.K304]" office:value-type="float" office:value="19.4233495421907" calcext:value-type="float">
            <text:p>19.42334954219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ct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2.18394780159" calcext:value-type="float">
            <text:p>12.1839478015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Oct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0.543570966" calcext:value-type="float">
            <text:p>0.543570966</text:p>
          </table:table-cell>
          <table:table-cell/>
          <table:table-cell table:formula="of:=[.C305]-[.I305]" office:value-type="float" office:value="0" calcext:value-type="float">
            <text:p>0</text:p>
          </table:table-cell>
          <table:table-cell table:formula="of:=[.D305]-[.J305]" office:value-type="float" office:value="0" calcext:value-type="float">
            <text:p>0</text:p>
          </table:table-cell>
          <table:table-cell table:formula="of:=[.E305]-[.K305]" office:value-type="float" office:value="11.64037683559" calcext:value-type="float">
            <text:p>11.64037683559</text:p>
          </table:table-cell>
          <table:table-cell table:formula="of:=[.O305]/[.E305]*100" office:value-type="float" office:value="95.5386302136893" calcext:value-type="float">
            <text:p>95.5386302136893</text:p>
          </table:table-cell>
          <table:table-cell table:formula="of:=[.E305]/[.K305]" office:value-type="float" office:value="22.4146405229266" calcext:value-type="float">
            <text:p>22.41464052292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ct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13.5929934978485" calcext:value-type="float">
            <text:p>13.592993497848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Oct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0.627534827" calcext:value-type="float">
            <text:p>0.627534827</text:p>
          </table:table-cell>
          <table:table-cell/>
          <table:table-cell table:formula="of:=[.C306]-[.I306]" office:value-type="float" office:value="0" calcext:value-type="float">
            <text:p>0</text:p>
          </table:table-cell>
          <table:table-cell table:formula="of:=[.D306]-[.J306]" office:value-type="float" office:value="0" calcext:value-type="float">
            <text:p>0</text:p>
          </table:table-cell>
          <table:table-cell table:formula="of:=[.E306]-[.K306]" office:value-type="float" office:value="12.9654586708485" calcext:value-type="float">
            <text:p>12.9654586708485</text:p>
          </table:table-cell>
          <table:table-cell table:formula="of:=[.O306]/[.E306]*100" office:value-type="float" office:value="95.3833949299003" calcext:value-type="float">
            <text:p>95.3833949299003</text:p>
          </table:table-cell>
          <table:table-cell table:formula="of:=[.E306]/[.K306]" office:value-type="float" office:value="21.6609388244336" calcext:value-type="float">
            <text:p>21.66093882443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ct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5.1008698940277" calcext:value-type="float">
            <text:p>15.100869894027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Oct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0.612230597" calcext:value-type="float">
            <text:p>0.612230597</text:p>
          </table:table-cell>
          <table:table-cell/>
          <table:table-cell table:formula="of:=[.C307]-[.I307]" office:value-type="float" office:value="0" calcext:value-type="float">
            <text:p>0</text:p>
          </table:table-cell>
          <table:table-cell table:formula="of:=[.D307]-[.J307]" office:value-type="float" office:value="0" calcext:value-type="float">
            <text:p>0</text:p>
          </table:table-cell>
          <table:table-cell table:formula="of:=[.E307]-[.K307]" office:value-type="float" office:value="14.4886392970277" calcext:value-type="float">
            <text:p>14.4886392970277</text:p>
          </table:table-cell>
          <table:table-cell table:formula="of:=[.O307]/[.E307]*100" office:value-type="float" office:value="95.9457262972504" calcext:value-type="float">
            <text:p>95.9457262972504</text:p>
          </table:table-cell>
          <table:table-cell table:formula="of:=[.E307]/[.K307]" office:value-type="float" office:value="24.6653302987856" calcext:value-type="float">
            <text:p>24.66533029878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ct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4.0356295108795" calcext:value-type="float">
            <text:p>14.035629510879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Oct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0.575295701" calcext:value-type="float">
            <text:p>0.575295701</text:p>
          </table:table-cell>
          <table:table-cell/>
          <table:table-cell table:formula="of:=[.C308]-[.I308]" office:value-type="float" office:value="0" calcext:value-type="float">
            <text:p>0</text:p>
          </table:table-cell>
          <table:table-cell table:formula="of:=[.D308]-[.J308]" office:value-type="float" office:value="0" calcext:value-type="float">
            <text:p>0</text:p>
          </table:table-cell>
          <table:table-cell table:formula="of:=[.E308]-[.K308]" office:value-type="float" office:value="13.4603338098795" calcext:value-type="float">
            <text:p>13.4603338098795</text:p>
          </table:table-cell>
          <table:table-cell table:formula="of:=[.O308]/[.E308]*100" office:value-type="float" office:value="95.9011763558302" calcext:value-type="float">
            <text:p>95.9011763558302</text:p>
          </table:table-cell>
          <table:table-cell table:formula="of:=[.E308]/[.K308]" office:value-type="float" office:value="24.3972438634293" calcext:value-type="float">
            <text:p>24.39724386342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5.1505255699158" calcext:value-type="float">
            <text:p>15.150525569915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Oct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0.655387004" calcext:value-type="float">
            <text:p>0.655387004</text:p>
          </table:table-cell>
          <table:table-cell/>
          <table:table-cell table:formula="of:=[.C309]-[.I309]" office:value-type="float" office:value="0" calcext:value-type="float">
            <text:p>0</text:p>
          </table:table-cell>
          <table:table-cell table:formula="of:=[.D309]-[.J309]" office:value-type="float" office:value="0" calcext:value-type="float">
            <text:p>0</text:p>
          </table:table-cell>
          <table:table-cell table:formula="of:=[.E309]-[.K309]" office:value-type="float" office:value="14.4951385659158" calcext:value-type="float">
            <text:p>14.4951385659158</text:p>
          </table:table-cell>
          <table:table-cell table:formula="of:=[.O309]/[.E309]*100" office:value-type="float" office:value="95.6741632428819" calcext:value-type="float">
            <text:p>95.6741632428819</text:p>
          </table:table-cell>
          <table:table-cell table:formula="of:=[.E309]/[.K309]" office:value-type="float" office:value="23.1169148570968" calcext:value-type="float">
            <text:p>23.11691485709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ct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7.1311061382294" calcext:value-type="float">
            <text:p>17.131106138229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Oct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0.681505896" calcext:value-type="float">
            <text:p>0.681505896</text:p>
          </table:table-cell>
          <table:table-cell/>
          <table:table-cell table:formula="of:=[.C310]-[.I310]" office:value-type="float" office:value="0" calcext:value-type="float">
            <text:p>0</text:p>
          </table:table-cell>
          <table:table-cell table:formula="of:=[.D310]-[.J310]" office:value-type="float" office:value="0" calcext:value-type="float">
            <text:p>0</text:p>
          </table:table-cell>
          <table:table-cell table:formula="of:=[.E310]-[.K310]" office:value-type="float" office:value="16.4496002422294" calcext:value-type="float">
            <text:p>16.4496002422294</text:p>
          </table:table-cell>
          <table:table-cell table:formula="of:=[.O310]/[.E310]*100" office:value-type="float" office:value="96.0218219973597" calcext:value-type="float">
            <text:p>96.0218219973597</text:p>
          </table:table-cell>
          <table:table-cell table:formula="of:=[.E310]/[.K310]" office:value-type="float" office:value="25.1371356268198" calcext:value-type="float">
            <text:p>25.13713562681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ct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6.7676165103912" calcext:value-type="float">
            <text:p>16.76761651039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Oct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.603486993" calcext:value-type="float">
            <text:p>0.603486993</text:p>
          </table:table-cell>
          <table:table-cell/>
          <table:table-cell table:formula="of:=[.C311]-[.I311]" office:value-type="float" office:value="0" calcext:value-type="float">
            <text:p>0</text:p>
          </table:table-cell>
          <table:table-cell table:formula="of:=[.D311]-[.J311]" office:value-type="float" office:value="0" calcext:value-type="float">
            <text:p>0</text:p>
          </table:table-cell>
          <table:table-cell table:formula="of:=[.E311]-[.K311]" office:value-type="float" office:value="16.1641295173912" calcext:value-type="float">
            <text:p>16.1641295173912</text:p>
          </table:table-cell>
          <table:table-cell table:formula="of:=[.O311]/[.E311]*100" office:value-type="float" office:value="96.4008778908677" calcext:value-type="float">
            <text:p>96.4008778908677</text:p>
          </table:table-cell>
          <table:table-cell table:formula="of:=[.E311]/[.K311]" office:value-type="float" office:value="27.7845532793301" calcext:value-type="float">
            <text:p>27.78455327933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ct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17.873033285141" calcext:value-type="float">
            <text:p>17.87303328514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Oct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0.769063022" calcext:value-type="float">
            <text:p>0.769063022</text:p>
          </table:table-cell>
          <table:table-cell/>
          <table:table-cell table:formula="of:=[.C312]-[.I312]" office:value-type="float" office:value="0" calcext:value-type="float">
            <text:p>0</text:p>
          </table:table-cell>
          <table:table-cell table:formula="of:=[.D312]-[.J312]" office:value-type="float" office:value="0" calcext:value-type="float">
            <text:p>0</text:p>
          </table:table-cell>
          <table:table-cell table:formula="of:=[.E312]-[.K312]" office:value-type="float" office:value="17.103970263141" calcext:value-type="float">
            <text:p>17.103970263141</text:p>
          </table:table-cell>
          <table:table-cell table:formula="of:=[.O312]/[.E312]*100" office:value-type="float" office:value="95.6970760937408" calcext:value-type="float">
            <text:p>95.6970760937408</text:p>
          </table:table-cell>
          <table:table-cell table:formula="of:=[.E312]/[.K312]" office:value-type="float" office:value="23.2400112524731" calcext:value-type="float">
            <text:p>23.24001125247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v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12.1925768852234" calcext:value-type="float">
            <text:p>12.192576885223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v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0.470217036" calcext:value-type="float">
            <text:p>0.470217036</text:p>
          </table:table-cell>
          <table:table-cell/>
          <table:table-cell table:formula="of:=[.C313]-[.I313]" office:value-type="float" office:value="0" calcext:value-type="float">
            <text:p>0</text:p>
          </table:table-cell>
          <table:table-cell table:formula="of:=[.D313]-[.J313]" office:value-type="float" office:value="0" calcext:value-type="float">
            <text:p>0</text:p>
          </table:table-cell>
          <table:table-cell table:formula="of:=[.E313]-[.K313]" office:value-type="float" office:value="11.7223598492234" calcext:value-type="float">
            <text:p>11.7223598492234</text:p>
          </table:table-cell>
          <table:table-cell table:formula="of:=[.O313]/[.E313]*100" office:value-type="float" office:value="96.1434154533003" calcext:value-type="float">
            <text:p>96.1434154533003</text:p>
          </table:table-cell>
          <table:table-cell table:formula="of:=[.E313]/[.K313]" office:value-type="float" office:value="25.9296791731369" calcext:value-type="float">
            <text:p>25.92967917313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v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8.71157383918762" calcext:value-type="float">
            <text:p>8.7115738391876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v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0.402940265" calcext:value-type="float">
            <text:p>0.402940265</text:p>
          </table:table-cell>
          <table:table-cell/>
          <table:table-cell table:formula="of:=[.C314]-[.I314]" office:value-type="float" office:value="0" calcext:value-type="float">
            <text:p>0</text:p>
          </table:table-cell>
          <table:table-cell table:formula="of:=[.D314]-[.J314]" office:value-type="float" office:value="0" calcext:value-type="float">
            <text:p>0</text:p>
          </table:table-cell>
          <table:table-cell table:formula="of:=[.E314]-[.K314]" office:value-type="float" office:value="8.30863357418762" calcext:value-type="float">
            <text:p>8.30863357418762</text:p>
          </table:table-cell>
          <table:table-cell table:formula="of:=[.O314]/[.E314]*100" office:value-type="float" office:value="95.3746559182287" calcext:value-type="float">
            <text:p>95.3746559182287</text:p>
          </table:table-cell>
          <table:table-cell table:formula="of:=[.E314]/[.K314]" office:value-type="float" office:value="21.6200131778531" calcext:value-type="float">
            <text:p>21.62001317785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v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9.64490842819214" calcext:value-type="float">
            <text:p>9.6449084281921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v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0.399828613" calcext:value-type="float">
            <text:p>0.399828613</text:p>
          </table:table-cell>
          <table:table-cell/>
          <table:table-cell table:formula="of:=[.C315]-[.I315]" office:value-type="float" office:value="0" calcext:value-type="float">
            <text:p>0</text:p>
          </table:table-cell>
          <table:table-cell table:formula="of:=[.D315]-[.J315]" office:value-type="float" office:value="0" calcext:value-type="float">
            <text:p>0</text:p>
          </table:table-cell>
          <table:table-cell table:formula="of:=[.E315]-[.K315]" office:value-type="float" office:value="9.24507981519214" calcext:value-type="float">
            <text:p>9.24507981519214</text:p>
          </table:table-cell>
          <table:table-cell table:formula="of:=[.O315]/[.E315]*100" office:value-type="float" office:value="95.8545110513305" calcext:value-type="float">
            <text:p>95.8545110513305</text:p>
          </table:table-cell>
          <table:table-cell table:formula="of:=[.E315]/[.K315]" office:value-type="float" office:value="24.1226068235195" calcext:value-type="float">
            <text:p>24.12260682351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v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9.62623333930969" calcext:value-type="float">
            <text:p>9.6262333393096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v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0.378720639" calcext:value-type="float">
            <text:p>0.378720639</text:p>
          </table:table-cell>
          <table:table-cell/>
          <table:table-cell table:formula="of:=[.C316]-[.I316]" office:value-type="float" office:value="0" calcext:value-type="float">
            <text:p>0</text:p>
          </table:table-cell>
          <table:table-cell table:formula="of:=[.D316]-[.J316]" office:value-type="float" office:value="0" calcext:value-type="float">
            <text:p>0</text:p>
          </table:table-cell>
          <table:table-cell table:formula="of:=[.E316]-[.K316]" office:value-type="float" office:value="9.24751270030969" calcext:value-type="float">
            <text:p>9.24751270030969</text:p>
          </table:table-cell>
          <table:table-cell table:formula="of:=[.O316]/[.E316]*100" office:value-type="float" office:value="96.0657442464701" calcext:value-type="float">
            <text:p>96.0657442464701</text:p>
          </table:table-cell>
          <table:table-cell table:formula="of:=[.E316]/[.K316]" office:value-type="float" office:value="25.4177680010455" calcext:value-type="float">
            <text:p>25.41776800104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v</text:p>
          </table:table-cell>
          <table:table-cell office:value-type="float" office:value="186" calcext:value-type="float">
            <text:p>186</text:p>
          </table:table-cell>
          <table:table-cell office:value-type="float" office:value="178" calcext:value-type="float">
            <text:p>178</text:p>
          </table:table-cell>
          <table:table-cell office:value-type="float" office:value="15.8768317699432" calcext:value-type="float">
            <text:p>15.876831769943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v</text:p>
          </table:table-cell>
          <table:table-cell office:value-type="float" office:value="186" calcext:value-type="float">
            <text:p>186</text:p>
          </table:table-cell>
          <table:table-cell office:value-type="float" office:value="178" calcext:value-type="float">
            <text:p>178</text:p>
          </table:table-cell>
          <table:table-cell office:value-type="float" office:value="0.725668736" calcext:value-type="float">
            <text:p>0.725668736</text:p>
          </table:table-cell>
          <table:table-cell/>
          <table:table-cell table:formula="of:=[.C317]-[.I317]" office:value-type="float" office:value="0" calcext:value-type="float">
            <text:p>0</text:p>
          </table:table-cell>
          <table:table-cell table:formula="of:=[.D317]-[.J317]" office:value-type="float" office:value="0" calcext:value-type="float">
            <text:p>0</text:p>
          </table:table-cell>
          <table:table-cell table:formula="of:=[.E317]-[.K317]" office:value-type="float" office:value="15.1511630339432" calcext:value-type="float">
            <text:p>15.1511630339432</text:p>
          </table:table-cell>
          <table:table-cell table:formula="of:=[.O317]/[.E317]*100" office:value-type="float" office:value="95.429385745752" calcext:value-type="float">
            <text:p>95.429385745752</text:p>
          </table:table-cell>
          <table:table-cell table:formula="of:=[.E317]/[.K317]" office:value-type="float" office:value="21.8788973291847" calcext:value-type="float">
            <text:p>21.87889732918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v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.96337890625" calcext:value-type="float">
            <text:p>4.9633789062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v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.203139049" calcext:value-type="float">
            <text:p>0.203139049</text:p>
          </table:table-cell>
          <table:table-cell/>
          <table:table-cell table:formula="of:=[.C318]-[.I318]" office:value-type="float" office:value="0" calcext:value-type="float">
            <text:p>0</text:p>
          </table:table-cell>
          <table:table-cell table:formula="of:=[.D318]-[.J318]" office:value-type="float" office:value="0" calcext:value-type="float">
            <text:p>0</text:p>
          </table:table-cell>
          <table:table-cell table:formula="of:=[.E318]-[.K318]" office:value-type="float" office:value="4.76023985725" calcext:value-type="float">
            <text:p>4.76023985725</text:p>
          </table:table-cell>
          <table:table-cell table:formula="of:=[.O318]/[.E318]*100" office:value-type="float" office:value="95.9072427707624" calcext:value-type="float">
            <text:p>95.9072427707624</text:p>
          </table:table-cell>
          <table:table-cell table:formula="of:=[.E318]/[.K318]" office:value-type="float" office:value="24.4334062342194" calcext:value-type="float">
            <text:p>24.43340623421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v</text:p>
          </table:table-cell>
          <table:table-cell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  <table:table-cell office:value-type="float" office:value="25.5322568416595" calcext:value-type="float">
            <text:p>25.532256841659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v</text:p>
          </table:table-cell>
          <table:table-cell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  <table:table-cell office:value-type="float" office:value="1.138035543" calcext:value-type="float">
            <text:p>1.138035543</text:p>
          </table:table-cell>
          <table:table-cell/>
          <table:table-cell table:formula="of:=[.C319]-[.I319]" office:value-type="float" office:value="0" calcext:value-type="float">
            <text:p>0</text:p>
          </table:table-cell>
          <table:table-cell table:formula="of:=[.D319]-[.J319]" office:value-type="float" office:value="0" calcext:value-type="float">
            <text:p>0</text:p>
          </table:table-cell>
          <table:table-cell table:formula="of:=[.E319]-[.K319]" office:value-type="float" office:value="24.3942212986595" calcext:value-type="float">
            <text:p>24.3942212986595</text:p>
          </table:table-cell>
          <table:table-cell table:formula="of:=[.O319]/[.E319]*100" office:value-type="float" office:value="95.5427538189921" calcext:value-type="float">
            <text:p>95.5427538189921</text:p>
          </table:table-cell>
          <table:table-cell table:formula="of:=[.E319]/[.K319]" office:value-type="float" office:value="22.4353773471375" calcext:value-type="float">
            <text:p>22.4353773471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v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office:value-type="float" office:value="14.4676687717438" calcext:value-type="float">
            <text:p>14.467668771743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v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office:value-type="float" office:value="0.605237516" calcext:value-type="float">
            <text:p>0.605237516</text:p>
          </table:table-cell>
          <table:table-cell/>
          <table:table-cell table:formula="of:=[.C320]-[.I320]" office:value-type="float" office:value="0" calcext:value-type="float">
            <text:p>0</text:p>
          </table:table-cell>
          <table:table-cell table:formula="of:=[.D320]-[.J320]" office:value-type="float" office:value="0" calcext:value-type="float">
            <text:p>0</text:p>
          </table:table-cell>
          <table:table-cell table:formula="of:=[.E320]-[.K320]" office:value-type="float" office:value="13.8624312557438" calcext:value-type="float">
            <text:p>13.8624312557438</text:p>
          </table:table-cell>
          <table:table-cell table:formula="of:=[.O320]/[.E320]*100" office:value-type="float" office:value="95.816620317006" calcext:value-type="float">
            <text:p>95.816620317006</text:p>
          </table:table-cell>
          <table:table-cell table:formula="of:=[.E320]/[.K320]" office:value-type="float" office:value="23.904117622054" calcext:value-type="float">
            <text:p>23.9041176220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v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11.2515778541565" calcext:value-type="float">
            <text:p>11.251577854156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ov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0.520898802" calcext:value-type="float">
            <text:p>0.520898802</text:p>
          </table:table-cell>
          <table:table-cell/>
          <table:table-cell table:formula="of:=[.C321]-[.I321]" office:value-type="float" office:value="0" calcext:value-type="float">
            <text:p>0</text:p>
          </table:table-cell>
          <table:table-cell table:formula="of:=[.D321]-[.J321]" office:value-type="float" office:value="0" calcext:value-type="float">
            <text:p>0</text:p>
          </table:table-cell>
          <table:table-cell table:formula="of:=[.E321]-[.K321]" office:value-type="float" office:value="10.7306790521565" calcext:value-type="float">
            <text:p>10.7306790521565</text:p>
          </table:table-cell>
          <table:table-cell table:formula="of:=[.O321]/[.E321]*100" office:value-type="float" office:value="95.370437739916" calcext:value-type="float">
            <text:p>95.370437739916</text:p>
          </table:table-cell>
          <table:table-cell table:formula="of:=[.E321]/[.K321]" office:value-type="float" office:value="21.600314323926" calcext:value-type="float">
            <text:p>21.6003143239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v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9.47600769996643" calcext:value-type="float">
            <text:p>9.4760076999664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ov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0.441187039" calcext:value-type="float">
            <text:p>0.441187039</text:p>
          </table:table-cell>
          <table:table-cell/>
          <table:table-cell table:formula="of:=[.C322]-[.I322]" office:value-type="float" office:value="0" calcext:value-type="float">
            <text:p>0</text:p>
          </table:table-cell>
          <table:table-cell table:formula="of:=[.D322]-[.J322]" office:value-type="float" office:value="0" calcext:value-type="float">
            <text:p>0</text:p>
          </table:table-cell>
          <table:table-cell table:formula="of:=[.E322]-[.K322]" office:value-type="float" office:value="9.03482066096643" calcext:value-type="float">
            <text:p>9.03482066096643</text:p>
          </table:table-cell>
          <table:table-cell table:formula="of:=[.O322]/[.E322]*100" office:value-type="float" office:value="95.3441675759554" calcext:value-type="float">
            <text:p>95.3441675759554</text:p>
          </table:table-cell>
          <table:table-cell table:formula="of:=[.E322]/[.K322]" office:value-type="float" office:value="21.4784362692178" calcext:value-type="float">
            <text:p>21.47843626921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v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0.8775601387024" calcext:value-type="float">
            <text:p>10.877560138702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ov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0.502113185" calcext:value-type="float">
            <text:p>0.502113185</text:p>
          </table:table-cell>
          <table:table-cell/>
          <table:table-cell table:formula="of:=[.C323]-[.I323]" office:value-type="float" office:value="0" calcext:value-type="float">
            <text:p>0</text:p>
          </table:table-cell>
          <table:table-cell table:formula="of:=[.D323]-[.J323]" office:value-type="float" office:value="0" calcext:value-type="float">
            <text:p>0</text:p>
          </table:table-cell>
          <table:table-cell table:formula="of:=[.E323]-[.K323]" office:value-type="float" office:value="10.3754469537024" calcext:value-type="float">
            <text:p>10.3754469537024</text:p>
          </table:table-cell>
          <table:table-cell table:formula="of:=[.O323]/[.E323]*100" office:value-type="float" office:value="95.3839539510935" calcext:value-type="float">
            <text:p>95.3839539510935</text:p>
          </table:table-cell>
          <table:table-cell table:formula="of:=[.E323]/[.K323]" office:value-type="float" office:value="21.6635620486691" calcext:value-type="float">
            <text:p>21.66356204866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v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office:value-type="float" office:value="10.1299805641174" calcext:value-type="float">
            <text:p>10.129980564117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ov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office:value-type="float" office:value="0.489419312" calcext:value-type="float">
            <text:p>0.489419312</text:p>
          </table:table-cell>
          <table:table-cell/>
          <table:table-cell table:formula="of:=[.C324]-[.I324]" office:value-type="float" office:value="0" calcext:value-type="float">
            <text:p>0</text:p>
          </table:table-cell>
          <table:table-cell table:formula="of:=[.D324]-[.J324]" office:value-type="float" office:value="0" calcext:value-type="float">
            <text:p>0</text:p>
          </table:table-cell>
          <table:table-cell table:formula="of:=[.E324]-[.K324]" office:value-type="float" office:value="9.64056125211743" calcext:value-type="float">
            <text:p>9.64056125211743</text:p>
          </table:table-cell>
          <table:table-cell table:formula="of:=[.O324]/[.E324]*100" office:value-type="float" office:value="95.168605616741" calcext:value-type="float">
            <text:p>95.168605616741</text:p>
          </table:table-cell>
          <table:table-cell table:formula="of:=[.E324]/[.K324]" office:value-type="float" office:value="20.6979584085506" calcext:value-type="float">
            <text:p>20.69795840855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v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14.594596862793" calcext:value-type="float">
            <text:p>14.59459686279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ov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0.733827135" calcext:value-type="float">
            <text:p>0.733827135</text:p>
          </table:table-cell>
          <table:table-cell/>
          <table:table-cell table:formula="of:=[.C325]-[.I325]" office:value-type="float" office:value="0" calcext:value-type="float">
            <text:p>0</text:p>
          </table:table-cell>
          <table:table-cell table:formula="of:=[.D325]-[.J325]" office:value-type="float" office:value="0" calcext:value-type="float">
            <text:p>0</text:p>
          </table:table-cell>
          <table:table-cell table:formula="of:=[.E325]-[.K325]" office:value-type="float" office:value="13.860769727793" calcext:value-type="float">
            <text:p>13.860769727793</text:p>
          </table:table-cell>
          <table:table-cell table:formula="of:=[.O325]/[.E325]*100" office:value-type="float" office:value="94.9719259675422" calcext:value-type="float">
            <text:p>94.9719259675422</text:p>
          </table:table-cell>
          <table:table-cell table:formula="of:=[.E325]/[.K325]" office:value-type="float" office:value="19.8883308707206" calcext:value-type="float">
            <text:p>19.88833087072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v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12.5456795692444" calcext:value-type="float">
            <text:p>12.545679569244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ov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0.486258261" calcext:value-type="float">
            <text:p>0.486258261</text:p>
          </table:table-cell>
          <table:table-cell/>
          <table:table-cell table:formula="of:=[.C326]-[.I326]" office:value-type="float" office:value="0" calcext:value-type="float">
            <text:p>0</text:p>
          </table:table-cell>
          <table:table-cell table:formula="of:=[.D326]-[.J326]" office:value-type="float" office:value="0" calcext:value-type="float">
            <text:p>0</text:p>
          </table:table-cell>
          <table:table-cell table:formula="of:=[.E326]-[.K326]" office:value-type="float" office:value="12.0594213082444" calcext:value-type="float">
            <text:p>12.0594213082444</text:p>
          </table:table-cell>
          <table:table-cell table:formula="of:=[.O326]/[.E326]*100" office:value-type="float" office:value="96.1240978751597" calcext:value-type="float">
            <text:p>96.1240978751597</text:p>
          </table:table-cell>
          <table:table-cell table:formula="of:=[.E326]/[.K326]" office:value-type="float" office:value="25.8004451038918" calcext:value-type="float">
            <text:p>25.80044510389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v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14.2961435317993" calcext:value-type="float">
            <text:p>14.296143531799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ov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0.604848443" calcext:value-type="float">
            <text:p>0.604848443</text:p>
          </table:table-cell>
          <table:table-cell/>
          <table:table-cell table:formula="of:=[.C327]-[.I327]" office:value-type="float" office:value="0" calcext:value-type="float">
            <text:p>0</text:p>
          </table:table-cell>
          <table:table-cell table:formula="of:=[.D327]-[.J327]" office:value-type="float" office:value="0" calcext:value-type="float">
            <text:p>0</text:p>
          </table:table-cell>
          <table:table-cell table:formula="of:=[.E327]-[.K327]" office:value-type="float" office:value="13.6912950887993" calcext:value-type="float">
            <text:p>13.6912950887993</text:p>
          </table:table-cell>
          <table:table-cell table:formula="of:=[.O327]/[.E327]*100" office:value-type="float" office:value="95.7691496195836" calcext:value-type="float">
            <text:p>95.7691496195836</text:p>
          </table:table-cell>
          <table:table-cell table:formula="of:=[.E327]/[.K327]" office:value-type="float" office:value="23.6359102800886" calcext:value-type="float">
            <text:p>23.63591028008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v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13.7273368835449" calcext:value-type="float">
            <text:p>13.72733688354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ov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0.694353361" calcext:value-type="float">
            <text:p>0.694353361</text:p>
          </table:table-cell>
          <table:table-cell/>
          <table:table-cell table:formula="of:=[.C328]-[.I328]" office:value-type="float" office:value="0" calcext:value-type="float">
            <text:p>0</text:p>
          </table:table-cell>
          <table:table-cell table:formula="of:=[.D328]-[.J328]" office:value-type="float" office:value="0" calcext:value-type="float">
            <text:p>0</text:p>
          </table:table-cell>
          <table:table-cell table:formula="of:=[.E328]-[.K328]" office:value-type="float" office:value="13.0329835225449" calcext:value-type="float">
            <text:p>13.0329835225449</text:p>
          </table:table-cell>
          <table:table-cell table:formula="of:=[.O328]/[.E328]*100" office:value-type="float" office:value="94.9418203480361" calcext:value-type="float">
            <text:p>94.9418203480361</text:p>
          </table:table-cell>
          <table:table-cell table:formula="of:=[.E328]/[.K328]" office:value-type="float" office:value="19.7699581431779" calcext:value-type="float">
            <text:p>19.76995814317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v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13.4086968898773" calcext:value-type="float">
            <text:p>13.408696889877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ov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0.647579987" calcext:value-type="float">
            <text:p>0.647579987</text:p>
          </table:table-cell>
          <table:table-cell/>
          <table:table-cell table:formula="of:=[.C329]-[.I329]" office:value-type="float" office:value="0" calcext:value-type="float">
            <text:p>0</text:p>
          </table:table-cell>
          <table:table-cell table:formula="of:=[.D329]-[.J329]" office:value-type="float" office:value="0" calcext:value-type="float">
            <text:p>0</text:p>
          </table:table-cell>
          <table:table-cell table:formula="of:=[.E329]-[.K329]" office:value-type="float" office:value="12.7611169028773" calcext:value-type="float">
            <text:p>12.7611169028773</text:p>
          </table:table-cell>
          <table:table-cell table:formula="of:=[.O329]/[.E329]*100" office:value-type="float" office:value="95.1704480135659" calcext:value-type="float">
            <text:p>95.1704480135659</text:p>
          </table:table-cell>
          <table:table-cell table:formula="of:=[.E329]/[.K329]" office:value-type="float" office:value="20.70585434858" calcext:value-type="float">
            <text:p>20.705854348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v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15.5121848583221" calcext:value-type="float">
            <text:p>15.512184858322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ov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0.702054899" calcext:value-type="float">
            <text:p>0.702054899</text:p>
          </table:table-cell>
          <table:table-cell/>
          <table:table-cell table:formula="of:=[.C330]-[.I330]" office:value-type="float" office:value="0" calcext:value-type="float">
            <text:p>0</text:p>
          </table:table-cell>
          <table:table-cell table:formula="of:=[.D330]-[.J330]" office:value-type="float" office:value="0" calcext:value-type="float">
            <text:p>0</text:p>
          </table:table-cell>
          <table:table-cell table:formula="of:=[.E330]-[.K330]" office:value-type="float" office:value="14.8101299593221" calcext:value-type="float">
            <text:p>14.8101299593221</text:p>
          </table:table-cell>
          <table:table-cell table:formula="of:=[.O330]/[.E330]*100" office:value-type="float" office:value="95.4741713987288" calcext:value-type="float">
            <text:p>95.4741713987288</text:p>
          </table:table-cell>
          <table:table-cell table:formula="of:=[.E330]/[.K330]" office:value-type="float" office:value="22.0954014855783" calcext:value-type="float">
            <text:p>22.09540148557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v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4.4358072280884" calcext:value-type="float">
            <text:p>14.435807228088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ov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0.722605133" calcext:value-type="float">
            <text:p>0.722605133</text:p>
          </table:table-cell>
          <table:table-cell/>
          <table:table-cell table:formula="of:=[.C331]-[.I331]" office:value-type="float" office:value="0" calcext:value-type="float">
            <text:p>0</text:p>
          </table:table-cell>
          <table:table-cell table:formula="of:=[.D331]-[.J331]" office:value-type="float" office:value="0" calcext:value-type="float">
            <text:p>0</text:p>
          </table:table-cell>
          <table:table-cell table:formula="of:=[.E331]-[.K331]" office:value-type="float" office:value="13.7132020950884" calcext:value-type="float">
            <text:p>13.7132020950884</text:p>
          </table:table-cell>
          <table:table-cell table:formula="of:=[.O331]/[.E331]*100" office:value-type="float" office:value="94.9943558986158" calcext:value-type="float">
            <text:p>94.9943558986158</text:p>
          </table:table-cell>
          <table:table-cell table:formula="of:=[.E331]/[.K331]" office:value-type="float" office:value="19.9774490504323" calcext:value-type="float">
            <text:p>19.97744905043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v</text:p>
          </table:table-cell>
          <table:table-cell office:value-type="float" office:value="172" calcext:value-type="float">
            <text:p>172</text:p>
          </table:table-cell>
          <table:table-cell office:value-type="float" office:value="164" calcext:value-type="float">
            <text:p>164</text:p>
          </table:table-cell>
          <table:table-cell office:value-type="float" office:value="18.0124025344849" calcext:value-type="float">
            <text:p>18.012402534484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ov</text:p>
          </table:table-cell>
          <table:table-cell office:value-type="float" office:value="172" calcext:value-type="float">
            <text:p>172</text:p>
          </table:table-cell>
          <table:table-cell office:value-type="float" office:value="164" calcext:value-type="float">
            <text:p>164</text:p>
          </table:table-cell>
          <table:table-cell office:value-type="float" office:value="0.951195729" calcext:value-type="float">
            <text:p>0.951195729</text:p>
          </table:table-cell>
          <table:table-cell/>
          <table:table-cell table:formula="of:=[.C332]-[.I332]" office:value-type="float" office:value="0" calcext:value-type="float">
            <text:p>0</text:p>
          </table:table-cell>
          <table:table-cell table:formula="of:=[.D332]-[.J332]" office:value-type="float" office:value="0" calcext:value-type="float">
            <text:p>0</text:p>
          </table:table-cell>
          <table:table-cell table:formula="of:=[.E332]-[.K332]" office:value-type="float" office:value="17.0612068054849" calcext:value-type="float">
            <text:p>17.0612068054849</text:p>
          </table:table-cell>
          <table:table-cell table:formula="of:=[.O332]/[.E332]*100" office:value-type="float" office:value="94.7192178990064" calcext:value-type="float">
            <text:p>94.7192178990064</text:p>
          </table:table-cell>
          <table:table-cell table:formula="of:=[.E332]/[.K332]" office:value-type="float" office:value="18.9365889535915" calcext:value-type="float">
            <text:p>18.93658895359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v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17.1636099815369" calcext:value-type="float">
            <text:p>17.163609981536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ov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0.687347816" calcext:value-type="float">
            <text:p>0.687347816</text:p>
          </table:table-cell>
          <table:table-cell/>
          <table:table-cell table:formula="of:=[.C333]-[.I333]" office:value-type="float" office:value="0" calcext:value-type="float">
            <text:p>0</text:p>
          </table:table-cell>
          <table:table-cell table:formula="of:=[.D333]-[.J333]" office:value-type="float" office:value="0" calcext:value-type="float">
            <text:p>0</text:p>
          </table:table-cell>
          <table:table-cell table:formula="of:=[.E333]-[.K333]" office:value-type="float" office:value="16.4762621655369" calcext:value-type="float">
            <text:p>16.4762621655369</text:p>
          </table:table-cell>
          <table:table-cell table:formula="of:=[.O333]/[.E333]*100" office:value-type="float" office:value="95.9953190690106" calcext:value-type="float">
            <text:p>95.9953190690106</text:p>
          </table:table-cell>
          <table:table-cell table:formula="of:=[.E333]/[.K333]" office:value-type="float" office:value="24.9707783774159" calcext:value-type="float">
            <text:p>24.97077837741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ov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19.9112627506256" calcext:value-type="float">
            <text:p>19.911262750625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ov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0.784949772" calcext:value-type="float">
            <text:p>0.784949772</text:p>
          </table:table-cell>
          <table:table-cell/>
          <table:table-cell table:formula="of:=[.C334]-[.I334]" office:value-type="float" office:value="0" calcext:value-type="float">
            <text:p>0</text:p>
          </table:table-cell>
          <table:table-cell table:formula="of:=[.D334]-[.J334]" office:value-type="float" office:value="0" calcext:value-type="float">
            <text:p>0</text:p>
          </table:table-cell>
          <table:table-cell table:formula="of:=[.E334]-[.K334]" office:value-type="float" office:value="19.1263129786256" calcext:value-type="float">
            <text:p>19.1263129786256</text:p>
          </table:table-cell>
          <table:table-cell table:formula="of:=[.O334]/[.E334]*100" office:value-type="float" office:value="96.0577599631378" calcext:value-type="float">
            <text:p>96.0577599631378</text:p>
          </table:table-cell>
          <table:table-cell table:formula="of:=[.E334]/[.K334]" office:value-type="float" office:value="25.3662889790936" calcext:value-type="float">
            <text:p>25.36628897909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ov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19.5170211791992" calcext:value-type="float">
            <text:p>19.517021179199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ov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0.999869512" calcext:value-type="float">
            <text:p>0.999869512</text:p>
          </table:table-cell>
          <table:table-cell/>
          <table:table-cell table:formula="of:=[.C335]-[.I335]" office:value-type="float" office:value="0" calcext:value-type="float">
            <text:p>0</text:p>
          </table:table-cell>
          <table:table-cell table:formula="of:=[.D335]-[.J335]" office:value-type="float" office:value="0" calcext:value-type="float">
            <text:p>0</text:p>
          </table:table-cell>
          <table:table-cell table:formula="of:=[.E335]-[.K335]" office:value-type="float" office:value="18.5171516671992" calcext:value-type="float">
            <text:p>18.5171516671992</text:p>
          </table:table-cell>
          <table:table-cell table:formula="of:=[.O335]/[.E335]*100" office:value-type="float" office:value="94.8769358662907" calcext:value-type="float">
            <text:p>94.8769358662907</text:p>
          </table:table-cell>
          <table:table-cell table:formula="of:=[.E335]/[.K335]" office:value-type="float" office:value="19.5195682486208" calcext:value-type="float">
            <text:p>19.51956824862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0.6026484966278" calcext:value-type="float">
            <text:p>20.602648496627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o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0.869702444" calcext:value-type="float">
            <text:p>0.869702444</text:p>
          </table:table-cell>
          <table:table-cell/>
          <table:table-cell table:formula="of:=[.C336]-[.I336]" office:value-type="float" office:value="0" calcext:value-type="float">
            <text:p>0</text:p>
          </table:table-cell>
          <table:table-cell table:formula="of:=[.D336]-[.J336]" office:value-type="float" office:value="0" calcext:value-type="float">
            <text:p>0</text:p>
          </table:table-cell>
          <table:table-cell table:formula="of:=[.E336]-[.K336]" office:value-type="float" office:value="19.7329460526278" calcext:value-type="float">
            <text:p>19.7329460526278</text:p>
          </table:table-cell>
          <table:table-cell table:formula="of:=[.O336]/[.E336]*100" office:value-type="float" office:value="95.7786862007457" calcext:value-type="float">
            <text:p>95.7786862007457</text:p>
          </table:table-cell>
          <table:table-cell table:formula="of:=[.E336]/[.K336]" office:value-type="float" office:value="23.6893073473159" calcext:value-type="float">
            <text:p>23.68930734731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ov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office:value-type="float" office:value="22.1295623779297" calcext:value-type="float">
            <text:p>22.129562377929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ov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office:value-type="float" office:value="0.9968397" calcext:value-type="float">
            <text:p>0.9968397</text:p>
          </table:table-cell>
          <table:table-cell/>
          <table:table-cell table:formula="of:=[.C337]-[.I337]" office:value-type="float" office:value="0" calcext:value-type="float">
            <text:p>0</text:p>
          </table:table-cell>
          <table:table-cell table:formula="of:=[.D337]-[.J337]" office:value-type="float" office:value="0" calcext:value-type="float">
            <text:p>0</text:p>
          </table:table-cell>
          <table:table-cell table:formula="of:=[.E337]-[.K337]" office:value-type="float" office:value="21.1327226779297" calcext:value-type="float">
            <text:p>21.1327226779297</text:p>
          </table:table-cell>
          <table:table-cell table:formula="of:=[.O337]/[.E337]*100" office:value-type="float" office:value="95.4954387123617" calcext:value-type="float">
            <text:p>95.4954387123617</text:p>
          </table:table-cell>
          <table:table-cell table:formula="of:=[.E337]/[.K337]" office:value-type="float" office:value="22.1997201535309" calcext:value-type="float">
            <text:p>22.19972015353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24.5383746623993" calcext:value-type="float">
            <text:p>24.538374662399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Nov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0.935259758" calcext:value-type="float">
            <text:p>0.935259758</text:p>
          </table:table-cell>
          <table:table-cell/>
          <table:table-cell table:formula="of:=[.C338]-[.I338]" office:value-type="float" office:value="0" calcext:value-type="float">
            <text:p>0</text:p>
          </table:table-cell>
          <table:table-cell table:formula="of:=[.D338]-[.J338]" office:value-type="float" office:value="0" calcext:value-type="float">
            <text:p>0</text:p>
          </table:table-cell>
          <table:table-cell table:formula="of:=[.E338]-[.K338]" office:value-type="float" office:value="23.6031149043993" calcext:value-type="float">
            <text:p>23.6031149043993</text:p>
          </table:table-cell>
          <table:table-cell table:formula="of:=[.O338]/[.E338]*100" office:value-type="float" office:value="96.1885831035373" calcext:value-type="float">
            <text:p>96.1885831035373</text:p>
          </table:table-cell>
          <table:table-cell table:formula="of:=[.E338]/[.K338]" office:value-type="float" office:value="26.236961926891" calcext:value-type="float">
            <text:p>26.2369619268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24.0691788196564" calcext:value-type="float">
            <text:p>24.069178819656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Nov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0.935015011" calcext:value-type="float">
            <text:p>0.935015011</text:p>
          </table:table-cell>
          <table:table-cell/>
          <table:table-cell table:formula="of:=[.C339]-[.I339]" office:value-type="float" office:value="0" calcext:value-type="float">
            <text:p>0</text:p>
          </table:table-cell>
          <table:table-cell table:formula="of:=[.D339]-[.J339]" office:value-type="float" office:value="0" calcext:value-type="float">
            <text:p>0</text:p>
          </table:table-cell>
          <table:table-cell table:formula="of:=[.E339]-[.K339]" office:value-type="float" office:value="23.1341638086564" calcext:value-type="float">
            <text:p>23.1341638086564</text:p>
          </table:table-cell>
          <table:table-cell table:formula="of:=[.O339]/[.E339]*100" office:value-type="float" office:value="96.1153015729959" calcext:value-type="float">
            <text:p>96.1153015729959</text:p>
          </table:table-cell>
          <table:table-cell table:formula="of:=[.E339]/[.K339]" office:value-type="float" office:value="25.7420239637804" calcext:value-type="float">
            <text:p>25.74202396378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v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25.1306087970734" calcext:value-type="float">
            <text:p>25.130608797073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ov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.03463886" calcext:value-type="float">
            <text:p>1.03463886</text:p>
          </table:table-cell>
          <table:table-cell/>
          <table:table-cell table:formula="of:=[.C340]-[.I340]" office:value-type="float" office:value="0" calcext:value-type="float">
            <text:p>0</text:p>
          </table:table-cell>
          <table:table-cell table:formula="of:=[.D340]-[.J340]" office:value-type="float" office:value="0" calcext:value-type="float">
            <text:p>0</text:p>
          </table:table-cell>
          <table:table-cell table:formula="of:=[.E340]-[.K340]" office:value-type="float" office:value="24.0959699370734" calcext:value-type="float">
            <text:p>24.0959699370734</text:p>
          </table:table-cell>
          <table:table-cell table:formula="of:=[.O340]/[.E340]*100" office:value-type="float" office:value="95.8829534598442" calcext:value-type="float">
            <text:p>95.8829534598442</text:p>
          </table:table-cell>
          <table:table-cell table:formula="of:=[.E340]/[.K340]" office:value-type="float" office:value="24.2892566369229" calcext:value-type="float">
            <text:p>24.28925663692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ov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28.097015619278" calcext:value-type="float">
            <text:p>28.09701561927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Nov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1.07306565" calcext:value-type="float">
            <text:p>1.07306565</text:p>
          </table:table-cell>
          <table:table-cell/>
          <table:table-cell table:formula="of:=[.C341]-[.I341]" office:value-type="float" office:value="0" calcext:value-type="float">
            <text:p>0</text:p>
          </table:table-cell>
          <table:table-cell table:formula="of:=[.D341]-[.J341]" office:value-type="float" office:value="0" calcext:value-type="float">
            <text:p>0</text:p>
          </table:table-cell>
          <table:table-cell table:formula="of:=[.E341]-[.K341]" office:value-type="float" office:value="27.023949969278" calcext:value-type="float">
            <text:p>27.023949969278</text:p>
          </table:table-cell>
          <table:table-cell table:formula="of:=[.O341]/[.E341]*100" office:value-type="float" office:value="96.1808554170296" calcext:value-type="float">
            <text:p>96.1808554170296</text:p>
          </table:table-cell>
          <table:table-cell table:formula="of:=[.E341]/[.K341]" office:value-type="float" office:value="26.1838738564392" calcext:value-type="float">
            <text:p>26.18387385643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27.4690322875977" calcext:value-type="float">
            <text:p>27.469032287597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Nov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0.969189055" calcext:value-type="float">
            <text:p>0.969189055</text:p>
          </table:table-cell>
          <table:table-cell/>
          <table:table-cell table:formula="of:=[.C342]-[.I342]" office:value-type="float" office:value="0" calcext:value-type="float">
            <text:p>0</text:p>
          </table:table-cell>
          <table:table-cell table:formula="of:=[.D342]-[.J342]" office:value-type="float" office:value="0" calcext:value-type="float">
            <text:p>0</text:p>
          </table:table-cell>
          <table:table-cell table:formula="of:=[.E342]-[.K342]" office:value-type="float" office:value="26.4998432325977" calcext:value-type="float">
            <text:p>26.4998432325977</text:p>
          </table:table-cell>
          <table:table-cell table:formula="of:=[.O342]/[.E342]*100" office:value-type="float" office:value="96.4717029531557" calcext:value-type="float">
            <text:p>96.4717029531557</text:p>
          </table:table-cell>
          <table:table-cell table:formula="of:=[.E342]/[.K342]" office:value-type="float" office:value="28.3422848678348" calcext:value-type="float">
            <text:p>28.34228486783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ov</text:p>
          </table:table-cell>
          <table:table-cell office:value-type="float" office:value="137" calcext:value-type="float">
            <text:p>137</text:p>
          </table:table-cell>
          <table:table-cell office:value-type="float" office:value="119" calcext:value-type="float">
            <text:p>119</text:p>
          </table:table-cell>
          <table:table-cell office:value-type="float" office:value="29.6216197013855" calcext:value-type="float">
            <text:p>29.621619701385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Nov</text:p>
          </table:table-cell>
          <table:table-cell office:value-type="float" office:value="137" calcext:value-type="float">
            <text:p>137</text:p>
          </table:table-cell>
          <table:table-cell office:value-type="float" office:value="119" calcext:value-type="float">
            <text:p>119</text:p>
          </table:table-cell>
          <table:table-cell office:value-type="float" office:value="1.23098989" calcext:value-type="float">
            <text:p>1.23098989</text:p>
          </table:table-cell>
          <table:table-cell/>
          <table:table-cell table:formula="of:=[.C343]-[.I343]" office:value-type="float" office:value="0" calcext:value-type="float">
            <text:p>0</text:p>
          </table:table-cell>
          <table:table-cell table:formula="of:=[.D343]-[.J343]" office:value-type="float" office:value="0" calcext:value-type="float">
            <text:p>0</text:p>
          </table:table-cell>
          <table:table-cell table:formula="of:=[.E343]-[.K343]" office:value-type="float" office:value="28.3906298113855" calcext:value-type="float">
            <text:p>28.3906298113855</text:p>
          </table:table-cell>
          <table:table-cell table:formula="of:=[.O343]/[.E343]*100" office:value-type="float" office:value="95.8442856858958" calcext:value-type="float">
            <text:p>95.8442856858958</text:p>
          </table:table-cell>
          <table:table-cell table:formula="of:=[.E343]/[.K343]" office:value-type="float" office:value="24.063251812235" calcext:value-type="float">
            <text:p>24.0632518122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8.11532378196716" calcext:value-type="float">
            <text:p>8.1153237819671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0.313176566" calcext:value-type="float">
            <text:p>0.313176566</text:p>
          </table:table-cell>
          <table:table-cell/>
          <table:table-cell table:formula="of:=[.C344]-[.I344]" office:value-type="float" office:value="0" calcext:value-type="float">
            <text:p>0</text:p>
          </table:table-cell>
          <table:table-cell table:formula="of:=[.D344]-[.J344]" office:value-type="float" office:value="0" calcext:value-type="float">
            <text:p>0</text:p>
          </table:table-cell>
          <table:table-cell table:formula="of:=[.E344]-[.K344]" office:value-type="float" office:value="7.80214721596716" calcext:value-type="float">
            <text:p>7.80214721596716</text:p>
          </table:table-cell>
          <table:table-cell table:formula="of:=[.O344]/[.E344]*100" office:value-type="float" office:value="96.1409233394248" calcext:value-type="float">
            <text:p>96.1409233394248</text:p>
          </table:table-cell>
          <table:table-cell table:formula="of:=[.E344]/[.K344]" office:value-type="float" office:value="25.9129343092904" calcext:value-type="float">
            <text:p>25.91293430929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5.09687852859497" calcext:value-type="float">
            <text:p>5.0968785285949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c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0.240832026" calcext:value-type="float">
            <text:p>0.240832026</text:p>
          </table:table-cell>
          <table:table-cell/>
          <table:table-cell table:formula="of:=[.C345]-[.I345]" office:value-type="float" office:value="0" calcext:value-type="float">
            <text:p>0</text:p>
          </table:table-cell>
          <table:table-cell table:formula="of:=[.D345]-[.J345]" office:value-type="float" office:value="0" calcext:value-type="float">
            <text:p>0</text:p>
          </table:table-cell>
          <table:table-cell table:formula="of:=[.E345]-[.K345]" office:value-type="float" office:value="4.85604650259497" calcext:value-type="float">
            <text:p>4.85604650259497</text:p>
          </table:table-cell>
          <table:table-cell table:formula="of:=[.O345]/[.E345]*100" office:value-type="float" office:value="95.2749114060918" calcext:value-type="float">
            <text:p>95.2749114060918</text:p>
          </table:table-cell>
          <table:table-cell table:formula="of:=[.E345]/[.K345]" office:value-type="float" office:value="21.1636243453558" calcext:value-type="float">
            <text:p>21.16362434535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c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7.42769813537598" calcext:value-type="float">
            <text:p>7.4276981353759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c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0.328137929" calcext:value-type="float">
            <text:p>0.328137929</text:p>
          </table:table-cell>
          <table:table-cell/>
          <table:table-cell table:formula="of:=[.C346]-[.I346]" office:value-type="float" office:value="0" calcext:value-type="float">
            <text:p>0</text:p>
          </table:table-cell>
          <table:table-cell table:formula="of:=[.D346]-[.J346]" office:value-type="float" office:value="0" calcext:value-type="float">
            <text:p>0</text:p>
          </table:table-cell>
          <table:table-cell table:formula="of:=[.E346]-[.K346]" office:value-type="float" office:value="7.09956020637598" calcext:value-type="float">
            <text:p>7.09956020637598</text:p>
          </table:table-cell>
          <table:table-cell table:formula="of:=[.O346]/[.E346]*100" office:value-type="float" office:value="95.582239301875" calcext:value-type="float">
            <text:p>95.582239301875</text:p>
          </table:table-cell>
          <table:table-cell table:formula="of:=[.E346]/[.K346]" office:value-type="float" office:value="22.6359024024192" calcext:value-type="float">
            <text:p>22.63590240241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6.29932570457459" calcext:value-type="float">
            <text:p>6.2993257045745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c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0.27345009" calcext:value-type="float">
            <text:p>0.27345009</text:p>
          </table:table-cell>
          <table:table-cell/>
          <table:table-cell table:formula="of:=[.C347]-[.I347]" office:value-type="float" office:value="0" calcext:value-type="float">
            <text:p>0</text:p>
          </table:table-cell>
          <table:table-cell table:formula="of:=[.D347]-[.J347]" office:value-type="float" office:value="0" calcext:value-type="float">
            <text:p>0</text:p>
          </table:table-cell>
          <table:table-cell table:formula="of:=[.E347]-[.K347]" office:value-type="float" office:value="6.02587561457459" calcext:value-type="float">
            <text:p>6.02587561457459</text:p>
          </table:table-cell>
          <table:table-cell table:formula="of:=[.O347]/[.E347]*100" office:value-type="float" office:value="95.6590577654777" calcext:value-type="float">
            <text:p>95.6590577654777</text:p>
          </table:table-cell>
          <table:table-cell table:formula="of:=[.E347]/[.K347]" office:value-type="float" office:value="23.0364733270872" calcext:value-type="float">
            <text:p>23.03647332708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c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.65105867385864" calcext:value-type="float">
            <text:p>4.6510586738586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c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0.197897053" calcext:value-type="float">
            <text:p>0.197897053</text:p>
          </table:table-cell>
          <table:table-cell/>
          <table:table-cell table:formula="of:=[.C348]-[.I348]" office:value-type="float" office:value="0" calcext:value-type="float">
            <text:p>0</text:p>
          </table:table-cell>
          <table:table-cell table:formula="of:=[.D348]-[.J348]" office:value-type="float" office:value="0" calcext:value-type="float">
            <text:p>0</text:p>
          </table:table-cell>
          <table:table-cell table:formula="of:=[.E348]-[.K348]" office:value-type="float" office:value="4.45316162085864" calcext:value-type="float">
            <text:p>4.45316162085864</text:p>
          </table:table-cell>
          <table:table-cell table:formula="of:=[.O348]/[.E348]*100" office:value-type="float" office:value="95.7451181144567" calcext:value-type="float">
            <text:p>95.7451181144567</text:p>
          </table:table-cell>
          <table:table-cell table:formula="of:=[.E348]/[.K348]" office:value-type="float" office:value="23.5024150352489" calcext:value-type="float">
            <text:p>23.50241503524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.22685098648071" calcext:value-type="float">
            <text:p>7.2268509864807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.330735166" calcext:value-type="float">
            <text:p>0.330735166</text:p>
          </table:table-cell>
          <table:table-cell/>
          <table:table-cell table:formula="of:=[.C349]-[.I349]" office:value-type="float" office:value="0" calcext:value-type="float">
            <text:p>0</text:p>
          </table:table-cell>
          <table:table-cell table:formula="of:=[.D349]-[.J349]" office:value-type="float" office:value="0" calcext:value-type="float">
            <text:p>0</text:p>
          </table:table-cell>
          <table:table-cell table:formula="of:=[.E349]-[.K349]" office:value-type="float" office:value="6.89611582048071" calcext:value-type="float">
            <text:p>6.89611582048071</text:p>
          </table:table-cell>
          <table:table-cell table:formula="of:=[.O349]/[.E349]*100" office:value-type="float" office:value="95.423523099913" calcext:value-type="float">
            <text:p>95.423523099913</text:p>
          </table:table-cell>
          <table:table-cell table:formula="of:=[.E349]/[.K349]" office:value-type="float" office:value="21.8508696062901" calcext:value-type="float">
            <text:p>21.85086960629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c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17.4131772518158" calcext:value-type="float">
            <text:p>17.4131772518158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ec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0.720980039" calcext:value-type="float">
            <text:p>0.720980039</text:p>
          </table:table-cell>
          <table:table-cell/>
          <table:table-cell table:formula="of:=[.C350]-[.I350]" office:value-type="float" office:value="0" calcext:value-type="float">
            <text:p>0</text:p>
          </table:table-cell>
          <table:table-cell table:formula="of:=[.D350]-[.J350]" office:value-type="float" office:value="0" calcext:value-type="float">
            <text:p>0</text:p>
          </table:table-cell>
          <table:table-cell table:formula="of:=[.E350]-[.K350]" office:value-type="float" office:value="16.6921972128158" calcext:value-type="float">
            <text:p>16.6921972128158</text:p>
          </table:table-cell>
          <table:table-cell table:formula="of:=[.O350]/[.E350]*100" office:value-type="float" office:value="95.8595721586374" calcext:value-type="float">
            <text:p>95.8595721586374</text:p>
          </table:table-cell>
          <table:table-cell table:formula="of:=[.E350]/[.K350]" office:value-type="float" office:value="24.1520934143584" calcext:value-type="float">
            <text:p>24.15209341435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9.96334671974182" calcext:value-type="float">
            <text:p>9.9633467197418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ec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0.410877626" calcext:value-type="float">
            <text:p>0.410877626</text:p>
          </table:table-cell>
          <table:table-cell/>
          <table:table-cell table:formula="of:=[.C351]-[.I351]" office:value-type="float" office:value="0" calcext:value-type="float">
            <text:p>0</text:p>
          </table:table-cell>
          <table:table-cell table:formula="of:=[.D351]-[.J351]" office:value-type="float" office:value="0" calcext:value-type="float">
            <text:p>0</text:p>
          </table:table-cell>
          <table:table-cell table:formula="of:=[.E351]-[.K351]" office:value-type="float" office:value="9.55246909374182" calcext:value-type="float">
            <text:p>9.55246909374182</text:p>
          </table:table-cell>
          <table:table-cell table:formula="of:=[.O351]/[.E351]*100" office:value-type="float" office:value="95.8761083242655" calcext:value-type="float">
            <text:p>95.8761083242655</text:p>
          </table:table-cell>
          <table:table-cell table:formula="of:=[.E351]/[.K351]" office:value-type="float" office:value="24.2489395607582" calcext:value-type="float">
            <text:p>24.24893956075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c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8.02704286575317" calcext:value-type="float">
            <text:p>8.0270428657531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ec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0.359059082" calcext:value-type="float">
            <text:p>0.359059082</text:p>
          </table:table-cell>
          <table:table-cell/>
          <table:table-cell table:formula="of:=[.C352]-[.I352]" office:value-type="float" office:value="0" calcext:value-type="float">
            <text:p>0</text:p>
          </table:table-cell>
          <table:table-cell table:formula="of:=[.D352]-[.J352]" office:value-type="float" office:value="0" calcext:value-type="float">
            <text:p>0</text:p>
          </table:table-cell>
          <table:table-cell table:formula="of:=[.E352]-[.K352]" office:value-type="float" office:value="7.66798378375317" calcext:value-type="float">
            <text:p>7.66798378375317</text:p>
          </table:table-cell>
          <table:table-cell table:formula="of:=[.O352]/[.E352]*100" office:value-type="float" office:value="95.5268822154682" calcext:value-type="float">
            <text:p>95.5268822154682</text:p>
          </table:table-cell>
          <table:table-cell table:formula="of:=[.E352]/[.K352]" office:value-type="float" office:value="22.3557717048727" calcext:value-type="float">
            <text:p>22.35577170487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c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6.11276769638062" calcext:value-type="float">
            <text:p>6.112767696380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ec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0.274827954" calcext:value-type="float">
            <text:p>0.274827954</text:p>
          </table:table-cell>
          <table:table-cell/>
          <table:table-cell table:formula="of:=[.C353]-[.I353]" office:value-type="float" office:value="0" calcext:value-type="float">
            <text:p>0</text:p>
          </table:table-cell>
          <table:table-cell table:formula="of:=[.D353]-[.J353]" office:value-type="float" office:value="0" calcext:value-type="float">
            <text:p>0</text:p>
          </table:table-cell>
          <table:table-cell table:formula="of:=[.E353]-[.K353]" office:value-type="float" office:value="5.83793974238062" calcext:value-type="float">
            <text:p>5.83793974238062</text:p>
          </table:table-cell>
          <table:table-cell table:formula="of:=[.O353]/[.E353]*100" office:value-type="float" office:value="95.5040340537932" calcext:value-type="float">
            <text:p>95.5040340537932</text:p>
          </table:table-cell>
          <table:table-cell table:formula="of:=[.E353]/[.K353]" office:value-type="float" office:value="22.2421613500809" calcext:value-type="float">
            <text:p>22.24216135008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c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7.40219259262085" calcext:value-type="float">
            <text:p>7.4021925926208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ec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0.330057985" calcext:value-type="float">
            <text:p>0.330057985</text:p>
          </table:table-cell>
          <table:table-cell/>
          <table:table-cell table:formula="of:=[.C354]-[.I354]" office:value-type="float" office:value="0" calcext:value-type="float">
            <text:p>0</text:p>
          </table:table-cell>
          <table:table-cell table:formula="of:=[.D354]-[.J354]" office:value-type="float" office:value="0" calcext:value-type="float">
            <text:p>0</text:p>
          </table:table-cell>
          <table:table-cell table:formula="of:=[.E354]-[.K354]" office:value-type="float" office:value="7.07213460762085" calcext:value-type="float">
            <text:p>7.07213460762085</text:p>
          </table:table-cell>
          <table:table-cell table:formula="of:=[.O354]/[.E354]*100" office:value-type="float" office:value="95.5410781215146" calcext:value-type="float">
            <text:p>95.5410781215146</text:p>
          </table:table-cell>
          <table:table-cell table:formula="of:=[.E354]/[.K354]" office:value-type="float" office:value="22.426945958059" calcext:value-type="float">
            <text:p>22.4269459580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c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7.87877416610718" calcext:value-type="float">
            <text:p>7.8787741661071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ec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0.361218856" calcext:value-type="float">
            <text:p>0.361218856</text:p>
          </table:table-cell>
          <table:table-cell/>
          <table:table-cell table:formula="of:=[.C355]-[.I355]" office:value-type="float" office:value="0" calcext:value-type="float">
            <text:p>0</text:p>
          </table:table-cell>
          <table:table-cell table:formula="of:=[.D355]-[.J355]" office:value-type="float" office:value="0" calcext:value-type="float">
            <text:p>0</text:p>
          </table:table-cell>
          <table:table-cell table:formula="of:=[.E355]-[.K355]" office:value-type="float" office:value="7.51755531010718" calcext:value-type="float">
            <text:p>7.51755531010718</text:p>
          </table:table-cell>
          <table:table-cell table:formula="of:=[.O355]/[.E355]*100" office:value-type="float" office:value="95.4152911559023" calcext:value-type="float">
            <text:p>95.4152911559023</text:p>
          </table:table-cell>
          <table:table-cell table:formula="of:=[.E355]/[.K355]" office:value-type="float" office:value="21.8116358967351" calcext:value-type="float">
            <text:p>21.81163589673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0.5734131336212" calcext:value-type="float">
            <text:p>10.573413133621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.564994901" calcext:value-type="float">
            <text:p>0.564994901</text:p>
          </table:table-cell>
          <table:table-cell/>
          <table:table-cell table:formula="of:=[.C356]-[.I356]" office:value-type="float" office:value="0" calcext:value-type="float">
            <text:p>0</text:p>
          </table:table-cell>
          <table:table-cell table:formula="of:=[.D356]-[.J356]" office:value-type="float" office:value="0" calcext:value-type="float">
            <text:p>0</text:p>
          </table:table-cell>
          <table:table-cell table:formula="of:=[.E356]-[.K356]" office:value-type="float" office:value="10.0084182326212" calcext:value-type="float">
            <text:p>10.0084182326212</text:p>
          </table:table-cell>
          <table:table-cell table:formula="of:=[.O356]/[.E356]*100" office:value-type="float" office:value="94.6564567764458" calcext:value-type="float">
            <text:p>94.6564567764458</text:p>
          </table:table-cell>
          <table:table-cell table:formula="of:=[.E356]/[.K356]" office:value-type="float" office:value="18.7141744375162" calcext:value-type="float">
            <text:p>18.71417443751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.70413661003113" calcext:value-type="float">
            <text:p>6.704136610031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.299486278" calcext:value-type="float">
            <text:p>0.299486278</text:p>
          </table:table-cell>
          <table:table-cell/>
          <table:table-cell table:formula="of:=[.C357]-[.I357]" office:value-type="float" office:value="0" calcext:value-type="float">
            <text:p>0</text:p>
          </table:table-cell>
          <table:table-cell table:formula="of:=[.D357]-[.J357]" office:value-type="float" office:value="0" calcext:value-type="float">
            <text:p>0</text:p>
          </table:table-cell>
          <table:table-cell table:formula="of:=[.E357]-[.K357]" office:value-type="float" office:value="6.40465033203113" calcext:value-type="float">
            <text:p>6.40465033203113</text:p>
          </table:table-cell>
          <table:table-cell table:formula="of:=[.O357]/[.E357]*100" office:value-type="float" office:value="95.5328136131371" calcext:value-type="float">
            <text:p>95.5328136131371</text:p>
          </table:table-cell>
          <table:table-cell table:formula="of:=[.E357]/[.K357]" office:value-type="float" office:value="22.3854550358769" calcext:value-type="float">
            <text:p>22.38545503587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c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9.97304081916809" calcext:value-type="float">
            <text:p>9.9730408191680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ec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0.41035188" calcext:value-type="float">
            <text:p>0.41035188</text:p>
          </table:table-cell>
          <table:table-cell/>
          <table:table-cell table:formula="of:=[.C358]-[.I358]" office:value-type="float" office:value="0" calcext:value-type="float">
            <text:p>0</text:p>
          </table:table-cell>
          <table:table-cell table:formula="of:=[.D358]-[.J358]" office:value-type="float" office:value="0" calcext:value-type="float">
            <text:p>0</text:p>
          </table:table-cell>
          <table:table-cell table:formula="of:=[.E358]-[.K358]" office:value-type="float" office:value="9.56268893916809" calcext:value-type="float">
            <text:p>9.56268893916809</text:p>
          </table:table-cell>
          <table:table-cell table:formula="of:=[.O358]/[.E358]*100" office:value-type="float" office:value="95.885388544572" calcext:value-type="float">
            <text:p>95.885388544572</text:p>
          </table:table-cell>
          <table:table-cell table:formula="of:=[.E358]/[.K358]" office:value-type="float" office:value="24.3036313594276" calcext:value-type="float">
            <text:p>24.30363135942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c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9.01570010185242" calcext:value-type="float">
            <text:p>9.015700101852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ec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0.449555306" calcext:value-type="float">
            <text:p>0.449555306</text:p>
          </table:table-cell>
          <table:table-cell/>
          <table:table-cell table:formula="of:=[.C359]-[.I359]" office:value-type="float" office:value="0" calcext:value-type="float">
            <text:p>0</text:p>
          </table:table-cell>
          <table:table-cell table:formula="of:=[.D359]-[.J359]" office:value-type="float" office:value="0" calcext:value-type="float">
            <text:p>0</text:p>
          </table:table-cell>
          <table:table-cell table:formula="of:=[.E359]-[.K359]" office:value-type="float" office:value="8.56614479585242" calcext:value-type="float">
            <text:p>8.56614479585242</text:p>
          </table:table-cell>
          <table:table-cell table:formula="of:=[.O359]/[.E359]*100" office:value-type="float" office:value="95.0136395296952" calcext:value-type="float">
            <text:p>95.0136395296952</text:p>
          </table:table-cell>
          <table:table-cell table:formula="of:=[.E359]/[.K359]" office:value-type="float" office:value="20.0547073553002" calcext:value-type="float">
            <text:p>20.05470735530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c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8.90682244300842" calcext:value-type="float">
            <text:p>8.906822443008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ec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0.423252997" calcext:value-type="float">
            <text:p>0.423252997</text:p>
          </table:table-cell>
          <table:table-cell/>
          <table:table-cell table:formula="of:=[.C360]-[.I360]" office:value-type="float" office:value="0" calcext:value-type="float">
            <text:p>0</text:p>
          </table:table-cell>
          <table:table-cell table:formula="of:=[.D360]-[.J360]" office:value-type="float" office:value="0" calcext:value-type="float">
            <text:p>0</text:p>
          </table:table-cell>
          <table:table-cell table:formula="of:=[.E360]-[.K360]" office:value-type="float" office:value="8.48356944600842" calcext:value-type="float">
            <text:p>8.48356944600842</text:p>
          </table:table-cell>
          <table:table-cell table:formula="of:=[.O360]/[.E360]*100" office:value-type="float" office:value="95.2479910797791" calcext:value-type="float">
            <text:p>95.2479910797791</text:p>
          </table:table-cell>
          <table:table-cell table:formula="of:=[.E360]/[.K360]" office:value-type="float" office:value="21.0437315415121" calcext:value-type="float">
            <text:p>21.04373154151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9.84183645248413" calcext:value-type="float">
            <text:p>9.8418364524841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.474384399" calcext:value-type="float">
            <text:p>0.474384399</text:p>
          </table:table-cell>
          <table:table-cell/>
          <table:table-cell table:formula="of:=[.C361]-[.I361]" office:value-type="float" office:value="0" calcext:value-type="float">
            <text:p>0</text:p>
          </table:table-cell>
          <table:table-cell table:formula="of:=[.D361]-[.J361]" office:value-type="float" office:value="0" calcext:value-type="float">
            <text:p>0</text:p>
          </table:table-cell>
          <table:table-cell table:formula="of:=[.E361]-[.K361]" office:value-type="float" office:value="9.36745205348413" calcext:value-type="float">
            <text:p>9.36745205348413</text:p>
          </table:table-cell>
          <table:table-cell table:formula="of:=[.O361]/[.E361]*100" office:value-type="float" office:value="95.1799199134196" calcext:value-type="float">
            <text:p>95.1799199134196</text:p>
          </table:table-cell>
          <table:table-cell table:formula="of:=[.E361]/[.K361]" office:value-type="float" office:value="20.7465432531733" calcext:value-type="float">
            <text:p>20.74654325317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c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0.5015454292297" calcext:value-type="float">
            <text:p>10.501545429229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ec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0.49647959" calcext:value-type="float">
            <text:p>0.49647959</text:p>
          </table:table-cell>
          <table:table-cell/>
          <table:table-cell table:formula="of:=[.C362]-[.I362]" office:value-type="float" office:value="0" calcext:value-type="float">
            <text:p>0</text:p>
          </table:table-cell>
          <table:table-cell table:formula="of:=[.D362]-[.J362]" office:value-type="float" office:value="0" calcext:value-type="float">
            <text:p>0</text:p>
          </table:table-cell>
          <table:table-cell table:formula="of:=[.E362]-[.K362]" office:value-type="float" office:value="10.0050658392297" calcext:value-type="float">
            <text:p>10.0050658392297</text:p>
          </table:table-cell>
          <table:table-cell table:formula="of:=[.O362]/[.E362]*100" office:value-type="float" office:value="95.2723187901648" calcext:value-type="float">
            <text:p>95.2723187901648</text:p>
          </table:table-cell>
          <table:table-cell table:formula="of:=[.E362]/[.K362]" office:value-type="float" office:value="21.1520184127403" calcext:value-type="float">
            <text:p>21.15201841274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c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9.93461513519287" calcext:value-type="float">
            <text:p>9.934615135192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ec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0.535876467" calcext:value-type="float">
            <text:p>0.535876467</text:p>
          </table:table-cell>
          <table:table-cell/>
          <table:table-cell table:formula="of:=[.C363]-[.I363]" office:value-type="float" office:value="0" calcext:value-type="float">
            <text:p>0</text:p>
          </table:table-cell>
          <table:table-cell table:formula="of:=[.D363]-[.J363]" office:value-type="float" office:value="0" calcext:value-type="float">
            <text:p>0</text:p>
          </table:table-cell>
          <table:table-cell table:formula="of:=[.E363]-[.K363]" office:value-type="float" office:value="9.39873866819287" calcext:value-type="float">
            <text:p>9.39873866819287</text:p>
          </table:table-cell>
          <table:table-cell table:formula="of:=[.O363]/[.E363]*100" office:value-type="float" office:value="94.6059665149817" calcext:value-type="float">
            <text:p>94.6059665149817</text:p>
          </table:table-cell>
          <table:table-cell table:formula="of:=[.E363]/[.K363]" office:value-type="float" office:value="18.5390024510871" calcext:value-type="float">
            <text:p>18.53900245108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9.74458742141724" calcext:value-type="float">
            <text:p>9.7445874214172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Dec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42747148" calcext:value-type="float">
            <text:p>0.42747148</text:p>
          </table:table-cell>
          <table:table-cell/>
          <table:table-cell table:formula="of:=[.C364]-[.I364]" office:value-type="float" office:value="0" calcext:value-type="float">
            <text:p>0</text:p>
          </table:table-cell>
          <table:table-cell table:formula="of:=[.D364]-[.J364]" office:value-type="float" office:value="0" calcext:value-type="float">
            <text:p>0</text:p>
          </table:table-cell>
          <table:table-cell table:formula="of:=[.E364]-[.K364]" office:value-type="float" office:value="9.31711594141724" calcext:value-type="float">
            <text:p>9.31711594141724</text:p>
          </table:table-cell>
          <table:table-cell table:formula="of:=[.O364]/[.E364]*100" office:value-type="float" office:value="95.6132418796872" calcext:value-type="float">
            <text:p>95.6132418796872</text:p>
          </table:table-cell>
          <table:table-cell table:formula="of:=[.E364]/[.K364]" office:value-type="float" office:value="22.7958773329562" calcext:value-type="float">
            <text:p>22.79587733295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c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3.0175757408142" calcext:value-type="float">
            <text:p>13.017575740814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Dec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0.482807585" calcext:value-type="float">
            <text:p>0.482807585</text:p>
          </table:table-cell>
          <table:table-cell/>
          <table:table-cell table:formula="of:=[.C365]-[.I365]" office:value-type="float" office:value="0" calcext:value-type="float">
            <text:p>0</text:p>
          </table:table-cell>
          <table:table-cell table:formula="of:=[.D365]-[.J365]" office:value-type="float" office:value="0" calcext:value-type="float">
            <text:p>0</text:p>
          </table:table-cell>
          <table:table-cell table:formula="of:=[.E365]-[.K365]" office:value-type="float" office:value="12.5347681558142" calcext:value-type="float">
            <text:p>12.5347681558142</text:p>
          </table:table-cell>
          <table:table-cell table:formula="of:=[.O365]/[.E365]*100" office:value-type="float" office:value="96.2911098455433" calcext:value-type="float">
            <text:p>96.2911098455433</text:p>
          </table:table-cell>
          <table:table-cell table:formula="of:=[.E365]/[.K365]" office:value-type="float" office:value="26.9622436458081" calcext:value-type="float">
            <text:p>26.96224364580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c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office:value-type="float" office:value="13.214263677597" calcext:value-type="float">
            <text:p>13.21426367759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Dec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office:value-type="float" office:value="0.649860744" calcext:value-type="float">
            <text:p>0.649860744</text:p>
          </table:table-cell>
          <table:table-cell/>
          <table:table-cell table:formula="of:=[.C366]-[.I366]" office:value-type="float" office:value="0" calcext:value-type="float">
            <text:p>0</text:p>
          </table:table-cell>
          <table:table-cell table:formula="of:=[.D366]-[.J366]" office:value-type="float" office:value="0" calcext:value-type="float">
            <text:p>0</text:p>
          </table:table-cell>
          <table:table-cell table:formula="of:=[.E366]-[.K366]" office:value-type="float" office:value="12.564402933597" calcext:value-type="float">
            <text:p>12.564402933597</text:p>
          </table:table-cell>
          <table:table-cell table:formula="of:=[.O366]/[.E366]*100" office:value-type="float" office:value="95.0821267090216" calcext:value-type="float">
            <text:p>95.0821267090216</text:p>
          </table:table-cell>
          <table:table-cell table:formula="of:=[.E366]/[.K366]" office:value-type="float" office:value="20.3339927816859" calcext:value-type="float">
            <text:p>20.33399278168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c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4.0447630882263" calcext:value-type="float">
            <text:p>14.044763088226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Dec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0.57750795" calcext:value-type="float">
            <text:p>0.57750795</text:p>
          </table:table-cell>
          <table:table-cell/>
          <table:table-cell table:formula="of:=[.C367]-[.I367]" office:value-type="float" office:value="0" calcext:value-type="float">
            <text:p>0</text:p>
          </table:table-cell>
          <table:table-cell table:formula="of:=[.D367]-[.J367]" office:value-type="float" office:value="0" calcext:value-type="float">
            <text:p>0</text:p>
          </table:table-cell>
          <table:table-cell table:formula="of:=[.E367]-[.K367]" office:value-type="float" office:value="13.4672551382263" calcext:value-type="float">
            <text:p>13.4672551382263</text:p>
          </table:table-cell>
          <table:table-cell table:formula="of:=[.O367]/[.E367]*100" office:value-type="float" office:value="95.888090483462" calcext:value-type="float">
            <text:p>95.888090483462</text:p>
          </table:table-cell>
          <table:table-cell table:formula="of:=[.E367]/[.K367]" office:value-type="float" office:value="24.3196012941923" calcext:value-type="float">
            <text:p>24.31960129419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c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15.6212310791016" calcext:value-type="float">
            <text:p>15.621231079101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ec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0.668520978" calcext:value-type="float">
            <text:p>0.668520978</text:p>
          </table:table-cell>
          <table:table-cell/>
          <table:table-cell table:formula="of:=[.C368]-[.I368]" office:value-type="float" office:value="0" calcext:value-type="float">
            <text:p>0</text:p>
          </table:table-cell>
          <table:table-cell table:formula="of:=[.D368]-[.J368]" office:value-type="float" office:value="0" calcext:value-type="float">
            <text:p>0</text:p>
          </table:table-cell>
          <table:table-cell table:formula="of:=[.E368]-[.K368]" office:value-type="float" office:value="14.9527101011016" calcext:value-type="float">
            <text:p>14.9527101011016</text:p>
          </table:table-cell>
          <table:table-cell table:formula="of:=[.O368]/[.E368]*100" office:value-type="float" office:value="95.7204334625434" calcext:value-type="float">
            <text:p>95.7204334625434</text:p>
          </table:table-cell>
          <table:table-cell table:formula="of:=[.E368]/[.K368]" office:value-type="float" office:value="23.3668524895588" calcext:value-type="float">
            <text:p>23.366852489558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c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15.6356205940247" calcext:value-type="float">
            <text:p>15.635620594024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Dec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0.630294878" calcext:value-type="float">
            <text:p>0.630294878</text:p>
          </table:table-cell>
          <table:table-cell/>
          <table:table-cell table:formula="of:=[.C369]-[.I369]" office:value-type="float" office:value="0" calcext:value-type="float">
            <text:p>0</text:p>
          </table:table-cell>
          <table:table-cell table:formula="of:=[.D369]-[.J369]" office:value-type="float" office:value="0" calcext:value-type="float">
            <text:p>0</text:p>
          </table:table-cell>
          <table:table-cell table:formula="of:=[.E369]-[.K369]" office:value-type="float" office:value="15.0053257160247" calcext:value-type="float">
            <text:p>15.0053257160247</text:p>
          </table:table-cell>
          <table:table-cell table:formula="of:=[.O369]/[.E369]*100" office:value-type="float" office:value="95.9688528241669" calcext:value-type="float">
            <text:p>95.9688528241669</text:p>
          </table:table-cell>
          <table:table-cell table:formula="of:=[.E369]/[.K369]" office:value-type="float" office:value="24.8068342926065" calcext:value-type="float">
            <text:p>24.80683429260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ec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15.1231305599213" calcext:value-type="float">
            <text:p>15.123130559921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Dec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0.589326765" calcext:value-type="float">
            <text:p>0.589326765</text:p>
          </table:table-cell>
          <table:table-cell/>
          <table:table-cell table:formula="of:=[.C370]-[.I370]" office:value-type="float" office:value="0" calcext:value-type="float">
            <text:p>0</text:p>
          </table:table-cell>
          <table:table-cell table:formula="of:=[.D370]-[.J370]" office:value-type="float" office:value="0" calcext:value-type="float">
            <text:p>0</text:p>
          </table:table-cell>
          <table:table-cell table:formula="of:=[.E370]-[.K370]" office:value-type="float" office:value="14.5338037949213" calcext:value-type="float">
            <text:p>14.5338037949213</text:p>
          </table:table-cell>
          <table:table-cell table:formula="of:=[.O370]/[.E370]*100" office:value-type="float" office:value="96.1031430452514" calcext:value-type="float">
            <text:p>96.1031430452514</text:p>
          </table:table-cell>
          <table:table-cell table:formula="of:=[.E370]/[.K370]" office:value-type="float" office:value="25.6617066423604" calcext:value-type="float">
            <text:p>25.66170664236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c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16.6681528091431" calcext:value-type="float">
            <text:p>16.668152809143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ec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0.685373332" calcext:value-type="float">
            <text:p>0.685373332</text:p>
          </table:table-cell>
          <table:table-cell/>
          <table:table-cell table:formula="of:=[.C371]-[.I371]" office:value-type="float" office:value="0" calcext:value-type="float">
            <text:p>0</text:p>
          </table:table-cell>
          <table:table-cell table:formula="of:=[.D371]-[.J371]" office:value-type="float" office:value="0" calcext:value-type="float">
            <text:p>0</text:p>
          </table:table-cell>
          <table:table-cell table:formula="of:=[.E371]-[.K371]" office:value-type="float" office:value="15.9827794771431" calcext:value-type="float">
            <text:p>15.9827794771431</text:p>
          </table:table-cell>
          <table:table-cell table:formula="of:=[.O371]/[.E371]*100" office:value-type="float" office:value="95.8881266577779" calcext:value-type="float">
            <text:p>95.8881266577779</text:p>
          </table:table-cell>
          <table:table-cell table:formula="of:=[.E371]/[.K371]" office:value-type="float" office:value="24.3198152465364" calcext:value-type="float">
            <text:p>24.31981524653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c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18.1424903869629" calcext:value-type="float">
            <text:p>18.142490386962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ec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0.719683826" calcext:value-type="float">
            <text:p>0.719683826</text:p>
          </table:table-cell>
          <table:table-cell/>
          <table:table-cell table:formula="of:=[.C372]-[.I372]" office:value-type="float" office:value="0" calcext:value-type="float">
            <text:p>0</text:p>
          </table:table-cell>
          <table:table-cell table:formula="of:=[.D372]-[.J372]" office:value-type="float" office:value="0" calcext:value-type="float">
            <text:p>0</text:p>
          </table:table-cell>
          <table:table-cell table:formula="of:=[.E372]-[.K372]" office:value-type="float" office:value="17.4228065609629" calcext:value-type="float">
            <text:p>17.4228065609629</text:p>
          </table:table-cell>
          <table:table-cell table:formula="of:=[.O372]/[.E372]*100" office:value-type="float" office:value="96.0331585650603" calcext:value-type="float">
            <text:p>96.0331585650603</text:p>
          </table:table-cell>
          <table:table-cell table:formula="of:=[.E372]/[.K372]" office:value-type="float" office:value="25.2089733456965" calcext:value-type="float">
            <text:p>25.20897334569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c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7.6225225925446" calcext:value-type="float">
            <text:p>17.622522592544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ec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0.639727999" calcext:value-type="float">
            <text:p>0.639727999</text:p>
          </table:table-cell>
          <table:table-cell/>
          <table:table-cell table:formula="of:=[.C373]-[.I373]" office:value-type="float" office:value="0" calcext:value-type="float">
            <text:p>0</text:p>
          </table:table-cell>
          <table:table-cell table:formula="of:=[.D373]-[.J373]" office:value-type="float" office:value="0" calcext:value-type="float">
            <text:p>0</text:p>
          </table:table-cell>
          <table:table-cell table:formula="of:=[.E373]-[.K373]" office:value-type="float" office:value="16.9827945935446" calcext:value-type="float">
            <text:p>16.9827945935446</text:p>
          </table:table-cell>
          <table:table-cell table:formula="of:=[.O373]/[.E373]*100" office:value-type="float" office:value="96.3698273295411" calcext:value-type="float">
            <text:p>96.3698273295411</text:p>
          </table:table-cell>
          <table:table-cell table:formula="of:=[.E373]/[.K373]" office:value-type="float" office:value="27.5468990259789" calcext:value-type="float">
            <text:p>27.54689902597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c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20.1004400253296" calcext:value-type="float">
            <text:p>20.100440025329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Dec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0.800978517" calcext:value-type="float">
            <text:p>0.800978517</text:p>
          </table:table-cell>
          <table:table-cell/>
          <table:table-cell table:formula="of:=[.C374]-[.I374]" office:value-type="float" office:value="0" calcext:value-type="float">
            <text:p>0</text:p>
          </table:table-cell>
          <table:table-cell table:formula="of:=[.D374]-[.J374]" office:value-type="float" office:value="0" calcext:value-type="float">
            <text:p>0</text:p>
          </table:table-cell>
          <table:table-cell table:formula="of:=[.E374]-[.K374]" office:value-type="float" office:value="19.2994615083296" calcext:value-type="float">
            <text:p>19.2994615083296</text:p>
          </table:table-cell>
          <table:table-cell table:formula="of:=[.O374]/[.E374]*100" office:value-type="float" office:value="96.0151194899681" calcext:value-type="float">
            <text:p>96.0151194899681</text:p>
          </table:table-cell>
          <table:table-cell table:formula="of:=[.E374]/[.K374]" office:value-type="float" office:value="25.0948553534421" calcext:value-type="float">
            <text:p>25.09485535344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loext:fill-character> </loext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8T10:19:51.466500403</dc:date>
    <meta:editing-duration>PT1H6M25S</meta:editing-duration>
    <meta:editing-cycles>2</meta:editing-cycles>
    <meta:generator>LibreOffice/6.4.7.2$Linux_X86_64 LibreOffice_project/40$Build-2</meta:generator>
    <meta:document-statistic meta:table-count="3" meta:cell-count="9406" meta:object-count="0"/>
  </office:meta>
</office:document-meta>
</file>